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mbria" svg:font-family="Cambria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74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all-results">
      <style:table-properties table:display="true" style:writing-mode="lr-tb"/>
    </style:style>
    <style:style style:name="ta2" style:family="table" style:master-page-name="PageStyle_5f_sp-analyses">
      <style:table-properties table:display="true" style:writing-mode="lr-tb"/>
    </style:style>
    <style:style style:name="ta3" style:family="table" style:master-page-name="PageStyle_5f_sp-analyser">
      <style:table-properties table:display="true" style:writing-mode="lr-tb"/>
    </style:style>
    <style:style style:name="ta4" style:family="table" style:master-page-name="PageStyle_5f_sp-runtime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52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ll-results" table:style-name="ta1">
        <office:forms form:automatic-focus="false" form:apply-design-mode="false"/>
        <table:table-column table:style-name="co1" table:number-columns-repeated="118" table:default-cell-style-name="Default"/>
        <table:table-row table:style-name="ro1">
          <table:table-cell table:style-name="ce1"/>
          <table:table-cell table:style-name="ce1" office:value-type="string" calcext:value-type="string" table:number-columns-spanned="2" table:number-rows-spanned="1">
            <text:p>header (head)</text:p>
          </table:table-cell>
          <table:covered-table-cell table:style-name="ce1"/>
          <table:table-cell table:style-name="ce1" office:value-type="string" calcext:value-type="string" table:number-columns-spanned="4" table:number-rows-spanned="1">
            <text:p>header (sample)</text:p>
          </table:table-cell>
          <table:covered-table-cell table:number-columns-repeated="3" table:style-name="ce1"/>
          <table:table-cell table:style-name="ce1" office:value-type="string" calcext:value-type="string" table:number-columns-spanned="7" table:number-rows-spanned="1">
            <text:p>header (tail)</text:p>
          </table:table-cell>
          <table:covered-table-cell table:number-columns-repeated="6" table:style-name="ce1"/>
          <table:table-cell table:style-name="ce1" office:value-type="string" calcext:value-type="string" table:number-columns-spanned="3" table:number-rows-spanned="1">
            <text:p>sample stats</text:p>
          </table:table-cell>
          <table:covered-table-cell table:number-columns-repeated="2" table:style-name="ce1"/>
          <table:table-cell table:style-name="ce1" office:value-type="string" calcext:value-type="string" table:number-columns-spanned="7" table:number-rows-spanned="1">
            <text:p>parameters</text:p>
          </table:table-cell>
          <table:covered-table-cell table:number-columns-repeated="6" table:style-name="ce1"/>
          <table:table-cell table:style-name="ce1" office:value-type="string" calcext:value-type="string" table:number-columns-spanned="4" table:number-rows-spanned="1">
            <text:p>run output</text:p>
          </table:table-cell>
          <table:covered-table-cell table:number-columns-repeated="3" table:style-name="ce1"/>
          <table:table-cell table:style-name="ce1" office:value-type="string" calcext:value-type="string" table:number-columns-spanned="11" table:number-rows-spanned="1">
            <text:p>encounter rate</text:p>
          </table:table-cell>
          <table:covered-table-cell table:number-columns-repeated="10" table:style-name="ce1"/>
          <table:table-cell table:style-name="ce1" office:value-type="string" calcext:value-type="string" table:number-columns-spanned="38" table:number-rows-spanned="1">
            <text:p>detection probability</text:p>
          </table:table-cell>
          <table:covered-table-cell table:number-columns-repeated="37" table:style-name="ce1"/>
          <table:table-cell table:style-name="ce1" office:value-type="string" calcext:value-type="string" table:number-columns-spanned="16" table:number-rows-spanned="1">
            <text:p>density/abundance</text:p>
          </table:table-cell>
          <table:covered-table-cell table:number-columns-repeated="15" table:style-name="ce1"/>
          <table:table-cell table:style-name="ce1" office:value-type="string" calcext:value-type="string" table:number-columns-spanned="6" table:number-rows-spanned="1">
            <text:p>combined quality</text:p>
          </table:table-cell>
          <table:covered-table-cell table:number-columns-repeated="5" table:style-name="ce1"/>
          <table:table-cell table:style-name="ce1" office:value-type="string" calcext:value-type="string" table:number-columns-spanned="19" table:number-rows-spanned="1">
            <text:p>auto filter sort</text:p>
          </table:table-cell>
          <table:covered-table-cell table:number-columns-repeated="18"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NumAnlys</text:p>
          </table:table-cell>
          <table:table-cell table:style-name="ce1" office:value-type="string" calcext:value-type="string">
            <text:p>NumEchant</text:p>
          </table:table-cell>
          <table:table-cell table:style-name="ce1" office:value-type="string" calcext:value-type="string">
            <text:p>Espèce</text:p>
          </table:table-cell>
          <table:table-cell table:style-name="ce1" office:value-type="string" calcext:value-type="string">
            <text:p>Passage</text:p>
          </table:table-cell>
          <table:table-cell table:style-name="ce1" office:value-type="string" calcext:value-type="string">
            <text:p>Adulte</text:p>
          </table:table-cell>
          <table:table-cell table:style-name="ce1" office:value-type="string" calcext:value-type="string">
            <text:p>Durée</text:p>
          </table:table-cell>
          <table:table-cell table:style-name="ce1" office:value-type="string" calcext:value-type="string">
            <text:p>FonctionClé</text:p>
          </table:table-cell>
          <table:table-cell table:style-name="ce1" office:value-type="string" calcext:value-type="string">
            <text:p>SérieAjust</text:p>
          </table:table-cell>
          <table:table-cell table:style-name="ce1" office:value-type="string" calcext:value-type="string">
            <text:p>TrGche</text:p>
          </table:table-cell>
          <table:table-cell table:style-name="ce1" office:value-type="string" calcext:value-type="string">
            <text:p>TrDrte</text:p>
          </table:table-cell>
          <table:table-cell table:style-name="ce1" office:value-type="string" calcext:value-type="string">
            <text:p>NbTrchMod</text:p>
          </table:table-cell>
          <table:table-cell table:style-name="ce1" office:value-type="string" calcext:value-type="string">
            <text:p>AbrevAnlys</text:p>
          </table:table-cell>
          <table:table-cell table:style-name="ce1" office:value-type="string" calcext:value-type="string">
            <text:p>OptimTrunc</text:p>
          </table:table-cell>
          <table:table-cell table:style-name="ce1" office:value-type="string" calcext:value-type="string">
            <text:p>total number of observations</text:p>
          </table:table-cell>
          <table:table-cell table:style-name="ce1" office:value-type="string" calcext:value-type="string">
            <text:p>minimal observation distance</text:p>
          </table:table-cell>
          <table:table-cell table:style-name="ce1" office:value-type="string" calcext:value-type="string">
            <text:p>maximal observation distance</text:p>
          </table:table-cell>
          <table:table-cell table:style-name="ce1" office:value-type="string" calcext:value-type="string">
            <text:p>estimator key function</text:p>
          </table:table-cell>
          <table:table-cell table:style-name="ce1" office:value-type="string" calcext:value-type="string">
            <text:p>estimator adjustment series</text:p>
          </table:table-cell>
          <table:table-cell table:style-name="ce1" office:value-type="string" calcext:value-type="string">
            <text:p>estimator selection criterion</text:p>
          </table:table-cell>
          <table:table-cell table:style-name="ce1" office:value-type="string" calcext:value-type="string">
            <text:p>CV interval</text:p>
          </table:table-cell>
          <table:table-cell table:style-name="ce1" office:value-type="string" calcext:value-type="string">
            <text:p>left truncation distance</text:p>
          </table:table-cell>
          <table:table-cell table:style-name="ce1" office:value-type="string" calcext:value-type="string">
            <text:p>right truncation distance</text:p>
          </table:table-cell>
          <table:table-cell table:style-name="ce1" office:value-type="string" calcext:value-type="string">
            <text:p>model fitting distance cut points</text:p>
          </table:table-cell>
          <table:table-cell table:style-name="ce1" office:value-type="string" calcext:value-type="string">
            <text:p>run statu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lapsed time</text:p>
          </table:table-cell>
          <table:table-cell table:style-name="ce1" office:value-type="string" calcext:value-type="string">
            <text:p>run folder</text:p>
          </table:table-cell>
          <table:table-cell table:style-name="ce1" office:value-type="string" calcext:value-type="string">
            <text:p>number of observations (n)</text:p>
          </table:table-cell>
          <table:table-cell table:style-name="ce1" office:value-type="string" calcext:value-type="string">
            <text:p>number of samples (k)</text:p>
          </table:table-cell>
          <table:table-cell table:style-name="ce1" office:value-type="string" calcext:value-type="string">
            <text:p>effort (L or K or T)</text:p>
          </table:table-cell>
          <table:table-cell table:style-name="ce1" office:value-type="string" calcext:value-type="string" table:number-columns-spanned="5" table:number-rows-spanned="1">
            <text:p>encounter rate (n/L or n/K or n/T)</text:p>
          </table:table-cell>
          <table:covered-table-cell table:number-columns-repeated="4" table:style-name="ce1"/>
          <table:table-cell table:style-name="ce1" office:value-type="string" calcext:value-type="string">
            <text:p>left truncation distance</text:p>
          </table:table-cell>
          <table:table-cell table:style-name="ce1" office:value-type="string" calcext:value-type="string">
            <text:p>right truncation distance (w)</text:p>
          </table:table-cell>
          <table:table-cell table:style-name="ce1" office:value-type="string" calcext:value-type="string">
            <text:p>observation rate</text:p>
          </table:table-cell>
          <table:table-cell table:style-name="ce1" office:value-type="string" calcext:value-type="string">
            <text:p>total number of parameters (m)</text:p>
          </table:table-cell>
          <table:table-cell table:style-name="ce1" office:value-type="string" calcext:value-type="string">
            <text:p>Delta AIC</text:p>
          </table:table-cell>
          <table:table-cell table:style-name="ce1" office:value-type="string" calcext:value-type="string">
            <text:p>AIC value</text:p>
          </table:table-cell>
          <table:table-cell table:style-name="ce1" office:value-type="string" calcext:value-type="string">
            <text:p>chi-square test probability determined</text:p>
          </table:table-cell>
          <table:table-cell table:style-name="ce1" office:value-type="string" calcext:value-type="string">
            <text:p>chi-square test probability (distance set 1)</text:p>
          </table:table-cell>
          <table:table-cell table:style-name="ce1" office:value-type="string" calcext:value-type="string">
            <text:p>chi-square test probability (distance set 2)</text:p>
          </table:table-cell>
          <table:table-cell table:style-name="ce1" office:value-type="string" calcext:value-type="string">
            <text:p>chi-square test probability (distance set 3)</text:p>
          </table:table-cell>
          <table:table-cell table:style-name="ce1" office:value-type="string" calcext:value-type="string" table:number-columns-spanned="5" table:number-rows-spanned="1">
            <text:p>f(0) or h(0)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probability of detection (Pw)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effective strip width (ESW) or effective detection radius (EDR)</text:p>
          </table:table-cell>
          <table:covered-table-cell table:number-columns-repeated="4" table:style-name="ce1"/>
          <table:table-cell table:style-name="ce1" office:value-type="string" calcext:value-type="string">
            <text:p>AICc</text:p>
          </table:table-cell>
          <table:table-cell table:style-name="ce1" office:value-type="string" calcext:value-type="string">
            <text:p>BIC</text:p>
          </table:table-cell>
          <table:table-cell table:style-name="ce1" office:value-type="string" calcext:value-type="string">
            <text:p>Log likelihood</text:p>
          </table:table-cell>
          <table:table-cell table:style-name="ce1" office:value-type="string" calcext:value-type="string">
            <text:p>Kolmogorov-Smirnov test probability</text:p>
          </table:table-cell>
          <table:table-cell table:style-name="ce1" office:value-type="string" calcext:value-type="string">
            <text:p>Cramér-von Mises (uniform weighting) test probability</text:p>
          </table:table-cell>
          <table:table-cell table:style-name="ce1" office:value-type="string" calcext:value-type="string">
            <text:p>Cramér-von Mises (cosine weighting) test probability</text:p>
          </table:table-cell>
          <table:table-cell table:style-name="ce1" office:value-type="string" calcext:value-type="string">
            <text:p>key function type</text:p>
          </table:table-cell>
          <table:table-cell table:style-name="ce1" office:value-type="string" calcext:value-type="string">
            <text:p>adjustment series type</text:p>
          </table:table-cell>
          <table:table-cell table:style-name="ce1" office:value-type="string" calcext:value-type="string">
            <text:p>number of key function parameters (NKP)</text:p>
          </table:table-cell>
          <table:table-cell table:style-name="ce1" office:value-type="string" calcext:value-type="string">
            <text:p>number of adjustment term parameters (NAP)</text:p>
          </table:table-cell>
          <table:table-cell table:style-name="ce1" office:value-type="string" calcext:value-type="string">
            <text:p>number of covariate parameters (NCP)</text:p>
          </table:table-cell>
          <table:table-cell table:style-name="ce1" office:value-type="string" calcext:value-type="string">
            <text:p>estimated value of A(1) adjustment term parameter</text:p>
          </table:table-cell>
          <table:table-cell table:style-name="ce1" office:value-type="string" calcext:value-type="string">
            <text:p>estimated value of A(2) adjustment term parameter</text:p>
          </table:table-cell>
          <table:table-cell table:style-name="ce1" office:value-type="string" calcext:value-type="string">
            <text:p>estimated value of A(3) adjustment term parameter</text:p>
          </table:table-cell>
          <table:table-cell table:style-name="ce1" office:value-type="string" calcext:value-type="string">
            <text:p>estimated value of A(4) adjustment term parameter</text:p>
          </table:table-cell>
          <table:table-cell table:style-name="ce1" office:value-type="string" calcext:value-type="string">
            <text:p>estimated value of A(5) adjustment term parameter</text:p>
          </table:table-cell>
          <table:table-cell table:style-name="ce1" office:value-type="string" calcext:value-type="string" table:number-columns-spanned="5" table:number-rows-spanned="1">
            <text:p>density of clusters (or animal density if non-clustered)</text:p>
          </table:table-cell>
          <table:covered-table-cell table:number-columns-repeated="4" table:style-name="ce1"/>
          <table:table-cell table:style-name="ce1" office:value-type="string" calcext:value-type="string" table:number-columns-spanned="6" table:number-rows-spanned="1">
            <text:p>density of animals</text:p>
          </table:table-cell>
          <table:covered-table-cell table:number-columns-repeated="5" table:style-name="ce1"/>
          <table:table-cell table:style-name="ce1" office:value-type="string" calcext:value-type="string" table:number-columns-spanned="5" table:number-rows-spanned="1">
            <text:p>number of animals, if survey area is specified</text:p>
          </table:table-cell>
          <table:covered-table-cell table:number-columns-repeated="4" table:style-name="ce1"/>
          <table:table-cell table:style-name="ce1" office:value-type="string" calcext:value-type="string">
            <text:p>balanced 1</text:p>
          </table:table-cell>
          <table:table-cell table:style-name="ce1" office:value-type="string" calcext:value-type="string">
            <text:p>balanced 2</text:p>
          </table:table-cell>
          <table:table-cell table:style-name="ce1" office:value-type="string" calcext:value-type="string">
            <text:p>balanced 3</text:p>
          </table:table-cell>
          <table:table-cell table:style-name="ce1" office:value-type="string" calcext:value-type="string">
            <text:p>more Chi2</text:p>
          </table:table-cell>
          <table:table-cell table:style-name="ce1" office:value-type="string" calcext:value-type="string">
            <text:p>more KS</text:p>
          </table:table-cell>
          <table:table-cell table:style-name="ce1" office:value-type="string" calcext:value-type="string">
            <text:p>more DCv</text:p>
          </table:table-cell>
          <table:table-cell table:style-name="ce1" office:value-type="string" calcext:value-type="string">
            <text:p>left truncation distance</text:p>
          </table:table-cell>
          <table:table-cell table:style-name="ce1" office:value-type="string" calcext:value-type="string">
            <text:p>right truncation distance</text:p>
          </table:table-cell>
          <table:table-cell table:style-name="ce1" office:value-type="string" calcext:value-type="string">
            <text:p>AIC (same trunc)</text:p>
          </table:table-cell>
          <table:table-cell table:style-name="ce1" office:value-type="string" calcext:value-type="string">
            <text:p>Chi2 KS DCv (close trunc)</text:p>
          </table:table-cell>
          <table:table-cell table:style-name="ce1" office:value-type="string" calcext:value-type="string">
            <text:p>DCv (close trunc)</text:p>
          </table:table-cell>
          <table:table-cell table:style-name="ce1" office:value-type="string" calcext:value-type="string">
            <text:p>Bal. quality 1 (close trunc)</text:p>
          </table:table-cell>
          <table:table-cell table:style-name="ce1" office:value-type="string" calcext:value-type="string">
            <text:p>Bal. quality 2 (close trunc)</text:p>
          </table:table-cell>
          <table:table-cell table:style-name="ce1" office:value-type="string" calcext:value-type="string">
            <text:p>Bal. quality 3 (close trunc)</text:p>
          </table:table-cell>
          <table:table-cell table:style-name="ce1" office:value-type="string" calcext:value-type="string">
            <text:p>Bal. quality Chi2+ (close trunc)</text:p>
          </table:table-cell>
          <table:table-cell table:style-name="ce1" office:value-type="string" calcext:value-type="string">
            <text:p>Bal. quality KS+ (close trunc)</text:p>
          </table:table-cell>
          <table:table-cell table:style-name="ce1" office:value-type="string" calcext:value-type="string">
            <text:p>Bal. quality DCv+ (close trunc)</text:p>
          </table:table-cell>
          <table:table-cell table:style-name="ce1" office:value-type="string" calcext:value-type="string">
            <text:p>Chi2 KS DCv (global)</text:p>
          </table:table-cell>
          <table:table-cell table:style-name="ce1" office:value-type="string" calcext:value-type="string">
            <text:p>Bal. quality 1 (global)</text:p>
          </table:table-cell>
          <table:table-cell table:style-name="ce1" office:value-type="string" calcext:value-type="string">
            <text:p>Bal. quality 2 (global)</text:p>
          </table:table-cell>
          <table:table-cell table:style-name="ce1" office:value-type="string" calcext:value-type="string">
            <text:p>Bal. quality 3 (global)</text:p>
          </table:table-cell>
          <table:table-cell table:style-name="ce1" office:value-type="string" calcext:value-type="string">
            <text:p>Bal. quality Chi2+ (global)</text:p>
          </table:table-cell>
          <table:table-cell table:style-name="ce1" office:value-type="string" calcext:value-type="string">
            <text:p>Bal. quality KS+ (global)</text:p>
          </table:table-cell>
          <table:table-cell table:style-name="ce1" office:value-type="string" calcext:value-type="string">
            <text:p>Bal. quality DCv+ (global)</text:p>
          </table:table-cell>
          <table:table-cell table:style-name="ce1" office:value-type="string" calcext:value-type="string">
            <text:p>DeltaAIC Chi2 KS DCv (global)</text:p>
          </table:table-cell>
        </table:table-row>
        <table:table-row table:style-name="ro1">
          <table:table-cell table:style-name="ce1"/>
          <table:table-cell table:number-columns-repeated="31" table:style-name="ce1" office:value-type="string" calcext:value-type="string">
            <text:p>Value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Lcl</text:p>
          </table:table-cell>
          <table:table-cell table:style-name="ce1" office:value-type="string" calcext:value-type="string">
            <text:p>Ucl</text:p>
          </table:table-cell>
          <table:table-cell table:style-name="ce1" office:value-type="string" calcext:value-type="string">
            <text:p>Df</text:p>
          </table:table-cell>
          <table:table-cell table:number-columns-repeated="11" table:style-name="ce1" office:value-type="string" calcext:value-type="string">
            <text:p>Value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Lcl</text:p>
          </table:table-cell>
          <table:table-cell table:style-name="ce1" office:value-type="string" calcext:value-type="string">
            <text:p>Uc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Lcl</text:p>
          </table:table-cell>
          <table:table-cell table:style-name="ce1" office:value-type="string" calcext:value-type="string">
            <text:p>Uc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Lcl</text:p>
          </table:table-cell>
          <table:table-cell table:style-name="ce1" office:value-type="string" calcext:value-type="string">
            <text:p>Ucl</text:p>
          </table:table-cell>
          <table:table-cell table:style-name="ce1" office:value-type="string" calcext:value-type="string">
            <text:p>Df</text:p>
          </table:table-cell>
          <table:table-cell table:number-columns-repeated="17" table:style-name="ce1" office:value-type="string" calcext:value-type="string">
            <text:p>Value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Lcl</text:p>
          </table:table-cell>
          <table:table-cell table:style-name="ce1" office:value-type="string" calcext:value-type="string">
            <text:p>Uc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lta Cv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Lcl</text:p>
          </table:table-cell>
          <table:table-cell table:style-name="ce1" office:value-type="string" calcext:value-type="string">
            <text:p>Uc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Lcl</text:p>
          </table:table-cell>
          <table:table-cell table:style-name="ce1" office:value-type="string" calcext:value-type="string">
            <text:p>Ucl</text:p>
          </table:table-cell>
          <table:table-cell table:style-name="ce1" office:value-type="string" calcext:value-type="string">
            <text:p>Df</text:p>
          </table:table-cell>
          <table:table-cell table:number-columns-repeated="6" table:style-name="ce1" office:value-type="string" calcext:value-type="string">
            <text:p>Value</text:p>
          </table:table-cell>
          <table:table-cell table:number-columns-repeated="2" table:style-name="ce1" office:value-type="string" calcext:value-type="string">
            <text:p>Group</text:p>
          </table:table-cell>
          <table:table-cell table:number-columns-repeated="17" table:style-name="ce1" office:value-type="string" calcext:value-type="string">
            <text:p>Order</text:p>
          </table:table-cell>
        </table:table-row>
        <table:table-row table:style-name="ro1">
          <table:table-cell table:number-columns-repeated="118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3"/>
          <table:table-cell office:value-type="string" calcext:value-type="string">
            <text:p>SylvAtri-ab-m-5mn-hno-cos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0.843323181859" calcext:value-type="float">
            <text:p>10,843323181859</text:p>
          </table:table-cell>
          <table:table-cell office:value-type="float" office:value="488.187599344441" calcext:value-type="float">
            <text:p>488,18759934444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" office:value-type="date" office:date-value="2021-09-03T12:32:00.1" calcext:value-type="date">
            <text:p>2021-09-03 12:32:00</text:p>
          </table:table-cell>
          <table:table-cell office:value-type="float" office:value="2.046589" calcext:value-type="float">
            <text:p>2,046589</text:p>
          </table:table-cell>
          <table:table-cell office:value-type="string" calcext:value-type="string">
            <text:p>tmp\mcds-optanlr\SylvAtri-ab-m-5mn-hno-cos-e8d2fn1b</text:p>
          </table:table-cell>
          <table:table-cell office:value-type="float" office:value="261" calcext:value-type="float">
            <text:p>26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73684" calcext:value-type="float">
            <text:p>1,373684</text:p>
          </table:table-cell>
          <table:table-cell office:value-type="float" office:value="0.08385102" calcext:value-type="float">
            <text:p>0,08385102</text:p>
          </table:table-cell>
          <table:table-cell office:value-type="float" office:value="1.163372" calcext:value-type="float">
            <text:p>1,163372</text:p>
          </table:table-cell>
          <table:table-cell office:value-type="float" office:value="1.622017" calcext:value-type="float">
            <text:p>1,62201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488.1876" calcext:value-type="float">
            <text:p>488,1876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6.0160000000001" calcext:value-type="float">
            <text:p>16,0160000000001</text:p>
          </table:table-cell>
          <table:table-cell office:value-type="float" office:value="2886.089" calcext:value-type="float">
            <text:p>2886,089</text:p>
          </table:table-cell>
          <table:table-cell office:value-type="float" office:value="0.0000006556511" calcext:value-type="float">
            <text:p>6,556511E-07</text:p>
          </table:table-cell>
          <table:table-cell office:value-type="float" office:value="0.00003117323" calcext:value-type="float">
            <text:p>3,117323E-05</text:p>
          </table:table-cell>
          <table:table-cell office:value-type="float" office:value="0.000007510185" calcext:value-type="float">
            <text:p>7,510185E-06</text:p>
          </table:table-cell>
          <table:table-cell office:value-type="float" office:value="0.0000006556511" calcext:value-type="float">
            <text:p>6,556511E-07</text:p>
          </table:table-cell>
          <table:table-cell office:value-type="float" office:value="0.0001421544" calcext:value-type="float">
            <text:p>0,0001421544</text:p>
          </table:table-cell>
          <table:table-cell office:value-type="float" office:value="0.04541967" calcext:value-type="float">
            <text:p>0,04541967</text:p>
          </table:table-cell>
          <table:table-cell office:value-type="float" office:value="0.0001299982" calcext:value-type="float">
            <text:p>0,0001299982</text:p>
          </table:table-cell>
          <table:table-cell office:value-type="float" office:value="0.0001554473" calcext:value-type="float">
            <text:p>0,0001554473</text:p>
          </table:table-cell>
          <table:table-cell office:value-type="float" office:value="259" calcext:value-type="float">
            <text:p>259</text:p>
          </table:table-cell>
          <table:table-cell office:value-type="float" office:value="0.05903319" calcext:value-type="float">
            <text:p>0,05903319</text:p>
          </table:table-cell>
          <table:table-cell office:value-type="float" office:value="0.04541968" calcext:value-type="float">
            <text:p>0,04541968</text:p>
          </table:table-cell>
          <table:table-cell office:value-type="float" office:value="0.05398504" calcext:value-type="float">
            <text:p>0,05398504</text:p>
          </table:table-cell>
          <table:table-cell office:value-type="float" office:value="0.06455339" calcext:value-type="float">
            <text:p>0,06455339</text:p>
          </table:table-cell>
          <table:table-cell office:value-type="float" office:value="259" calcext:value-type="float">
            <text:p>259</text:p>
          </table:table-cell>
          <table:table-cell office:value-type="float" office:value="118.6137" calcext:value-type="float">
            <text:p>118,6137</text:p>
          </table:table-cell>
          <table:table-cell office:value-type="float" office:value="0.02270984" calcext:value-type="float">
            <text:p>0,02270984</text:p>
          </table:table-cell>
          <table:table-cell office:value-type="float" office:value="113.4269" calcext:value-type="float">
            <text:p>113,4269</text:p>
          </table:table-cell>
          <table:table-cell office:value-type="float" office:value="124.0377" calcext:value-type="float">
            <text:p>124,0377</text:p>
          </table:table-cell>
          <table:table-cell office:value-type="float" office:value="259" calcext:value-type="float">
            <text:p>259</text:p>
          </table:table-cell>
          <table:table-cell office:value-type="float" office:value="2886.136" calcext:value-type="float">
            <text:p>2886,136</text:p>
          </table:table-cell>
          <table:table-cell office:value-type="float" office:value="2893.218" calcext:value-type="float">
            <text:p>2893,218</text:p>
          </table:table-cell>
          <table:table-cell office:value-type="float" office:value="-1441.045" calcext:value-type="float">
            <text:p>-1441,045</text:p>
          </table:table-cell>
          <table:table-cell office:value-type="float" office:value="0.002342608" calcext:value-type="float">
            <text:p>0,002342608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8.868" calcext:value-type="float">
            <text:p>118,868</text:p>
          </table:table-cell>
          <table:table-cell office:value-type="float" office:value="0.7813929" calcext:value-type="float">
            <text:p>0,7813929</text:p>
          </table:table-cell>
          <table:table-cell table:number-columns-repeated="3"/>
          <table:table-cell office:value-type="float" office:value="0.3107902" calcext:value-type="float">
            <text:p>0,3107902</text:p>
          </table:table-cell>
          <table:table-cell office:value-type="float" office:value="0.09536216" calcext:value-type="float">
            <text:p>0,09536216</text:p>
          </table:table-cell>
          <table:table-cell office:value-type="float" office:value="0.2575356" calcext:value-type="float">
            <text:p>0,2575356</text:p>
          </table:table-cell>
          <table:table-cell office:value-type="float" office:value="0.375057" calcext:value-type="float">
            <text:p>0,375057</text:p>
          </table:table-cell>
          <table:table-cell office:value-type="float" office:value="154.0611" calcext:value-type="float">
            <text:p>154,0611</text:p>
          </table:table-cell>
          <table:table-cell office:value-type="float" office:value="0.3107902" calcext:value-type="float">
            <text:p>0,3107902</text:p>
          </table:table-cell>
          <table:table-cell office:value-type="float" office:value="0" calcext:value-type="float">
            <text:p>0</text:p>
          </table:table-cell>
          <table:table-cell office:value-type="float" office:value="0.09536216" calcext:value-type="float">
            <text:p>0,09536216</text:p>
          </table:table-cell>
          <table:table-cell office:value-type="float" office:value="0.2575356" calcext:value-type="float">
            <text:p>0,2575356</text:p>
          </table:table-cell>
          <table:table-cell office:value-type="float" office:value="0.375057" calcext:value-type="float">
            <text:p>0,375057</text:p>
          </table:table-cell>
          <table:table-cell office:value-type="float" office:value="154.0611" calcext:value-type="float">
            <text:p>154,0611</text:p>
          </table:table-cell>
          <table:table-cell office:value-type="float" office:value="746" calcext:value-type="float">
            <text:p>746</text:p>
          </table:table-cell>
          <table:table-cell office:value-type="float" office:value="0.09536216" calcext:value-type="float">
            <text:p>0,09536216</text:p>
          </table:table-cell>
          <table:table-cell office:value-type="float" office:value="618" calcext:value-type="float">
            <text:p>618</text:p>
          </table:table-cell>
          <table:table-cell office:value-type="float" office:value="900" calcext:value-type="float">
            <text:p>900</text:p>
          </table:table-cell>
          <table:table-cell office:value-type="float" office:value="154.0611" calcext:value-type="float">
            <text:p>154,0611</text:p>
          </table:table-cell>
          <table:table-cell office:value-type="float" office:value="0.0230365270366893" calcext:value-type="float">
            <text:p>0,023036527036689</text:p>
          </table:table-cell>
          <table:table-cell office:value-type="float" office:value="0.0223279356342283" calcext:value-type="float">
            <text:p>0,022327935634228</text:p>
          </table:table-cell>
          <table:table-cell office:value-type="float" office:value="0.0219596659095059" calcext:value-type="float">
            <text:p>0,021959665909506</text:p>
          </table:table-cell>
          <table:table-cell office:value-type="float" office:value="0.0062258546798969" calcext:value-type="float">
            <text:p>0,006225854679897</text:p>
          </table:table-cell>
          <table:table-cell office:value-type="float" office:value="0.0173112063383467" calcext:value-type="float">
            <text:p>0,017311206338347</text:p>
          </table:table-cell>
          <table:table-cell office:value-type="float" office:value="0.0364074873426809" calcext:value-type="float">
            <text:p>0,0364074873426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ylvAtri-ab-m-5mn-hno-cos-l10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0.843323181859" calcext:value-type="float">
            <text:p>10,843323181859</text:p>
          </table:table-cell>
          <table:table-cell office:value-type="float" office:value="488.187599344441" calcext:value-type="float">
            <text:p>488,18759934444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date" office:date-value="2021-09-03T12:32:00.11" calcext:value-type="date">
            <text:p>2021-09-03 12:32:00</text:p>
          </table:table-cell>
          <table:table-cell office:value-type="float" office:value="3.366091" calcext:value-type="float">
            <text:p>3,366091</text:p>
          </table:table-cell>
          <table:table-cell office:value-type="string" calcext:value-type="string">
            <text:p>tmp\mcds-optanlr\SylvAtri-ab-m-5mn-hno-cos-l10-omaae4ic</text:p>
          </table:table-cell>
          <table:table-cell office:value-type="float" office:value="261" calcext:value-type="float">
            <text:p>26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73684" calcext:value-type="float">
            <text:p>1,373684</text:p>
          </table:table-cell>
          <table:table-cell office:value-type="float" office:value="0.08385102" calcext:value-type="float">
            <text:p>0,08385102</text:p>
          </table:table-cell>
          <table:table-cell office:value-type="float" office:value="1.163372" calcext:value-type="float">
            <text:p>1,163372</text:p>
          </table:table-cell>
          <table:table-cell office:value-type="float" office:value="1.622017" calcext:value-type="float">
            <text:p>1,62201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88.1876" calcext:value-type="float">
            <text:p>488,1876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5.8120000000004" calcext:value-type="float">
            <text:p>15,8120000000004</text:p>
          </table:table-cell>
          <table:table-cell office:value-type="float" office:value="2882.367" calcext:value-type="float">
            <text:p>2882,367</text:p>
          </table:table-cell>
          <table:table-cell office:value-type="float" office:value="0.001609504" calcext:value-type="float">
            <text:p>0,001609504</text:p>
          </table:table-cell>
          <table:table-cell office:value-type="float" office:value="0.0003635883" calcext:value-type="float">
            <text:p>0,0003635883</text:p>
          </table:table-cell>
          <table:table-cell office:value-type="float" office:value="0.0007719398" calcext:value-type="float">
            <text:p>0,0007719398</text:p>
          </table:table-cell>
          <table:table-cell office:value-type="float" office:value="0.001609504" calcext:value-type="float">
            <text:p>0,001609504</text:p>
          </table:table-cell>
          <table:table-cell office:value-type="float" office:value="0.0001437778" calcext:value-type="float">
            <text:p>0,0001437778</text:p>
          </table:table-cell>
          <table:table-cell office:value-type="float" office:value="0.04532543" calcext:value-type="float">
            <text:p>0,04532543</text:p>
          </table:table-cell>
          <table:table-cell office:value-type="float" office:value="0.0001315072" calcext:value-type="float">
            <text:p>0,0001315072</text:p>
          </table:table-cell>
          <table:table-cell office:value-type="float" office:value="0.0001571934" calcext:value-type="float">
            <text:p>0,0001571934</text:p>
          </table:table-cell>
          <table:table-cell office:value-type="float" office:value="259" calcext:value-type="float">
            <text:p>259</text:p>
          </table:table-cell>
          <table:table-cell office:value-type="float" office:value="0.05836663" calcext:value-type="float">
            <text:p>0,05836663</text:p>
          </table:table-cell>
          <table:table-cell office:value-type="float" office:value="0.04532543" calcext:value-type="float">
            <text:p>0,04532543</text:p>
          </table:table-cell>
          <table:table-cell office:value-type="float" office:value="0.05338537" calcext:value-type="float">
            <text:p>0,05338537</text:p>
          </table:table-cell>
          <table:table-cell office:value-type="float" office:value="0.06381267" calcext:value-type="float">
            <text:p>0,06381267</text:p>
          </table:table-cell>
          <table:table-cell office:value-type="float" office:value="259" calcext:value-type="float">
            <text:p>259</text:p>
          </table:table-cell>
          <table:table-cell office:value-type="float" office:value="117.9421" calcext:value-type="float">
            <text:p>117,9421</text:p>
          </table:table-cell>
          <table:table-cell office:value-type="float" office:value="0.02266272" calcext:value-type="float">
            <text:p>0,02266272</text:p>
          </table:table-cell>
          <table:table-cell office:value-type="float" office:value="112.7951" calcext:value-type="float">
            <text:p>112,7951</text:p>
          </table:table-cell>
          <table:table-cell office:value-type="float" office:value="123.324" calcext:value-type="float">
            <text:p>123,324</text:p>
          </table:table-cell>
          <table:table-cell office:value-type="float" office:value="259" calcext:value-type="float">
            <text:p>259</text:p>
          </table:table-cell>
          <table:table-cell office:value-type="float" office:value="2882.413" calcext:value-type="float">
            <text:p>2882,413</text:p>
          </table:table-cell>
          <table:table-cell office:value-type="float" office:value="2889.496" calcext:value-type="float">
            <text:p>2889,496</text:p>
          </table:table-cell>
          <table:table-cell office:value-type="float" office:value="-1439.183" calcext:value-type="float">
            <text:p>-1439,183</text:p>
          </table:table-cell>
          <table:table-cell office:value-type="float" office:value="0.001805437" calcext:value-type="float">
            <text:p>0,001805437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8.6407" calcext:value-type="float">
            <text:p>118,6407</text:p>
          </table:table-cell>
          <table:table-cell office:value-type="float" office:value="0.7838258" calcext:value-type="float">
            <text:p>0,7838258</text:p>
          </table:table-cell>
          <table:table-cell table:number-columns-repeated="3"/>
          <table:table-cell office:value-type="float" office:value="0.3143395" calcext:value-type="float">
            <text:p>0,3143395</text:p>
          </table:table-cell>
          <table:table-cell office:value-type="float" office:value="0.0953173" calcext:value-type="float">
            <text:p>0,0953173</text:p>
          </table:table-cell>
          <table:table-cell office:value-type="float" office:value="0.260499" calcext:value-type="float">
            <text:p>0,260499</text:p>
          </table:table-cell>
          <table:table-cell office:value-type="float" office:value="0.3793078" calcext:value-type="float">
            <text:p>0,3793078</text:p>
          </table:table-cell>
          <table:table-cell office:value-type="float" office:value="153.8104" calcext:value-type="float">
            <text:p>153,8104</text:p>
          </table:table-cell>
          <table:table-cell office:value-type="float" office:value="0.3143395" calcext:value-type="float">
            <text:p>0,3143395</text:p>
          </table:table-cell>
          <table:table-cell office:value-type="float" office:value="0" calcext:value-type="float">
            <text:p>0</text:p>
          </table:table-cell>
          <table:table-cell office:value-type="float" office:value="0.0953173" calcext:value-type="float">
            <text:p>0,0953173</text:p>
          </table:table-cell>
          <table:table-cell office:value-type="float" office:value="0.260499" calcext:value-type="float">
            <text:p>0,260499</text:p>
          </table:table-cell>
          <table:table-cell office:value-type="float" office:value="0.3793078" calcext:value-type="float">
            <text:p>0,3793078</text:p>
          </table:table-cell>
          <table:table-cell office:value-type="float" office:value="153.8104" calcext:value-type="float">
            <text:p>153,8104</text:p>
          </table:table-cell>
          <table:table-cell office:value-type="float" office:value="754" calcext:value-type="float">
            <text:p>754</text:p>
          </table:table-cell>
          <table:table-cell office:value-type="float" office:value="0.0953173" calcext:value-type="float">
            <text:p>0,0953173</text:p>
          </table:table-cell>
          <table:table-cell office:value-type="float" office:value="625" calcext:value-type="float">
            <text:p>625</text:p>
          </table:table-cell>
          <table:table-cell office:value-type="float" office:value="910" calcext:value-type="float">
            <text:p>910</text:p>
          </table:table-cell>
          <table:table-cell office:value-type="float" office:value="153.8104" calcext:value-type="float">
            <text:p>153,8104</text:p>
          </table:table-cell>
          <table:table-cell office:value-type="float" office:value="0.0676943198307913" calcext:value-type="float">
            <text:p>0,067694319830791</text:p>
          </table:table-cell>
          <table:table-cell office:value-type="float" office:value="0.0656123990208837" calcext:value-type="float">
            <text:p>0,065612399020884</text:p>
          </table:table-cell>
          <table:table-cell office:value-type="float" office:value="0.0645305248233145" calcext:value-type="float">
            <text:p>0,064530524823315</text:p>
          </table:table-cell>
          <table:table-cell office:value-type="float" office:value="0.0424199065928493" calcext:value-type="float">
            <text:p>0,042419906592849</text:p>
          </table:table-cell>
          <table:table-cell office:value-type="float" office:value="0.0430334329269084" calcext:value-type="float">
            <text:p>0,043033432926909</text:p>
          </table:table-cell>
          <table:table-cell office:value-type="float" office:value="0.0935006434793532" calcext:value-type="float">
            <text:p>0,0935006434793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6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SylvAtri-ab-m-5mn-hno-cos-r280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0.843323181859" calcext:value-type="float">
            <text:p>10,843323181859</text:p>
          </table:table-cell>
          <table:table-cell office:value-type="float" office:value="488.187599344441" calcext:value-type="float">
            <text:p>488,18759934444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1-09-03T12:32:00.13" calcext:value-type="date">
            <text:p>2021-09-03 12:32:00</text:p>
          </table:table-cell>
          <table:table-cell office:value-type="float" office:value="1.741436" calcext:value-type="float">
            <text:p>1,741436</text:p>
          </table:table-cell>
          <table:table-cell office:value-type="string" calcext:value-type="string">
            <text:p>tmp\mcds-optanlr\SylvAtri-ab-m-5mn-hno-cos-r280-g424bmnm</text:p>
          </table:table-cell>
          <table:table-cell office:value-type="float" office:value="251" calcext:value-type="float">
            <text:p>25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21053" calcext:value-type="float">
            <text:p>1,321053</text:p>
          </table:table-cell>
          <table:table-cell office:value-type="float" office:value="0.08536738" calcext:value-type="float">
            <text:p>0,08536738</text:p>
          </table:table-cell>
          <table:table-cell office:value-type="float" office:value="1.115453" calcext:value-type="float">
            <text:p>1,115453</text:p>
          </table:table-cell>
          <table:table-cell office:value-type="float" office:value="1.564548" calcext:value-type="float">
            <text:p>1,56454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96.1685823754789" calcext:value-type="float">
            <text:p>96,1685823754789</text:p>
          </table:table-cell>
          <table:table-cell office:value-type="float" office:value="2" calcext:value-type="float">
            <text:p>2</text:p>
          </table:table-cell>
          <table:table-cell office:value-type="float" office:value="1.46000000000004" calcext:value-type="float">
            <text:p>1,46000000000004</text:p>
          </table:table-cell>
          <table:table-cell office:value-type="float" office:value="2680.05" calcext:value-type="float">
            <text:p>2680,05</text:p>
          </table:table-cell>
          <table:table-cell office:value-type="float" office:value="0.002364695" calcext:value-type="float">
            <text:p>0,002364695</text:p>
          </table:table-cell>
          <table:table-cell office:value-type="float" office:value="0.06866175" calcext:value-type="float">
            <text:p>0,06866175</text:p>
          </table:table-cell>
          <table:table-cell office:value-type="float" office:value="0.003217161" calcext:value-type="float">
            <text:p>0,003217161</text:p>
          </table:table-cell>
          <table:table-cell office:value-type="float" office:value="0.002364695" calcext:value-type="float">
            <text:p>0,002364695</text:p>
          </table:table-cell>
          <table:table-cell office:value-type="float" office:value="0.0002017681" calcext:value-type="float">
            <text:p>0,0002017681</text:p>
          </table:table-cell>
          <table:table-cell office:value-type="float" office:value="0.1056455" calcext:value-type="float">
            <text:p>0,1056455</text:p>
          </table:table-cell>
          <table:table-cell office:value-type="float" office:value="0.0001639601" calcext:value-type="float">
            <text:p>0,0001639601</text:p>
          </table:table-cell>
          <table:table-cell office:value-type="float" office:value="0.0002482943" calcext:value-type="float">
            <text:p>0,0002482943</text:p>
          </table:table-cell>
          <table:table-cell office:value-type="float" office:value="249" calcext:value-type="float">
            <text:p>249</text:p>
          </table:table-cell>
          <table:table-cell office:value-type="float" office:value="0.1264333" calcext:value-type="float">
            <text:p>0,1264333</text:p>
          </table:table-cell>
          <table:table-cell office:value-type="float" office:value="0.1056455" calcext:value-type="float">
            <text:p>0,1056455</text:p>
          </table:table-cell>
          <table:table-cell office:value-type="float" office:value="0.1027418" calcext:value-type="float">
            <text:p>0,1027418</text:p>
          </table:table-cell>
          <table:table-cell office:value-type="float" office:value="0.1555879" calcext:value-type="float">
            <text:p>0,1555879</text:p>
          </table:table-cell>
          <table:table-cell office:value-type="float" office:value="249" calcext:value-type="float">
            <text:p>249</text:p>
          </table:table-cell>
          <table:table-cell office:value-type="float" office:value="99.56088" calcext:value-type="float">
            <text:p>99,56088</text:p>
          </table:table-cell>
          <table:table-cell office:value-type="float" office:value="0.05282277" calcext:value-type="float">
            <text:p>0,05282277</text:p>
          </table:table-cell>
          <table:table-cell office:value-type="float" office:value="89.73002" calcext:value-type="float">
            <text:p>89,73002</text:p>
          </table:table-cell>
          <table:table-cell office:value-type="float" office:value="110.4688" calcext:value-type="float">
            <text:p>110,4688</text:p>
          </table:table-cell>
          <table:table-cell office:value-type="float" office:value="249" calcext:value-type="float">
            <text:p>249</text:p>
          </table:table-cell>
          <table:table-cell office:value-type="float" office:value="2680.099" calcext:value-type="float">
            <text:p>2680,099</text:p>
          </table:table-cell>
          <table:table-cell office:value-type="float" office:value="2687.101" calcext:value-type="float">
            <text:p>2687,101</text:p>
          </table:table-cell>
          <table:table-cell office:value-type="float" office:value="-1338.025" calcext:value-type="float">
            <text:p>-1338,025</text:p>
          </table:table-cell>
          <table:table-cell office:value-type="float" office:value="0.3187885" calcext:value-type="float">
            <text:p>0,3187885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4.17319" calcext:value-type="float">
            <text:p>84,17319</text:p>
          </table:table-cell>
          <table:table-cell office:value-type="float" office:value="0.3060798" calcext:value-type="float">
            <text:p>0,3060798</text:p>
          </table:table-cell>
          <table:table-cell table:number-columns-repeated="3"/>
          <table:table-cell office:value-type="float" office:value="0.4242216" calcext:value-type="float">
            <text:p>0,4242216</text:p>
          </table:table-cell>
          <table:table-cell office:value-type="float" office:value="0.1358255" calcext:value-type="float">
            <text:p>0,1358255</text:p>
          </table:table-cell>
          <table:table-cell office:value-type="float" office:value="0.3251402" calcext:value-type="float">
            <text:p>0,3251402</text:p>
          </table:table-cell>
          <table:table-cell office:value-type="float" office:value="0.5534965" calcext:value-type="float">
            <text:p>0,5534965</text:p>
          </table:table-cell>
          <table:table-cell office:value-type="float" office:value="321.293" calcext:value-type="float">
            <text:p>321,293</text:p>
          </table:table-cell>
          <table:table-cell office:value-type="float" office:value="0.4242216" calcext:value-type="float">
            <text:p>0,4242216</text:p>
          </table:table-cell>
          <table:table-cell office:value-type="float" office:value="0" calcext:value-type="float">
            <text:p>0</text:p>
          </table:table-cell>
          <table:table-cell office:value-type="float" office:value="0.1358255" calcext:value-type="float">
            <text:p>0,1358255</text:p>
          </table:table-cell>
          <table:table-cell office:value-type="float" office:value="0.3251402" calcext:value-type="float">
            <text:p>0,3251402</text:p>
          </table:table-cell>
          <table:table-cell office:value-type="float" office:value="0.5534965" calcext:value-type="float">
            <text:p>0,5534965</text:p>
          </table:table-cell>
          <table:table-cell office:value-type="float" office:value="321.293" calcext:value-type="float">
            <text:p>321,293</text:p>
          </table:table-cell>
          <table:table-cell office:value-type="float" office:value="1018" calcext:value-type="float">
            <text:p>1018</text:p>
          </table:table-cell>
          <table:table-cell office:value-type="float" office:value="0.1358255" calcext:value-type="float">
            <text:p>0,1358255</text:p>
          </table:table-cell>
          <table:table-cell office:value-type="float" office:value="780" calcext:value-type="float">
            <text:p>780</text:p>
          </table:table-cell>
          <table:table-cell office:value-type="float" office:value="1328" calcext:value-type="float">
            <text:p>1328</text:p>
          </table:table-cell>
          <table:table-cell office:value-type="float" office:value="321.293" calcext:value-type="float">
            <text:p>321,293</text:p>
          </table:table-cell>
          <table:table-cell office:value-type="float" office:value="0.23077466591993" calcext:value-type="float">
            <text:p>0,23077466591993</text:p>
          </table:table-cell>
          <table:table-cell office:value-type="float" office:value="0.222483688225903" calcext:value-type="float">
            <text:p>0,222483688225903</text:p>
          </table:table-cell>
          <table:table-cell office:value-type="float" office:value="0.217647564309883" calcext:value-type="float">
            <text:p>0,217647564309883</text:p>
          </table:table-cell>
          <table:table-cell office:value-type="float" office:value="0.130170180242595" calcext:value-type="float">
            <text:p>0,130170180242595</text:p>
          </table:table-cell>
          <table:table-cell office:value-type="float" office:value="0.240285434271602" calcext:value-type="float">
            <text:p>0,240285434271602</text:p>
          </table:table-cell>
          <table:table-cell office:value-type="float" office:value="0.269632009650942" calcext:value-type="float">
            <text:p>0,26963200965094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SylvAtri-ab-m-5mn-hno-cos-l15-r300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0.843323181859" calcext:value-type="float">
            <text:p>10,843323181859</text:p>
          </table:table-cell>
          <table:table-cell office:value-type="float" office:value="488.187599344441" calcext:value-type="float">
            <text:p>488,18759934444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1-09-03T12:32:00.15" calcext:value-type="date">
            <text:p>2021-09-03 12:32:00</text:p>
          </table:table-cell>
          <table:table-cell office:value-type="float" office:value="2.493426" calcext:value-type="float">
            <text:p>2,493426</text:p>
          </table:table-cell>
          <table:table-cell office:value-type="string" calcext:value-type="string">
            <text:p>tmp\mcds-optanlr\SylvAtri-ab-m-5mn-hno-cos-l15-r300-3yzmnn7c</text:p>
          </table:table-cell>
          <table:table-cell office:value-type="float" office:value="249" calcext:value-type="float">
            <text:p>249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10526" calcext:value-type="float">
            <text:p>1,310526</text:p>
          </table:table-cell>
          <table:table-cell office:value-type="float" office:value="0.08441848" calcext:value-type="float">
            <text:p>0,08441848</text:p>
          </table:table-cell>
          <table:table-cell office:value-type="float" office:value="1.10864" calcext:value-type="float">
            <text:p>1,10864</text:p>
          </table:table-cell>
          <table:table-cell office:value-type="float" office:value="1.549176" calcext:value-type="float">
            <text:p>1,549176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95.4022988505747" calcext:value-type="float">
            <text:p>95,4022988505747</text:p>
          </table:table-cell>
          <table:table-cell office:value-type="float" office:value="2" calcext:value-type="float">
            <text:p>2</text:p>
          </table:table-cell>
          <table:table-cell office:value-type="float" office:value="3.49400000000014" calcext:value-type="float">
            <text:p>3,49400000000014</text:p>
          </table:table-cell>
          <table:table-cell office:value-type="float" office:value="2657.012" calcext:value-type="float">
            <text:p>2657,012</text:p>
          </table:table-cell>
          <table:table-cell office:value-type="float" office:value="0.02126873" calcext:value-type="float">
            <text:p>0,02126873</text:p>
          </table:table-cell>
          <table:table-cell office:value-type="float" office:value="0.003201842" calcext:value-type="float">
            <text:p>0,003201842</text:p>
          </table:table-cell>
          <table:table-cell office:value-type="float" office:value="0.007594347" calcext:value-type="float">
            <text:p>0,007594347</text:p>
          </table:table-cell>
          <table:table-cell office:value-type="float" office:value="0.02126873" calcext:value-type="float">
            <text:p>0,02126873</text:p>
          </table:table-cell>
          <table:table-cell office:value-type="float" office:value="0.0002047945" calcext:value-type="float">
            <text:p>0,0002047945</text:p>
          </table:table-cell>
          <table:table-cell office:value-type="float" office:value="0.09747453" calcext:value-type="float">
            <text:p>0,09747453</text:p>
          </table:table-cell>
          <table:table-cell office:value-type="float" office:value="0.0001690971" calcext:value-type="float">
            <text:p>0,0001690971</text:p>
          </table:table-cell>
          <table:table-cell office:value-type="float" office:value="0.0002480277" calcext:value-type="float">
            <text:p>0,0002480277</text:p>
          </table:table-cell>
          <table:table-cell office:value-type="float" office:value="247" calcext:value-type="float">
            <text:p>247</text:p>
          </table:table-cell>
          <table:table-cell office:value-type="float" office:value="0.1085099" calcext:value-type="float">
            <text:p>0,1085099</text:p>
          </table:table-cell>
          <table:table-cell office:value-type="float" office:value="0.09747452" calcext:value-type="float">
            <text:p>0,09747452</text:p>
          </table:table-cell>
          <table:table-cell office:value-type="float" office:value="0.08959573" calcext:value-type="float">
            <text:p>0,08959573</text:p>
          </table:table-cell>
          <table:table-cell office:value-type="float" office:value="0.1314169" calcext:value-type="float">
            <text:p>0,1314169</text:p>
          </table:table-cell>
          <table:table-cell office:value-type="float" office:value="247" calcext:value-type="float">
            <text:p>247</text:p>
          </table:table-cell>
          <table:table-cell office:value-type="float" office:value="98.82251" calcext:value-type="float">
            <text:p>98,82251</text:p>
          </table:table-cell>
          <table:table-cell office:value-type="float" office:value="0.04873726" calcext:value-type="float">
            <text:p>0,04873726</text:p>
          </table:table-cell>
          <table:table-cell office:value-type="float" office:value="89.78237" calcext:value-type="float">
            <text:p>89,78237</text:p>
          </table:table-cell>
          <table:table-cell office:value-type="float" office:value="108.7729" calcext:value-type="float">
            <text:p>108,7729</text:p>
          </table:table-cell>
          <table:table-cell office:value-type="float" office:value="247" calcext:value-type="float">
            <text:p>247</text:p>
          </table:table-cell>
          <table:table-cell office:value-type="float" office:value="2657.061" calcext:value-type="float">
            <text:p>2657,061</text:p>
          </table:table-cell>
          <table:table-cell office:value-type="float" office:value="2664.047" calcext:value-type="float">
            <text:p>2664,047</text:p>
          </table:table-cell>
          <table:table-cell office:value-type="float" office:value="-1326.506" calcext:value-type="float">
            <text:p>-1326,506</text:p>
          </table:table-cell>
          <table:table-cell office:value-type="float" office:value="0.3614916" calcext:value-type="float">
            <text:p>0,3614916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.89742" calcext:value-type="float">
            <text:p>86,89742</text:p>
          </table:table-cell>
          <table:table-cell office:value-type="float" office:value="0.366885" calcext:value-type="float">
            <text:p>0,366885</text:p>
          </table:table-cell>
          <table:table-cell table:number-columns-repeated="3"/>
          <table:table-cell office:value-type="float" office:value="0.4271536" calcext:value-type="float">
            <text:p>0,4271536</text:p>
          </table:table-cell>
          <table:table-cell office:value-type="float" office:value="0.1289487" calcext:value-type="float">
            <text:p>0,1289487</text:p>
          </table:table-cell>
          <table:table-cell office:value-type="float" office:value="0.3317742" calcext:value-type="float">
            <text:p>0,3317742</text:p>
          </table:table-cell>
          <table:table-cell office:value-type="float" office:value="0.549953" calcext:value-type="float">
            <text:p>0,549953</text:p>
          </table:table-cell>
          <table:table-cell office:value-type="float" office:value="307.1754" calcext:value-type="float">
            <text:p>307,1754</text:p>
          </table:table-cell>
          <table:table-cell office:value-type="float" office:value="0.4271536" calcext:value-type="float">
            <text:p>0,4271536</text:p>
          </table:table-cell>
          <table:table-cell office:value-type="float" office:value="0" calcext:value-type="float">
            <text:p>0</text:p>
          </table:table-cell>
          <table:table-cell office:value-type="float" office:value="0.1289487" calcext:value-type="float">
            <text:p>0,1289487</text:p>
          </table:table-cell>
          <table:table-cell office:value-type="float" office:value="0.3317742" calcext:value-type="float">
            <text:p>0,3317742</text:p>
          </table:table-cell>
          <table:table-cell office:value-type="float" office:value="0.549953" calcext:value-type="float">
            <text:p>0,549953</text:p>
          </table:table-cell>
          <table:table-cell office:value-type="float" office:value="307.1754" calcext:value-type="float">
            <text:p>307,1754</text:p>
          </table:table-cell>
          <table:table-cell office:value-type="float" office:value="1025" calcext:value-type="float">
            <text:p>1025</text:p>
          </table:table-cell>
          <table:table-cell office:value-type="float" office:value="0.1289487" calcext:value-type="float">
            <text:p>0,1289487</text:p>
          </table:table-cell>
          <table:table-cell office:value-type="float" office:value="796" calcext:value-type="float">
            <text:p>796</text:p>
          </table:table-cell>
          <table:table-cell office:value-type="float" office:value="1320" calcext:value-type="float">
            <text:p>1320</text:p>
          </table:table-cell>
          <table:table-cell office:value-type="float" office:value="307.1754" calcext:value-type="float">
            <text:p>307,1754</text:p>
          </table:table-cell>
          <table:table-cell office:value-type="float" office:value="0.32220158288257" calcext:value-type="float">
            <text:p>0,32220158288257</text:p>
          </table:table-cell>
          <table:table-cell office:value-type="float" office:value="0.310949296617529" calcext:value-type="float">
            <text:p>0,310949296617529</text:p>
          </table:table-cell>
          <table:table-cell office:value-type="float" office:value="0.304506858803848" calcext:value-type="float">
            <text:p>0,304506858803848</text:p>
          </table:table-cell>
          <table:table-cell office:value-type="float" office:value="0.229392600983029" calcext:value-type="float">
            <text:p>0,229392600983029</text:p>
          </table:table-cell>
          <table:table-cell office:value-type="float" office:value="0.326869190277832" calcext:value-type="float">
            <text:p>0,326869190277832</text:p>
          </table:table-cell>
          <table:table-cell office:value-type="float" office:value="0.362059285152432" calcext:value-type="float">
            <text:p>0,36205928515243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ylvAtri-ab-m-5mn-hno-cos-l20-r300-m14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0.843323181859" calcext:value-type="float">
            <text:p>10,843323181859</text:p>
          </table:table-cell>
          <table:table-cell office:value-type="float" office:value="488.187599344441" calcext:value-type="float">
            <text:p>488,18759934444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21-09-03T12:32:00.17" calcext:value-type="date">
            <text:p>2021-09-03 12:32:00</text:p>
          </table:table-cell>
          <table:table-cell office:value-type="float" office:value="2.23811" calcext:value-type="float">
            <text:p>2,23811</text:p>
          </table:table-cell>
          <table:table-cell office:value-type="string" calcext:value-type="string">
            <text:p>tmp\mcds-optanlr\SylvAtri-ab-m-5mn-hno-cos-l20-r300-m14-qbe6j2_y</text:p>
          </table:table-cell>
          <table:table-cell office:value-type="float" office:value="248" calcext:value-type="float">
            <text:p>248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05263" calcext:value-type="float">
            <text:p>1,305263</text:p>
          </table:table-cell>
          <table:table-cell office:value-type="float" office:value="0.0834426" calcext:value-type="float">
            <text:p>0,0834426</text:p>
          </table:table-cell>
          <table:table-cell office:value-type="float" office:value="1.106318" calcext:value-type="float">
            <text:p>1,106318</text:p>
          </table:table-cell>
          <table:table-cell office:value-type="float" office:value="1.539984" calcext:value-type="float">
            <text:p>1,539984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95.0191570881226" calcext:value-type="float">
            <text:p>95,0191570881226</text:p>
          </table:table-cell>
          <table:table-cell office:value-type="float" office:value="2" calcext:value-type="float">
            <text:p>2</text:p>
          </table:table-cell>
          <table:table-cell office:value-type="float" office:value="1.9670000000001" calcext:value-type="float">
            <text:p>1,9670000000001</text:p>
          </table:table-cell>
          <table:table-cell office:value-type="float" office:value="2637.177" calcext:value-type="float">
            <text:p>2637,177</text:p>
          </table:table-cell>
          <table:table-cell table:number-columns-repeated="2" office:value-type="float" office:value="0.00530839" calcext:value-type="float">
            <text:p>0,00530839</text:p>
          </table:table-cell>
          <table:table-cell table:number-columns-repeated="2"/>
          <table:table-cell office:value-type="float" office:value="0.0002149213" calcext:value-type="float">
            <text:p>0,0002149213</text:p>
          </table:table-cell>
          <table:table-cell office:value-type="float" office:value="0.09653716" calcext:value-type="float">
            <text:p>0,09653716</text:p>
          </table:table-cell>
          <table:table-cell office:value-type="float" office:value="0.0001777837" calcext:value-type="float">
            <text:p>0,0001777837</text:p>
          </table:table-cell>
          <table:table-cell office:value-type="float" office:value="0.0002598166" calcext:value-type="float">
            <text:p>0,0002598166</text:p>
          </table:table-cell>
          <table:table-cell office:value-type="float" office:value="246" calcext:value-type="float">
            <text:p>246</text:p>
          </table:table-cell>
          <table:table-cell office:value-type="float" office:value="0.103397" calcext:value-type="float">
            <text:p>0,103397</text:p>
          </table:table-cell>
          <table:table-cell office:value-type="float" office:value="0.09653716" calcext:value-type="float">
            <text:p>0,09653716</text:p>
          </table:table-cell>
          <table:table-cell office:value-type="float" office:value="0.08553043" calcext:value-type="float">
            <text:p>0,08553043</text:p>
          </table:table-cell>
          <table:table-cell office:value-type="float" office:value="0.1249958" calcext:value-type="float">
            <text:p>0,1249958</text:p>
          </table:table-cell>
          <table:table-cell office:value-type="float" office:value="246" calcext:value-type="float">
            <text:p>246</text:p>
          </table:table-cell>
          <table:table-cell office:value-type="float" office:value="96.46622" calcext:value-type="float">
            <text:p>96,46622</text:p>
          </table:table-cell>
          <table:table-cell office:value-type="float" office:value="0.04826858" calcext:value-type="float">
            <text:p>0,04826858</text:p>
          </table:table-cell>
          <table:table-cell office:value-type="float" office:value="87.72227" calcext:value-type="float">
            <text:p>87,72227</text:p>
          </table:table-cell>
          <table:table-cell office:value-type="float" office:value="106.0818" calcext:value-type="float">
            <text:p>106,0818</text:p>
          </table:table-cell>
          <table:table-cell office:value-type="float" office:value="246" calcext:value-type="float">
            <text:p>246</text:p>
          </table:table-cell>
          <table:table-cell office:value-type="float" office:value="2637.226" calcext:value-type="float">
            <text:p>2637,226</text:p>
          </table:table-cell>
          <table:table-cell office:value-type="float" office:value="2644.204" calcext:value-type="float">
            <text:p>2644,204</text:p>
          </table:table-cell>
          <table:table-cell office:value-type="float" office:value="-1316.588" calcext:value-type="float">
            <text:p>-1316,588</text:p>
          </table:table-cell>
          <table:table-cell office:value-type="float" office:value="0.3890333" calcext:value-type="float">
            <text:p>0,3890333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.65221" calcext:value-type="float">
            <text:p>86,65221</text:p>
          </table:table-cell>
          <table:table-cell office:value-type="float" office:value="0.3913544" calcext:value-type="float">
            <text:p>0,3913544</text:p>
          </table:table-cell>
          <table:table-cell table:number-columns-repeated="3"/>
          <table:table-cell office:value-type="float" office:value="0.4464754" calcext:value-type="float">
            <text:p>0,4464754</text:p>
          </table:table-cell>
          <table:table-cell office:value-type="float" office:value="0.1276013" calcext:value-type="float">
            <text:p>0,1276013</text:p>
          </table:table-cell>
          <table:table-cell office:value-type="float" office:value="0.3476909" calcext:value-type="float">
            <text:p>0,3476909</text:p>
          </table:table-cell>
          <table:table-cell office:value-type="float" office:value="0.5733262" calcext:value-type="float">
            <text:p>0,5733262</text:p>
          </table:table-cell>
          <table:table-cell office:value-type="float" office:value="307.0644" calcext:value-type="float">
            <text:p>307,0644</text:p>
          </table:table-cell>
          <table:table-cell office:value-type="float" office:value="0.4464754" calcext:value-type="float">
            <text:p>0,4464754</text:p>
          </table:table-cell>
          <table:table-cell office:value-type="float" office:value="0" calcext:value-type="float">
            <text:p>0</text:p>
          </table:table-cell>
          <table:table-cell office:value-type="float" office:value="0.1276013" calcext:value-type="float">
            <text:p>0,1276013</text:p>
          </table:table-cell>
          <table:table-cell office:value-type="float" office:value="0.3476909" calcext:value-type="float">
            <text:p>0,3476909</text:p>
          </table:table-cell>
          <table:table-cell office:value-type="float" office:value="0.5733262" calcext:value-type="float">
            <text:p>0,5733262</text:p>
          </table:table-cell>
          <table:table-cell office:value-type="float" office:value="307.0644" calcext:value-type="float">
            <text:p>307,0644</text:p>
          </table:table-cell>
          <table:table-cell office:value-type="float" office:value="1072" calcext:value-type="float">
            <text:p>1072</text:p>
          </table:table-cell>
          <table:table-cell office:value-type="float" office:value="0.1276013" calcext:value-type="float">
            <text:p>0,1276013</text:p>
          </table:table-cell>
          <table:table-cell office:value-type="float" office:value="834" calcext:value-type="float">
            <text:p>834</text:p>
          </table:table-cell>
          <table:table-cell office:value-type="float" office:value="1376" calcext:value-type="float">
            <text:p>1376</text:p>
          </table:table-cell>
          <table:table-cell office:value-type="float" office:value="307.0644" calcext:value-type="float">
            <text:p>307,0644</text:p>
          </table:table-cell>
          <table:table-cell office:value-type="float" office:value="0.282966821096586" calcext:value-type="float">
            <text:p>0,282966821096586</text:p>
          </table:table-cell>
          <table:table-cell office:value-type="float" office:value="0.273138682774143" calcext:value-type="float">
            <text:p>0,273138682774143</text:p>
          </table:table-cell>
          <table:table-cell office:value-type="float" office:value="0.267532468555665" calcext:value-type="float">
            <text:p>0,267532468555665</text:p>
          </table:table-cell>
          <table:table-cell office:value-type="float" office:value="0.172142826342582" calcext:value-type="float">
            <text:p>0,172142826342582</text:p>
          </table:table-cell>
          <table:table-cell office:value-type="float" office:value="0.294453637390702" calcext:value-type="float">
            <text:p>0,294453637390702</text:p>
          </table:table-cell>
          <table:table-cell office:value-type="float" office:value="0.323341718728649" calcext:value-type="float">
            <text:p>0,32334171872864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6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2.8610227451119" calcext:value-type="float">
            <text:p>12,8610227451119</text:p>
          </table:table-cell>
          <table:table-cell office:value-type="float" office:value="367.182113495864" calcext:value-type="float">
            <text:p>367,1821134958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ylvAtri-ab-m-5mn-hno-cos-la-ra-m10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office:value-type="float" office:value="10.843323181859" calcext:value-type="float">
            <text:p>10,843323181859</text:p>
          </table:table-cell>
          <table:table-cell office:value-type="float" office:value="488.187599344441" calcext:value-type="float">
            <text:p>488,18759934444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2.8610227451119" calcext:value-type="float">
            <text:p>12,8610227451119</text:p>
          </table:table-cell>
          <table:table-cell office:value-type="float" office:value="367.182113495864" calcext:value-type="float">
            <text:p>367,18211349586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21-09-03T12:32:00.33" calcext:value-type="date">
            <text:p>2021-09-03 12:32:00</text:p>
          </table:table-cell>
          <table:table-cell office:value-type="float" office:value="2.92228" calcext:value-type="float">
            <text:p>2,92228</text:p>
          </table:table-cell>
          <table:table-cell office:value-type="string" calcext:value-type="string">
            <text:p>tmp\mcds-optanlr\SylvAtri-ab-m-5mn-hno-cos-la-ra-m10-t7qx1h7p</text:p>
          </table:table-cell>
          <table:table-cell office:value-type="float" office:value="252" calcext:value-type="float">
            <text:p>252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26316" calcext:value-type="float">
            <text:p>1,326316</text:p>
          </table:table-cell>
          <table:table-cell office:value-type="float" office:value="0.08481741" calcext:value-type="float">
            <text:p>0,08481741</text:p>
          </table:table-cell>
          <table:table-cell office:value-type="float" office:value="1.121114" calcext:value-type="float">
            <text:p>1,121114</text:p>
          </table:table-cell>
          <table:table-cell office:value-type="float" office:value="1.569076" calcext:value-type="float">
            <text:p>1,569076</text:p>
          </table:table-cell>
          <table:table-cell office:value-type="float" office:value="95" calcext:value-type="float">
            <text:p>95</text:p>
          </table:table-cell>
          <table:table-cell office:value-type="float" office:value="12.861" calcext:value-type="float">
            <text:p>12,861</text:p>
          </table:table-cell>
          <table:table-cell office:value-type="float" office:value="367.182" calcext:value-type="float">
            <text:p>367,182</text:p>
          </table:table-cell>
          <table:table-cell office:value-type="float" office:value="96.551724137931" calcext:value-type="float">
            <text:p>96,5517241379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09.047" calcext:value-type="float">
            <text:p>2709,047</text:p>
          </table:table-cell>
          <table:table-cell table:number-columns-repeated="2" office:value-type="float" office:value="0.9276335" calcext:value-type="float">
            <text:p>0,9276335</text:p>
          </table:table-cell>
          <table:table-cell table:number-columns-repeated="2"/>
          <table:table-cell office:value-type="float" office:value="0.0001834594" calcext:value-type="float">
            <text:p>0,0001834594</text:p>
          </table:table-cell>
          <table:table-cell office:value-type="float" office:value="0.07483212" calcext:value-type="float">
            <text:p>0,07483212</text:p>
          </table:table-cell>
          <table:table-cell office:value-type="float" office:value="0.0001583515" calcext:value-type="float">
            <text:p>0,0001583515</text:p>
          </table:table-cell>
          <table:table-cell office:value-type="float" office:value="0.0002125484" calcext:value-type="float">
            <text:p>0,0002125484</text:p>
          </table:table-cell>
          <table:table-cell office:value-type="float" office:value="250" calcext:value-type="float">
            <text:p>250</text:p>
          </table:table-cell>
          <table:table-cell office:value-type="float" office:value="0.08085878" calcext:value-type="float">
            <text:p>0,08085878</text:p>
          </table:table-cell>
          <table:table-cell office:value-type="float" office:value="0.07483213" calcext:value-type="float">
            <text:p>0,07483213</text:p>
          </table:table-cell>
          <table:table-cell office:value-type="float" office:value="0.06979261" calcext:value-type="float">
            <text:p>0,06979261</text:p>
          </table:table-cell>
          <table:table-cell office:value-type="float" office:value="0.09367958" calcext:value-type="float">
            <text:p>0,09367958</text:p>
          </table:table-cell>
          <table:table-cell office:value-type="float" office:value="250" calcext:value-type="float">
            <text:p>250</text:p>
          </table:table-cell>
          <table:table-cell office:value-type="float" office:value="104.4107" calcext:value-type="float">
            <text:p>104,4107</text:p>
          </table:table-cell>
          <table:table-cell office:value-type="float" office:value="0.03741606" calcext:value-type="float">
            <text:p>0,03741606</text:p>
          </table:table-cell>
          <table:table-cell office:value-type="float" office:value="96.99574" calcext:value-type="float">
            <text:p>96,99574</text:p>
          </table:table-cell>
          <table:table-cell office:value-type="float" office:value="112.3925" calcext:value-type="float">
            <text:p>112,3925</text:p>
          </table:table-cell>
          <table:table-cell office:value-type="float" office:value="250" calcext:value-type="float">
            <text:p>250</text:p>
          </table:table-cell>
          <table:table-cell office:value-type="float" office:value="2709.095" calcext:value-type="float">
            <text:p>2709,095</text:p>
          </table:table-cell>
          <table:table-cell office:value-type="float" office:value="2716.106" calcext:value-type="float">
            <text:p>2716,106</text:p>
          </table:table-cell>
          <table:table-cell office:value-type="float" office:value="-1352.523" calcext:value-type="float">
            <text:p>-1352,523</text:p>
          </table:table-cell>
          <table:table-cell office:value-type="float" office:value="0.1672074" calcext:value-type="float">
            <text:p>0,1672074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.00714" calcext:value-type="float">
            <text:p>92,00714</text:p>
          </table:table-cell>
          <table:table-cell office:value-type="float" office:value="0.4217624" calcext:value-type="float">
            <text:p>0,4217624</text:p>
          </table:table-cell>
          <table:table-cell table:number-columns-repeated="3"/>
          <table:table-cell office:value-type="float" office:value="0.3872639" calcext:value-type="float">
            <text:p>0,3872639</text:p>
          </table:table-cell>
          <table:table-cell office:value-type="float" office:value="0.1131099" calcext:value-type="float">
            <text:p>0,1131099</text:p>
          </table:table-cell>
          <table:table-cell office:value-type="float" office:value="0.3101384" calcext:value-type="float">
            <text:p>0,3101384</text:p>
          </table:table-cell>
          <table:table-cell office:value-type="float" office:value="0.483569" calcext:value-type="float">
            <text:p>0,483569</text:p>
          </table:table-cell>
          <table:table-cell office:value-type="float" office:value="244.2265" calcext:value-type="float">
            <text:p>244,2265</text:p>
          </table:table-cell>
          <table:table-cell office:value-type="float" office:value="0.3872639" calcext:value-type="float">
            <text:p>0,3872639</text:p>
          </table:table-cell>
          <table:table-cell office:value-type="float" office:value="0" calcext:value-type="float">
            <text:p>0</text:p>
          </table:table-cell>
          <table:table-cell office:value-type="float" office:value="0.1131099" calcext:value-type="float">
            <text:p>0,1131099</text:p>
          </table:table-cell>
          <table:table-cell office:value-type="float" office:value="0.3101384" calcext:value-type="float">
            <text:p>0,3101384</text:p>
          </table:table-cell>
          <table:table-cell office:value-type="float" office:value="0.483569" calcext:value-type="float">
            <text:p>0,483569</text:p>
          </table:table-cell>
          <table:table-cell office:value-type="float" office:value="244.2265" calcext:value-type="float">
            <text:p>244,2265</text:p>
          </table:table-cell>
          <table:table-cell office:value-type="float" office:value="929" calcext:value-type="float">
            <text:p>929</text:p>
          </table:table-cell>
          <table:table-cell office:value-type="float" office:value="0.1131099" calcext:value-type="float">
            <text:p>0,1131099</text:p>
          </table:table-cell>
          <table:table-cell office:value-type="float" office:value="744" calcext:value-type="float">
            <text:p>744</text:p>
          </table:table-cell>
          <table:table-cell office:value-type="float" office:value="1161" calcext:value-type="float">
            <text:p>1161</text:p>
          </table:table-cell>
          <table:table-cell office:value-type="float" office:value="244.2265" calcext:value-type="float">
            <text:p>244,2265</text:p>
          </table:table-cell>
          <table:table-cell office:value-type="float" office:value="0.574085558686143" calcext:value-type="float">
            <text:p>0,574085558686143</text:p>
          </table:table-cell>
          <table:table-cell office:value-type="float" office:value="0.555251816540274" calcext:value-type="float">
            <text:p>0,555251816540274</text:p>
          </table:table-cell>
          <table:table-cell office:value-type="float" office:value="0.544940323599841" calcext:value-type="float">
            <text:p>0,544940323599841</text:p>
          </table:table-cell>
          <table:table-cell office:value-type="float" office:value="0.609574228146322" calcext:value-type="float">
            <text:p>0,609574228146322</text:p>
          </table:table-cell>
          <table:table-cell office:value-type="float" office:value="0.492052543559272" calcext:value-type="float">
            <text:p>0,492052543559272</text:p>
          </table:table-cell>
          <table:table-cell office:value-type="float" office:value="0.603629001050249" calcext:value-type="float">
            <text:p>0,60362900105024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table:number-columns-repeated="3"/>
          <table:table-cell office:value-type="string" calcext:value-type="string">
            <text:p>SylvAtri-ab-m-5mn-haz-cos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0.843323181859" calcext:value-type="float">
            <text:p>10,843323181859</text:p>
          </table:table-cell>
          <table:table-cell office:value-type="float" office:value="488.187599344441" calcext:value-type="float">
            <text:p>488,187599344441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2" office:value-type="date" office:date-value="2021-09-03T12:32:00.37" calcext:value-type="date">
            <text:p>2021-09-03 12:32:00</text:p>
          </table:table-cell>
          <table:table-cell office:value-type="float" office:value="2.942226" calcext:value-type="float">
            <text:p>2,942226</text:p>
          </table:table-cell>
          <table:table-cell office:value-type="string" calcext:value-type="string">
            <text:p>tmp\mcds-optanlr\SylvAtri-ab-m-5mn-haz-cos-1g_4ei_7</text:p>
          </table:table-cell>
          <table:table-cell office:value-type="float" office:value="261" calcext:value-type="float">
            <text:p>26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73684" calcext:value-type="float">
            <text:p>1,373684</text:p>
          </table:table-cell>
          <table:table-cell office:value-type="float" office:value="0.08385102" calcext:value-type="float">
            <text:p>0,08385102</text:p>
          </table:table-cell>
          <table:table-cell office:value-type="float" office:value="1.163372" calcext:value-type="float">
            <text:p>1,163372</text:p>
          </table:table-cell>
          <table:table-cell office:value-type="float" office:value="1.622017" calcext:value-type="float">
            <text:p>1,62201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488.1876" calcext:value-type="float">
            <text:p>488,1876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70.073" calcext:value-type="float">
            <text:p>2870,073</text:p>
          </table:table-cell>
          <table:table-cell office:value-type="float" office:value="0.00002139807" calcext:value-type="float">
            <text:p>2,139807E-05</text:p>
          </table:table-cell>
          <table:table-cell office:value-type="float" office:value="0.004318774" calcext:value-type="float">
            <text:p>0,004318774</text:p>
          </table:table-cell>
          <table:table-cell office:value-type="float" office:value="0.0002317429" calcext:value-type="float">
            <text:p>0,0002317429</text:p>
          </table:table-cell>
          <table:table-cell office:value-type="float" office:value="0.00002139807" calcext:value-type="float">
            <text:p>2,139807E-05</text:p>
          </table:table-cell>
          <table:table-cell office:value-type="float" office:value="0.0001334272" calcext:value-type="float">
            <text:p>0,0001334272</text:p>
          </table:table-cell>
          <table:table-cell office:value-type="float" office:value="0.08775254" calcext:value-type="float">
            <text:p>0,08775254</text:p>
          </table:table-cell>
          <table:table-cell office:value-type="float" office:value="0.0001122903" calcext:value-type="float">
            <text:p>0,0001122903</text:p>
          </table:table-cell>
          <table:table-cell office:value-type="float" office:value="0.0001585427" calcext:value-type="float">
            <text:p>0,0001585427</text:p>
          </table:table-cell>
          <table:table-cell office:value-type="float" office:value="259" calcext:value-type="float">
            <text:p>259</text:p>
          </table:table-cell>
          <table:table-cell office:value-type="float" office:value="0.06289443" calcext:value-type="float">
            <text:p>0,06289443</text:p>
          </table:table-cell>
          <table:table-cell office:value-type="float" office:value="0.08775254" calcext:value-type="float">
            <text:p>0,08775254</text:p>
          </table:table-cell>
          <table:table-cell office:value-type="float" office:value="0.05293102" calcext:value-type="float">
            <text:p>0,05293102</text:p>
          </table:table-cell>
          <table:table-cell office:value-type="float" office:value="0.07473329" calcext:value-type="float">
            <text:p>0,07473329</text:p>
          </table:table-cell>
          <table:table-cell office:value-type="float" office:value="259" calcext:value-type="float">
            <text:p>259</text:p>
          </table:table-cell>
          <table:table-cell office:value-type="float" office:value="122.4314" calcext:value-type="float">
            <text:p>122,4314</text:p>
          </table:table-cell>
          <table:table-cell office:value-type="float" office:value="0.04387628" calcext:value-type="float">
            <text:p>0,04387628</text:p>
          </table:table-cell>
          <table:table-cell office:value-type="float" office:value="112.3021" calcext:value-type="float">
            <text:p>112,3021</text:p>
          </table:table-cell>
          <table:table-cell office:value-type="float" office:value="133.4743" calcext:value-type="float">
            <text:p>133,4743</text:p>
          </table:table-cell>
          <table:table-cell office:value-type="float" office:value="259" calcext:value-type="float">
            <text:p>259</text:p>
          </table:table-cell>
          <table:table-cell office:value-type="float" office:value="2870.12" calcext:value-type="float">
            <text:p>2870,12</text:p>
          </table:table-cell>
          <table:table-cell office:value-type="float" office:value="2877.202" calcext:value-type="float">
            <text:p>2877,202</text:p>
          </table:table-cell>
          <table:table-cell office:value-type="float" office:value="-1433.036" calcext:value-type="float">
            <text:p>-1433,036</text:p>
          </table:table-cell>
          <table:table-cell office:value-type="float" office:value="0.6021008" calcext:value-type="float">
            <text:p>0,6021008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10918" calcext:value-type="float">
            <text:p>92,10918</text:p>
          </table:table-cell>
          <table:table-cell office:value-type="float" office:value="3.919727" calcext:value-type="float">
            <text:p>3,919727</text:p>
          </table:table-cell>
          <table:table-cell table:number-columns-repeated="3"/>
          <table:table-cell office:value-type="float" office:value="0.29171" calcext:value-type="float">
            <text:p>0,29171</text:p>
          </table:table-cell>
          <table:table-cell office:value-type="float" office:value="0.1213734" calcext:value-type="float">
            <text:p>0,1213734</text:p>
          </table:table-cell>
          <table:table-cell office:value-type="float" office:value="0.2299236" calcext:value-type="float">
            <text:p>0,2299236</text:p>
          </table:table-cell>
          <table:table-cell office:value-type="float" office:value="0.3700999" calcext:value-type="float">
            <text:p>0,3700999</text:p>
          </table:table-cell>
          <table:table-cell office:value-type="float" office:value="289.6202" calcext:value-type="float">
            <text:p>289,6202</text:p>
          </table:table-cell>
          <table:table-cell office:value-type="float" office:value="0.29171" calcext:value-type="float">
            <text:p>0,29171</text:p>
          </table:table-cell>
          <table:table-cell office:value-type="float" office:value="0.02601124" calcext:value-type="float">
            <text:p>0,02601124</text:p>
          </table:table-cell>
          <table:table-cell office:value-type="float" office:value="0.1213734" calcext:value-type="float">
            <text:p>0,1213734</text:p>
          </table:table-cell>
          <table:table-cell office:value-type="float" office:value="0.2299236" calcext:value-type="float">
            <text:p>0,2299236</text:p>
          </table:table-cell>
          <table:table-cell office:value-type="float" office:value="0.3700999" calcext:value-type="float">
            <text:p>0,3700999</text:p>
          </table:table-cell>
          <table:table-cell office:value-type="float" office:value="289.6202" calcext:value-type="float">
            <text:p>289,6202</text:p>
          </table:table-cell>
          <table:table-cell office:value-type="float" office:value="700" calcext:value-type="float">
            <text:p>700</text:p>
          </table:table-cell>
          <table:table-cell office:value-type="float" office:value="0.1213734" calcext:value-type="float">
            <text:p>0,1213734</text:p>
          </table:table-cell>
          <table:table-cell office:value-type="float" office:value="552" calcext:value-type="float">
            <text:p>552</text:p>
          </table:table-cell>
          <table:table-cell office:value-type="float" office:value="888" calcext:value-type="float">
            <text:p>888</text:p>
          </table:table-cell>
          <table:table-cell office:value-type="float" office:value="289.6202" calcext:value-type="float">
            <text:p>289,6202</text:p>
          </table:table-cell>
          <table:table-cell office:value-type="float" office:value="0.179677632377662" calcext:value-type="float">
            <text:p>0,179677632377662</text:p>
          </table:table-cell>
          <table:table-cell office:value-type="float" office:value="0.173590725465739" calcext:value-type="float">
            <text:p>0,173590725465739</text:p>
          </table:table-cell>
          <table:table-cell office:value-type="float" office:value="0.170178468700612" calcext:value-type="float">
            <text:p>0,170178468700612</text:p>
          </table:table-cell>
          <table:table-cell office:value-type="float" office:value="0.0580736455685257" calcext:value-type="float">
            <text:p>0,058073645568526</text:p>
          </table:table-cell>
          <table:table-cell office:value-type="float" office:value="0.208997415092912" calcext:value-type="float">
            <text:p>0,208997415092912</text:p>
          </table:table-cell>
          <table:table-cell office:value-type="float" office:value="0.217813878832494" calcext:value-type="float">
            <text:p>0,2178138788324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6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ylvAtri-ab-m-5mn-haz-cos-l10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0.843323181859" calcext:value-type="float">
            <text:p>10,843323181859</text:p>
          </table:table-cell>
          <table:table-cell office:value-type="float" office:value="488.187599344441" calcext:value-type="float">
            <text:p>488,187599344441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" office:value-type="date" office:date-value="2021-09-03T12:32:00.43" calcext:value-type="date">
            <text:p>2021-09-03 12:32:00</text:p>
          </table:table-cell>
          <table:table-cell office:value-type="float" office:value="2.616098" calcext:value-type="float">
            <text:p>2,616098</text:p>
          </table:table-cell>
          <table:table-cell office:value-type="string" calcext:value-type="string">
            <text:p>tmp\mcds-optanlr\SylvAtri-ab-m-5mn-haz-cos-l10-mujuq1lk</text:p>
          </table:table-cell>
          <table:table-cell office:value-type="float" office:value="261" calcext:value-type="float">
            <text:p>26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73684" calcext:value-type="float">
            <text:p>1,373684</text:p>
          </table:table-cell>
          <table:table-cell office:value-type="float" office:value="0.08385102" calcext:value-type="float">
            <text:p>0,08385102</text:p>
          </table:table-cell>
          <table:table-cell office:value-type="float" office:value="1.163372" calcext:value-type="float">
            <text:p>1,163372</text:p>
          </table:table-cell>
          <table:table-cell office:value-type="float" office:value="1.622017" calcext:value-type="float">
            <text:p>1,62201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88.1876" calcext:value-type="float">
            <text:p>488,1876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66.555" calcext:value-type="float">
            <text:p>2866,555</text:p>
          </table:table-cell>
          <table:table-cell office:value-type="float" office:value="0.04122204" calcext:value-type="float">
            <text:p>0,04122204</text:p>
          </table:table-cell>
          <table:table-cell office:value-type="float" office:value="0.03346765" calcext:value-type="float">
            <text:p>0,03346765</text:p>
          </table:table-cell>
          <table:table-cell office:value-type="float" office:value="0.08475578" calcext:value-type="float">
            <text:p>0,08475578</text:p>
          </table:table-cell>
          <table:table-cell office:value-type="float" office:value="0.04122204" calcext:value-type="float">
            <text:p>0,04122204</text:p>
          </table:table-cell>
          <table:table-cell office:value-type="float" office:value="0.0001359788" calcext:value-type="float">
            <text:p>0,0001359788</text:p>
          </table:table-cell>
          <table:table-cell office:value-type="float" office:value="0.08870411" calcext:value-type="float">
            <text:p>0,08870411</text:p>
          </table:table-cell>
          <table:table-cell office:value-type="float" office:value="0.0001142248" calcext:value-type="float">
            <text:p>0,0001142248</text:p>
          </table:table-cell>
          <table:table-cell office:value-type="float" office:value="0.0001618759" calcext:value-type="float">
            <text:p>0,0001618759</text:p>
          </table:table-cell>
          <table:table-cell office:value-type="float" office:value="259" calcext:value-type="float">
            <text:p>259</text:p>
          </table:table-cell>
          <table:table-cell office:value-type="float" office:value="0.06171423" calcext:value-type="float">
            <text:p>0,06171423</text:p>
          </table:table-cell>
          <table:table-cell office:value-type="float" office:value="0.08870412" calcext:value-type="float">
            <text:p>0,08870412</text:p>
          </table:table-cell>
          <table:table-cell office:value-type="float" office:value="0.05184111" calcext:value-type="float">
            <text:p>0,05184111</text:p>
          </table:table-cell>
          <table:table-cell office:value-type="float" office:value="0.07346767" calcext:value-type="float">
            <text:p>0,07346767</text:p>
          </table:table-cell>
          <table:table-cell office:value-type="float" office:value="259" calcext:value-type="float">
            <text:p>259</text:p>
          </table:table-cell>
          <table:table-cell office:value-type="float" office:value="121.2773" calcext:value-type="float">
            <text:p>121,2773</text:p>
          </table:table-cell>
          <table:table-cell office:value-type="float" office:value="0.04435206" calcext:value-type="float">
            <text:p>0,04435206</text:p>
          </table:table-cell>
          <table:table-cell office:value-type="float" office:value="111.1395" calcext:value-type="float">
            <text:p>111,1395</text:p>
          </table:table-cell>
          <table:table-cell office:value-type="float" office:value="132.3398" calcext:value-type="float">
            <text:p>132,3398</text:p>
          </table:table-cell>
          <table:table-cell office:value-type="float" office:value="259" calcext:value-type="float">
            <text:p>259</text:p>
          </table:table-cell>
          <table:table-cell office:value-type="float" office:value="2866.602" calcext:value-type="float">
            <text:p>2866,602</text:p>
          </table:table-cell>
          <table:table-cell office:value-type="float" office:value="2873.684" calcext:value-type="float">
            <text:p>2873,684</text:p>
          </table:table-cell>
          <table:table-cell office:value-type="float" office:value="-1431.278" calcext:value-type="float">
            <text:p>-1431,278</text:p>
          </table:table-cell>
          <table:table-cell office:value-type="float" office:value="0.6164634" calcext:value-type="float">
            <text:p>0,6164634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.42216" calcext:value-type="float">
            <text:p>91,42216</text:p>
          </table:table-cell>
          <table:table-cell office:value-type="float" office:value="3.908372" calcext:value-type="float">
            <text:p>3,908372</text:p>
          </table:table-cell>
          <table:table-cell table:number-columns-repeated="3"/>
          <table:table-cell office:value-type="float" office:value="0.2972886" calcext:value-type="float">
            <text:p>0,2972886</text:p>
          </table:table-cell>
          <table:table-cell office:value-type="float" office:value="0.1220632" calcext:value-type="float">
            <text:p>0,1220632</text:p>
          </table:table-cell>
          <table:table-cell office:value-type="float" office:value="0.2340084" calcext:value-type="float">
            <text:p>0,2340084</text:p>
          </table:table-cell>
          <table:table-cell office:value-type="float" office:value="0.3776809" calcext:value-type="float">
            <text:p>0,3776809</text:p>
          </table:table-cell>
          <table:table-cell office:value-type="float" office:value="292.3225" calcext:value-type="float">
            <text:p>292,3225</text:p>
          </table:table-cell>
          <table:table-cell office:value-type="float" office:value="0.2972886" calcext:value-type="float">
            <text:p>0,2972886</text:p>
          </table:table-cell>
          <table:table-cell office:value-type="float" office:value="0.0267459" calcext:value-type="float">
            <text:p>0,0267459</text:p>
          </table:table-cell>
          <table:table-cell office:value-type="float" office:value="0.1220632" calcext:value-type="float">
            <text:p>0,1220632</text:p>
          </table:table-cell>
          <table:table-cell office:value-type="float" office:value="0.2340084" calcext:value-type="float">
            <text:p>0,2340084</text:p>
          </table:table-cell>
          <table:table-cell office:value-type="float" office:value="0.3776809" calcext:value-type="float">
            <text:p>0,3776809</text:p>
          </table:table-cell>
          <table:table-cell office:value-type="float" office:value="292.3225" calcext:value-type="float">
            <text:p>292,3225</text:p>
          </table:table-cell>
          <table:table-cell office:value-type="float" office:value="713" calcext:value-type="float">
            <text:p>713</text:p>
          </table:table-cell>
          <table:table-cell office:value-type="float" office:value="0.1220632" calcext:value-type="float">
            <text:p>0,1220632</text:p>
          </table:table-cell>
          <table:table-cell office:value-type="float" office:value="562" calcext:value-type="float">
            <text:p>562</text:p>
          </table:table-cell>
          <table:table-cell office:value-type="float" office:value="906" calcext:value-type="float">
            <text:p>906</text:p>
          </table:table-cell>
          <table:table-cell office:value-type="float" office:value="292.3225" calcext:value-type="float">
            <text:p>292,3225</text:p>
          </table:table-cell>
          <table:table-cell office:value-type="float" office:value="0.520952005863546" calcext:value-type="float">
            <text:p>0,520952005863546</text:p>
          </table:table-cell>
          <table:table-cell office:value-type="float" office:value="0.503255515658413" calcext:value-type="float">
            <text:p>0,503255515658413</text:p>
          </table:table-cell>
          <table:table-cell office:value-type="float" office:value="0.49331572998279" calcext:value-type="float">
            <text:p>0,49331572998279</text:p>
          </table:table-cell>
          <table:table-cell office:value-type="float" office:value="0.379392887857646" calcext:value-type="float">
            <text:p>0,379392887857646</text:p>
          </table:table-cell>
          <table:table-cell office:value-type="float" office:value="0.532030355884043" calcext:value-type="float">
            <text:p>0,532030355884043</text:p>
          </table:table-cell>
          <table:table-cell office:value-type="float" office:value="0.55270309087711" calcext:value-type="float">
            <text:p>0,552703090877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SylvAtri-ab-m-5mn-haz-cos-r280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0.843323181859" calcext:value-type="float">
            <text:p>10,843323181859</text:p>
          </table:table-cell>
          <table:table-cell office:value-type="float" office:value="488.187599344441" calcext:value-type="float">
            <text:p>488,187599344441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1-09-03T12:32:01.1" calcext:value-type="date">
            <text:p>2021-09-03 12:32:01</text:p>
          </table:table-cell>
          <table:table-cell office:value-type="float" office:value="2.102377" calcext:value-type="float">
            <text:p>2,102377</text:p>
          </table:table-cell>
          <table:table-cell office:value-type="string" calcext:value-type="string">
            <text:p>tmp\mcds-optanlr\SylvAtri-ab-m-5mn-haz-cos-r280-z_sske4x</text:p>
          </table:table-cell>
          <table:table-cell office:value-type="float" office:value="251" calcext:value-type="float">
            <text:p>25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21053" calcext:value-type="float">
            <text:p>1,321053</text:p>
          </table:table-cell>
          <table:table-cell office:value-type="float" office:value="0.08536738" calcext:value-type="float">
            <text:p>0,08536738</text:p>
          </table:table-cell>
          <table:table-cell office:value-type="float" office:value="1.115453" calcext:value-type="float">
            <text:p>1,115453</text:p>
          </table:table-cell>
          <table:table-cell office:value-type="float" office:value="1.564548" calcext:value-type="float">
            <text:p>1,56454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96.1685823754789" calcext:value-type="float">
            <text:p>96,168582375478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78.59" calcext:value-type="float">
            <text:p>2678,59</text:p>
          </table:table-cell>
          <table:table-cell office:value-type="float" office:value="0.005165279" calcext:value-type="float">
            <text:p>0,005165279</text:p>
          </table:table-cell>
          <table:table-cell office:value-type="float" office:value="0.117941" calcext:value-type="float">
            <text:p>0,117941</text:p>
          </table:table-cell>
          <table:table-cell office:value-type="float" office:value="0.02256668" calcext:value-type="float">
            <text:p>0,02256668</text:p>
          </table:table-cell>
          <table:table-cell office:value-type="float" office:value="0.005165279" calcext:value-type="float">
            <text:p>0,005165279</text:p>
          </table:table-cell>
          <table:table-cell office:value-type="float" office:value="0.0001430961" calcext:value-type="float">
            <text:p>0,0001430961</text:p>
          </table:table-cell>
          <table:table-cell office:value-type="float" office:value="0.1398249" calcext:value-type="float">
            <text:p>0,1398249</text:p>
          </table:table-cell>
          <table:table-cell office:value-type="float" office:value="0.0001087936" calcext:value-type="float">
            <text:p>0,0001087936</text:p>
          </table:table-cell>
          <table:table-cell office:value-type="float" office:value="0.0001882141" calcext:value-type="float">
            <text:p>0,0001882141</text:p>
          </table:table-cell>
          <table:table-cell office:value-type="float" office:value="248" calcext:value-type="float">
            <text:p>248</text:p>
          </table:table-cell>
          <table:table-cell office:value-type="float" office:value="0.1782733" calcext:value-type="float">
            <text:p>0,1782733</text:p>
          </table:table-cell>
          <table:table-cell office:value-type="float" office:value="0.1398249" calcext:value-type="float">
            <text:p>0,1398249</text:p>
          </table:table-cell>
          <table:table-cell office:value-type="float" office:value="0.1355383" calcext:value-type="float">
            <text:p>0,1355383</text:p>
          </table:table-cell>
          <table:table-cell office:value-type="float" office:value="0.2344826" calcext:value-type="float">
            <text:p>0,2344826</text:p>
          </table:table-cell>
          <table:table-cell office:value-type="float" office:value="248" calcext:value-type="float">
            <text:p>248</text:p>
          </table:table-cell>
          <table:table-cell office:value-type="float" office:value="118.2228" calcext:value-type="float">
            <text:p>118,2228</text:p>
          </table:table-cell>
          <table:table-cell office:value-type="float" office:value="0.06991243" calcext:value-type="float">
            <text:p>0,06991243</text:p>
          </table:table-cell>
          <table:table-cell office:value-type="float" office:value="103.0321" calcext:value-type="float">
            <text:p>103,0321</text:p>
          </table:table-cell>
          <table:table-cell office:value-type="float" office:value="135.6531" calcext:value-type="float">
            <text:p>135,6531</text:p>
          </table:table-cell>
          <table:table-cell office:value-type="float" office:value="248" calcext:value-type="float">
            <text:p>248</text:p>
          </table:table-cell>
          <table:table-cell office:value-type="float" office:value="2678.687" calcext:value-type="float">
            <text:p>2678,687</text:p>
          </table:table-cell>
          <table:table-cell office:value-type="float" office:value="2689.166" calcext:value-type="float">
            <text:p>2689,166</text:p>
          </table:table-cell>
          <table:table-cell office:value-type="float" office:value="-1336.295" calcext:value-type="float">
            <text:p>-1336,295</text:p>
          </table:table-cell>
          <table:table-cell office:value-type="float" office:value="0.5692908" calcext:value-type="float">
            <text:p>0,5692908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.59586" calcext:value-type="float">
            <text:p>93,59586</text:p>
          </table:table-cell>
          <table:table-cell office:value-type="float" office:value="3.880848" calcext:value-type="float">
            <text:p>3,880848</text:p>
          </table:table-cell>
          <table:table-cell office:value-type="float" office:value="0.05117168" calcext:value-type="float">
            <text:p>0,05117168</text:p>
          </table:table-cell>
          <table:table-cell table:number-columns-repeated="2"/>
          <table:table-cell office:value-type="float" office:value="0.3008625" calcext:value-type="float">
            <text:p>0,3008625</text:p>
          </table:table-cell>
          <table:table-cell office:value-type="float" office:value="0.1638249" calcext:value-type="float">
            <text:p>0,1638249</text:p>
          </table:table-cell>
          <table:table-cell office:value-type="float" office:value="0.2184498" calcext:value-type="float">
            <text:p>0,2184498</text:p>
          </table:table-cell>
          <table:table-cell office:value-type="float" office:value="0.4143662" calcext:value-type="float">
            <text:p>0,4143662</text:p>
          </table:table-cell>
          <table:table-cell office:value-type="float" office:value="342.9494" calcext:value-type="float">
            <text:p>342,9494</text:p>
          </table:table-cell>
          <table:table-cell office:value-type="float" office:value="0.3008625" calcext:value-type="float">
            <text:p>0,3008625</text:p>
          </table:table-cell>
          <table:table-cell office:value-type="float" office:value="0.0279994" calcext:value-type="float">
            <text:p>0,0279994</text:p>
          </table:table-cell>
          <table:table-cell office:value-type="float" office:value="0.1638249" calcext:value-type="float">
            <text:p>0,1638249</text:p>
          </table:table-cell>
          <table:table-cell office:value-type="float" office:value="0.2184498" calcext:value-type="float">
            <text:p>0,2184498</text:p>
          </table:table-cell>
          <table:table-cell office:value-type="float" office:value="0.4143662" calcext:value-type="float">
            <text:p>0,4143662</text:p>
          </table:table-cell>
          <table:table-cell office:value-type="float" office:value="342.9494" calcext:value-type="float">
            <text:p>342,9494</text:p>
          </table:table-cell>
          <table:table-cell office:value-type="float" office:value="722" calcext:value-type="float">
            <text:p>722</text:p>
          </table:table-cell>
          <table:table-cell office:value-type="float" office:value="0.1638249" calcext:value-type="float">
            <text:p>0,1638249</text:p>
          </table:table-cell>
          <table:table-cell office:value-type="float" office:value="524" calcext:value-type="float">
            <text:p>524</text:p>
          </table:table-cell>
          <table:table-cell office:value-type="float" office:value="994" calcext:value-type="float">
            <text:p>994</text:p>
          </table:table-cell>
          <table:table-cell office:value-type="float" office:value="342.9494" calcext:value-type="float">
            <text:p>342,9494</text:p>
          </table:table-cell>
          <table:table-cell office:value-type="float" office:value="0.363389394593694" calcext:value-type="float">
            <text:p>0,363389394593694</text:p>
          </table:table-cell>
          <table:table-cell office:value-type="float" office:value="0.350064388384143" calcext:value-type="float">
            <text:p>0,350064388384143</text:p>
          </table:table-cell>
          <table:table-cell office:value-type="float" office:value="0.33822279986019" calcext:value-type="float">
            <text:p>0,33822279986019</text:p>
          </table:table-cell>
          <table:table-cell office:value-type="float" office:value="0.213531740710989" calcext:value-type="float">
            <text:p>0,213531740710989</text:p>
          </table:table-cell>
          <table:table-cell office:value-type="float" office:value="0.384363808558167" calcext:value-type="float">
            <text:p>0,384363808558167</text:p>
          </table:table-cell>
          <table:table-cell office:value-type="float" office:value="0.396133831827582" calcext:value-type="float">
            <text:p>0,3961338318275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SylvAtri-ab-m-5mn-haz-cos-l15-r300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0.843323181859" calcext:value-type="float">
            <text:p>10,843323181859</text:p>
          </table:table-cell>
          <table:table-cell office:value-type="float" office:value="488.187599344441" calcext:value-type="float">
            <text:p>488,187599344441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1-09-03T12:32:01.33" calcext:value-type="date">
            <text:p>2021-09-03 12:32:01</text:p>
          </table:table-cell>
          <table:table-cell office:value-type="float" office:value="2.048521" calcext:value-type="float">
            <text:p>2,048521</text:p>
          </table:table-cell>
          <table:table-cell office:value-type="string" calcext:value-type="string">
            <text:p>tmp\mcds-optanlr\SylvAtri-ab-m-5mn-haz-cos-l15-r300-pf883k79</text:p>
          </table:table-cell>
          <table:table-cell office:value-type="float" office:value="249" calcext:value-type="float">
            <text:p>249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10526" calcext:value-type="float">
            <text:p>1,310526</text:p>
          </table:table-cell>
          <table:table-cell office:value-type="float" office:value="0.08441848" calcext:value-type="float">
            <text:p>0,08441848</text:p>
          </table:table-cell>
          <table:table-cell office:value-type="float" office:value="1.10864" calcext:value-type="float">
            <text:p>1,10864</text:p>
          </table:table-cell>
          <table:table-cell office:value-type="float" office:value="1.549176" calcext:value-type="float">
            <text:p>1,549176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95.4022988505747" calcext:value-type="float">
            <text:p>95,402298850574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653.518" calcext:value-type="float">
            <text:p>2653,518</text:p>
          </table:table-cell>
          <table:table-cell office:value-type="float" office:value="0.1192739" calcext:value-type="float">
            <text:p>0,1192739</text:p>
          </table:table-cell>
          <table:table-cell office:value-type="float" office:value="0.02286875" calcext:value-type="float">
            <text:p>0,02286875</text:p>
          </table:table-cell>
          <table:table-cell office:value-type="float" office:value="0.08795309" calcext:value-type="float">
            <text:p>0,08795309</text:p>
          </table:table-cell>
          <table:table-cell office:value-type="float" office:value="0.1192739" calcext:value-type="float">
            <text:p>0,1192739</text:p>
          </table:table-cell>
          <table:table-cell office:value-type="float" office:value="0.0001513365" calcext:value-type="float">
            <text:p>0,0001513365</text:p>
          </table:table-cell>
          <table:table-cell office:value-type="float" office:value="0.2313867" calcext:value-type="float">
            <text:p>0,2313867</text:p>
          </table:table-cell>
          <table:table-cell office:value-type="float" office:value="0.0000965118" calcext:value-type="float">
            <text:p>9,65118E-05</text:p>
          </table:table-cell>
          <table:table-cell office:value-type="float" office:value="0.0002373051" calcext:value-type="float">
            <text:p>0,0002373051</text:p>
          </table:table-cell>
          <table:table-cell office:value-type="float" office:value="244" calcext:value-type="float">
            <text:p>244</text:p>
          </table:table-cell>
          <table:table-cell office:value-type="float" office:value="0.1468398" calcext:value-type="float">
            <text:p>0,1468398</text:p>
          </table:table-cell>
          <table:table-cell office:value-type="float" office:value="0.2313867" calcext:value-type="float">
            <text:p>0,2313867</text:p>
          </table:table-cell>
          <table:table-cell office:value-type="float" office:value="0.09364411" calcext:value-type="float">
            <text:p>0,09364411</text:p>
          </table:table-cell>
          <table:table-cell office:value-type="float" office:value="0.2302539" calcext:value-type="float">
            <text:p>0,2302539</text:p>
          </table:table-cell>
          <table:table-cell office:value-type="float" office:value="244" calcext:value-type="float">
            <text:p>244</text:p>
          </table:table-cell>
          <table:table-cell office:value-type="float" office:value="114.959" calcext:value-type="float">
            <text:p>114,959</text:p>
          </table:table-cell>
          <table:table-cell office:value-type="float" office:value="0.1156933" calcext:value-type="float">
            <text:p>0,1156933</text:p>
          </table:table-cell>
          <table:table-cell office:value-type="float" office:value="91.60152" calcext:value-type="float">
            <text:p>91,60152</text:p>
          </table:table-cell>
          <table:table-cell office:value-type="float" office:value="144.2725" calcext:value-type="float">
            <text:p>144,2725</text:p>
          </table:table-cell>
          <table:table-cell office:value-type="float" office:value="244" calcext:value-type="float">
            <text:p>244</text:p>
          </table:table-cell>
          <table:table-cell office:value-type="float" office:value="2653.765" calcext:value-type="float">
            <text:p>2653,765</text:p>
          </table:table-cell>
          <table:table-cell office:value-type="float" office:value="2671.105" calcext:value-type="float">
            <text:p>2671,105</text:p>
          </table:table-cell>
          <table:table-cell office:value-type="float" office:value="-1321.759" calcext:value-type="float">
            <text:p>-1321,759</text:p>
          </table:table-cell>
          <table:table-cell office:value-type="float" office:value="0.8021793" calcext:value-type="float">
            <text:p>0,8021793</text:p>
          </table:table-cell>
          <table:table-cell office:value-type="float" office:value="0.8" calcext:value-type="float">
            <text:p>0,8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2.6701" calcext:value-type="float">
            <text:p>102,6701</text:p>
          </table:table-cell>
          <table:table-cell office:value-type="float" office:value="4.465711" calcext:value-type="float">
            <text:p>4,465711</text:p>
          </table:table-cell>
          <table:table-cell office:value-type="float" office:value="-0.005546573" calcext:value-type="float">
            <text:p>-0,005546573</text:p>
          </table:table-cell>
          <table:table-cell office:value-type="float" office:value="0.3277911" calcext:value-type="float">
            <text:p>0,3277911</text:p>
          </table:table-cell>
          <table:table-cell office:value-type="float" office:value="-0.1840489" calcext:value-type="float">
            <text:p>-0,1840489</text:p>
          </table:table-cell>
          <table:table-cell office:value-type="float" office:value="0.3156528" calcext:value-type="float">
            <text:p>0,3156528</text:p>
          </table:table-cell>
          <table:table-cell office:value-type="float" office:value="0.2463053" calcext:value-type="float">
            <text:p>0,2463053</text:p>
          </table:table-cell>
          <table:table-cell office:value-type="float" office:value="0.1957924" calcext:value-type="float">
            <text:p>0,1957924</text:p>
          </table:table-cell>
          <table:table-cell office:value-type="float" office:value="0.5088894" calcext:value-type="float">
            <text:p>0,5088894</text:p>
          </table:table-cell>
          <table:table-cell office:value-type="float" office:value="299.6434" calcext:value-type="float">
            <text:p>299,6434</text:p>
          </table:table-cell>
          <table:table-cell office:value-type="float" office:value="0.3156528" calcext:value-type="float">
            <text:p>0,3156528</text:p>
          </table:table-cell>
          <table:table-cell office:value-type="float" office:value="0.1173566" calcext:value-type="float">
            <text:p>0,1173566</text:p>
          </table:table-cell>
          <table:table-cell office:value-type="float" office:value="0.2463053" calcext:value-type="float">
            <text:p>0,2463053</text:p>
          </table:table-cell>
          <table:table-cell office:value-type="float" office:value="0.1957924" calcext:value-type="float">
            <text:p>0,1957924</text:p>
          </table:table-cell>
          <table:table-cell office:value-type="float" office:value="0.5088894" calcext:value-type="float">
            <text:p>0,5088894</text:p>
          </table:table-cell>
          <table:table-cell office:value-type="float" office:value="299.6434" calcext:value-type="float">
            <text:p>299,6434</text:p>
          </table:table-cell>
          <table:table-cell office:value-type="float" office:value="758" calcext:value-type="float">
            <text:p>758</text:p>
          </table:table-cell>
          <table:table-cell office:value-type="float" office:value="0.2463053" calcext:value-type="float">
            <text:p>0,2463053</text:p>
          </table:table-cell>
          <table:table-cell office:value-type="float" office:value="470" calcext:value-type="float">
            <text:p>470</text:p>
          </table:table-cell>
          <table:table-cell office:value-type="float" office:value="1221" calcext:value-type="float">
            <text:p>1221</text:p>
          </table:table-cell>
          <table:table-cell office:value-type="float" office:value="299.6434" calcext:value-type="float">
            <text:p>299,6434</text:p>
          </table:table-cell>
          <table:table-cell office:value-type="float" office:value="0.551039528876768" calcext:value-type="float">
            <text:p>0,551039528876768</text:p>
          </table:table-cell>
          <table:table-cell office:value-type="float" office:value="0.523383225914495" calcext:value-type="float">
            <text:p>0,523383225914495</text:p>
          </table:table-cell>
          <table:table-cell office:value-type="float" office:value="0.491263302382901" calcext:value-type="float">
            <text:p>0,491263302382901</text:p>
          </table:table-cell>
          <table:table-cell office:value-type="float" office:value="0.455096072309911" calcext:value-type="float">
            <text:p>0,455096072309911</text:p>
          </table:table-cell>
          <table:table-cell office:value-type="float" office:value="0.57752241014848" calcext:value-type="float">
            <text:p>0,57752241014848</text:p>
          </table:table-cell>
          <table:table-cell office:value-type="float" office:value="0.542018799972961" calcext:value-type="float">
            <text:p>0,54201879997296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ylvAtri-ab-m-5mn-haz-cos-l20-r300-m14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0.843323181859" calcext:value-type="float">
            <text:p>10,843323181859</text:p>
          </table:table-cell>
          <table:table-cell office:value-type="float" office:value="488.187599344441" calcext:value-type="float">
            <text:p>488,187599344441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21-09-03T12:32:01.44" calcext:value-type="date">
            <text:p>2021-09-03 12:32:01</text:p>
          </table:table-cell>
          <table:table-cell office:value-type="float" office:value="2.076449" calcext:value-type="float">
            <text:p>2,076449</text:p>
          </table:table-cell>
          <table:table-cell office:value-type="string" calcext:value-type="string">
            <text:p>tmp\mcds-optanlr\SylvAtri-ab-m-5mn-haz-cos-l20-r300-m14-yzwrde7r</text:p>
          </table:table-cell>
          <table:table-cell office:value-type="float" office:value="248" calcext:value-type="float">
            <text:p>248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05263" calcext:value-type="float">
            <text:p>1,305263</text:p>
          </table:table-cell>
          <table:table-cell office:value-type="float" office:value="0.0834426" calcext:value-type="float">
            <text:p>0,0834426</text:p>
          </table:table-cell>
          <table:table-cell office:value-type="float" office:value="1.106318" calcext:value-type="float">
            <text:p>1,106318</text:p>
          </table:table-cell>
          <table:table-cell office:value-type="float" office:value="1.539984" calcext:value-type="float">
            <text:p>1,539984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95.0191570881226" calcext:value-type="float">
            <text:p>95,01915708812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635.21" calcext:value-type="float">
            <text:p>2635,21</text:p>
          </table:table-cell>
          <table:table-cell table:number-columns-repeated="2" office:value-type="float" office:value="0.007730365" calcext:value-type="float">
            <text:p>0,007730365</text:p>
          </table:table-cell>
          <table:table-cell table:number-columns-repeated="2"/>
          <table:table-cell office:value-type="float" office:value="0.0001621051" calcext:value-type="float">
            <text:p>0,0001621051</text:p>
          </table:table-cell>
          <table:table-cell office:value-type="float" office:value="0.2294169" calcext:value-type="float">
            <text:p>0,2294169</text:p>
          </table:table-cell>
          <table:table-cell office:value-type="float" office:value="0.0001037649" calcext:value-type="float">
            <text:p>0,0001037649</text:p>
          </table:table-cell>
          <table:table-cell office:value-type="float" office:value="0.0002532462" calcext:value-type="float">
            <text:p>0,0002532462</text:p>
          </table:table-cell>
          <table:table-cell office:value-type="float" office:value="243" calcext:value-type="float">
            <text:p>243</text:p>
          </table:table-cell>
          <table:table-cell office:value-type="float" office:value="0.1370853" calcext:value-type="float">
            <text:p>0,1370853</text:p>
          </table:table-cell>
          <table:table-cell office:value-type="float" office:value="0.2294169" calcext:value-type="float">
            <text:p>0,2294169</text:p>
          </table:table-cell>
          <table:table-cell office:value-type="float" office:value="0.08774948" calcext:value-type="float">
            <text:p>0,08774948</text:p>
          </table:table-cell>
          <table:table-cell office:value-type="float" office:value="0.2141594" calcext:value-type="float">
            <text:p>0,2141594</text:p>
          </table:table-cell>
          <table:table-cell office:value-type="float" office:value="243" calcext:value-type="float">
            <text:p>243</text:p>
          </table:table-cell>
          <table:table-cell office:value-type="float" office:value="111.0751" calcext:value-type="float">
            <text:p>111,0751</text:p>
          </table:table-cell>
          <table:table-cell office:value-type="float" office:value="0.1147085" calcext:value-type="float">
            <text:p>0,1147085</text:p>
          </table:table-cell>
          <table:table-cell office:value-type="float" office:value="88.67648" calcext:value-type="float">
            <text:p>88,67648</text:p>
          </table:table-cell>
          <table:table-cell office:value-type="float" office:value="139.1313" calcext:value-type="float">
            <text:p>139,1313</text:p>
          </table:table-cell>
          <table:table-cell office:value-type="float" office:value="243" calcext:value-type="float">
            <text:p>243</text:p>
          </table:table-cell>
          <table:table-cell office:value-type="float" office:value="2635.458" calcext:value-type="float">
            <text:p>2635,458</text:p>
          </table:table-cell>
          <table:table-cell office:value-type="float" office:value="2652.777" calcext:value-type="float">
            <text:p>2652,777</text:p>
          </table:table-cell>
          <table:table-cell office:value-type="float" office:value="-1312.605" calcext:value-type="float">
            <text:p>-1312,605</text:p>
          </table:table-cell>
          <table:table-cell office:value-type="float" office:value="0.7817914" calcext:value-type="float">
            <text:p>0,7817914</text:p>
          </table:table-cell>
          <table:table-cell office:value-type="float" office:value="0.8" calcext:value-type="float">
            <text:p>0,8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3.2497" calcext:value-type="float">
            <text:p>103,2497</text:p>
          </table:table-cell>
          <table:table-cell office:value-type="float" office:value="4.534401" calcext:value-type="float">
            <text:p>4,534401</text:p>
          </table:table-cell>
          <table:table-cell office:value-type="float" office:value="0.01808755" calcext:value-type="float">
            <text:p>0,01808755</text:p>
          </table:table-cell>
          <table:table-cell office:value-type="float" office:value="0.3444638" calcext:value-type="float">
            <text:p>0,3444638</text:p>
          </table:table-cell>
          <table:table-cell office:value-type="float" office:value="-0.1755891" calcext:value-type="float">
            <text:p>-0,1755891</text:p>
          </table:table-cell>
          <table:table-cell office:value-type="float" office:value="0.3367557" calcext:value-type="float">
            <text:p>0,3367557</text:p>
          </table:table-cell>
          <table:table-cell office:value-type="float" office:value="0.2441205" calcext:value-type="float">
            <text:p>0,2441205</text:p>
          </table:table-cell>
          <table:table-cell office:value-type="float" office:value="0.2097415" calcext:value-type="float">
            <text:p>0,2097415</text:p>
          </table:table-cell>
          <table:table-cell office:value-type="float" office:value="0.5406864" calcext:value-type="float">
            <text:p>0,5406864</text:p>
          </table:table-cell>
          <table:table-cell office:value-type="float" office:value="298.1967" calcext:value-type="float">
            <text:p>298,1967</text:p>
          </table:table-cell>
          <table:table-cell office:value-type="float" office:value="0.3367557" calcext:value-type="float">
            <text:p>0,3367557</text:p>
          </table:table-cell>
          <table:table-cell office:value-type="float" office:value="0.1165192" calcext:value-type="float">
            <text:p>0,1165192</text:p>
          </table:table-cell>
          <table:table-cell office:value-type="float" office:value="0.2441205" calcext:value-type="float">
            <text:p>0,2441205</text:p>
          </table:table-cell>
          <table:table-cell office:value-type="float" office:value="0.2097415" calcext:value-type="float">
            <text:p>0,2097415</text:p>
          </table:table-cell>
          <table:table-cell office:value-type="float" office:value="0.5406864" calcext:value-type="float">
            <text:p>0,5406864</text:p>
          </table:table-cell>
          <table:table-cell office:value-type="float" office:value="298.1967" calcext:value-type="float">
            <text:p>298,1967</text:p>
          </table:table-cell>
          <table:table-cell office:value-type="float" office:value="808" calcext:value-type="float">
            <text:p>808</text:p>
          </table:table-cell>
          <table:table-cell office:value-type="float" office:value="0.2441205" calcext:value-type="float">
            <text:p>0,2441205</text:p>
          </table:table-cell>
          <table:table-cell office:value-type="float" office:value="503" calcext:value-type="float">
            <text:p>503</text:p>
          </table:table-cell>
          <table:table-cell office:value-type="float" office:value="1298" calcext:value-type="float">
            <text:p>1298</text:p>
          </table:table-cell>
          <table:table-cell office:value-type="float" office:value="298.1967" calcext:value-type="float">
            <text:p>298,1967</text:p>
          </table:table-cell>
          <table:table-cell office:value-type="float" office:value="0.371851858729909" calcext:value-type="float">
            <text:p>0,371851858729909</text:p>
          </table:table-cell>
          <table:table-cell office:value-type="float" office:value="0.353405179429509" calcext:value-type="float">
            <text:p>0,353405179429509</text:p>
          </table:table-cell>
          <table:table-cell office:value-type="float" office:value="0.331919938770927" calcext:value-type="float">
            <text:p>0,331919938770927</text:p>
          </table:table-cell>
          <table:table-cell office:value-type="float" office:value="0.229138841028752" calcext:value-type="float">
            <text:p>0,229138841028752</text:p>
          </table:table-cell>
          <table:table-cell office:value-type="float" office:value="0.40804689097115" calcext:value-type="float">
            <text:p>0,40804689097115</text:p>
          </table:table-cell>
          <table:table-cell office:value-type="float" office:value="0.384814263192538" calcext:value-type="float">
            <text:p>0,3848142631925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4.0798534389418" calcext:value-type="float">
            <text:p>24,0798534389418</text:p>
          </table:table-cell>
          <table:table-cell office:value-type="float" office:value="229.82377350828" calcext:value-type="float">
            <text:p>229,823773508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ylvAtri-ab-m-5mn-haz-cos-la-ra-m10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office:value-type="float" office:value="10.843323181859" calcext:value-type="float">
            <text:p>10,843323181859</text:p>
          </table:table-cell>
          <table:table-cell office:value-type="float" office:value="488.187599344441" calcext:value-type="float">
            <text:p>488,187599344441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24.0798534389418" calcext:value-type="float">
            <text:p>24,0798534389418</text:p>
          </table:table-cell>
          <table:table-cell office:value-type="float" office:value="229.82377350828" calcext:value-type="float">
            <text:p>229,8237735082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21-09-03T12:32:02.06" calcext:value-type="date">
            <text:p>2021-09-03 12:32:02</text:p>
          </table:table-cell>
          <table:table-cell office:value-type="float" office:value="3.445786" calcext:value-type="float">
            <text:p>3,445786</text:p>
          </table:table-cell>
          <table:table-cell office:value-type="string" calcext:value-type="string">
            <text:p>tmp\mcds-optanlr\SylvAtri-ab-m-5mn-haz-cos-la-ra-m10-kh552o3z</text:p>
          </table:table-cell>
          <table:table-cell office:value-type="float" office:value="235" calcext:value-type="float">
            <text:p>235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236842" calcext:value-type="float">
            <text:p>1,236842</text:p>
          </table:table-cell>
          <table:table-cell office:value-type="float" office:value="0.08486895" calcext:value-type="float">
            <text:p>0,08486895</text:p>
          </table:table-cell>
          <table:table-cell office:value-type="float" office:value="1.045377" calcext:value-type="float">
            <text:p>1,045377</text:p>
          </table:table-cell>
          <table:table-cell office:value-type="float" office:value="1.463375" calcext:value-type="float">
            <text:p>1,463375</text:p>
          </table:table-cell>
          <table:table-cell office:value-type="float" office:value="95" calcext:value-type="float">
            <text:p>95</text:p>
          </table:table-cell>
          <table:table-cell office:value-type="float" office:value="24.0799" calcext:value-type="float">
            <text:p>24,0799</text:p>
          </table:table-cell>
          <table:table-cell office:value-type="float" office:value="229.824" calcext:value-type="float">
            <text:p>229,824</text:p>
          </table:table-cell>
          <table:table-cell office:value-type="float" office:value="90.0383141762452" calcext:value-type="float">
            <text:p>90,03831417624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30.094" calcext:value-type="float">
            <text:p>2430,094</text:p>
          </table:table-cell>
          <table:table-cell table:number-columns-repeated="2" office:value-type="float" office:value="0.618908" calcext:value-type="float">
            <text:p>0,618908</text:p>
          </table:table-cell>
          <table:table-cell table:number-columns-repeated="2"/>
          <table:table-cell office:value-type="float" office:value="0.0001943263" calcext:value-type="float">
            <text:p>0,0001943263</text:p>
          </table:table-cell>
          <table:table-cell office:value-type="float" office:value="0.2285424" calcext:value-type="float">
            <text:p>0,2285424</text:p>
          </table:table-cell>
          <table:table-cell office:value-type="float" office:value="0.0001245832" calcext:value-type="float">
            <text:p>0,0001245832</text:p>
          </table:table-cell>
          <table:table-cell office:value-type="float" office:value="0.0003031124" calcext:value-type="float">
            <text:p>0,0003031124</text:p>
          </table:table-cell>
          <table:table-cell office:value-type="float" office:value="232" calcext:value-type="float">
            <text:p>232</text:p>
          </table:table-cell>
          <table:table-cell office:value-type="float" office:value="0.1948532" calcext:value-type="float">
            <text:p>0,1948532</text:p>
          </table:table-cell>
          <table:table-cell office:value-type="float" office:value="0.2285424" calcext:value-type="float">
            <text:p>0,2285424</text:p>
          </table:table-cell>
          <table:table-cell office:value-type="float" office:value="0.124921" calcext:value-type="float">
            <text:p>0,124921</text:p>
          </table:table-cell>
          <table:table-cell office:value-type="float" office:value="0.3039342" calcext:value-type="float">
            <text:p>0,3039342</text:p>
          </table:table-cell>
          <table:table-cell office:value-type="float" office:value="232" calcext:value-type="float">
            <text:p>232</text:p>
          </table:table-cell>
          <table:table-cell office:value-type="float" office:value="101.4493" calcext:value-type="float">
            <text:p>101,4493</text:p>
          </table:table-cell>
          <table:table-cell office:value-type="float" office:value="0.1142712" calcext:value-type="float">
            <text:p>0,1142712</text:p>
          </table:table-cell>
          <table:table-cell office:value-type="float" office:value="81.05656" calcext:value-type="float">
            <text:p>81,05656</text:p>
          </table:table-cell>
          <table:table-cell office:value-type="float" office:value="126.9726" calcext:value-type="float">
            <text:p>126,9726</text:p>
          </table:table-cell>
          <table:table-cell office:value-type="float" office:value="232" calcext:value-type="float">
            <text:p>232</text:p>
          </table:table-cell>
          <table:table-cell office:value-type="float" office:value="2430.198" calcext:value-type="float">
            <text:p>2430,198</text:p>
          </table:table-cell>
          <table:table-cell office:value-type="float" office:value="2440.472" calcext:value-type="float">
            <text:p>2440,472</text:p>
          </table:table-cell>
          <table:table-cell office:value-type="float" office:value="-1212.047" calcext:value-type="float">
            <text:p>-1212,047</text:p>
          </table:table-cell>
          <table:table-cell office:value-type="float" office:value="0.630213" calcext:value-type="float">
            <text:p>0,630213</text:p>
          </table:table-cell>
          <table:table-cell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1.2799" calcext:value-type="float">
            <text:p>101,2799</text:p>
          </table:table-cell>
          <table:table-cell office:value-type="float" office:value="4.352005" calcext:value-type="float">
            <text:p>4,352005</text:p>
          </table:table-cell>
          <table:table-cell office:value-type="float" office:value="0.29586" calcext:value-type="float">
            <text:p>0,29586</text:p>
          </table:table-cell>
          <table:table-cell table:number-columns-repeated="2"/>
          <table:table-cell office:value-type="float" office:value="0.3825305" calcext:value-type="float">
            <text:p>0,3825305</text:p>
          </table:table-cell>
          <table:table-cell office:value-type="float" office:value="0.2437917" calcext:value-type="float">
            <text:p>0,2437917</text:p>
          </table:table-cell>
          <table:table-cell office:value-type="float" office:value="0.2383813" calcext:value-type="float">
            <text:p>0,2383813</text:p>
          </table:table-cell>
          <table:table-cell office:value-type="float" office:value="0.6138467" calcext:value-type="float">
            <text:p>0,6138467</text:p>
          </table:table-cell>
          <table:table-cell office:value-type="float" office:value="287.066" calcext:value-type="float">
            <text:p>287,066</text:p>
          </table:table-cell>
          <table:table-cell office:value-type="float" office:value="0.3825305" calcext:value-type="float">
            <text:p>0,3825305</text:p>
          </table:table-cell>
          <table:table-cell office:value-type="float" office:value="0" calcext:value-type="float">
            <text:p>0</text:p>
          </table:table-cell>
          <table:table-cell office:value-type="float" office:value="0.2437917" calcext:value-type="float">
            <text:p>0,2437917</text:p>
          </table:table-cell>
          <table:table-cell office:value-type="float" office:value="0.2383813" calcext:value-type="float">
            <text:p>0,2383813</text:p>
          </table:table-cell>
          <table:table-cell office:value-type="float" office:value="0.6138467" calcext:value-type="float">
            <text:p>0,6138467</text:p>
          </table:table-cell>
          <table:table-cell office:value-type="float" office:value="287.066" calcext:value-type="float">
            <text:p>287,066</text:p>
          </table:table-cell>
          <table:table-cell office:value-type="float" office:value="918" calcext:value-type="float">
            <text:p>918</text:p>
          </table:table-cell>
          <table:table-cell office:value-type="float" office:value="0.2437917" calcext:value-type="float">
            <text:p>0,2437917</text:p>
          </table:table-cell>
          <table:table-cell office:value-type="float" office:value="572" calcext:value-type="float">
            <text:p>572</text:p>
          </table:table-cell>
          <table:table-cell office:value-type="float" office:value="1473" calcext:value-type="float">
            <text:p>1473</text:p>
          </table:table-cell>
          <table:table-cell office:value-type="float" office:value="287.066" calcext:value-type="float">
            <text:p>287,066</text:p>
          </table:table-cell>
          <table:table-cell office:value-type="float" office:value="0.637998262239431" calcext:value-type="float">
            <text:p>0,637998262239431</text:p>
          </table:table-cell>
          <table:table-cell office:value-type="float" office:value="0.603261955993158" calcext:value-type="float">
            <text:p>0,603261955993158</text:p>
          </table:table-cell>
          <table:table-cell office:value-type="float" office:value="0.572099598857085" calcext:value-type="float">
            <text:p>0,572099598857085</text:p>
          </table:table-cell>
          <table:table-cell office:value-type="float" office:value="0.63558014373472" calcext:value-type="float">
            <text:p>0,63558014373472</text:p>
          </table:table-cell>
          <table:table-cell office:value-type="float" office:value="0.637019869132463" calcext:value-type="float">
            <text:p>0,637019869132463</text:p>
          </table:table-cell>
          <table:table-cell office:value-type="float" office:value="0.617303892471937" calcext:value-type="float">
            <text:p>0,61730389247193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3"/>
          <table:table-cell office:value-type="string" calcext:value-type="string">
            <text:p>SylvAtri-ab-m-10mn-hno-cos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1.21209447400735" calcext:value-type="float">
            <text:p>1,21209447400735</text:p>
          </table:table-cell>
          <table:table-cell office:value-type="float" office:value="511.40974530097" calcext:value-type="float">
            <text:p>511,40974530097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" office:value-type="date" office:date-value="2021-09-03T12:32:02.07" calcext:value-type="date">
            <text:p>2021-09-03 12:32:02</text:p>
          </table:table-cell>
          <table:table-cell office:value-type="float" office:value="2.896254" calcext:value-type="float">
            <text:p>2,896254</text:p>
          </table:table-cell>
          <table:table-cell office:value-type="string" calcext:value-type="string">
            <text:p>tmp\mcds-optanlr\SylvAtri-ab-m-10mn-hno-cos-wb_dzlhq</text:p>
          </table:table-cell>
          <table:table-cell office:value-type="float" office:value="388" calcext:value-type="float">
            <text:p>388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42105" calcext:value-type="float">
            <text:p>2,042105</text:p>
          </table:table-cell>
          <table:table-cell office:value-type="float" office:value="0.07074273" calcext:value-type="float">
            <text:p>0,07074273</text:p>
          </table:table-cell>
          <table:table-cell office:value-type="float" office:value="1.774847" calcext:value-type="float">
            <text:p>1,774847</text:p>
          </table:table-cell>
          <table:table-cell office:value-type="float" office:value="2.349607" calcext:value-type="float">
            <text:p>2,34960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511.4098" calcext:value-type="float">
            <text:p>511,4098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2.3810000000003" calcext:value-type="float">
            <text:p>12,3810000000003</text:p>
          </table:table-cell>
          <table:table-cell office:value-type="float" office:value="4361.247" calcext:value-type="float">
            <text:p>4361,247</text:p>
          </table:table-cell>
          <table:table-cell office:value-type="float" office:value="0.0001157522" calcext:value-type="float">
            <text:p>0,0001157522</text:p>
          </table:table-cell>
          <table:table-cell office:value-type="float" office:value="0.04806817" calcext:value-type="float">
            <text:p>0,04806817</text:p>
          </table:table-cell>
          <table:table-cell office:value-type="float" office:value="0.002500296" calcext:value-type="float">
            <text:p>0,002500296</text:p>
          </table:table-cell>
          <table:table-cell office:value-type="float" office:value="0.0001157522" calcext:value-type="float">
            <text:p>0,0001157522</text:p>
          </table:table-cell>
          <table:table-cell office:value-type="float" office:value="0.0001239454" calcext:value-type="float">
            <text:p>0,0001239454</text:p>
          </table:table-cell>
          <table:table-cell office:value-type="float" office:value="0.04041545" calcext:value-type="float">
            <text:p>0,04041545</text:p>
          </table:table-cell>
          <table:table-cell office:value-type="float" office:value="0.0001144813" calcext:value-type="float">
            <text:p>0,0001144813</text:p>
          </table:table-cell>
          <table:table-cell office:value-type="float" office:value="0.0001341919" calcext:value-type="float">
            <text:p>0,0001341919</text:p>
          </table:table-cell>
          <table:table-cell office:value-type="float" office:value="386" calcext:value-type="float">
            <text:p>386</text:p>
          </table:table-cell>
          <table:table-cell office:value-type="float" office:value="0.06169665" calcext:value-type="float">
            <text:p>0,06169665</text:p>
          </table:table-cell>
          <table:table-cell office:value-type="float" office:value="0.04041545" calcext:value-type="float">
            <text:p>0,04041545</text:p>
          </table:table-cell>
          <table:table-cell office:value-type="float" office:value="0.05698568" calcext:value-type="float">
            <text:p>0,05698568</text:p>
          </table:table-cell>
          <table:table-cell office:value-type="float" office:value="0.06679706" calcext:value-type="float">
            <text:p>0,06679706</text:p>
          </table:table-cell>
          <table:table-cell office:value-type="float" office:value="386" calcext:value-type="float">
            <text:p>386</text:p>
          </table:table-cell>
          <table:table-cell office:value-type="float" office:value="127.0281" calcext:value-type="float">
            <text:p>127,0281</text:p>
          </table:table-cell>
          <table:table-cell office:value-type="float" office:value="0.02020773" calcext:value-type="float">
            <text:p>0,02020773</text:p>
          </table:table-cell>
          <table:table-cell office:value-type="float" office:value="122.0806" calcext:value-type="float">
            <text:p>122,0806</text:p>
          </table:table-cell>
          <table:table-cell office:value-type="float" office:value="132.1761" calcext:value-type="float">
            <text:p>132,1761</text:p>
          </table:table-cell>
          <table:table-cell office:value-type="float" office:value="386" calcext:value-type="float">
            <text:p>386</text:p>
          </table:table-cell>
          <table:table-cell office:value-type="float" office:value="4361.278" calcext:value-type="float">
            <text:p>4361,278</text:p>
          </table:table-cell>
          <table:table-cell office:value-type="float" office:value="4369.169" calcext:value-type="float">
            <text:p>4369,169</text:p>
          </table:table-cell>
          <table:table-cell office:value-type="float" office:value="-2178.624" calcext:value-type="float">
            <text:p>-2178,624</text:p>
          </table:table-cell>
          <table:table-cell office:value-type="float" office:value="0.005765465" calcext:value-type="float">
            <text:p>0,005765465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5.3032" calcext:value-type="float">
            <text:p>125,3032</text:p>
          </table:table-cell>
          <table:table-cell office:value-type="float" office:value="0.7324798" calcext:value-type="float">
            <text:p>0,7324798</text:p>
          </table:table-cell>
          <table:table-cell table:number-columns-repeated="3"/>
          <table:table-cell office:value-type="float" office:value="0.4028364" calcext:value-type="float">
            <text:p>0,4028364</text:p>
          </table:table-cell>
          <table:table-cell office:value-type="float" office:value="0.08147357" calcext:value-type="float">
            <text:p>0,08147357</text:p>
          </table:table-cell>
          <table:table-cell office:value-type="float" office:value="0.3430635" calcext:value-type="float">
            <text:p>0,3430635</text:p>
          </table:table-cell>
          <table:table-cell office:value-type="float" office:value="0.4730235" calcext:value-type="float">
            <text:p>0,4730235</text:p>
          </table:table-cell>
          <table:table-cell office:value-type="float" office:value="162.8635" calcext:value-type="float">
            <text:p>162,8635</text:p>
          </table:table-cell>
          <table:table-cell office:value-type="float" office:value="0.4028364" calcext:value-type="float">
            <text:p>0,4028364</text:p>
          </table:table-cell>
          <table:table-cell office:value-type="float" office:value="0" calcext:value-type="float">
            <text:p>0</text:p>
          </table:table-cell>
          <table:table-cell office:value-type="float" office:value="0.08147357" calcext:value-type="float">
            <text:p>0,08147357</text:p>
          </table:table-cell>
          <table:table-cell office:value-type="float" office:value="0.3430635" calcext:value-type="float">
            <text:p>0,3430635</text:p>
          </table:table-cell>
          <table:table-cell office:value-type="float" office:value="0.4730235" calcext:value-type="float">
            <text:p>0,4730235</text:p>
          </table:table-cell>
          <table:table-cell office:value-type="float" office:value="162.8635" calcext:value-type="float">
            <text:p>162,8635</text:p>
          </table:table-cell>
          <table:table-cell office:value-type="float" office:value="967" calcext:value-type="float">
            <text:p>967</text:p>
          </table:table-cell>
          <table:table-cell office:value-type="float" office:value="0.08147357" calcext:value-type="float">
            <text:p>0,08147357</text:p>
          </table:table-cell>
          <table:table-cell office:value-type="float" office:value="823" calcext:value-type="float">
            <text:p>823</text:p>
          </table:table-cell>
          <table:table-cell office:value-type="float" office:value="1135" calcext:value-type="float">
            <text:p>1135</text:p>
          </table:table-cell>
          <table:table-cell office:value-type="float" office:value="162.8635" calcext:value-type="float">
            <text:p>162,8635</text:p>
          </table:table-cell>
          <table:table-cell office:value-type="float" office:value="0.0671598877666771" calcext:value-type="float">
            <text:p>0,067159887766677</text:p>
          </table:table-cell>
          <table:table-cell office:value-type="float" office:value="0.06518550409143" calcext:value-type="float">
            <text:p>0,06518550409143</text:p>
          </table:table-cell>
          <table:table-cell office:value-type="float" office:value="0.064200392972284" calcext:value-type="float">
            <text:p>0,064200392972284</text:p>
          </table:table-cell>
          <table:table-cell office:value-type="float" office:value="0.0303153351024029" calcext:value-type="float">
            <text:p>0,030315335102403</text:p>
          </table:table-cell>
          <table:table-cell office:value-type="float" office:value="0.049411212253883" calcext:value-type="float">
            <text:p>0,049411212253883</text:p>
          </table:table-cell>
          <table:table-cell office:value-type="float" office:value="0.0931959379859614" calcext:value-type="float">
            <text:p>0,0931959379859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ylvAtri-ab-m-10mn-hno-cos-l10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1.21209447400735" calcext:value-type="float">
            <text:p>1,21209447400735</text:p>
          </table:table-cell>
          <table:table-cell office:value-type="float" office:value="511.40974530097" calcext:value-type="float">
            <text:p>511,40974530097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date" office:date-value="2021-09-03T12:32:02.11" calcext:value-type="date">
            <text:p>2021-09-03 12:32:02</text:p>
          </table:table-cell>
          <table:table-cell office:value-type="float" office:value="3.940462" calcext:value-type="float">
            <text:p>3,940462</text:p>
          </table:table-cell>
          <table:table-cell office:value-type="string" calcext:value-type="string">
            <text:p>tmp\mcds-optanlr\SylvAtri-ab-m-10mn-hno-cos-l10-r9_kd0f6</text:p>
          </table:table-cell>
          <table:table-cell office:value-type="float" office:value="386" calcext:value-type="float">
            <text:p>386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31579" calcext:value-type="float">
            <text:p>2,031579</text:p>
          </table:table-cell>
          <table:table-cell office:value-type="float" office:value="0.07121622" calcext:value-type="float">
            <text:p>0,07121622</text:p>
          </table:table-cell>
          <table:table-cell office:value-type="float" office:value="1.764046" calcext:value-type="float">
            <text:p>1,764046</text:p>
          </table:table-cell>
          <table:table-cell office:value-type="float" office:value="2.339686" calcext:value-type="float">
            <text:p>2,33968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511.4098" calcext:value-type="float">
            <text:p>511,4098</text:p>
          </table:table-cell>
          <table:table-cell office:value-type="float" office:value="99.4845360824742" calcext:value-type="float">
            <text:p>99,4845360824742</text:p>
          </table:table-cell>
          <table:table-cell office:value-type="float" office:value="2" calcext:value-type="float">
            <text:p>2</text:p>
          </table:table-cell>
          <table:table-cell office:value-type="float" office:value="12.3270000000002" calcext:value-type="float">
            <text:p>12,3270000000002</text:p>
          </table:table-cell>
          <table:table-cell office:value-type="float" office:value="4325.1" calcext:value-type="float">
            <text:p>4325,1</text:p>
          </table:table-cell>
          <table:table-cell office:value-type="float" office:value="0.00002753735" calcext:value-type="float">
            <text:p>2,753735E-05</text:p>
          </table:table-cell>
          <table:table-cell office:value-type="float" office:value="0.01536965" calcext:value-type="float">
            <text:p>0,01536965</text:p>
          </table:table-cell>
          <table:table-cell office:value-type="float" office:value="0.0001756549" calcext:value-type="float">
            <text:p>0,0001756549</text:p>
          </table:table-cell>
          <table:table-cell office:value-type="float" office:value="0.00002753735" calcext:value-type="float">
            <text:p>2,753735E-05</text:p>
          </table:table-cell>
          <table:table-cell office:value-type="float" office:value="0.0001248077" calcext:value-type="float">
            <text:p>0,0001248077</text:p>
          </table:table-cell>
          <table:table-cell office:value-type="float" office:value="0.04067384" calcext:value-type="float">
            <text:p>0,04067384</text:p>
          </table:table-cell>
          <table:table-cell office:value-type="float" office:value="0.0001152192" calcext:value-type="float">
            <text:p>0,0001152192</text:p>
          </table:table-cell>
          <table:table-cell office:value-type="float" office:value="0.0001351943" calcext:value-type="float">
            <text:p>0,0001351943</text:p>
          </table:table-cell>
          <table:table-cell office:value-type="float" office:value="384" calcext:value-type="float">
            <text:p>384</text:p>
          </table:table-cell>
          <table:table-cell office:value-type="float" office:value="0.06127036" calcext:value-type="float">
            <text:p>0,06127036</text:p>
          </table:table-cell>
          <table:table-cell office:value-type="float" office:value="0.04067384" calcext:value-type="float">
            <text:p>0,04067384</text:p>
          </table:table-cell>
          <table:table-cell office:value-type="float" office:value="0.05656317" calcext:value-type="float">
            <text:p>0,05656317</text:p>
          </table:table-cell>
          <table:table-cell office:value-type="float" office:value="0.0663693" calcext:value-type="float">
            <text:p>0,0663693</text:p>
          </table:table-cell>
          <table:table-cell office:value-type="float" office:value="384" calcext:value-type="float">
            <text:p>384</text:p>
          </table:table-cell>
          <table:table-cell office:value-type="float" office:value="126.5885" calcext:value-type="float">
            <text:p>126,5885</text:p>
          </table:table-cell>
          <table:table-cell office:value-type="float" office:value="0.02033692" calcext:value-type="float">
            <text:p>0,02033692</text:p>
          </table:table-cell>
          <table:table-cell office:value-type="float" office:value="121.6271" calcext:value-type="float">
            <text:p>121,6271</text:p>
          </table:table-cell>
          <table:table-cell office:value-type="float" office:value="131.7522" calcext:value-type="float">
            <text:p>131,7522</text:p>
          </table:table-cell>
          <table:table-cell office:value-type="float" office:value="384" calcext:value-type="float">
            <text:p>384</text:p>
          </table:table-cell>
          <table:table-cell office:value-type="float" office:value="4325.131" calcext:value-type="float">
            <text:p>4325,131</text:p>
          </table:table-cell>
          <table:table-cell office:value-type="float" office:value="4333.012" calcext:value-type="float">
            <text:p>4333,012</text:p>
          </table:table-cell>
          <table:table-cell office:value-type="float" office:value="-2160.55" calcext:value-type="float">
            <text:p>-2160,55</text:p>
          </table:table-cell>
          <table:table-cell office:value-type="float" office:value="0.005341826" calcext:value-type="float">
            <text:p>0,005341826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5.2684" calcext:value-type="float">
            <text:p>125,2684</text:p>
          </table:table-cell>
          <table:table-cell office:value-type="float" office:value="0.7329527" calcext:value-type="float">
            <text:p>0,7329527</text:p>
          </table:table-cell>
          <table:table-cell table:number-columns-repeated="3"/>
          <table:table-cell office:value-type="float" office:value="0.4035482" calcext:value-type="float">
            <text:p>0,4035482</text:p>
          </table:table-cell>
          <table:table-cell office:value-type="float" office:value="0.08201287" calcext:value-type="float">
            <text:p>0,08201287</text:p>
          </table:table-cell>
          <table:table-cell office:value-type="float" office:value="0.3433056" calcext:value-type="float">
            <text:p>0,3433056</text:p>
          </table:table-cell>
          <table:table-cell office:value-type="float" office:value="0.474362" calcext:value-type="float">
            <text:p>0,474362</text:p>
          </table:table-cell>
          <table:table-cell office:value-type="float" office:value="162.7991" calcext:value-type="float">
            <text:p>162,7991</text:p>
          </table:table-cell>
          <table:table-cell office:value-type="float" office:value="0.4035482" calcext:value-type="float">
            <text:p>0,4035482</text:p>
          </table:table-cell>
          <table:table-cell office:value-type="float" office:value="0" calcext:value-type="float">
            <text:p>0</text:p>
          </table:table-cell>
          <table:table-cell office:value-type="float" office:value="0.08201287" calcext:value-type="float">
            <text:p>0,08201287</text:p>
          </table:table-cell>
          <table:table-cell office:value-type="float" office:value="0.3433056" calcext:value-type="float">
            <text:p>0,3433056</text:p>
          </table:table-cell>
          <table:table-cell office:value-type="float" office:value="0.474362" calcext:value-type="float">
            <text:p>0,474362</text:p>
          </table:table-cell>
          <table:table-cell office:value-type="float" office:value="162.7991" calcext:value-type="float">
            <text:p>162,7991</text:p>
          </table:table-cell>
          <table:table-cell office:value-type="float" office:value="969" calcext:value-type="float">
            <text:p>969</text:p>
          </table:table-cell>
          <table:table-cell office:value-type="float" office:value="0.08201287" calcext:value-type="float">
            <text:p>0,08201287</text:p>
          </table:table-cell>
          <table:table-cell office:value-type="float" office:value="824" calcext:value-type="float">
            <text:p>824</text:p>
          </table:table-cell>
          <table:table-cell office:value-type="float" office:value="1138" calcext:value-type="float">
            <text:p>1138</text:p>
          </table:table-cell>
          <table:table-cell office:value-type="float" office:value="162.7991" calcext:value-type="float">
            <text:p>162,7991</text:p>
          </table:table-cell>
          <table:table-cell office:value-type="float" office:value="0.0540632332768464" calcext:value-type="float">
            <text:p>0,054063233276847</text:p>
          </table:table-cell>
          <table:table-cell office:value-type="float" office:value="0.0524712247589184" calcext:value-type="float">
            <text:p>0,052471224758919</text:p>
          </table:table-cell>
          <table:table-cell office:value-type="float" office:value="0.05167565366712" calcext:value-type="float">
            <text:p>0,05167565366712</text:p>
          </table:table-cell>
          <table:table-cell office:value-type="float" office:value="0.020954607547211" calcext:value-type="float">
            <text:p>0,020954607547211</text:p>
          </table:table-cell>
          <table:table-cell office:value-type="float" office:value="0.0404809299322723" calcext:value-type="float">
            <text:p>0,040480929932272</text:p>
          </table:table-cell>
          <table:table-cell office:value-type="float" office:value="0.0770739459620148" calcext:value-type="float">
            <text:p>0,0770739459620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SylvAtri-ab-m-10mn-hno-cos-r280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1.21209447400735" calcext:value-type="float">
            <text:p>1,21209447400735</text:p>
          </table:table-cell>
          <table:table-cell office:value-type="float" office:value="511.40974530097" calcext:value-type="float">
            <text:p>511,40974530097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1-09-03T12:32:02.12" calcext:value-type="date">
            <text:p>2021-09-03 12:32:02</text:p>
          </table:table-cell>
          <table:table-cell office:value-type="float" office:value="4.204757" calcext:value-type="float">
            <text:p>4,204757</text:p>
          </table:table-cell>
          <table:table-cell office:value-type="string" calcext:value-type="string">
            <text:p>tmp\mcds-optanlr\SylvAtri-ab-m-10mn-hno-cos-r280-j7_5b9uq</text:p>
          </table:table-cell>
          <table:table-cell office:value-type="float" office:value="370" calcext:value-type="float">
            <text:p>370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47368" calcext:value-type="float">
            <text:p>1,947368</text:p>
          </table:table-cell>
          <table:table-cell office:value-type="float" office:value="0.07209021" calcext:value-type="float">
            <text:p>0,07209021</text:p>
          </table:table-cell>
          <table:table-cell office:value-type="float" office:value="1.688005" calcext:value-type="float">
            <text:p>1,688005</text:p>
          </table:table-cell>
          <table:table-cell office:value-type="float" office:value="2.246584" calcext:value-type="float">
            <text:p>2,24658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95.3608247422681" calcext:value-type="float">
            <text:p>95,3608247422681</text:p>
          </table:table-cell>
          <table:table-cell office:value-type="float" office:value="4" calcext:value-type="float">
            <text:p>4</text:p>
          </table:table-cell>
          <table:table-cell office:value-type="float" office:value="2.14599999999973" calcext:value-type="float">
            <text:p>2,14599999999973</text:p>
          </table:table-cell>
          <table:table-cell office:value-type="float" office:value="4007.984" calcext:value-type="float">
            <text:p>4007,984</text:p>
          </table:table-cell>
          <table:table-cell office:value-type="float" office:value="0.03484571" calcext:value-type="float">
            <text:p>0,03484571</text:p>
          </table:table-cell>
          <table:table-cell office:value-type="float" office:value="0.02676785" calcext:value-type="float">
            <text:p>0,02676785</text:p>
          </table:table-cell>
          <table:table-cell office:value-type="float" office:value="0.002315223" calcext:value-type="float">
            <text:p>0,002315223</text:p>
          </table:table-cell>
          <table:table-cell office:value-type="float" office:value="0.03484571" calcext:value-type="float">
            <text:p>0,03484571</text:p>
          </table:table-cell>
          <table:table-cell office:value-type="float" office:value="0.0001381703" calcext:value-type="float">
            <text:p>0,0001381703</text:p>
          </table:table-cell>
          <table:table-cell office:value-type="float" office:value="0.1778405" calcext:value-type="float">
            <text:p>0,1778405</text:p>
          </table:table-cell>
          <table:table-cell office:value-type="float" office:value="0.0000976596" calcext:value-type="float">
            <text:p>9,76596E-05</text:p>
          </table:table-cell>
          <table:table-cell office:value-type="float" office:value="0.0001954854" calcext:value-type="float">
            <text:p>0,0001954854</text:p>
          </table:table-cell>
          <table:table-cell office:value-type="float" office:value="366" calcext:value-type="float">
            <text:p>366</text:p>
          </table:table-cell>
          <table:table-cell office:value-type="float" office:value="0.1846288" calcext:value-type="float">
            <text:p>0,1846288</text:p>
          </table:table-cell>
          <table:table-cell office:value-type="float" office:value="0.1778405" calcext:value-type="float">
            <text:p>0,1778405</text:p>
          </table:table-cell>
          <table:table-cell office:value-type="float" office:value="0.1304968" calcext:value-type="float">
            <text:p>0,1304968</text:p>
          </table:table-cell>
          <table:table-cell office:value-type="float" office:value="0.2612155" calcext:value-type="float">
            <text:p>0,2612155</text:p>
          </table:table-cell>
          <table:table-cell office:value-type="float" office:value="366" calcext:value-type="float">
            <text:p>366</text:p>
          </table:table-cell>
          <table:table-cell office:value-type="float" office:value="120.3117" calcext:value-type="float">
            <text:p>120,3117</text:p>
          </table:table-cell>
          <table:table-cell office:value-type="float" office:value="0.08892027" calcext:value-type="float">
            <text:p>0,08892027</text:p>
          </table:table-cell>
          <table:table-cell office:value-type="float" office:value="101.0455" calcext:value-type="float">
            <text:p>101,0455</text:p>
          </table:table-cell>
          <table:table-cell office:value-type="float" office:value="143.2513" calcext:value-type="float">
            <text:p>143,2513</text:p>
          </table:table-cell>
          <table:table-cell office:value-type="float" office:value="366" calcext:value-type="float">
            <text:p>366</text:p>
          </table:table-cell>
          <table:table-cell office:value-type="float" office:value="4008.094" calcext:value-type="float">
            <text:p>4008,094</text:p>
          </table:table-cell>
          <table:table-cell office:value-type="float" office:value="4023.638" calcext:value-type="float">
            <text:p>4023,638</text:p>
          </table:table-cell>
          <table:table-cell office:value-type="float" office:value="-1999.992" calcext:value-type="float">
            <text:p>-1999,992</text:p>
          </table:table-cell>
          <table:table-cell office:value-type="float" office:value="0.484616" calcext:value-type="float">
            <text:p>0,484616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0.41735" calcext:value-type="float">
            <text:p>90,41735</text:p>
          </table:table-cell>
          <table:table-cell office:value-type="float" office:value="0.2161692" calcext:value-type="float">
            <text:p>0,2161692</text:p>
          </table:table-cell>
          <table:table-cell office:value-type="float" office:value="-0.06034803" calcext:value-type="float">
            <text:p>-0,06034803</text:p>
          </table:table-cell>
          <table:table-cell office:value-type="float" office:value="-0.08640115" calcext:value-type="float">
            <text:p>-0,08640115</text:p>
          </table:table-cell>
          <table:table-cell/>
          <table:table-cell office:value-type="float" office:value="0.4282357" calcext:value-type="float">
            <text:p>0,4282357</text:p>
          </table:table-cell>
          <table:table-cell office:value-type="float" office:value="0.1918965" calcext:value-type="float">
            <text:p>0,1918965</text:p>
          </table:table-cell>
          <table:table-cell office:value-type="float" office:value="0.2946983" calcext:value-type="float">
            <text:p>0,2946983</text:p>
          </table:table-cell>
          <table:table-cell office:value-type="float" office:value="0.6222832" calcext:value-type="float">
            <text:p>0,6222832</text:p>
          </table:table-cell>
          <table:table-cell office:value-type="float" office:value="449.4143" calcext:value-type="float">
            <text:p>449,4143</text:p>
          </table:table-cell>
          <table:table-cell office:value-type="float" office:value="0.4282357" calcext:value-type="float">
            <text:p>0,4282357</text:p>
          </table:table-cell>
          <table:table-cell office:value-type="float" office:value="0.0845665" calcext:value-type="float">
            <text:p>0,0845665</text:p>
          </table:table-cell>
          <table:table-cell office:value-type="float" office:value="0.1918965" calcext:value-type="float">
            <text:p>0,1918965</text:p>
          </table:table-cell>
          <table:table-cell office:value-type="float" office:value="0.2946983" calcext:value-type="float">
            <text:p>0,2946983</text:p>
          </table:table-cell>
          <table:table-cell office:value-type="float" office:value="0.6222832" calcext:value-type="float">
            <text:p>0,6222832</text:p>
          </table:table-cell>
          <table:table-cell office:value-type="float" office:value="449.4143" calcext:value-type="float">
            <text:p>449,4143</text:p>
          </table:table-cell>
          <table:table-cell office:value-type="float" office:value="1028" calcext:value-type="float">
            <text:p>1028</text:p>
          </table:table-cell>
          <table:table-cell office:value-type="float" office:value="0.1918965" calcext:value-type="float">
            <text:p>0,1918965</text:p>
          </table:table-cell>
          <table:table-cell office:value-type="float" office:value="707" calcext:value-type="float">
            <text:p>707</text:p>
          </table:table-cell>
          <table:table-cell office:value-type="float" office:value="1493" calcext:value-type="float">
            <text:p>1493</text:p>
          </table:table-cell>
          <table:table-cell office:value-type="float" office:value="449.4143" calcext:value-type="float">
            <text:p>449,4143</text:p>
          </table:table-cell>
          <table:table-cell office:value-type="float" office:value="0.406954117402468" calcext:value-type="float">
            <text:p>0,406954117402468</text:p>
          </table:table-cell>
          <table:table-cell office:value-type="float" office:value="0.390950945908159" calcext:value-type="float">
            <text:p>0,390950945908159</text:p>
          </table:table-cell>
          <table:table-cell office:value-type="float" office:value="0.373526749041334" calcext:value-type="float">
            <text:p>0,373526749041334</text:p>
          </table:table-cell>
          <table:table-cell office:value-type="float" office:value="0.299309795867469" calcext:value-type="float">
            <text:p>0,299309795867469</text:p>
          </table:table-cell>
          <table:table-cell office:value-type="float" office:value="0.415936453610334" calcext:value-type="float">
            <text:p>0,415936453610334</text:p>
          </table:table-cell>
          <table:table-cell office:value-type="float" office:value="0.430887010687838" calcext:value-type="float">
            <text:p>0,430887010687838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SylvAtri-ab-m-10mn-hno-cos-l15-r300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1.21209447400735" calcext:value-type="float">
            <text:p>1,21209447400735</text:p>
          </table:table-cell>
          <table:table-cell office:value-type="float" office:value="511.40974530097" calcext:value-type="float">
            <text:p>511,40974530097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1-09-03T12:32:02.13" calcext:value-type="date">
            <text:p>2021-09-03 12:32:02</text:p>
          </table:table-cell>
          <table:table-cell office:value-type="float" office:value="3.64326" calcext:value-type="float">
            <text:p>3,64326</text:p>
          </table:table-cell>
          <table:table-cell office:value-type="string" calcext:value-type="string">
            <text:p>tmp\mcds-optanlr\SylvAtri-ab-m-10mn-hno-cos-l15-r300-ipj3_xq2</text:p>
          </table:table-cell>
          <table:table-cell office:value-type="float" office:value="368" calcext:value-type="float">
            <text:p>368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36842" calcext:value-type="float">
            <text:p>1,936842</text:p>
          </table:table-cell>
          <table:table-cell office:value-type="float" office:value="0.07255968" calcext:value-type="float">
            <text:p>0,07255968</text:p>
          </table:table-cell>
          <table:table-cell office:value-type="float" office:value="1.677322" calcext:value-type="float">
            <text:p>1,677322</text:p>
          </table:table-cell>
          <table:table-cell office:value-type="float" office:value="2.236515" calcext:value-type="float">
            <text:p>2,23651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94.8453608247423" calcext:value-type="float">
            <text:p>94,8453608247423</text:p>
          </table:table-cell>
          <table:table-cell office:value-type="float" office:value="2" calcext:value-type="float">
            <text:p>2</text:p>
          </table:table-cell>
          <table:table-cell office:value-type="float" office:value="3.38099999999986" calcext:value-type="float">
            <text:p>3,38099999999986</text:p>
          </table:table-cell>
          <table:table-cell office:value-type="float" office:value="3987.252" calcext:value-type="float">
            <text:p>3987,252</text:p>
          </table:table-cell>
          <table:table-cell office:value-type="float" office:value="0.04069495" calcext:value-type="float">
            <text:p>0,04069495</text:p>
          </table:table-cell>
          <table:table-cell office:value-type="float" office:value="0.08873636" calcext:value-type="float">
            <text:p>0,08873636</text:p>
          </table:table-cell>
          <table:table-cell office:value-type="float" office:value="0.001639128" calcext:value-type="float">
            <text:p>0,001639128</text:p>
          </table:table-cell>
          <table:table-cell office:value-type="float" office:value="0.04069495" calcext:value-type="float">
            <text:p>0,04069495</text:p>
          </table:table-cell>
          <table:table-cell office:value-type="float" office:value="0.0001666321" calcext:value-type="float">
            <text:p>0,0001666321</text:p>
          </table:table-cell>
          <table:table-cell office:value-type="float" office:value="0.09145556" calcext:value-type="float">
            <text:p>0,09145556</text:p>
          </table:table-cell>
          <table:table-cell office:value-type="float" office:value="0.0001392566" calcext:value-type="float">
            <text:p>0,0001392566</text:p>
          </table:table-cell>
          <table:table-cell office:value-type="float" office:value="0.0001993891" calcext:value-type="float">
            <text:p>0,0001993891</text:p>
          </table:table-cell>
          <table:table-cell office:value-type="float" office:value="366" calcext:value-type="float">
            <text:p>366</text:p>
          </table:table-cell>
          <table:table-cell office:value-type="float" office:value="0.133361" calcext:value-type="float">
            <text:p>0,133361</text:p>
          </table:table-cell>
          <table:table-cell office:value-type="float" office:value="0.09145556" calcext:value-type="float">
            <text:p>0,09145556</text:p>
          </table:table-cell>
          <table:table-cell office:value-type="float" office:value="0.1114515" calcext:value-type="float">
            <text:p>0,1114515</text:p>
          </table:table-cell>
          <table:table-cell office:value-type="float" office:value="0.1595775" calcext:value-type="float">
            <text:p>0,1595775</text:p>
          </table:table-cell>
          <table:table-cell office:value-type="float" office:value="366" calcext:value-type="float">
            <text:p>366</text:p>
          </table:table-cell>
          <table:table-cell office:value-type="float" office:value="109.5559" calcext:value-type="float">
            <text:p>109,5559</text:p>
          </table:table-cell>
          <table:table-cell office:value-type="float" office:value="0.04572778" calcext:value-type="float">
            <text:p>0,04572778</text:p>
          </table:table-cell>
          <table:table-cell office:value-type="float" office:value="100.139" calcext:value-type="float">
            <text:p>100,139</text:p>
          </table:table-cell>
          <table:table-cell office:value-type="float" office:value="119.8583" calcext:value-type="float">
            <text:p>119,8583</text:p>
          </table:table-cell>
          <table:table-cell office:value-type="float" office:value="366" calcext:value-type="float">
            <text:p>366</text:p>
          </table:table-cell>
          <table:table-cell office:value-type="float" office:value="3987.285" calcext:value-type="float">
            <text:p>3987,285</text:p>
          </table:table-cell>
          <table:table-cell office:value-type="float" office:value="3995.068" calcext:value-type="float">
            <text:p>3995,068</text:p>
          </table:table-cell>
          <table:table-cell office:value-type="float" office:value="-1991.626" calcext:value-type="float">
            <text:p>-1991,626</text:p>
          </table:table-cell>
          <table:table-cell office:value-type="float" office:value="0.2993144" calcext:value-type="float">
            <text:p>0,2993144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.70172" calcext:value-type="float">
            <text:p>92,70172</text:p>
          </table:table-cell>
          <table:table-cell office:value-type="float" office:value="0.2864995" calcext:value-type="float">
            <text:p>0,2864995</text:p>
          </table:table-cell>
          <table:table-cell table:number-columns-repeated="3"/>
          <table:table-cell office:value-type="float" office:value="0.5136568" calcext:value-type="float">
            <text:p>0,5136568</text:p>
          </table:table-cell>
          <table:table-cell office:value-type="float" office:value="0.1167434" calcext:value-type="float">
            <text:p>0,1167434</text:p>
          </table:table-cell>
          <table:table-cell office:value-type="float" office:value="0.4086244" calcext:value-type="float">
            <text:p>0,4086244</text:p>
          </table:table-cell>
          <table:table-cell office:value-type="float" office:value="0.6456866" calcext:value-type="float">
            <text:p>0,6456866</text:p>
          </table:table-cell>
          <table:table-cell office:value-type="float" office:value="384.636" calcext:value-type="float">
            <text:p>384,636</text:p>
          </table:table-cell>
          <table:table-cell office:value-type="float" office:value="0.5136568" calcext:value-type="float">
            <text:p>0,5136568</text:p>
          </table:table-cell>
          <table:table-cell office:value-type="float" office:value="0" calcext:value-type="float">
            <text:p>0</text:p>
          </table:table-cell>
          <table:table-cell office:value-type="float" office:value="0.1167434" calcext:value-type="float">
            <text:p>0,1167434</text:p>
          </table:table-cell>
          <table:table-cell office:value-type="float" office:value="0.4086244" calcext:value-type="float">
            <text:p>0,4086244</text:p>
          </table:table-cell>
          <table:table-cell office:value-type="float" office:value="0.6456866" calcext:value-type="float">
            <text:p>0,6456866</text:p>
          </table:table-cell>
          <table:table-cell office:value-type="float" office:value="384.636" calcext:value-type="float">
            <text:p>384,636</text:p>
          </table:table-cell>
          <table:table-cell office:value-type="float" office:value="1233" calcext:value-type="float">
            <text:p>1233</text:p>
          </table:table-cell>
          <table:table-cell office:value-type="float" office:value="0.1167434" calcext:value-type="float">
            <text:p>0,1167434</text:p>
          </table:table-cell>
          <table:table-cell office:value-type="float" office:value="981" calcext:value-type="float">
            <text:p>981</text:p>
          </table:table-cell>
          <table:table-cell office:value-type="float" office:value="1550" calcext:value-type="float">
            <text:p>1550</text:p>
          </table:table-cell>
          <table:table-cell office:value-type="float" office:value="384.636" calcext:value-type="float">
            <text:p>384,636</text:p>
          </table:table-cell>
          <table:table-cell office:value-type="float" office:value="0.345576267621284" calcext:value-type="float">
            <text:p>0,345576267621284</text:p>
          </table:table-cell>
          <table:table-cell office:value-type="float" office:value="0.33407964263554" calcext:value-type="float">
            <text:p>0,33407964263554</text:p>
          </table:table-cell>
          <table:table-cell office:value-type="float" office:value="0.327719064526076" calcext:value-type="float">
            <text:p>0,327719064526076</text:p>
          </table:table-cell>
          <table:table-cell office:value-type="float" office:value="0.264495620815624" calcext:value-type="float">
            <text:p>0,264495620815624</text:p>
          </table:table-cell>
          <table:table-cell office:value-type="float" office:value="0.33942347265608" calcext:value-type="float">
            <text:p>0,33942347265608</text:p>
          </table:table-cell>
          <table:table-cell office:value-type="float" office:value="0.386676169583862" calcext:value-type="float">
            <text:p>0,38667616958386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ylvAtri-ab-m-10mn-hno-cos-l20-r300-m18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1.21209447400735" calcext:value-type="float">
            <text:p>1,21209447400735</text:p>
          </table:table-cell>
          <table:table-cell office:value-type="float" office:value="511.40974530097" calcext:value-type="float">
            <text:p>511,40974530097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21-09-03T12:32:02.31" calcext:value-type="date">
            <text:p>2021-09-03 12:32:02</text:p>
          </table:table-cell>
          <table:table-cell office:value-type="float" office:value="3.365002" calcext:value-type="float">
            <text:p>3,365002</text:p>
          </table:table-cell>
          <table:table-cell office:value-type="string" calcext:value-type="string">
            <text:p>tmp\mcds-optanlr\SylvAtri-ab-m-10mn-hno-cos-l20-r300-m18-7ju7unsz</text:p>
          </table:table-cell>
          <table:table-cell office:value-type="float" office:value="365" calcext:value-type="float">
            <text:p>365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21053" calcext:value-type="float">
            <text:p>1,921053</text:p>
          </table:table-cell>
          <table:table-cell office:value-type="float" office:value="0.07193539" calcext:value-type="float">
            <text:p>0,07193539</text:p>
          </table:table-cell>
          <table:table-cell office:value-type="float" office:value="1.665704" calcext:value-type="float">
            <text:p>1,665704</text:p>
          </table:table-cell>
          <table:table-cell office:value-type="float" office:value="2.215546" calcext:value-type="float">
            <text:p>2,215546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94.0721649484536" calcext:value-type="float">
            <text:p>94,0721649484536</text:p>
          </table:table-cell>
          <table:table-cell office:value-type="float" office:value="2" calcext:value-type="float">
            <text:p>2</text:p>
          </table:table-cell>
          <table:table-cell office:value-type="float" office:value="2.67700000000013" calcext:value-type="float">
            <text:p>2,67700000000013</text:p>
          </table:table-cell>
          <table:table-cell office:value-type="float" office:value="3942.185" calcext:value-type="float">
            <text:p>3942,185</text:p>
          </table:table-cell>
          <table:table-cell table:number-columns-repeated="2" office:value-type="float" office:value="0.003010571" calcext:value-type="float">
            <text:p>0,003010571</text:p>
          </table:table-cell>
          <table:table-cell table:number-columns-repeated="2"/>
          <table:table-cell office:value-type="float" office:value="0.0001721288" calcext:value-type="float">
            <text:p>0,0001721288</text:p>
          </table:table-cell>
          <table:table-cell office:value-type="float" office:value="0.09244774" calcext:value-type="float">
            <text:p>0,09244774</text:p>
          </table:table-cell>
          <table:table-cell office:value-type="float" office:value="0.0001435709" calcext:value-type="float">
            <text:p>0,0001435709</text:p>
          </table:table-cell>
          <table:table-cell office:value-type="float" office:value="0.0002063671" calcext:value-type="float">
            <text:p>0,0002063671</text:p>
          </table:table-cell>
          <table:table-cell office:value-type="float" office:value="363" calcext:value-type="float">
            <text:p>363</text:p>
          </table:table-cell>
          <table:table-cell office:value-type="float" office:value="0.1291023" calcext:value-type="float">
            <text:p>0,1291023</text:p>
          </table:table-cell>
          <table:table-cell office:value-type="float" office:value="0.09244776" calcext:value-type="float">
            <text:p>0,09244776</text:p>
          </table:table-cell>
          <table:table-cell office:value-type="float" office:value="0.1076829" calcext:value-type="float">
            <text:p>0,1076829</text:p>
          </table:table-cell>
          <table:table-cell office:value-type="float" office:value="0.1547822" calcext:value-type="float">
            <text:p>0,1547822</text:p>
          </table:table-cell>
          <table:table-cell office:value-type="float" office:value="363" calcext:value-type="float">
            <text:p>363</text:p>
          </table:table-cell>
          <table:table-cell office:value-type="float" office:value="107.7924" calcext:value-type="float">
            <text:p>107,7924</text:p>
          </table:table-cell>
          <table:table-cell office:value-type="float" office:value="0.04622388" calcext:value-type="float">
            <text:p>0,04622388</text:p>
          </table:table-cell>
          <table:table-cell office:value-type="float" office:value="98.43098" calcext:value-type="float">
            <text:p>98,43098</text:p>
          </table:table-cell>
          <table:table-cell office:value-type="float" office:value="118.0442" calcext:value-type="float">
            <text:p>118,0442</text:p>
          </table:table-cell>
          <table:table-cell office:value-type="float" office:value="363" calcext:value-type="float">
            <text:p>363</text:p>
          </table:table-cell>
          <table:table-cell office:value-type="float" office:value="3942.218" calcext:value-type="float">
            <text:p>3942,218</text:p>
          </table:table-cell>
          <table:table-cell office:value-type="float" office:value="3949.985" calcext:value-type="float">
            <text:p>3949,985</text:p>
          </table:table-cell>
          <table:table-cell office:value-type="float" office:value="-1969.093" calcext:value-type="float">
            <text:p>-1969,093</text:p>
          </table:table-cell>
          <table:table-cell office:value-type="float" office:value="0.3002243" calcext:value-type="float">
            <text:p>0,3002243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.52982" calcext:value-type="float">
            <text:p>92,52982</text:p>
          </table:table-cell>
          <table:table-cell office:value-type="float" office:value="0.2997142" calcext:value-type="float">
            <text:p>0,2997142</text:p>
          </table:table-cell>
          <table:table-cell table:number-columns-repeated="3"/>
          <table:table-cell office:value-type="float" office:value="0.5262752" calcext:value-type="float">
            <text:p>0,5262752</text:p>
          </table:table-cell>
          <table:table-cell office:value-type="float" office:value="0.1171379" calcext:value-type="float">
            <text:p>0,1171379</text:p>
          </table:table-cell>
          <table:table-cell office:value-type="float" office:value="0.4183453" calcext:value-type="float">
            <text:p>0,4183453</text:p>
          </table:table-cell>
          <table:table-cell office:value-type="float" office:value="0.6620502" calcext:value-type="float">
            <text:p>0,6620502</text:p>
          </table:table-cell>
          <table:table-cell office:value-type="float" office:value="389.7262" calcext:value-type="float">
            <text:p>389,7262</text:p>
          </table:table-cell>
          <table:table-cell office:value-type="float" office:value="0.5262752" calcext:value-type="float">
            <text:p>0,5262752</text:p>
          </table:table-cell>
          <table:table-cell office:value-type="float" office:value="0" calcext:value-type="float">
            <text:p>0</text:p>
          </table:table-cell>
          <table:table-cell office:value-type="float" office:value="0.1171379" calcext:value-type="float">
            <text:p>0,1171379</text:p>
          </table:table-cell>
          <table:table-cell office:value-type="float" office:value="0.4183453" calcext:value-type="float">
            <text:p>0,4183453</text:p>
          </table:table-cell>
          <table:table-cell office:value-type="float" office:value="0.6620502" calcext:value-type="float">
            <text:p>0,6620502</text:p>
          </table:table-cell>
          <table:table-cell office:value-type="float" office:value="389.7262" calcext:value-type="float">
            <text:p>389,7262</text:p>
          </table:table-cell>
          <table:table-cell office:value-type="float" office:value="1263" calcext:value-type="float">
            <text:p>1263</text:p>
          </table:table-cell>
          <table:table-cell office:value-type="float" office:value="0.1171379" calcext:value-type="float">
            <text:p>0,1171379</text:p>
          </table:table-cell>
          <table:table-cell office:value-type="float" office:value="1004" calcext:value-type="float">
            <text:p>1004</text:p>
          </table:table-cell>
          <table:table-cell office:value-type="float" office:value="1589" calcext:value-type="float">
            <text:p>1589</text:p>
          </table:table-cell>
          <table:table-cell office:value-type="float" office:value="389.7262" calcext:value-type="float">
            <text:p>389,7262</text:p>
          </table:table-cell>
          <table:table-cell office:value-type="float" office:value="0.238012483384482" calcext:value-type="float">
            <text:p>0,238012483384482</text:p>
          </table:table-cell>
          <table:table-cell office:value-type="float" office:value="0.230082157353606" calcext:value-type="float">
            <text:p>0,230082157353606</text:p>
          </table:table-cell>
          <table:table-cell office:value-type="float" office:value="0.22568969903802" calcext:value-type="float">
            <text:p>0,22568969903802</text:p>
          </table:table-cell>
          <table:table-cell office:value-type="float" office:value="0.137833847105289" calcext:value-type="float">
            <text:p>0,137833847105289</text:p>
          </table:table-cell>
          <table:table-cell office:value-type="float" office:value="0.245022236046491" calcext:value-type="float">
            <text:p>0,245022236046491</text:p>
          </table:table-cell>
          <table:table-cell office:value-type="float" office:value="0.278988402122243" calcext:value-type="float">
            <text:p>0,27898840212224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table:number-columns-repeated="3"/>
          <table:table-cell office:value-type="string" calcext:value-type="string">
            <text:p>SylvAtri-ab-m-10mn-haz-cos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1.21209447400735" calcext:value-type="float">
            <text:p>1,21209447400735</text:p>
          </table:table-cell>
          <table:table-cell office:value-type="float" office:value="511.40974530097" calcext:value-type="float">
            <text:p>511,4097453009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2" office:value-type="date" office:date-value="2021-09-03T12:32:02.55" calcext:value-type="date">
            <text:p>2021-09-03 12:32:02</text:p>
          </table:table-cell>
          <table:table-cell office:value-type="float" office:value="3.282223" calcext:value-type="float">
            <text:p>3,282223</text:p>
          </table:table-cell>
          <table:table-cell office:value-type="string" calcext:value-type="string">
            <text:p>tmp\mcds-optanlr\SylvAtri-ab-m-10mn-haz-cos-rbi63_o4</text:p>
          </table:table-cell>
          <table:table-cell office:value-type="float" office:value="388" calcext:value-type="float">
            <text:p>388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42105" calcext:value-type="float">
            <text:p>2,042105</text:p>
          </table:table-cell>
          <table:table-cell office:value-type="float" office:value="0.07074273" calcext:value-type="float">
            <text:p>0,07074273</text:p>
          </table:table-cell>
          <table:table-cell office:value-type="float" office:value="1.774847" calcext:value-type="float">
            <text:p>1,774847</text:p>
          </table:table-cell>
          <table:table-cell office:value-type="float" office:value="2.349607" calcext:value-type="float">
            <text:p>2,34960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511.4098" calcext:value-type="float">
            <text:p>511,4098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348.866" calcext:value-type="float">
            <text:p>4348,866</text:p>
          </table:table-cell>
          <table:table-cell office:value-type="float" office:value="0.003969252" calcext:value-type="float">
            <text:p>0,003969252</text:p>
          </table:table-cell>
          <table:table-cell office:value-type="float" office:value="0.1162215" calcext:value-type="float">
            <text:p>0,1162215</text:p>
          </table:table-cell>
          <table:table-cell office:value-type="float" office:value="0.01354569" calcext:value-type="float">
            <text:p>0,01354569</text:p>
          </table:table-cell>
          <table:table-cell office:value-type="float" office:value="0.003969252" calcext:value-type="float">
            <text:p>0,003969252</text:p>
          </table:table-cell>
          <table:table-cell office:value-type="float" office:value="0.0001123162" calcext:value-type="float">
            <text:p>0,0001123162</text:p>
          </table:table-cell>
          <table:table-cell office:value-type="float" office:value="0.07224786" calcext:value-type="float">
            <text:p>0,07224786</text:p>
          </table:table-cell>
          <table:table-cell office:value-type="float" office:value="0.0000974612" calcext:value-type="float">
            <text:p>9,74612E-05</text:p>
          </table:table-cell>
          <table:table-cell office:value-type="float" office:value="0.0001294354" calcext:value-type="float">
            <text:p>0,0001294354</text:p>
          </table:table-cell>
          <table:table-cell office:value-type="float" office:value="386" calcext:value-type="float">
            <text:p>386</text:p>
          </table:table-cell>
          <table:table-cell office:value-type="float" office:value="0.06808469" calcext:value-type="float">
            <text:p>0,06808469</text:p>
          </table:table-cell>
          <table:table-cell office:value-type="float" office:value="0.07224786" calcext:value-type="float">
            <text:p>0,07224786</text:p>
          </table:table-cell>
          <table:table-cell office:value-type="float" office:value="0.05907977" calcext:value-type="float">
            <text:p>0,05907977</text:p>
          </table:table-cell>
          <table:table-cell office:value-type="float" office:value="0.07846214" calcext:value-type="float">
            <text:p>0,07846214</text:p>
          </table:table-cell>
          <table:table-cell office:value-type="float" office:value="386" calcext:value-type="float">
            <text:p>386</text:p>
          </table:table-cell>
          <table:table-cell office:value-type="float" office:value="133.4424" calcext:value-type="float">
            <text:p>133,4424</text:p>
          </table:table-cell>
          <table:table-cell office:value-type="float" office:value="0.03612393" calcext:value-type="float">
            <text:p>0,03612393</text:p>
          </table:table-cell>
          <table:table-cell office:value-type="float" office:value="124.2963" calcext:value-type="float">
            <text:p>124,2963</text:p>
          </table:table-cell>
          <table:table-cell office:value-type="float" office:value="143.2614" calcext:value-type="float">
            <text:p>143,2614</text:p>
          </table:table-cell>
          <table:table-cell office:value-type="float" office:value="386" calcext:value-type="float">
            <text:p>386</text:p>
          </table:table-cell>
          <table:table-cell office:value-type="float" office:value="4348.897" calcext:value-type="float">
            <text:p>4348,897</text:p>
          </table:table-cell>
          <table:table-cell office:value-type="float" office:value="4356.788" calcext:value-type="float">
            <text:p>4356,788</text:p>
          </table:table-cell>
          <table:table-cell office:value-type="float" office:value="-2172.433" calcext:value-type="float">
            <text:p>-2172,433</text:p>
          </table:table-cell>
          <table:table-cell office:value-type="float" office:value="0.6298499" calcext:value-type="float">
            <text:p>0,6298499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72136" calcext:value-type="float">
            <text:p>99,72136</text:p>
          </table:table-cell>
          <table:table-cell office:value-type="float" office:value="3.850964" calcext:value-type="float">
            <text:p>3,850964</text:p>
          </table:table-cell>
          <table:table-cell table:number-columns-repeated="3"/>
          <table:table-cell office:value-type="float" office:value="0.3650402" calcext:value-type="float">
            <text:p>0,3650402</text:p>
          </table:table-cell>
          <table:table-cell office:value-type="float" office:value="0.1011152" calcext:value-type="float">
            <text:p>0,1011152</text:p>
          </table:table-cell>
          <table:table-cell office:value-type="float" office:value="0.2993343" calcext:value-type="float">
            <text:p>0,2993343</text:p>
          </table:table-cell>
          <table:table-cell office:value-type="float" office:value="0.4451689" calcext:value-type="float">
            <text:p>0,4451689</text:p>
          </table:table-cell>
          <table:table-cell office:value-type="float" office:value="312.7757" calcext:value-type="float">
            <text:p>312,7757</text:p>
          </table:table-cell>
          <table:table-cell office:value-type="float" office:value="0.3650402" calcext:value-type="float">
            <text:p>0,3650402</text:p>
          </table:table-cell>
          <table:table-cell office:value-type="float" office:value="0.01964163" calcext:value-type="float">
            <text:p>0,01964163</text:p>
          </table:table-cell>
          <table:table-cell office:value-type="float" office:value="0.1011152" calcext:value-type="float">
            <text:p>0,1011152</text:p>
          </table:table-cell>
          <table:table-cell office:value-type="float" office:value="0.2993343" calcext:value-type="float">
            <text:p>0,2993343</text:p>
          </table:table-cell>
          <table:table-cell office:value-type="float" office:value="0.4451689" calcext:value-type="float">
            <text:p>0,4451689</text:p>
          </table:table-cell>
          <table:table-cell office:value-type="float" office:value="312.7757" calcext:value-type="float">
            <text:p>312,7757</text:p>
          </table:table-cell>
          <table:table-cell office:value-type="float" office:value="876" calcext:value-type="float">
            <text:p>876</text:p>
          </table:table-cell>
          <table:table-cell office:value-type="float" office:value="0.1011152" calcext:value-type="float">
            <text:p>0,1011152</text:p>
          </table:table-cell>
          <table:table-cell office:value-type="float" office:value="718" calcext:value-type="float">
            <text:p>718</text:p>
          </table:table-cell>
          <table:table-cell office:value-type="float" office:value="1068" calcext:value-type="float">
            <text:p>1068</text:p>
          </table:table-cell>
          <table:table-cell office:value-type="float" office:value="312.7757" calcext:value-type="float">
            <text:p>312,7757</text:p>
          </table:table-cell>
          <table:table-cell office:value-type="float" office:value="0.368845427485552" calcext:value-type="float">
            <text:p>0,368845427485552</text:p>
          </table:table-cell>
          <table:table-cell office:value-type="float" office:value="0.35726909883444" calcext:value-type="float">
            <text:p>0,35726909883444</text:p>
          </table:table-cell>
          <table:table-cell office:value-type="float" office:value="0.351149534072501" calcext:value-type="float">
            <text:p>0,351149534072501</text:p>
          </table:table-cell>
          <table:table-cell office:value-type="float" office:value="0.209328054679972" calcext:value-type="float">
            <text:p>0,209328054679972</text:p>
          </table:table-cell>
          <table:table-cell office:value-type="float" office:value="0.394360570807346" calcext:value-type="float">
            <text:p>0,394360570807346</text:p>
          </table:table-cell>
          <table:table-cell office:value-type="float" office:value="0.411460669579365" calcext:value-type="float">
            <text:p>0,4114606695793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ylvAtri-ab-m-10mn-haz-cos-l10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1.21209447400735" calcext:value-type="float">
            <text:p>1,21209447400735</text:p>
          </table:table-cell>
          <table:table-cell office:value-type="float" office:value="511.40974530097" calcext:value-type="float">
            <text:p>511,4097453009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" office:value-type="date" office:date-value="2021-09-03T12:32:02.71" calcext:value-type="date">
            <text:p>2021-09-03 12:32:02</text:p>
          </table:table-cell>
          <table:table-cell office:value-type="float" office:value="2.868327" calcext:value-type="float">
            <text:p>2,868327</text:p>
          </table:table-cell>
          <table:table-cell office:value-type="string" calcext:value-type="string">
            <text:p>tmp\mcds-optanlr\SylvAtri-ab-m-10mn-haz-cos-l10-kqe2sy8d</text:p>
          </table:table-cell>
          <table:table-cell office:value-type="float" office:value="386" calcext:value-type="float">
            <text:p>386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31579" calcext:value-type="float">
            <text:p>2,031579</text:p>
          </table:table-cell>
          <table:table-cell office:value-type="float" office:value="0.07121622" calcext:value-type="float">
            <text:p>0,07121622</text:p>
          </table:table-cell>
          <table:table-cell office:value-type="float" office:value="1.764046" calcext:value-type="float">
            <text:p>1,764046</text:p>
          </table:table-cell>
          <table:table-cell office:value-type="float" office:value="2.339686" calcext:value-type="float">
            <text:p>2,33968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511.4098" calcext:value-type="float">
            <text:p>511,4098</text:p>
          </table:table-cell>
          <table:table-cell office:value-type="float" office:value="99.4845360824742" calcext:value-type="float">
            <text:p>99,484536082474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312.773" calcext:value-type="float">
            <text:p>4312,773</text:p>
          </table:table-cell>
          <table:table-cell office:value-type="float" office:value="0.0006099343" calcext:value-type="float">
            <text:p>0,0006099343</text:p>
          </table:table-cell>
          <table:table-cell office:value-type="float" office:value="0.06395483" calcext:value-type="float">
            <text:p>0,06395483</text:p>
          </table:table-cell>
          <table:table-cell office:value-type="float" office:value="0.00233829" calcext:value-type="float">
            <text:p>0,00233829</text:p>
          </table:table-cell>
          <table:table-cell office:value-type="float" office:value="0.0006099343" calcext:value-type="float">
            <text:p>0,0006099343</text:p>
          </table:table-cell>
          <table:table-cell office:value-type="float" office:value="0.0001130638" calcext:value-type="float">
            <text:p>0,0001130638</text:p>
          </table:table-cell>
          <table:table-cell office:value-type="float" office:value="0.07307657" calcext:value-type="float">
            <text:p>0,07307657</text:p>
          </table:table-cell>
          <table:table-cell office:value-type="float" office:value="0.00009795059" calcext:value-type="float">
            <text:p>9,795059E-05</text:p>
          </table:table-cell>
          <table:table-cell office:value-type="float" office:value="0.0001305089" calcext:value-type="float">
            <text:p>0,0001305089</text:p>
          </table:table-cell>
          <table:table-cell office:value-type="float" office:value="384" calcext:value-type="float">
            <text:p>384</text:p>
          </table:table-cell>
          <table:table-cell office:value-type="float" office:value="0.06763452" calcext:value-type="float">
            <text:p>0,06763452</text:p>
          </table:table-cell>
          <table:table-cell office:value-type="float" office:value="0.07307658" calcext:value-type="float">
            <text:p>0,07307658</text:p>
          </table:table-cell>
          <table:table-cell office:value-type="float" office:value="0.05859382" calcext:value-type="float">
            <text:p>0,05859382</text:p>
          </table:table-cell>
          <table:table-cell office:value-type="float" office:value="0.07807013" calcext:value-type="float">
            <text:p>0,07807013</text:p>
          </table:table-cell>
          <table:table-cell office:value-type="float" office:value="384" calcext:value-type="float">
            <text:p>384</text:p>
          </table:table-cell>
          <table:table-cell office:value-type="float" office:value="133.0005" calcext:value-type="float">
            <text:p>133,0005</text:p>
          </table:table-cell>
          <table:table-cell office:value-type="float" office:value="0.03653829" calcext:value-type="float">
            <text:p>0,03653829</text:p>
          </table:table-cell>
          <table:table-cell office:value-type="float" office:value="123.7838" calcext:value-type="float">
            <text:p>123,7838</text:p>
          </table:table-cell>
          <table:table-cell office:value-type="float" office:value="142.9034" calcext:value-type="float">
            <text:p>142,9034</text:p>
          </table:table-cell>
          <table:table-cell office:value-type="float" office:value="384" calcext:value-type="float">
            <text:p>384</text:p>
          </table:table-cell>
          <table:table-cell office:value-type="float" office:value="4312.805" calcext:value-type="float">
            <text:p>4312,805</text:p>
          </table:table-cell>
          <table:table-cell office:value-type="float" office:value="4320.685" calcext:value-type="float">
            <text:p>4320,685</text:p>
          </table:table-cell>
          <table:table-cell office:value-type="float" office:value="-2154.387" calcext:value-type="float">
            <text:p>-2154,387</text:p>
          </table:table-cell>
          <table:table-cell office:value-type="float" office:value="0.6285676" calcext:value-type="float">
            <text:p>0,6285676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65757" calcext:value-type="float">
            <text:p>99,65757</text:p>
          </table:table-cell>
          <table:table-cell office:value-type="float" office:value="3.849827" calcext:value-type="float">
            <text:p>3,849827</text:p>
          </table:table-cell>
          <table:table-cell table:number-columns-repeated="3"/>
          <table:table-cell office:value-type="float" office:value="0.3655758" calcext:value-type="float">
            <text:p>0,3655758</text:p>
          </table:table-cell>
          <table:table-cell office:value-type="float" office:value="0.1020389" calcext:value-type="float">
            <text:p>0,1020389</text:p>
          </table:table-cell>
          <table:table-cell office:value-type="float" office:value="0.2992344" calcext:value-type="float">
            <text:p>0,2992344</text:p>
          </table:table-cell>
          <table:table-cell office:value-type="float" office:value="0.4466252" calcext:value-type="float">
            <text:p>0,4466252</text:p>
          </table:table-cell>
          <table:table-cell office:value-type="float" office:value="314.2006" calcext:value-type="float">
            <text:p>314,2006</text:p>
          </table:table-cell>
          <table:table-cell office:value-type="float" office:value="0.3655758" calcext:value-type="float">
            <text:p>0,3655758</text:p>
          </table:table-cell>
          <table:table-cell office:value-type="float" office:value="0.02002603" calcext:value-type="float">
            <text:p>0,02002603</text:p>
          </table:table-cell>
          <table:table-cell office:value-type="float" office:value="0.1020389" calcext:value-type="float">
            <text:p>0,1020389</text:p>
          </table:table-cell>
          <table:table-cell office:value-type="float" office:value="0.2992344" calcext:value-type="float">
            <text:p>0,2992344</text:p>
          </table:table-cell>
          <table:table-cell office:value-type="float" office:value="0.4466252" calcext:value-type="float">
            <text:p>0,4466252</text:p>
          </table:table-cell>
          <table:table-cell office:value-type="float" office:value="314.2006" calcext:value-type="float">
            <text:p>314,2006</text:p>
          </table:table-cell>
          <table:table-cell office:value-type="float" office:value="877" calcext:value-type="float">
            <text:p>877</text:p>
          </table:table-cell>
          <table:table-cell office:value-type="float" office:value="0.1020389" calcext:value-type="float">
            <text:p>0,1020389</text:p>
          </table:table-cell>
          <table:table-cell office:value-type="float" office:value="718" calcext:value-type="float">
            <text:p>718</text:p>
          </table:table-cell>
          <table:table-cell office:value-type="float" office:value="1072" calcext:value-type="float">
            <text:p>1072</text:p>
          </table:table-cell>
          <table:table-cell office:value-type="float" office:value="314.2006" calcext:value-type="float">
            <text:p>314,2006</text:p>
          </table:table-cell>
          <table:table-cell office:value-type="float" office:value="0.281873316296409" calcext:value-type="float">
            <text:p>0,281873316296409</text:p>
          </table:table-cell>
          <table:table-cell office:value-type="float" office:value="0.272997359226734" calcext:value-type="float">
            <text:p>0,272997359226734</text:p>
          </table:table-cell>
          <table:table-cell office:value-type="float" office:value="0.268292491372531" calcext:value-type="float">
            <text:p>0,268292491372531</text:p>
          </table:table-cell>
          <table:table-cell office:value-type="float" office:value="0.130905411897788" calcext:value-type="float">
            <text:p>0,130905411897788</text:p>
          </table:table-cell>
          <table:table-cell office:value-type="float" office:value="0.311595529624872" calcext:value-type="float">
            <text:p>0,311595529624872</text:p>
          </table:table-cell>
          <table:table-cell office:value-type="float" office:value="0.325098113377991" calcext:value-type="float">
            <text:p>0,32509811337799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SylvAtri-ab-m-10mn-haz-cos-r280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1.21209447400735" calcext:value-type="float">
            <text:p>1,21209447400735</text:p>
          </table:table-cell>
          <table:table-cell office:value-type="float" office:value="511.40974530097" calcext:value-type="float">
            <text:p>511,4097453009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1-09-03T12:32:03.14" calcext:value-type="date">
            <text:p>2021-09-03 12:32:03</text:p>
          </table:table-cell>
          <table:table-cell office:value-type="float" office:value="2.457428" calcext:value-type="float">
            <text:p>2,457428</text:p>
          </table:table-cell>
          <table:table-cell office:value-type="string" calcext:value-type="string">
            <text:p>tmp\mcds-optanlr\SylvAtri-ab-m-10mn-haz-cos-r280-zbaqdev2</text:p>
          </table:table-cell>
          <table:table-cell office:value-type="float" office:value="370" calcext:value-type="float">
            <text:p>370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47368" calcext:value-type="float">
            <text:p>1,947368</text:p>
          </table:table-cell>
          <table:table-cell office:value-type="float" office:value="0.07209021" calcext:value-type="float">
            <text:p>0,07209021</text:p>
          </table:table-cell>
          <table:table-cell office:value-type="float" office:value="1.688005" calcext:value-type="float">
            <text:p>1,688005</text:p>
          </table:table-cell>
          <table:table-cell office:value-type="float" office:value="2.246584" calcext:value-type="float">
            <text:p>2,24658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95.3608247422681" calcext:value-type="float">
            <text:p>95,360824742268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5.838" calcext:value-type="float">
            <text:p>4005,838</text:p>
          </table:table-cell>
          <table:table-cell office:value-type="float" office:value="0.05300409" calcext:value-type="float">
            <text:p>0,05300409</text:p>
          </table:table-cell>
          <table:table-cell office:value-type="float" office:value="0.06283593" calcext:value-type="float">
            <text:p>0,06283593</text:p>
          </table:table-cell>
          <table:table-cell office:value-type="float" office:value="0.002090871" calcext:value-type="float">
            <text:p>0,002090871</text:p>
          </table:table-cell>
          <table:table-cell office:value-type="float" office:value="0.05300409" calcext:value-type="float">
            <text:p>0,05300409</text:p>
          </table:table-cell>
          <table:table-cell office:value-type="float" office:value="0.0001198489" calcext:value-type="float">
            <text:p>0,0001198489</text:p>
          </table:table-cell>
          <table:table-cell office:value-type="float" office:value="0.07951566" calcext:value-type="float">
            <text:p>0,07951566</text:p>
          </table:table-cell>
          <table:table-cell office:value-type="float" office:value="0.0001025259" calcext:value-type="float">
            <text:p>0,0001025259</text:p>
          </table:table-cell>
          <table:table-cell office:value-type="float" office:value="0.0001400987" calcext:value-type="float">
            <text:p>0,0001400987</text:p>
          </table:table-cell>
          <table:table-cell office:value-type="float" office:value="368" calcext:value-type="float">
            <text:p>368</text:p>
          </table:table-cell>
          <table:table-cell office:value-type="float" office:value="0.2128531" calcext:value-type="float">
            <text:p>0,2128531</text:p>
          </table:table-cell>
          <table:table-cell office:value-type="float" office:value="0.07951566" calcext:value-type="float">
            <text:p>0,07951566</text:p>
          </table:table-cell>
          <table:table-cell office:value-type="float" office:value="0.1820873" calcext:value-type="float">
            <text:p>0,1820873</text:p>
          </table:table-cell>
          <table:table-cell office:value-type="float" office:value="0.2488171" calcext:value-type="float">
            <text:p>0,2488171</text:p>
          </table:table-cell>
          <table:table-cell office:value-type="float" office:value="368" calcext:value-type="float">
            <text:p>368</text:p>
          </table:table-cell>
          <table:table-cell office:value-type="float" office:value="129.1808" calcext:value-type="float">
            <text:p>129,1808</text:p>
          </table:table-cell>
          <table:table-cell office:value-type="float" office:value="0.03975783" calcext:value-type="float">
            <text:p>0,03975783</text:p>
          </table:table-cell>
          <table:table-cell office:value-type="float" office:value="119.4697" calcext:value-type="float">
            <text:p>119,4697</text:p>
          </table:table-cell>
          <table:table-cell office:value-type="float" office:value="139.6813" calcext:value-type="float">
            <text:p>139,6813</text:p>
          </table:table-cell>
          <table:table-cell office:value-type="float" office:value="368" calcext:value-type="float">
            <text:p>368</text:p>
          </table:table-cell>
          <table:table-cell office:value-type="float" office:value="4005.871" calcext:value-type="float">
            <text:p>4005,871</text:p>
          </table:table-cell>
          <table:table-cell office:value-type="float" office:value="4013.666" calcext:value-type="float">
            <text:p>4013,666</text:p>
          </table:table-cell>
          <table:table-cell office:value-type="float" office:value="-2000.919" calcext:value-type="float">
            <text:p>-2000,919</text:p>
          </table:table-cell>
          <table:table-cell office:value-type="float" office:value="0.5334023" calcext:value-type="float">
            <text:p>0,5334023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.95921" calcext:value-type="float">
            <text:p>96,95921</text:p>
          </table:table-cell>
          <table:table-cell office:value-type="float" office:value="3.566996" calcext:value-type="float">
            <text:p>3,566996</text:p>
          </table:table-cell>
          <table:table-cell table:number-columns-repeated="3"/>
          <table:table-cell office:value-type="float" office:value="0.3714516" calcext:value-type="float">
            <text:p>0,3714516</text:p>
          </table:table-cell>
          <table:table-cell office:value-type="float" office:value="0.10733" calcext:value-type="float">
            <text:p>0,10733</text:p>
          </table:table-cell>
          <table:table-cell office:value-type="float" office:value="0.3009377" calcext:value-type="float">
            <text:p>0,3009377</text:p>
          </table:table-cell>
          <table:table-cell office:value-type="float" office:value="0.4584879" calcext:value-type="float">
            <text:p>0,4584879</text:p>
          </table:table-cell>
          <table:table-cell office:value-type="float" office:value="337.7249" calcext:value-type="float">
            <text:p>337,7249</text:p>
          </table:table-cell>
          <table:table-cell office:value-type="float" office:value="0.3714516" calcext:value-type="float">
            <text:p>0,3714516</text:p>
          </table:table-cell>
          <table:table-cell office:value-type="float" office:value="0" calcext:value-type="float">
            <text:p>0</text:p>
          </table:table-cell>
          <table:table-cell office:value-type="float" office:value="0.10733" calcext:value-type="float">
            <text:p>0,10733</text:p>
          </table:table-cell>
          <table:table-cell office:value-type="float" office:value="0.3009377" calcext:value-type="float">
            <text:p>0,3009377</text:p>
          </table:table-cell>
          <table:table-cell office:value-type="float" office:value="0.4584879" calcext:value-type="float">
            <text:p>0,4584879</text:p>
          </table:table-cell>
          <table:table-cell office:value-type="float" office:value="337.7249" calcext:value-type="float">
            <text:p>337,7249</text:p>
          </table:table-cell>
          <table:table-cell office:value-type="float" office:value="891" calcext:value-type="float">
            <text:p>891</text:p>
          </table:table-cell>
          <table:table-cell office:value-type="float" office:value="0.10733" calcext:value-type="float">
            <text:p>0,10733</text:p>
          </table:table-cell>
          <table:table-cell office:value-type="float" office:value="722" calcext:value-type="float">
            <text:p>722</text:p>
          </table:table-cell>
          <table:table-cell office:value-type="float" office:value="1100" calcext:value-type="float">
            <text:p>1100</text:p>
          </table:table-cell>
          <table:table-cell office:value-type="float" office:value="337.7249" calcext:value-type="float">
            <text:p>337,7249</text:p>
          </table:table-cell>
          <table:table-cell office:value-type="float" office:value="0.528426980928442" calcext:value-type="float">
            <text:p>0,528426980928442</text:p>
          </table:table-cell>
          <table:table-cell office:value-type="float" office:value="0.511463382309534" calcext:value-type="float">
            <text:p>0,511463382309534</text:p>
          </table:table-cell>
          <table:table-cell office:value-type="float" office:value="0.502330675635182" calcext:value-type="float">
            <text:p>0,502330675635182</text:p>
          </table:table-cell>
          <table:table-cell office:value-type="float" office:value="0.396415414862389" calcext:value-type="float">
            <text:p>0,396415414862389</text:p>
          </table:table-cell>
          <table:table-cell office:value-type="float" office:value="0.529046348987766" calcext:value-type="float">
            <text:p>0,529046348987766</text:p>
          </table:table-cell>
          <table:table-cell office:value-type="float" office:value="0.562480445722599" calcext:value-type="float">
            <text:p>0,5624804457225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SylvAtri-ab-m-10mn-haz-cos-l15-r300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1.21209447400735" calcext:value-type="float">
            <text:p>1,21209447400735</text:p>
          </table:table-cell>
          <table:table-cell office:value-type="float" office:value="511.40974530097" calcext:value-type="float">
            <text:p>511,4097453009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1-09-03T12:32:03.59" calcext:value-type="date">
            <text:p>2021-09-03 12:32:03</text:p>
          </table:table-cell>
          <table:table-cell office:value-type="float" office:value="2.103373" calcext:value-type="float">
            <text:p>2,103373</text:p>
          </table:table-cell>
          <table:table-cell office:value-type="string" calcext:value-type="string">
            <text:p>tmp\mcds-optanlr\SylvAtri-ab-m-10mn-haz-cos-l15-r300-k4zyyxiq</text:p>
          </table:table-cell>
          <table:table-cell office:value-type="float" office:value="368" calcext:value-type="float">
            <text:p>368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36842" calcext:value-type="float">
            <text:p>1,936842</text:p>
          </table:table-cell>
          <table:table-cell office:value-type="float" office:value="0.07255968" calcext:value-type="float">
            <text:p>0,07255968</text:p>
          </table:table-cell>
          <table:table-cell office:value-type="float" office:value="1.677322" calcext:value-type="float">
            <text:p>1,677322</text:p>
          </table:table-cell>
          <table:table-cell office:value-type="float" office:value="2.236515" calcext:value-type="float">
            <text:p>2,23651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94.8453608247423" calcext:value-type="float">
            <text:p>94,84536082474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983.871" calcext:value-type="float">
            <text:p>3983,871</text:p>
          </table:table-cell>
          <table:table-cell office:value-type="float" office:value="0.1812838" calcext:value-type="float">
            <text:p>0,1812838</text:p>
          </table:table-cell>
          <table:table-cell office:value-type="float" office:value="0.1316856" calcext:value-type="float">
            <text:p>0,1316856</text:p>
          </table:table-cell>
          <table:table-cell office:value-type="float" office:value="0.00395304" calcext:value-type="float">
            <text:p>0,00395304</text:p>
          </table:table-cell>
          <table:table-cell office:value-type="float" office:value="0.1812838" calcext:value-type="float">
            <text:p>0,1812838</text:p>
          </table:table-cell>
          <table:table-cell office:value-type="float" office:value="0.0001184709" calcext:value-type="float">
            <text:p>0,0001184709</text:p>
          </table:table-cell>
          <table:table-cell office:value-type="float" office:value="0.1150003" calcext:value-type="float">
            <text:p>0,1150003</text:p>
          </table:table-cell>
          <table:table-cell office:value-type="float" office:value="0.00009456273" calcext:value-type="float">
            <text:p>9,456273E-05</text:p>
          </table:table-cell>
          <table:table-cell office:value-type="float" office:value="0.0001484237" calcext:value-type="float">
            <text:p>0,0001484237</text:p>
          </table:table-cell>
          <table:table-cell office:value-type="float" office:value="365" calcext:value-type="float">
            <text:p>365</text:p>
          </table:table-cell>
          <table:table-cell office:value-type="float" office:value="0.1875754" calcext:value-type="float">
            <text:p>0,1875754</text:p>
          </table:table-cell>
          <table:table-cell office:value-type="float" office:value="0.1150004" calcext:value-type="float">
            <text:p>0,1150004</text:p>
          </table:table-cell>
          <table:table-cell office:value-type="float" office:value="0.1497215" calcext:value-type="float">
            <text:p>0,1497215</text:p>
          </table:table-cell>
          <table:table-cell office:value-type="float" office:value="0.2349998" calcext:value-type="float">
            <text:p>0,2349998</text:p>
          </table:table-cell>
          <table:table-cell office:value-type="float" office:value="365" calcext:value-type="float">
            <text:p>365</text:p>
          </table:table-cell>
          <table:table-cell office:value-type="float" office:value="129.9299" calcext:value-type="float">
            <text:p>129,9299</text:p>
          </table:table-cell>
          <table:table-cell office:value-type="float" office:value="0.05750018" calcext:value-type="float">
            <text:p>0,05750018</text:p>
          </table:table-cell>
          <table:table-cell office:value-type="float" office:value="116.0493" calcext:value-type="float">
            <text:p>116,0493</text:p>
          </table:table-cell>
          <table:table-cell office:value-type="float" office:value="145.4708" calcext:value-type="float">
            <text:p>145,4708</text:p>
          </table:table-cell>
          <table:table-cell office:value-type="float" office:value="365" calcext:value-type="float">
            <text:p>365</text:p>
          </table:table-cell>
          <table:table-cell office:value-type="float" office:value="3983.937" calcext:value-type="float">
            <text:p>3983,937</text:p>
          </table:table-cell>
          <table:table-cell office:value-type="float" office:value="3995.596" calcext:value-type="float">
            <text:p>3995,596</text:p>
          </table:table-cell>
          <table:table-cell office:value-type="float" office:value="-1988.936" calcext:value-type="float">
            <text:p>-1988,936</text:p>
          </table:table-cell>
          <table:table-cell office:value-type="float" office:value="0.5200226" calcext:value-type="float">
            <text:p>0,5200226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.73524" calcext:value-type="float">
            <text:p>97,73524</text:p>
          </table:table-cell>
          <table:table-cell office:value-type="float" office:value="3.58478" calcext:value-type="float">
            <text:p>3,58478</text:p>
          </table:table-cell>
          <table:table-cell office:value-type="float" office:value="0.000003963984" calcext:value-type="float">
            <text:p>3,963984E-06</text:p>
          </table:table-cell>
          <table:table-cell table:number-columns-repeated="2"/>
          <table:table-cell office:value-type="float" office:value="0.365196" calcext:value-type="float">
            <text:p>0,365196</text:p>
          </table:table-cell>
          <table:table-cell office:value-type="float" office:value="0.1359779" calcext:value-type="float">
            <text:p>0,1359779</text:p>
          </table:table-cell>
          <table:table-cell office:value-type="float" office:value="0.2798955" calcext:value-type="float">
            <text:p>0,2798955</text:p>
          </table:table-cell>
          <table:table-cell office:value-type="float" office:value="0.4764926" calcext:value-type="float">
            <text:p>0,4764926</text:p>
          </table:table-cell>
          <table:table-cell office:value-type="float" office:value="443.4424" calcext:value-type="float">
            <text:p>443,4424</text:p>
          </table:table-cell>
          <table:table-cell office:value-type="float" office:value="0.365196" calcext:value-type="float">
            <text:p>0,365196</text:p>
          </table:table-cell>
          <table:table-cell office:value-type="float" office:value="0.0192345" calcext:value-type="float">
            <text:p>0,0192345</text:p>
          </table:table-cell>
          <table:table-cell office:value-type="float" office:value="0.1359779" calcext:value-type="float">
            <text:p>0,1359779</text:p>
          </table:table-cell>
          <table:table-cell office:value-type="float" office:value="0.2798955" calcext:value-type="float">
            <text:p>0,2798955</text:p>
          </table:table-cell>
          <table:table-cell office:value-type="float" office:value="0.4764926" calcext:value-type="float">
            <text:p>0,4764926</text:p>
          </table:table-cell>
          <table:table-cell office:value-type="float" office:value="443.4424" calcext:value-type="float">
            <text:p>443,4424</text:p>
          </table:table-cell>
          <table:table-cell office:value-type="float" office:value="876" calcext:value-type="float">
            <text:p>876</text:p>
          </table:table-cell>
          <table:table-cell office:value-type="float" office:value="0.1359779" calcext:value-type="float">
            <text:p>0,1359779</text:p>
          </table:table-cell>
          <table:table-cell office:value-type="float" office:value="672" calcext:value-type="float">
            <text:p>672</text:p>
          </table:table-cell>
          <table:table-cell office:value-type="float" office:value="1144" calcext:value-type="float">
            <text:p>1144</text:p>
          </table:table-cell>
          <table:table-cell office:value-type="float" office:value="443.4424" calcext:value-type="float">
            <text:p>443,4424</text:p>
          </table:table-cell>
          <table:table-cell office:value-type="float" office:value="0.603760114952886" calcext:value-type="float">
            <text:p>0,603760114952886</text:p>
          </table:table-cell>
          <table:table-cell office:value-type="float" office:value="0.584402363692768" calcext:value-type="float">
            <text:p>0,584402363692768</text:p>
          </table:table-cell>
          <table:table-cell office:value-type="float" office:value="0.567333947559988" calcext:value-type="float">
            <text:p>0,567333947559988</text:p>
          </table:table-cell>
          <table:table-cell office:value-type="float" office:value="0.519458960042827" calcext:value-type="float">
            <text:p>0,519458960042827</text:p>
          </table:table-cell>
          <table:table-cell office:value-type="float" office:value="0.59259658512678" calcext:value-type="float">
            <text:p>0,59259658512678</text:p>
          </table:table-cell>
          <table:table-cell office:value-type="float" office:value="0.625476816027176" calcext:value-type="float">
            <text:p>0,62547681602717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ylvAtri-ab-m-10mn-haz-cos-l20-r300-m18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1.21209447400735" calcext:value-type="float">
            <text:p>1,21209447400735</text:p>
          </table:table-cell>
          <table:table-cell office:value-type="float" office:value="511.40974530097" calcext:value-type="float">
            <text:p>511,4097453009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21-09-03T12:32:03.74" calcext:value-type="date">
            <text:p>2021-09-03 12:32:03</text:p>
          </table:table-cell>
          <table:table-cell office:value-type="float" office:value="2.20211" calcext:value-type="float">
            <text:p>2,20211</text:p>
          </table:table-cell>
          <table:table-cell office:value-type="string" calcext:value-type="string">
            <text:p>tmp\mcds-optanlr\SylvAtri-ab-m-10mn-haz-cos-l20-r300-m18-hoyqqw5v</text:p>
          </table:table-cell>
          <table:table-cell office:value-type="float" office:value="365" calcext:value-type="float">
            <text:p>365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21053" calcext:value-type="float">
            <text:p>1,921053</text:p>
          </table:table-cell>
          <table:table-cell office:value-type="float" office:value="0.07193539" calcext:value-type="float">
            <text:p>0,07193539</text:p>
          </table:table-cell>
          <table:table-cell office:value-type="float" office:value="1.665704" calcext:value-type="float">
            <text:p>1,665704</text:p>
          </table:table-cell>
          <table:table-cell office:value-type="float" office:value="2.215546" calcext:value-type="float">
            <text:p>2,215546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94.0721649484536" calcext:value-type="float">
            <text:p>94,072164948453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939.508" calcext:value-type="float">
            <text:p>3939,508</text:p>
          </table:table-cell>
          <table:table-cell table:number-columns-repeated="2" office:value-type="float" office:value="0.01529652" calcext:value-type="float">
            <text:p>0,01529652</text:p>
          </table:table-cell>
          <table:table-cell table:number-columns-repeated="2"/>
          <table:table-cell office:value-type="float" office:value="0.0001441559" calcext:value-type="float">
            <text:p>0,0001441559</text:p>
          </table:table-cell>
          <table:table-cell office:value-type="float" office:value="0.2056922" calcext:value-type="float">
            <text:p>0,2056922</text:p>
          </table:table-cell>
          <table:table-cell office:value-type="float" office:value="0.00009659945" calcext:value-type="float">
            <text:p>9,659945E-05</text:p>
          </table:table-cell>
          <table:table-cell office:value-type="float" office:value="0.0002151246" calcext:value-type="float">
            <text:p>0,0002151246</text:p>
          </table:table-cell>
          <table:table-cell office:value-type="float" office:value="361" calcext:value-type="float">
            <text:p>361</text:p>
          </table:table-cell>
          <table:table-cell office:value-type="float" office:value="0.1541541" calcext:value-type="float">
            <text:p>0,1541541</text:p>
          </table:table-cell>
          <table:table-cell office:value-type="float" office:value="0.2056922" calcext:value-type="float">
            <text:p>0,2056922</text:p>
          </table:table-cell>
          <table:table-cell office:value-type="float" office:value="0.1032993" calcext:value-type="float">
            <text:p>0,1032993</text:p>
          </table:table-cell>
          <table:table-cell office:value-type="float" office:value="0.230045" calcext:value-type="float">
            <text:p>0,230045</text:p>
          </table:table-cell>
          <table:table-cell office:value-type="float" office:value="361" calcext:value-type="float">
            <text:p>361</text:p>
          </table:table-cell>
          <table:table-cell office:value-type="float" office:value="117.7874" calcext:value-type="float">
            <text:p>117,7874</text:p>
          </table:table-cell>
          <table:table-cell office:value-type="float" office:value="0.1028461" calcext:value-type="float">
            <text:p>0,1028461</text:p>
          </table:table-cell>
          <table:table-cell office:value-type="float" office:value="96.27034" calcext:value-type="float">
            <text:p>96,27034</text:p>
          </table:table-cell>
          <table:table-cell office:value-type="float" office:value="144.1136" calcext:value-type="float">
            <text:p>144,1136</text:p>
          </table:table-cell>
          <table:table-cell office:value-type="float" office:value="361" calcext:value-type="float">
            <text:p>361</text:p>
          </table:table-cell>
          <table:table-cell office:value-type="float" office:value="3939.619" calcext:value-type="float">
            <text:p>3939,619</text:p>
          </table:table-cell>
          <table:table-cell office:value-type="float" office:value="3955.107" calcext:value-type="float">
            <text:p>3955,107</text:p>
          </table:table-cell>
          <table:table-cell office:value-type="float" office:value="-1965.754" calcext:value-type="float">
            <text:p>-1965,754</text:p>
          </table:table-cell>
          <table:table-cell office:value-type="float" office:value="0.5723255" calcext:value-type="float">
            <text:p>0,5723255</text:p>
          </table:table-cell>
          <table:table-cell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1.728" calcext:value-type="float">
            <text:p>101,728</text:p>
          </table:table-cell>
          <table:table-cell office:value-type="float" office:value="3.889156" calcext:value-type="float">
            <text:p>3,889156</text:p>
          </table:table-cell>
          <table:table-cell office:value-type="float" office:value="0.01696699" calcext:value-type="float">
            <text:p>0,01696699</text:p>
          </table:table-cell>
          <table:table-cell office:value-type="float" office:value="0.1499826" calcext:value-type="float">
            <text:p>0,1499826</text:p>
          </table:table-cell>
          <table:table-cell/>
          <table:table-cell office:value-type="float" office:value="0.4407494" calcext:value-type="float">
            <text:p>0,4407494</text:p>
          </table:table-cell>
          <table:table-cell office:value-type="float" office:value="0.2179082" calcext:value-type="float">
            <text:p>0,2179082</text:p>
          </table:table-cell>
          <table:table-cell office:value-type="float" office:value="0.2886275" calcext:value-type="float">
            <text:p>0,2886275</text:p>
          </table:table-cell>
          <table:table-cell office:value-type="float" office:value="0.6730476" calcext:value-type="float">
            <text:p>0,6730476</text:p>
          </table:table-cell>
          <table:table-cell office:value-type="float" office:value="430.2485" calcext:value-type="float">
            <text:p>430,2485</text:p>
          </table:table-cell>
          <table:table-cell office:value-type="float" office:value="0.4407494" calcext:value-type="float">
            <text:p>0,4407494</text:p>
          </table:table-cell>
          <table:table-cell office:value-type="float" office:value="0.1007703" calcext:value-type="float">
            <text:p>0,1007703</text:p>
          </table:table-cell>
          <table:table-cell office:value-type="float" office:value="0.2179082" calcext:value-type="float">
            <text:p>0,2179082</text:p>
          </table:table-cell>
          <table:table-cell office:value-type="float" office:value="0.2886275" calcext:value-type="float">
            <text:p>0,2886275</text:p>
          </table:table-cell>
          <table:table-cell office:value-type="float" office:value="0.6730476" calcext:value-type="float">
            <text:p>0,6730476</text:p>
          </table:table-cell>
          <table:table-cell office:value-type="float" office:value="430.2485" calcext:value-type="float">
            <text:p>430,2485</text:p>
          </table:table-cell>
          <table:table-cell office:value-type="float" office:value="1058" calcext:value-type="float">
            <text:p>1058</text:p>
          </table:table-cell>
          <table:table-cell office:value-type="float" office:value="0.2179082" calcext:value-type="float">
            <text:p>0,2179082</text:p>
          </table:table-cell>
          <table:table-cell office:value-type="float" office:value="693" calcext:value-type="float">
            <text:p>693</text:p>
          </table:table-cell>
          <table:table-cell office:value-type="float" office:value="1615" calcext:value-type="float">
            <text:p>1615</text:p>
          </table:table-cell>
          <table:table-cell office:value-type="float" office:value="430.2485" calcext:value-type="float">
            <text:p>430,2485</text:p>
          </table:table-cell>
          <table:table-cell office:value-type="float" office:value="0.372664443774518" calcext:value-type="float">
            <text:p>0,372664443774518</text:p>
          </table:table-cell>
          <table:table-cell office:value-type="float" office:value="0.355835584201805" calcext:value-type="float">
            <text:p>0,355835584201805</text:p>
          </table:table-cell>
          <table:table-cell office:value-type="float" office:value="0.337911842482867" calcext:value-type="float">
            <text:p>0,337911842482867</text:p>
          </table:table-cell>
          <table:table-cell office:value-type="float" office:value="0.250021463735863" calcext:value-type="float">
            <text:p>0,250021463735863</text:p>
          </table:table-cell>
          <table:table-cell office:value-type="float" office:value="0.393195555916751" calcext:value-type="float">
            <text:p>0,393195555916751</text:p>
          </table:table-cell>
          <table:table-cell office:value-type="float" office:value="0.392617962947065" calcext:value-type="float">
            <text:p>0,3926179629470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3"/>
          <table:table-cell office:value-type="string" calcext:value-type="string">
            <text:p>TurdMeru-ab-m-5mn-hno-cos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14.125795314758" calcext:value-type="float">
            <text:p>714,125795314758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" office:value-type="date" office:date-value="2021-09-03T12:32:03.81" calcext:value-type="date">
            <text:p>2021-09-03 12:32:03</text:p>
          </table:table-cell>
          <table:table-cell office:value-type="float" office:value="1.980704" calcext:value-type="float">
            <text:p>1,980704</text:p>
          </table:table-cell>
          <table:table-cell office:value-type="string" calcext:value-type="string">
            <text:p>tmp\mcds-optanlr\TurdMeru-ab-m-5mn-hno-cos-hv9rcxu_</text:p>
          </table:table-cell>
          <table:table-cell office:value-type="float" office:value="231" calcext:value-type="float">
            <text:p>23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215789" calcext:value-type="float">
            <text:p>1,215789</text:p>
          </table:table-cell>
          <table:table-cell office:value-type="float" office:value="0.07700384" calcext:value-type="float">
            <text:p>0,07700384</text:p>
          </table:table-cell>
          <table:table-cell office:value-type="float" office:value="1.043674" calcext:value-type="float">
            <text:p>1,043674</text:p>
          </table:table-cell>
          <table:table-cell office:value-type="float" office:value="1.416288" calcext:value-type="float">
            <text:p>1,41628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714.1258" calcext:value-type="float">
            <text:p>714,1258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755.986" calcext:value-type="float">
            <text:p>2755,986</text:p>
          </table:table-cell>
          <table:table-cell office:value-type="float" office:value="0.1874967" calcext:value-type="float">
            <text:p>0,1874967</text:p>
          </table:table-cell>
          <table:table-cell office:value-type="float" office:value="0.3384337" calcext:value-type="float">
            <text:p>0,3384337</text:p>
          </table:table-cell>
          <table:table-cell office:value-type="float" office:value="0.008341253" calcext:value-type="float">
            <text:p>0,008341253</text:p>
          </table:table-cell>
          <table:table-cell office:value-type="float" office:value="0.1874967" calcext:value-type="float">
            <text:p>0,1874967</text:p>
          </table:table-cell>
          <table:table-cell office:value-type="float" office:value="0.0000845433" calcext:value-type="float">
            <text:p>8,45433E-05</text:p>
          </table:table-cell>
          <table:table-cell office:value-type="float" office:value="0.08477233" calcext:value-type="float">
            <text:p>0,08477233</text:p>
          </table:table-cell>
          <table:table-cell office:value-type="float" office:value="0.00007155894" calcext:value-type="float">
            <text:p>7,155894E-05</text:p>
          </table:table-cell>
          <table:table-cell office:value-type="float" office:value="0.00009988368" calcext:value-type="float">
            <text:p>9,988368E-05</text:p>
          </table:table-cell>
          <table:table-cell office:value-type="float" office:value="227" calcext:value-type="float">
            <text:p>227</text:p>
          </table:table-cell>
          <table:table-cell office:value-type="float" office:value="0.04638754" calcext:value-type="float">
            <text:p>0,04638754</text:p>
          </table:table-cell>
          <table:table-cell office:value-type="float" office:value="0.08477233" calcext:value-type="float">
            <text:p>0,08477233</text:p>
          </table:table-cell>
          <table:table-cell office:value-type="float" office:value="0.03926323" calcext:value-type="float">
            <text:p>0,03926323</text:p>
          </table:table-cell>
          <table:table-cell office:value-type="float" office:value="0.05480455" calcext:value-type="float">
            <text:p>0,05480455</text:p>
          </table:table-cell>
          <table:table-cell office:value-type="float" office:value="227" calcext:value-type="float">
            <text:p>227</text:p>
          </table:table-cell>
          <table:table-cell office:value-type="float" office:value="153.8067" calcext:value-type="float">
            <text:p>153,8067</text:p>
          </table:table-cell>
          <table:table-cell office:value-type="float" office:value="0.04238616" calcext:value-type="float">
            <text:p>0,04238616</text:p>
          </table:table-cell>
          <table:table-cell office:value-type="float" office:value="141.4878" calcext:value-type="float">
            <text:p>141,4878</text:p>
          </table:table-cell>
          <table:table-cell office:value-type="float" office:value="167.1982" calcext:value-type="float">
            <text:p>167,1982</text:p>
          </table:table-cell>
          <table:table-cell office:value-type="float" office:value="227" calcext:value-type="float">
            <text:p>227</text:p>
          </table:table-cell>
          <table:table-cell office:value-type="float" office:value="2756.163" calcext:value-type="float">
            <text:p>2756,163</text:p>
          </table:table-cell>
          <table:table-cell office:value-type="float" office:value="2769.756" calcext:value-type="float">
            <text:p>2769,756</text:p>
          </table:table-cell>
          <table:table-cell office:value-type="float" office:value="-1373.993" calcext:value-type="float">
            <text:p>-1373,993</text:p>
          </table:table-cell>
          <table:table-cell office:value-type="float" office:value="0.1675261" calcext:value-type="float">
            <text:p>0,1675261</text:p>
          </table:table-cell>
          <table:table-cell office:value-type="float" office:value="0.5" calcext:value-type="float">
            <text:p>0,5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1.7702" calcext:value-type="float">
            <text:p>171,7702</text:p>
          </table:table-cell>
          <table:table-cell office:value-type="float" office:value="0.8982553" calcext:value-type="float">
            <text:p>0,8982553</text:p>
          </table:table-cell>
          <table:table-cell office:value-type="float" office:value="-0.01671651" calcext:value-type="float">
            <text:p>-0,01671651</text:p>
          </table:table-cell>
          <table:table-cell office:value-type="float" office:value="0.2242214" calcext:value-type="float">
            <text:p>0,2242214</text:p>
          </table:table-cell>
          <table:table-cell/>
          <table:table-cell office:value-type="float" office:value="0.1635904" calcext:value-type="float">
            <text:p>0,1635904</text:p>
          </table:table-cell>
          <table:table-cell office:value-type="float" office:value="0.1145248" calcext:value-type="float">
            <text:p>0,1145248</text:p>
          </table:table-cell>
          <table:table-cell office:value-type="float" office:value="0.1306716" calcext:value-type="float">
            <text:p>0,1306716</text:p>
          </table:table-cell>
          <table:table-cell office:value-type="float" office:value="0.204802" calcext:value-type="float">
            <text:p>0,204802</text:p>
          </table:table-cell>
          <table:table-cell office:value-type="float" office:value="287.8594" calcext:value-type="float">
            <text:p>287,8594</text:p>
          </table:table-cell>
          <table:table-cell office:value-type="float" office:value="0.1635904" calcext:value-type="float">
            <text:p>0,1635904</text:p>
          </table:table-cell>
          <table:table-cell office:value-type="float" office:value="0" calcext:value-type="float">
            <text:p>0</text:p>
          </table:table-cell>
          <table:table-cell office:value-type="float" office:value="0.1145248" calcext:value-type="float">
            <text:p>0,1145248</text:p>
          </table:table-cell>
          <table:table-cell office:value-type="float" office:value="0.1306716" calcext:value-type="float">
            <text:p>0,1306716</text:p>
          </table:table-cell>
          <table:table-cell office:value-type="float" office:value="0.204802" calcext:value-type="float">
            <text:p>0,204802</text:p>
          </table:table-cell>
          <table:table-cell office:value-type="float" office:value="287.8594" calcext:value-type="float">
            <text:p>287,8594</text:p>
          </table:table-cell>
          <table:table-cell office:value-type="float" office:value="393" calcext:value-type="float">
            <text:p>393</text:p>
          </table:table-cell>
          <table:table-cell office:value-type="float" office:value="0.1145248" calcext:value-type="float">
            <text:p>0,1145248</text:p>
          </table:table-cell>
          <table:table-cell office:value-type="float" office:value="314" calcext:value-type="float">
            <text:p>314</text:p>
          </table:table-cell>
          <table:table-cell office:value-type="float" office:value="492" calcext:value-type="float">
            <text:p>492</text:p>
          </table:table-cell>
          <table:table-cell office:value-type="float" office:value="287.8594" calcext:value-type="float">
            <text:p>287,8594</text:p>
          </table:table-cell>
          <table:table-cell office:value-type="float" office:value="0.451651463876244" calcext:value-type="float">
            <text:p>0,451651463876244</text:p>
          </table:table-cell>
          <table:table-cell office:value-type="float" office:value="0.439808785697352" calcext:value-type="float">
            <text:p>0,439808785697352</text:p>
          </table:table-cell>
          <table:table-cell office:value-type="float" office:value="0.425938598436109" calcext:value-type="float">
            <text:p>0,425938598436109</text:p>
          </table:table-cell>
          <table:table-cell office:value-type="float" office:value="0.404647813432805" calcext:value-type="float">
            <text:p>0,404647813432805</text:p>
          </table:table-cell>
          <table:table-cell office:value-type="float" office:value="0.398991188095286" calcext:value-type="float">
            <text:p>0,398991188095286</text:p>
          </table:table-cell>
          <table:table-cell office:value-type="float" office:value="0.489112464517205" calcext:value-type="float">
            <text:p>0,489112464517205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string" calcext:value-type="string">
            <text:p>TurdMeru-ab-m-5mn-hno-cos-r450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14.125795314758" calcext:value-type="float">
            <text:p>714,125795314758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1-09-03T12:32:04.22" calcext:value-type="date">
            <text:p>2021-09-03 12:32:04</text:p>
          </table:table-cell>
          <table:table-cell office:value-type="float" office:value="2.04553" calcext:value-type="float">
            <text:p>2,04553</text:p>
          </table:table-cell>
          <table:table-cell office:value-type="string" calcext:value-type="string">
            <text:p>tmp\mcds-optanlr\TurdMeru-ab-m-5mn-hno-cos-r450-l0uxrtks</text:p>
          </table:table-cell>
          <table:table-cell office:value-type="float" office:value="225" calcext:value-type="float">
            <text:p>225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184211" calcext:value-type="float">
            <text:p>1,184211</text:p>
          </table:table-cell>
          <table:table-cell office:value-type="float" office:value="0.07616078" calcext:value-type="float">
            <text:p>0,07616078</text:p>
          </table:table-cell>
          <table:table-cell office:value-type="float" office:value="1.018261" calcext:value-type="float">
            <text:p>1,018261</text:p>
          </table:table-cell>
          <table:table-cell office:value-type="float" office:value="1.377205" calcext:value-type="float">
            <text:p>1,37720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97.4025974025974" calcext:value-type="float">
            <text:p>97,40259740259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29.805" calcext:value-type="float">
            <text:p>2629,805</text:p>
          </table:table-cell>
          <table:table-cell office:value-type="float" office:value="0.266983" calcext:value-type="float">
            <text:p>0,266983</text:p>
          </table:table-cell>
          <table:table-cell office:value-type="float" office:value="0.0346936" calcext:value-type="float">
            <text:p>0,0346936</text:p>
          </table:table-cell>
          <table:table-cell office:value-type="float" office:value="0.2590866" calcext:value-type="float">
            <text:p>0,2590866</text:p>
          </table:table-cell>
          <table:table-cell office:value-type="float" office:value="0.266983" calcext:value-type="float">
            <text:p>0,266983</text:p>
          </table:table-cell>
          <table:table-cell office:value-type="float" office:value="0.00009318005" calcext:value-type="float">
            <text:p>9,318005E-05</text:p>
          </table:table-cell>
          <table:table-cell office:value-type="float" office:value="0.0886684" calcext:value-type="float">
            <text:p>0,0886684</text:p>
          </table:table-cell>
          <table:table-cell office:value-type="float" office:value="0.00007826812" calcext:value-type="float">
            <text:p>7,826812E-05</text:p>
          </table:table-cell>
          <table:table-cell office:value-type="float" office:value="0.0001109331" calcext:value-type="float">
            <text:p>0,0001109331</text:p>
          </table:table-cell>
          <table:table-cell office:value-type="float" office:value="223" calcext:value-type="float">
            <text:p>223</text:p>
          </table:table-cell>
          <table:table-cell office:value-type="float" office:value="0.1059942" calcext:value-type="float">
            <text:p>0,1059942</text:p>
          </table:table-cell>
          <table:table-cell office:value-type="float" office:value="0.08866841" calcext:value-type="float">
            <text:p>0,08866841</text:p>
          </table:table-cell>
          <table:table-cell office:value-type="float" office:value="0.08903155" calcext:value-type="float">
            <text:p>0,08903155</text:p>
          </table:table-cell>
          <table:table-cell office:value-type="float" office:value="0.1261886" calcext:value-type="float">
            <text:p>0,1261886</text:p>
          </table:table-cell>
          <table:table-cell office:value-type="float" office:value="223" calcext:value-type="float">
            <text:p>223</text:p>
          </table:table-cell>
          <table:table-cell office:value-type="float" office:value="146.5054" calcext:value-type="float">
            <text:p>146,5054</text:p>
          </table:table-cell>
          <table:table-cell office:value-type="float" office:value="0.0443342" calcext:value-type="float">
            <text:p>0,0443342</text:p>
          </table:table-cell>
          <table:table-cell office:value-type="float" office:value="134.2545" calcext:value-type="float">
            <text:p>134,2545</text:p>
          </table:table-cell>
          <table:table-cell office:value-type="float" office:value="159.8741" calcext:value-type="float">
            <text:p>159,8741</text:p>
          </table:table-cell>
          <table:table-cell office:value-type="float" office:value="223" calcext:value-type="float">
            <text:p>223</text:p>
          </table:table-cell>
          <table:table-cell office:value-type="float" office:value="2629.859" calcext:value-type="float">
            <text:p>2629,859</text:p>
          </table:table-cell>
          <table:table-cell office:value-type="float" office:value="2636.637" calcext:value-type="float">
            <text:p>2636,637</text:p>
          </table:table-cell>
          <table:table-cell office:value-type="float" office:value="-1312.902" calcext:value-type="float">
            <text:p>-1312,902</text:p>
          </table:table-cell>
          <table:table-cell office:value-type="float" office:value="0.2308637" calcext:value-type="float">
            <text:p>0,2308637</text:p>
          </table:table-cell>
          <table:table-cell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8.6127" calcext:value-type="float">
            <text:p>128,6127</text:p>
          </table:table-cell>
          <table:table-cell office:value-type="float" office:value="0.3889201" calcext:value-type="float">
            <text:p>0,3889201</text:p>
          </table:table-cell>
          <table:table-cell table:number-columns-repeated="3"/>
          <table:table-cell office:value-type="float" office:value="0.1756192" calcext:value-type="float">
            <text:p>0,1756192</text:p>
          </table:table-cell>
          <table:table-cell office:value-type="float" office:value="0.1168869" calcext:value-type="float">
            <text:p>0,1168869</text:p>
          </table:table-cell>
          <table:table-cell office:value-type="float" office:value="0.1396392" calcext:value-type="float">
            <text:p>0,1396392</text:p>
          </table:table-cell>
          <table:table-cell office:value-type="float" office:value="0.2208699" calcext:value-type="float">
            <text:p>0,2208699</text:p>
          </table:table-cell>
          <table:table-cell office:value-type="float" office:value="295.6616" calcext:value-type="float">
            <text:p>295,6616</text:p>
          </table:table-cell>
          <table:table-cell office:value-type="float" office:value="0.1756192" calcext:value-type="float">
            <text:p>0,1756192</text:p>
          </table:table-cell>
          <table:table-cell office:value-type="float" office:value="0" calcext:value-type="float">
            <text:p>0</text:p>
          </table:table-cell>
          <table:table-cell office:value-type="float" office:value="0.1168869" calcext:value-type="float">
            <text:p>0,1168869</text:p>
          </table:table-cell>
          <table:table-cell office:value-type="float" office:value="0.1396392" calcext:value-type="float">
            <text:p>0,1396392</text:p>
          </table:table-cell>
          <table:table-cell office:value-type="float" office:value="0.2208699" calcext:value-type="float">
            <text:p>0,2208699</text:p>
          </table:table-cell>
          <table:table-cell office:value-type="float" office:value="295.6616" calcext:value-type="float">
            <text:p>295,6616</text:p>
          </table:table-cell>
          <table:table-cell office:value-type="float" office:value="421" calcext:value-type="float">
            <text:p>421</text:p>
          </table:table-cell>
          <table:table-cell office:value-type="float" office:value="0.1168869" calcext:value-type="float">
            <text:p>0,1168869</text:p>
          </table:table-cell>
          <table:table-cell office:value-type="float" office:value="335" calcext:value-type="float">
            <text:p>335</text:p>
          </table:table-cell>
          <table:table-cell office:value-type="float" office:value="530" calcext:value-type="float">
            <text:p>530</text:p>
          </table:table-cell>
          <table:table-cell office:value-type="float" office:value="295.6616" calcext:value-type="float">
            <text:p>295,6616</text:p>
          </table:table-cell>
          <table:table-cell office:value-type="float" office:value="0.550323828832696" calcext:value-type="float">
            <text:p>0,550323828832696</text:p>
          </table:table-cell>
          <table:table-cell office:value-type="float" office:value="0.532005473613904" calcext:value-type="float">
            <text:p>0,532005473613904</text:p>
          </table:table-cell>
          <table:table-cell office:value-type="float" office:value="0.521866566551798" calcext:value-type="float">
            <text:p>0,521866566551798</text:p>
          </table:table-cell>
          <table:table-cell office:value-type="float" office:value="0.502749305536577" calcext:value-type="float">
            <text:p>0,502749305536577</text:p>
          </table:table-cell>
          <table:table-cell office:value-type="float" office:value="0.493696996065949" calcext:value-type="float">
            <text:p>0,493696996065949</text:p>
          </table:table-cell>
          <table:table-cell office:value-type="float" office:value="0.580952566778482" calcext:value-type="float">
            <text:p>0,5809525667784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urdMeru-ab-m-5mn-hno-cos-r500-m14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14.125795314758" calcext:value-type="float">
            <text:p>714,125795314758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21-09-03T12:32:04.26" calcext:value-type="date">
            <text:p>2021-09-03 12:32:04</text:p>
          </table:table-cell>
          <table:table-cell office:value-type="float" office:value="1.968736" calcext:value-type="float">
            <text:p>1,968736</text:p>
          </table:table-cell>
          <table:table-cell office:value-type="string" calcext:value-type="string">
            <text:p>tmp\mcds-optanlr\TurdMeru-ab-m-5mn-hno-cos-r500-m14-wl0dfv07</text:p>
          </table:table-cell>
          <table:table-cell office:value-type="float" office:value="227" calcext:value-type="float">
            <text:p>227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194737" calcext:value-type="float">
            <text:p>1,194737</text:p>
          </table:table-cell>
          <table:table-cell office:value-type="float" office:value="0.07604948" calcext:value-type="float">
            <text:p>0,07604948</text:p>
          </table:table-cell>
          <table:table-cell office:value-type="float" office:value="1.027539" calcext:value-type="float">
            <text:p>1,027539</text:p>
          </table:table-cell>
          <table:table-cell office:value-type="float" office:value="1.389141" calcext:value-type="float">
            <text:p>1,38914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98.2683982683983" calcext:value-type="float">
            <text:p>98,268398268398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68.628" calcext:value-type="float">
            <text:p>2668,628</text:p>
          </table:table-cell>
          <table:table-cell table:number-columns-repeated="2" office:value-type="float" office:value="0.3899085" calcext:value-type="float">
            <text:p>0,3899085</text:p>
          </table:table-cell>
          <table:table-cell table:number-columns-repeated="2"/>
          <table:table-cell office:value-type="float" office:value="0.00008854373" calcext:value-type="float">
            <text:p>8,854373E-05</text:p>
          </table:table-cell>
          <table:table-cell office:value-type="float" office:value="0.07858358" calcext:value-type="float">
            <text:p>0,07858358</text:p>
          </table:table-cell>
          <table:table-cell office:value-type="float" office:value="0.00007585934" calcext:value-type="float">
            <text:p>7,585934E-05</text:p>
          </table:table-cell>
          <table:table-cell office:value-type="float" office:value="0.0001033491" calcext:value-type="float">
            <text:p>0,0001033491</text:p>
          </table:table-cell>
          <table:table-cell office:value-type="float" office:value="225" calcext:value-type="float">
            <text:p>225</text:p>
          </table:table-cell>
          <table:table-cell office:value-type="float" office:value="0.09035084" calcext:value-type="float">
            <text:p>0,09035084</text:p>
          </table:table-cell>
          <table:table-cell office:value-type="float" office:value="0.07858358" calcext:value-type="float">
            <text:p>0,07858358</text:p>
          </table:table-cell>
          <table:table-cell office:value-type="float" office:value="0.07740758" calcext:value-type="float">
            <text:p>0,07740758</text:p>
          </table:table-cell>
          <table:table-cell office:value-type="float" office:value="0.1054583" calcext:value-type="float">
            <text:p>0,1054583</text:p>
          </table:table-cell>
          <table:table-cell office:value-type="float" office:value="225" calcext:value-type="float">
            <text:p>225</text:p>
          </table:table-cell>
          <table:table-cell office:value-type="float" office:value="150.2921" calcext:value-type="float">
            <text:p>150,2921</text:p>
          </table:table-cell>
          <table:table-cell office:value-type="float" office:value="0.03929179" calcext:value-type="float">
            <text:p>0,03929179</text:p>
          </table:table-cell>
          <table:table-cell office:value-type="float" office:value="139.0987" calcext:value-type="float">
            <text:p>139,0987</text:p>
          </table:table-cell>
          <table:table-cell office:value-type="float" office:value="162.3862" calcext:value-type="float">
            <text:p>162,3862</text:p>
          </table:table-cell>
          <table:table-cell office:value-type="float" office:value="225" calcext:value-type="float">
            <text:p>225</text:p>
          </table:table-cell>
          <table:table-cell office:value-type="float" office:value="2668.681" calcext:value-type="float">
            <text:p>2668,681</text:p>
          </table:table-cell>
          <table:table-cell office:value-type="float" office:value="2675.478" calcext:value-type="float">
            <text:p>2675,478</text:p>
          </table:table-cell>
          <table:table-cell office:value-type="float" office:value="-1332.314" calcext:value-type="float">
            <text:p>-1332,314</text:p>
          </table:table-cell>
          <table:table-cell office:value-type="float" office:value="0.1881086" calcext:value-type="float">
            <text:p>0,1881086</text:p>
          </table:table-cell>
          <table:table-cell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.679" calcext:value-type="float">
            <text:p>135,679</text:p>
          </table:table-cell>
          <table:table-cell office:value-type="float" office:value="0.4618216" calcext:value-type="float">
            <text:p>0,4618216</text:p>
          </table:table-cell>
          <table:table-cell table:number-columns-repeated="3"/>
          <table:table-cell office:value-type="float" office:value="0.1683644" calcext:value-type="float">
            <text:p>0,1683644</text:p>
          </table:table-cell>
          <table:table-cell office:value-type="float" office:value="0.1093568" calcext:value-type="float">
            <text:p>0,1093568</text:p>
          </table:table-cell>
          <table:table-cell office:value-type="float" office:value="0.1358409" calcext:value-type="float">
            <text:p>0,1358409</text:p>
          </table:table-cell>
          <table:table-cell office:value-type="float" office:value="0.2086747" calcext:value-type="float">
            <text:p>0,2086747</text:p>
          </table:table-cell>
          <table:table-cell office:value-type="float" office:value="274.1929" calcext:value-type="float">
            <text:p>274,1929</text:p>
          </table:table-cell>
          <table:table-cell office:value-type="float" office:value="0.1683644" calcext:value-type="float">
            <text:p>0,1683644</text:p>
          </table:table-cell>
          <table:table-cell office:value-type="float" office:value="0" calcext:value-type="float">
            <text:p>0</text:p>
          </table:table-cell>
          <table:table-cell office:value-type="float" office:value="0.1093568" calcext:value-type="float">
            <text:p>0,1093568</text:p>
          </table:table-cell>
          <table:table-cell office:value-type="float" office:value="0.1358409" calcext:value-type="float">
            <text:p>0,1358409</text:p>
          </table:table-cell>
          <table:table-cell office:value-type="float" office:value="0.2086747" calcext:value-type="float">
            <text:p>0,2086747</text:p>
          </table:table-cell>
          <table:table-cell office:value-type="float" office:value="274.1929" calcext:value-type="float">
            <text:p>274,1929</text:p>
          </table:table-cell>
          <table:table-cell office:value-type="float" office:value="404" calcext:value-type="float">
            <text:p>404</text:p>
          </table:table-cell>
          <table:table-cell office:value-type="float" office:value="0.1093568" calcext:value-type="float">
            <text:p>0,1093568</text:p>
          </table:table-cell>
          <table:table-cell office:value-type="float" office:value="326" calcext:value-type="float">
            <text:p>326</text:p>
          </table:table-cell>
          <table:table-cell office:value-type="float" office:value="501" calcext:value-type="float">
            <text:p>501</text:p>
          </table:table-cell>
          <table:table-cell office:value-type="float" office:value="274.1929" calcext:value-type="float">
            <text:p>274,1929</text:p>
          </table:table-cell>
          <table:table-cell office:value-type="float" office:value="0.548759111745285" calcext:value-type="float">
            <text:p>0,548759111745285</text:p>
          </table:table-cell>
          <table:table-cell office:value-type="float" office:value="0.531009530570528" calcext:value-type="float">
            <text:p>0,531009530570528</text:p>
          </table:table-cell>
          <table:table-cell office:value-type="float" office:value="0.521396940804563" calcext:value-type="float">
            <text:p>0,521396940804563</text:p>
          </table:table-cell>
          <table:table-cell office:value-type="float" office:value="0.525810633061045" calcext:value-type="float">
            <text:p>0,525810633061045</text:p>
          </table:table-cell>
          <table:table-cell office:value-type="float" office:value="0.480020856813062" calcext:value-type="float">
            <text:p>0,480020856813062</text:p>
          </table:table-cell>
          <table:table-cell office:value-type="float" office:value="0.580989780974061" calcext:value-type="float">
            <text:p>0,58098978097406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table:number-columns-repeated="3"/>
          <table:table-cell office:value-type="string" calcext:value-type="string">
            <text:p>TurdMeru-ab-m-5mn-haz-cos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14.125795314758" calcext:value-type="float">
            <text:p>714,125795314758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2" office:value-type="date" office:date-value="2021-09-03T12:32:04.37" calcext:value-type="date">
            <text:p>2021-09-03 12:32:04</text:p>
          </table:table-cell>
          <table:table-cell office:value-type="float" office:value="1.950784" calcext:value-type="float">
            <text:p>1,950784</text:p>
          </table:table-cell>
          <table:table-cell office:value-type="string" calcext:value-type="string">
            <text:p>tmp\mcds-optanlr\TurdMeru-ab-m-5mn-haz-cos-cumv9u15</text:p>
          </table:table-cell>
          <table:table-cell office:value-type="float" office:value="231" calcext:value-type="float">
            <text:p>23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215789" calcext:value-type="float">
            <text:p>1,215789</text:p>
          </table:table-cell>
          <table:table-cell office:value-type="float" office:value="0.07700384" calcext:value-type="float">
            <text:p>0,07700384</text:p>
          </table:table-cell>
          <table:table-cell office:value-type="float" office:value="1.043674" calcext:value-type="float">
            <text:p>1,043674</text:p>
          </table:table-cell>
          <table:table-cell office:value-type="float" office:value="1.416288" calcext:value-type="float">
            <text:p>1,41628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714.1258" calcext:value-type="float">
            <text:p>714,1258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6.08400000000029" calcext:value-type="float">
            <text:p>6,08400000000029</text:p>
          </table:table-cell>
          <table:table-cell office:value-type="float" office:value="2762.07" calcext:value-type="float">
            <text:p>2762,07</text:p>
          </table:table-cell>
          <table:table-cell office:value-type="float" office:value="0.02860415" calcext:value-type="float">
            <text:p>0,02860415</text:p>
          </table:table-cell>
          <table:table-cell office:value-type="float" office:value="0.07707447" calcext:value-type="float">
            <text:p>0,07707447</text:p>
          </table:table-cell>
          <table:table-cell office:value-type="float" office:value="0.0007343292" calcext:value-type="float">
            <text:p>0,0007343292</text:p>
          </table:table-cell>
          <table:table-cell office:value-type="float" office:value="0.02860415" calcext:value-type="float">
            <text:p>0,02860415</text:p>
          </table:table-cell>
          <table:table-cell office:value-type="float" office:value="0.00006854264" calcext:value-type="float">
            <text:p>6,854264E-05</text:p>
          </table:table-cell>
          <table:table-cell office:value-type="float" office:value="0.09236731" calcext:value-type="float">
            <text:p>0,09236731</text:p>
          </table:table-cell>
          <table:table-cell office:value-type="float" office:value="0.00005715941" calcext:value-type="float">
            <text:p>5,715941E-05</text:p>
          </table:table-cell>
          <table:table-cell office:value-type="float" office:value="0.00008219283" calcext:value-type="float">
            <text:p>8,219283E-05</text:p>
          </table:table-cell>
          <table:table-cell office:value-type="float" office:value="229" calcext:value-type="float">
            <text:p>229</text:p>
          </table:table-cell>
          <table:table-cell office:value-type="float" office:value="0.05721629" calcext:value-type="float">
            <text:p>0,05721629</text:p>
          </table:table-cell>
          <table:table-cell office:value-type="float" office:value="0.09236731" calcext:value-type="float">
            <text:p>0,09236731</text:p>
          </table:table-cell>
          <table:table-cell office:value-type="float" office:value="0.04771409" calcext:value-type="float">
            <text:p>0,04771409</text:p>
          </table:table-cell>
          <table:table-cell office:value-type="float" office:value="0.06861085" calcext:value-type="float">
            <text:p>0,06861085</text:p>
          </table:table-cell>
          <table:table-cell office:value-type="float" office:value="229" calcext:value-type="float">
            <text:p>229</text:p>
          </table:table-cell>
          <table:table-cell office:value-type="float" office:value="170.8184" calcext:value-type="float">
            <text:p>170,8184</text:p>
          </table:table-cell>
          <table:table-cell office:value-type="float" office:value="0.04618366" calcext:value-type="float">
            <text:p>0,04618366</text:p>
          </table:table-cell>
          <table:table-cell office:value-type="float" office:value="155.9679" calcext:value-type="float">
            <text:p>155,9679</text:p>
          </table:table-cell>
          <table:table-cell office:value-type="float" office:value="187.0829" calcext:value-type="float">
            <text:p>187,0829</text:p>
          </table:table-cell>
          <table:table-cell office:value-type="float" office:value="229" calcext:value-type="float">
            <text:p>229</text:p>
          </table:table-cell>
          <table:table-cell office:value-type="float" office:value="2762.122" calcext:value-type="float">
            <text:p>2762,122</text:p>
          </table:table-cell>
          <table:table-cell office:value-type="float" office:value="2768.954" calcext:value-type="float">
            <text:p>2768,954</text:p>
          </table:table-cell>
          <table:table-cell office:value-type="float" office:value="-1379.035" calcext:value-type="float">
            <text:p>-1379,035</text:p>
          </table:table-cell>
          <table:table-cell office:value-type="float" office:value="0.06411476" calcext:value-type="float">
            <text:p>0,06411476</text:p>
          </table:table-cell>
          <table:table-cell office:value-type="float" office:value="0.2" calcext:value-type="float">
            <text:p>0,2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.4366" calcext:value-type="float">
            <text:p>124,4366</text:p>
          </table:table-cell>
          <table:table-cell office:value-type="float" office:value="3.664685" calcext:value-type="float">
            <text:p>3,664685</text:p>
          </table:table-cell>
          <table:table-cell table:number-columns-repeated="3"/>
          <table:table-cell office:value-type="float" office:value="0.1326293" calcext:value-type="float">
            <text:p>0,1326293</text:p>
          </table:table-cell>
          <table:table-cell office:value-type="float" office:value="0.1202552" calcext:value-type="float">
            <text:p>0,1202552</text:p>
          </table:table-cell>
          <table:table-cell office:value-type="float" office:value="0.1047701" calcext:value-type="float">
            <text:p>0,1047701</text:p>
          </table:table-cell>
          <table:table-cell office:value-type="float" office:value="0.1678964" calcext:value-type="float">
            <text:p>0,1678964</text:p>
          </table:table-cell>
          <table:table-cell office:value-type="float" office:value="303.9818" calcext:value-type="float">
            <text:p>303,9818</text:p>
          </table:table-cell>
          <table:table-cell office:value-type="float" office:value="0.1326293" calcext:value-type="float">
            <text:p>0,1326293</text:p>
          </table:table-cell>
          <table:table-cell office:value-type="float" office:value="0.00573040000000001" calcext:value-type="float">
            <text:p>0,0057304</text:p>
          </table:table-cell>
          <table:table-cell office:value-type="float" office:value="0.1202552" calcext:value-type="float">
            <text:p>0,1202552</text:p>
          </table:table-cell>
          <table:table-cell office:value-type="float" office:value="0.1047701" calcext:value-type="float">
            <text:p>0,1047701</text:p>
          </table:table-cell>
          <table:table-cell office:value-type="float" office:value="0.1678964" calcext:value-type="float">
            <text:p>0,1678964</text:p>
          </table:table-cell>
          <table:table-cell office:value-type="float" office:value="303.9818" calcext:value-type="float">
            <text:p>303,9818</text:p>
          </table:table-cell>
          <table:table-cell office:value-type="float" office:value="318" calcext:value-type="float">
            <text:p>318</text:p>
          </table:table-cell>
          <table:table-cell office:value-type="float" office:value="0.1202552" calcext:value-type="float">
            <text:p>0,1202552</text:p>
          </table:table-cell>
          <table:table-cell office:value-type="float" office:value="251" calcext:value-type="float">
            <text:p>251</text:p>
          </table:table-cell>
          <table:table-cell office:value-type="float" office:value="403" calcext:value-type="float">
            <text:p>403</text:p>
          </table:table-cell>
          <table:table-cell office:value-type="float" office:value="303.9818" calcext:value-type="float">
            <text:p>303,9818</text:p>
          </table:table-cell>
          <table:table-cell office:value-type="float" office:value="0.240289432377116" calcext:value-type="float">
            <text:p>0,240289432377116</text:p>
          </table:table-cell>
          <table:table-cell office:value-type="float" office:value="0.232185035548552" calcext:value-type="float">
            <text:p>0,232185035548552</text:p>
          </table:table-cell>
          <table:table-cell office:value-type="float" office:value="0.227656141850293" calcext:value-type="float">
            <text:p>0,227656141850293</text:p>
          </table:table-cell>
          <table:table-cell office:value-type="float" office:value="0.184160492796621" calcext:value-type="float">
            <text:p>0,184160492796621</text:p>
          </table:table-cell>
          <table:table-cell office:value-type="float" office:value="0.203710113234406" calcext:value-type="float">
            <text:p>0,203710113234406</text:p>
          </table:table-cell>
          <table:table-cell office:value-type="float" office:value="0.281010232860268" calcext:value-type="float">
            <text:p>0,2810102328602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string" calcext:value-type="string">
            <text:p>TurdMeru-ab-m-5mn-haz-cos-r450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14.125795314758" calcext:value-type="float">
            <text:p>714,125795314758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1-09-03T12:32:04.44" calcext:value-type="date">
            <text:p>2021-09-03 12:32:04</text:p>
          </table:table-cell>
          <table:table-cell office:value-type="float" office:value="2.746655" calcext:value-type="float">
            <text:p>2,746655</text:p>
          </table:table-cell>
          <table:table-cell office:value-type="string" calcext:value-type="string">
            <text:p>tmp\mcds-optanlr\TurdMeru-ab-m-5mn-haz-cos-r450-j4jzg2k2</text:p>
          </table:table-cell>
          <table:table-cell office:value-type="float" office:value="225" calcext:value-type="float">
            <text:p>225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184211" calcext:value-type="float">
            <text:p>1,184211</text:p>
          </table:table-cell>
          <table:table-cell office:value-type="float" office:value="0.07616078" calcext:value-type="float">
            <text:p>0,07616078</text:p>
          </table:table-cell>
          <table:table-cell office:value-type="float" office:value="1.018261" calcext:value-type="float">
            <text:p>1,018261</text:p>
          </table:table-cell>
          <table:table-cell office:value-type="float" office:value="1.377205" calcext:value-type="float">
            <text:p>1,37720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97.4025974025974" calcext:value-type="float">
            <text:p>97,4025974025974</text:p>
          </table:table-cell>
          <table:table-cell office:value-type="float" office:value="2" calcext:value-type="float">
            <text:p>2</text:p>
          </table:table-cell>
          <table:table-cell office:value-type="float" office:value="8.80500000000029" calcext:value-type="float">
            <text:p>8,80500000000029</text:p>
          </table:table-cell>
          <table:table-cell office:value-type="float" office:value="2638.61" calcext:value-type="float">
            <text:p>2638,61</text:p>
          </table:table-cell>
          <table:table-cell office:value-type="float" office:value="0.03051764" calcext:value-type="float">
            <text:p>0,03051764</text:p>
          </table:table-cell>
          <table:table-cell office:value-type="float" office:value="0.0009344816" calcext:value-type="float">
            <text:p>0,0009344816</text:p>
          </table:table-cell>
          <table:table-cell office:value-type="float" office:value="0.04140818" calcext:value-type="float">
            <text:p>0,04140818</text:p>
          </table:table-cell>
          <table:table-cell office:value-type="float" office:value="0.03051764" calcext:value-type="float">
            <text:p>0,03051764</text:p>
          </table:table-cell>
          <table:table-cell office:value-type="float" office:value="0.0000788261" calcext:value-type="float">
            <text:p>7,88261E-05</text:p>
          </table:table-cell>
          <table:table-cell office:value-type="float" office:value="0.1078957" calcext:value-type="float">
            <text:p>0,1078957</text:p>
          </table:table-cell>
          <table:table-cell office:value-type="float" office:value="0.00006376685" calcext:value-type="float">
            <text:p>6,376685E-05</text:p>
          </table:table-cell>
          <table:table-cell office:value-type="float" office:value="0.00009744177" calcext:value-type="float">
            <text:p>9,744177E-05</text:p>
          </table:table-cell>
          <table:table-cell office:value-type="float" office:value="223" calcext:value-type="float">
            <text:p>223</text:p>
          </table:table-cell>
          <table:table-cell office:value-type="float" office:value="0.1252953" calcext:value-type="float">
            <text:p>0,1252953</text:p>
          </table:table-cell>
          <table:table-cell office:value-type="float" office:value="0.1078957" calcext:value-type="float">
            <text:p>0,1078957</text:p>
          </table:table-cell>
          <table:table-cell office:value-type="float" office:value="0.1013584" calcext:value-type="float">
            <text:p>0,1013584</text:p>
          </table:table-cell>
          <table:table-cell office:value-type="float" office:value="0.1548852" calcext:value-type="float">
            <text:p>0,1548852</text:p>
          </table:table-cell>
          <table:table-cell office:value-type="float" office:value="223" calcext:value-type="float">
            <text:p>223</text:p>
          </table:table-cell>
          <table:table-cell office:value-type="float" office:value="159.2869" calcext:value-type="float">
            <text:p>159,2869</text:p>
          </table:table-cell>
          <table:table-cell office:value-type="float" office:value="0.05394788" calcext:value-type="float">
            <text:p>0,05394788</text:p>
          </table:table-cell>
          <table:table-cell office:value-type="float" office:value="143.2328" calcext:value-type="float">
            <text:p>143,2328</text:p>
          </table:table-cell>
          <table:table-cell office:value-type="float" office:value="177.1404" calcext:value-type="float">
            <text:p>177,1404</text:p>
          </table:table-cell>
          <table:table-cell office:value-type="float" office:value="223" calcext:value-type="float">
            <text:p>223</text:p>
          </table:table-cell>
          <table:table-cell office:value-type="float" office:value="2638.664" calcext:value-type="float">
            <text:p>2638,664</text:p>
          </table:table-cell>
          <table:table-cell office:value-type="float" office:value="2645.442" calcext:value-type="float">
            <text:p>2645,442</text:p>
          </table:table-cell>
          <table:table-cell office:value-type="float" office:value="-1317.305" calcext:value-type="float">
            <text:p>-1317,305</text:p>
          </table:table-cell>
          <table:table-cell office:value-type="float" office:value="0.1209832" calcext:value-type="float">
            <text:p>0,1209832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.4487" calcext:value-type="float">
            <text:p>110,4487</text:p>
          </table:table-cell>
          <table:table-cell office:value-type="float" office:value="3.170095" calcext:value-type="float">
            <text:p>3,170095</text:p>
          </table:table-cell>
          <table:table-cell table:number-columns-repeated="3"/>
          <table:table-cell office:value-type="float" office:value="0.1485659" calcext:value-type="float">
            <text:p>0,1485659</text:p>
          </table:table-cell>
          <table:table-cell office:value-type="float" office:value="0.132068" calcext:value-type="float">
            <text:p>0,132068</text:p>
          </table:table-cell>
          <table:table-cell office:value-type="float" office:value="0.1146986" calcext:value-type="float">
            <text:p>0,1146986</text:p>
          </table:table-cell>
          <table:table-cell office:value-type="float" office:value="0.1924332" calcext:value-type="float">
            <text:p>0,1924332</text:p>
          </table:table-cell>
          <table:table-cell office:value-type="float" office:value="316.2736" calcext:value-type="float">
            <text:p>316,2736</text:p>
          </table:table-cell>
          <table:table-cell office:value-type="float" office:value="0.1485659" calcext:value-type="float">
            <text:p>0,1485659</text:p>
          </table:table-cell>
          <table:table-cell office:value-type="float" office:value="0.0151811" calcext:value-type="float">
            <text:p>0,0151811</text:p>
          </table:table-cell>
          <table:table-cell office:value-type="float" office:value="0.132068" calcext:value-type="float">
            <text:p>0,132068</text:p>
          </table:table-cell>
          <table:table-cell office:value-type="float" office:value="0.1146986" calcext:value-type="float">
            <text:p>0,1146986</text:p>
          </table:table-cell>
          <table:table-cell office:value-type="float" office:value="0.1924332" calcext:value-type="float">
            <text:p>0,1924332</text:p>
          </table:table-cell>
          <table:table-cell office:value-type="float" office:value="316.2736" calcext:value-type="float">
            <text:p>316,2736</text:p>
          </table:table-cell>
          <table:table-cell office:value-type="float" office:value="357" calcext:value-type="float">
            <text:p>357</text:p>
          </table:table-cell>
          <table:table-cell office:value-type="float" office:value="0.132068" calcext:value-type="float">
            <text:p>0,132068</text:p>
          </table:table-cell>
          <table:table-cell office:value-type="float" office:value="275" calcext:value-type="float">
            <text:p>275</text:p>
          </table:table-cell>
          <table:table-cell office:value-type="float" office:value="462" calcext:value-type="float">
            <text:p>462</text:p>
          </table:table-cell>
          <table:table-cell office:value-type="float" office:value="316.2736" calcext:value-type="float">
            <text:p>316,2736</text:p>
          </table:table-cell>
          <table:table-cell office:value-type="float" office:value="0.320851492945775" calcext:value-type="float">
            <text:p>0,320851492945775</text:p>
          </table:table-cell>
          <table:table-cell office:value-type="float" office:value="0.309502326246454" calcext:value-type="float">
            <text:p>0,309502326246454</text:p>
          </table:table-cell>
          <table:table-cell office:value-type="float" office:value="0.30294888755985" calcext:value-type="float">
            <text:p>0,30294888755985</text:p>
          </table:table-cell>
          <table:table-cell office:value-type="float" office:value="0.239102944604539" calcext:value-type="float">
            <text:p>0,239102944604539</text:p>
          </table:table-cell>
          <table:table-cell office:value-type="float" office:value="0.2840250793248" calcext:value-type="float">
            <text:p>0,2840250793248</text:p>
          </table:table-cell>
          <table:table-cell office:value-type="float" office:value="0.360291186198435" calcext:value-type="float">
            <text:p>0,360291186198435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urdMeru-ab-m-5mn-haz-cos-r500-m14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14.125795314758" calcext:value-type="float">
            <text:p>714,125795314758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21-09-03T12:32:04.46" calcext:value-type="date">
            <text:p>2021-09-03 12:32:04</text:p>
          </table:table-cell>
          <table:table-cell office:value-type="float" office:value="2.509289" calcext:value-type="float">
            <text:p>2,509289</text:p>
          </table:table-cell>
          <table:table-cell office:value-type="string" calcext:value-type="string">
            <text:p>tmp\mcds-optanlr\TurdMeru-ab-m-5mn-haz-cos-r500-m14-e4hgv89t</text:p>
          </table:table-cell>
          <table:table-cell office:value-type="float" office:value="227" calcext:value-type="float">
            <text:p>227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194737" calcext:value-type="float">
            <text:p>1,194737</text:p>
          </table:table-cell>
          <table:table-cell office:value-type="float" office:value="0.07604948" calcext:value-type="float">
            <text:p>0,07604948</text:p>
          </table:table-cell>
          <table:table-cell office:value-type="float" office:value="1.027539" calcext:value-type="float">
            <text:p>1,027539</text:p>
          </table:table-cell>
          <table:table-cell office:value-type="float" office:value="1.389141" calcext:value-type="float">
            <text:p>1,38914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98.2683982683983" calcext:value-type="float">
            <text:p>98,2683982683983</text:p>
          </table:table-cell>
          <table:table-cell office:value-type="float" office:value="2" calcext:value-type="float">
            <text:p>2</text:p>
          </table:table-cell>
          <table:table-cell office:value-type="float" office:value="9.60799999999972" calcext:value-type="float">
            <text:p>9,60799999999972</text:p>
          </table:table-cell>
          <table:table-cell office:value-type="float" office:value="2678.236" calcext:value-type="float">
            <text:p>2678,236</text:p>
          </table:table-cell>
          <table:table-cell table:number-columns-repeated="2" office:value-type="float" office:value="0.08737075" calcext:value-type="float">
            <text:p>0,08737075</text:p>
          </table:table-cell>
          <table:table-cell table:number-columns-repeated="2"/>
          <table:table-cell office:value-type="float" office:value="0.0000788839" calcext:value-type="float">
            <text:p>7,88839E-05</text:p>
          </table:table-cell>
          <table:table-cell office:value-type="float" office:value="0.1068206" calcext:value-type="float">
            <text:p>0,1068206</text:p>
          </table:table-cell>
          <table:table-cell office:value-type="float" office:value="0.00006394844" calcext:value-type="float">
            <text:p>6,394844E-05</text:p>
          </table:table-cell>
          <table:table-cell office:value-type="float" office:value="0.00009730759" calcext:value-type="float">
            <text:p>9,730759E-05</text:p>
          </table:table-cell>
          <table:table-cell office:value-type="float" office:value="225" calcext:value-type="float">
            <text:p>225</text:p>
          </table:table-cell>
          <table:table-cell office:value-type="float" office:value="0.1014149" calcext:value-type="float">
            <text:p>0,1014149</text:p>
          </table:table-cell>
          <table:table-cell office:value-type="float" office:value="0.1068206" calcext:value-type="float">
            <text:p>0,1068206</text:p>
          </table:table-cell>
          <table:table-cell office:value-type="float" office:value="0.08221353" calcext:value-type="float">
            <text:p>0,08221353</text:p>
          </table:table-cell>
          <table:table-cell office:value-type="float" office:value="0.1251008" calcext:value-type="float">
            <text:p>0,1251008</text:p>
          </table:table-cell>
          <table:table-cell office:value-type="float" office:value="225" calcext:value-type="float">
            <text:p>225</text:p>
          </table:table-cell>
          <table:table-cell office:value-type="float" office:value="159.2285" calcext:value-type="float">
            <text:p>159,2285</text:p>
          </table:table-cell>
          <table:table-cell office:value-type="float" office:value="0.05341028" calcext:value-type="float">
            <text:p>0,05341028</text:p>
          </table:table-cell>
          <table:table-cell office:value-type="float" office:value="143.3325" calcext:value-type="float">
            <text:p>143,3325</text:p>
          </table:table-cell>
          <table:table-cell office:value-type="float" office:value="176.8875" calcext:value-type="float">
            <text:p>176,8875</text:p>
          </table:table-cell>
          <table:table-cell office:value-type="float" office:value="225" calcext:value-type="float">
            <text:p>225</text:p>
          </table:table-cell>
          <table:table-cell office:value-type="float" office:value="2678.289" calcext:value-type="float">
            <text:p>2678,289</text:p>
          </table:table-cell>
          <table:table-cell office:value-type="float" office:value="2685.086" calcext:value-type="float">
            <text:p>2685,086</text:p>
          </table:table-cell>
          <table:table-cell office:value-type="float" office:value="-1337.118" calcext:value-type="float">
            <text:p>-1337,118</text:p>
          </table:table-cell>
          <table:table-cell office:value-type="float" office:value="0.1317696" calcext:value-type="float">
            <text:p>0,1317696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.0357" calcext:value-type="float">
            <text:p>110,0357</text:p>
          </table:table-cell>
          <table:table-cell office:value-type="float" office:value="3.209317" calcext:value-type="float">
            <text:p>3,209317</text:p>
          </table:table-cell>
          <table:table-cell table:number-columns-repeated="3"/>
          <table:table-cell office:value-type="float" office:value="0.1499964" calcext:value-type="float">
            <text:p>0,1499964</text:p>
          </table:table-cell>
          <table:table-cell office:value-type="float" office:value="0.1311265" calcext:value-type="float">
            <text:p>0,1311265</text:p>
          </table:table-cell>
          <table:table-cell office:value-type="float" office:value="0.1160155" calcext:value-type="float">
            <text:p>0,1160155</text:p>
          </table:table-cell>
          <table:table-cell office:value-type="float" office:value="0.1939303" calcext:value-type="float">
            <text:p>0,1939303</text:p>
          </table:table-cell>
          <table:table-cell office:value-type="float" office:value="317.627" calcext:value-type="float">
            <text:p>317,627</text:p>
          </table:table-cell>
          <table:table-cell office:value-type="float" office:value="0.1499964" calcext:value-type="float">
            <text:p>0,1499964</text:p>
          </table:table-cell>
          <table:table-cell office:value-type="float" office:value="0.0217697" calcext:value-type="float">
            <text:p>0,0217697</text:p>
          </table:table-cell>
          <table:table-cell office:value-type="float" office:value="0.1311265" calcext:value-type="float">
            <text:p>0,1311265</text:p>
          </table:table-cell>
          <table:table-cell office:value-type="float" office:value="0.1160155" calcext:value-type="float">
            <text:p>0,1160155</text:p>
          </table:table-cell>
          <table:table-cell office:value-type="float" office:value="0.1939303" calcext:value-type="float">
            <text:p>0,1939303</text:p>
          </table:table-cell>
          <table:table-cell office:value-type="float" office:value="317.627" calcext:value-type="float">
            <text:p>317,627</text:p>
          </table:table-cell>
          <table:table-cell office:value-type="float" office:value="360" calcext:value-type="float">
            <text:p>360</text:p>
          </table:table-cell>
          <table:table-cell office:value-type="float" office:value="0.1311265" calcext:value-type="float">
            <text:p>0,1311265</text:p>
          </table:table-cell>
          <table:table-cell office:value-type="float" office:value="278" calcext:value-type="float">
            <text:p>278</text:p>
          </table:table-cell>
          <table:table-cell office:value-type="float" office:value="465" calcext:value-type="float">
            <text:p>465</text:p>
          </table:table-cell>
          <table:table-cell office:value-type="float" office:value="317.627" calcext:value-type="float">
            <text:p>317,627</text:p>
          </table:table-cell>
          <table:table-cell office:value-type="float" office:value="0.362866691822819" calcext:value-type="float">
            <text:p>0,362866691822819</text:p>
          </table:table-cell>
          <table:table-cell office:value-type="float" office:value="0.350080929976209" calcext:value-type="float">
            <text:p>0,350080929976209</text:p>
          </table:table-cell>
          <table:table-cell office:value-type="float" office:value="0.342716799955354" calcext:value-type="float">
            <text:p>0,342716799955354</text:p>
          </table:table-cell>
          <table:table-cell office:value-type="float" office:value="0.303703274991237" calcext:value-type="float">
            <text:p>0,303703274991237</text:p>
          </table:table-cell>
          <table:table-cell office:value-type="float" office:value="0.319709558415233" calcext:value-type="float">
            <text:p>0,319709558415233</text:p>
          </table:table-cell>
          <table:table-cell office:value-type="float" office:value="0.401400329482515" calcext:value-type="float">
            <text:p>0,4014003294825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3"/>
          <table:table-cell office:value-type="string" calcext:value-type="string">
            <text:p>TurdMeru-ab-m-10mn-hno-cos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85.995389460555" calcext:value-type="float">
            <text:p>785,99538946055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" office:value-type="date" office:date-value="2021-09-03T12:32:04.5" calcext:value-type="date">
            <text:p>2021-09-03 12:32:04</text:p>
          </table:table-cell>
          <table:table-cell office:value-type="float" office:value="3.623312" calcext:value-type="float">
            <text:p>3,623312</text:p>
          </table:table-cell>
          <table:table-cell office:value-type="string" calcext:value-type="string">
            <text:p>tmp\mcds-optanlr\TurdMeru-ab-m-10mn-hno-cos-uf8d1qs3</text:p>
          </table:table-cell>
          <table:table-cell office:value-type="float" office:value="400" calcext:value-type="float">
            <text:p>400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105263" calcext:value-type="float">
            <text:p>2,105263</text:p>
          </table:table-cell>
          <table:table-cell office:value-type="float" office:value="0.0565928" calcext:value-type="float">
            <text:p>0,0565928</text:p>
          </table:table-cell>
          <table:table-cell office:value-type="float" office:value="1.881707" calcext:value-type="float">
            <text:p>1,881707</text:p>
          </table:table-cell>
          <table:table-cell office:value-type="float" office:value="2.355379" calcext:value-type="float">
            <text:p>2,355379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785.9954" calcext:value-type="float">
            <text:p>785,995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03.894" calcext:value-type="float">
            <text:p>4803,894</text:p>
          </table:table-cell>
          <table:table-cell office:value-type="float" office:value="0.09155095" calcext:value-type="float">
            <text:p>0,09155095</text:p>
          </table:table-cell>
          <table:table-cell office:value-type="float" office:value="0.02694368" calcext:value-type="float">
            <text:p>0,02694368</text:p>
          </table:table-cell>
          <table:table-cell office:value-type="float" office:value="0.3513441" calcext:value-type="float">
            <text:p>0,3513441</text:p>
          </table:table-cell>
          <table:table-cell office:value-type="float" office:value="0.09155095" calcext:value-type="float">
            <text:p>0,09155095</text:p>
          </table:table-cell>
          <table:table-cell office:value-type="float" office:value="0.00007837464" calcext:value-type="float">
            <text:p>7,837464E-05</text:p>
          </table:table-cell>
          <table:table-cell office:value-type="float" office:value="0.05445329" calcext:value-type="float">
            <text:p>0,05445329</text:p>
          </table:table-cell>
          <table:table-cell office:value-type="float" office:value="0.00007042343" calcext:value-type="float">
            <text:p>7,042343E-05</text:p>
          </table:table-cell>
          <table:table-cell office:value-type="float" office:value="0.0000872236" calcext:value-type="float">
            <text:p>8,72236E-05</text:p>
          </table:table-cell>
          <table:table-cell office:value-type="float" office:value="396" calcext:value-type="float">
            <text:p>396</text:p>
          </table:table-cell>
          <table:table-cell office:value-type="float" office:value="0.04130612" calcext:value-type="float">
            <text:p>0,04130612</text:p>
          </table:table-cell>
          <table:table-cell office:value-type="float" office:value="0.05445329" calcext:value-type="float">
            <text:p>0,05445329</text:p>
          </table:table-cell>
          <table:table-cell office:value-type="float" office:value="0.03711556" calcext:value-type="float">
            <text:p>0,03711556</text:p>
          </table:table-cell>
          <table:table-cell office:value-type="float" office:value="0.04596983" calcext:value-type="float">
            <text:p>0,04596983</text:p>
          </table:table-cell>
          <table:table-cell office:value-type="float" office:value="396" calcext:value-type="float">
            <text:p>396</text:p>
          </table:table-cell>
          <table:table-cell office:value-type="float" office:value="159.745" calcext:value-type="float">
            <text:p>159,745</text:p>
          </table:table-cell>
          <table:table-cell office:value-type="float" office:value="0.02722664" calcext:value-type="float">
            <text:p>0,02722664</text:p>
          </table:table-cell>
          <table:table-cell office:value-type="float" office:value="151.4207" calcext:value-type="float">
            <text:p>151,4207</text:p>
          </table:table-cell>
          <table:table-cell office:value-type="float" office:value="168.5269" calcext:value-type="float">
            <text:p>168,5269</text:p>
          </table:table-cell>
          <table:table-cell office:value-type="float" office:value="396" calcext:value-type="float">
            <text:p>396</text:p>
          </table:table-cell>
          <table:table-cell office:value-type="float" office:value="4803.995" calcext:value-type="float">
            <text:p>4803,995</text:p>
          </table:table-cell>
          <table:table-cell office:value-type="float" office:value="4819.859" calcext:value-type="float">
            <text:p>4819,859</text:p>
          </table:table-cell>
          <table:table-cell office:value-type="float" office:value="-2397.947" calcext:value-type="float">
            <text:p>-2397,947</text:p>
          </table:table-cell>
          <table:table-cell office:value-type="float" office:value="0.1553742" calcext:value-type="float">
            <text:p>0,1553742</text:p>
          </table:table-cell>
          <table:table-cell office:value-type="float" office:value="0.3" calcext:value-type="float">
            <text:p>0,3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5.8237" calcext:value-type="float">
            <text:p>195,8237</text:p>
          </table:table-cell>
          <table:table-cell office:value-type="float" office:value="1.079137" calcext:value-type="float">
            <text:p>1,079137</text:p>
          </table:table-cell>
          <table:table-cell office:value-type="float" office:value="-0.07274303" calcext:value-type="float">
            <text:p>-0,07274303</text:p>
          </table:table-cell>
          <table:table-cell office:value-type="float" office:value="0.3570453" calcext:value-type="float">
            <text:p>0,3570453</text:p>
          </table:table-cell>
          <table:table-cell/>
          <table:table-cell office:value-type="float" office:value="0.2626045" calcext:value-type="float">
            <text:p>0,2626045</text:p>
          </table:table-cell>
          <table:table-cell office:value-type="float" office:value="0.07853602" calcext:value-type="float">
            <text:p>0,07853602</text:p>
          </table:table-cell>
          <table:table-cell office:value-type="float" office:value="0.2250491" calcext:value-type="float">
            <text:p>0,2250491</text:p>
          </table:table-cell>
          <table:table-cell office:value-type="float" office:value="0.3064269" calcext:value-type="float">
            <text:p>0,3064269</text:p>
          </table:table-cell>
          <table:table-cell office:value-type="float" office:value="292.2411" calcext:value-type="float">
            <text:p>292,2411</text:p>
          </table:table-cell>
          <table:table-cell office:value-type="float" office:value="0.2626045" calcext:value-type="float">
            <text:p>0,2626045</text:p>
          </table:table-cell>
          <table:table-cell office:value-type="float" office:value="0" calcext:value-type="float">
            <text:p>0</text:p>
          </table:table-cell>
          <table:table-cell office:value-type="float" office:value="0.07853602" calcext:value-type="float">
            <text:p>0,07853602</text:p>
          </table:table-cell>
          <table:table-cell office:value-type="float" office:value="0.2250491" calcext:value-type="float">
            <text:p>0,2250491</text:p>
          </table:table-cell>
          <table:table-cell office:value-type="float" office:value="0.3064269" calcext:value-type="float">
            <text:p>0,3064269</text:p>
          </table:table-cell>
          <table:table-cell office:value-type="float" office:value="292.2411" calcext:value-type="float">
            <text:p>292,2411</text:p>
          </table:table-cell>
          <table:table-cell office:value-type="float" office:value="630" calcext:value-type="float">
            <text:p>630</text:p>
          </table:table-cell>
          <table:table-cell office:value-type="float" office:value="0.07853602" calcext:value-type="float">
            <text:p>0,07853602</text:p>
          </table:table-cell>
          <table:table-cell office:value-type="float" office:value="540" calcext:value-type="float">
            <text:p>540</text:p>
          </table:table-cell>
          <table:table-cell office:value-type="float" office:value="735" calcext:value-type="float">
            <text:p>735</text:p>
          </table:table-cell>
          <table:table-cell office:value-type="float" office:value="292.2411" calcext:value-type="float">
            <text:p>292,2411</text:p>
          </table:table-cell>
          <table:table-cell office:value-type="float" office:value="0.32982467325354" calcext:value-type="float">
            <text:p>0,32982467325354</text:p>
          </table:table-cell>
          <table:table-cell office:value-type="float" office:value="0.322454096253631" calcext:value-type="float">
            <text:p>0,322454096253631</text:p>
          </table:table-cell>
          <table:table-cell office:value-type="float" office:value="0.313527236234038" calcext:value-type="float">
            <text:p>0,313527236234038</text:p>
          </table:table-cell>
          <table:table-cell office:value-type="float" office:value="0.280999537543311" calcext:value-type="float">
            <text:p>0,280999537543311</text:p>
          </table:table-cell>
          <table:table-cell office:value-type="float" office:value="0.300206513964564" calcext:value-type="float">
            <text:p>0,300206513964564</text:p>
          </table:table-cell>
          <table:table-cell office:value-type="float" office:value="0.375387421928625" calcext:value-type="float">
            <text:p>0,37538742192862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TurdMeru-ab-m-10mn-hno-cos-r50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85.995389460555" calcext:value-type="float">
            <text:p>785,99538946055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1-09-03T12:32:04.5" calcext:value-type="date">
            <text:p>2021-09-03 12:32:04</text:p>
          </table:table-cell>
          <table:table-cell office:value-type="float" office:value="3.14858" calcext:value-type="float">
            <text:p>3,14858</text:p>
          </table:table-cell>
          <table:table-cell office:value-type="string" calcext:value-type="string">
            <text:p>tmp\mcds-optanlr\TurdMeru-ab-m-10mn-hno-cos-r500-dn8w6y8g</text:p>
          </table:table-cell>
          <table:table-cell office:value-type="float" office:value="390" calcext:value-type="float">
            <text:p>390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52632" calcext:value-type="float">
            <text:p>2,052632</text:p>
          </table:table-cell>
          <table:table-cell office:value-type="float" office:value="0.05582266" calcext:value-type="float">
            <text:p>0,05582266</text:p>
          </table:table-cell>
          <table:table-cell office:value-type="float" office:value="1.837465" calcext:value-type="float">
            <text:p>1,837465</text:p>
          </table:table-cell>
          <table:table-cell office:value-type="float" office:value="2.292994" calcext:value-type="float">
            <text:p>2,29299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97.5" calcext:value-type="float">
            <text:p>97,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587.028" calcext:value-type="float">
            <text:p>4587,028</text:p>
          </table:table-cell>
          <table:table-cell office:value-type="float" office:value="0.223403" calcext:value-type="float">
            <text:p>0,223403</text:p>
          </table:table-cell>
          <table:table-cell office:value-type="float" office:value="0.2536743" calcext:value-type="float">
            <text:p>0,2536743</text:p>
          </table:table-cell>
          <table:table-cell office:value-type="float" office:value="0.2641242" calcext:value-type="float">
            <text:p>0,2641242</text:p>
          </table:table-cell>
          <table:table-cell office:value-type="float" office:value="0.223403" calcext:value-type="float">
            <text:p>0,223403</text:p>
          </table:table-cell>
          <table:table-cell office:value-type="float" office:value="0.00008587965" calcext:value-type="float">
            <text:p>8,587965E-05</text:p>
          </table:table-cell>
          <table:table-cell office:value-type="float" office:value="0.0604891" calcext:value-type="float">
            <text:p>0,0604891</text:p>
          </table:table-cell>
          <table:table-cell office:value-type="float" office:value="0.00007625844" calcext:value-type="float">
            <text:p>7,625844E-05</text:p>
          </table:table-cell>
          <table:table-cell office:value-type="float" office:value="0.00009671473" calcext:value-type="float">
            <text:p>9,671473E-05</text:p>
          </table:table-cell>
          <table:table-cell office:value-type="float" office:value="388" calcext:value-type="float">
            <text:p>388</text:p>
          </table:table-cell>
          <table:table-cell office:value-type="float" office:value="0.09315362" calcext:value-type="float">
            <text:p>0,09315362</text:p>
          </table:table-cell>
          <table:table-cell office:value-type="float" office:value="0.0604891" calcext:value-type="float">
            <text:p>0,0604891</text:p>
          </table:table-cell>
          <table:table-cell office:value-type="float" office:value="0.08271749" calcext:value-type="float">
            <text:p>0,08271749</text:p>
          </table:table-cell>
          <table:table-cell office:value-type="float" office:value="0.1049064" calcext:value-type="float">
            <text:p>0,1049064</text:p>
          </table:table-cell>
          <table:table-cell office:value-type="float" office:value="388" calcext:value-type="float">
            <text:p>388</text:p>
          </table:table-cell>
          <table:table-cell office:value-type="float" office:value="152.6054" calcext:value-type="float">
            <text:p>152,6054</text:p>
          </table:table-cell>
          <table:table-cell office:value-type="float" office:value="0.03024455" calcext:value-type="float">
            <text:p>0,03024455</text:p>
          </table:table-cell>
          <table:table-cell office:value-type="float" office:value="143.7974" calcext:value-type="float">
            <text:p>143,7974</text:p>
          </table:table-cell>
          <table:table-cell office:value-type="float" office:value="161.9529" calcext:value-type="float">
            <text:p>161,9529</text:p>
          </table:table-cell>
          <table:table-cell office:value-type="float" office:value="388" calcext:value-type="float">
            <text:p>388</text:p>
          </table:table-cell>
          <table:table-cell office:value-type="float" office:value="4587.06" calcext:value-type="float">
            <text:p>4587,06</text:p>
          </table:table-cell>
          <table:table-cell office:value-type="float" office:value="4594.961" calcext:value-type="float">
            <text:p>4594,961</text:p>
          </table:table-cell>
          <table:table-cell office:value-type="float" office:value="-2291.514" calcext:value-type="float">
            <text:p>-2291,514</text:p>
          </table:table-cell>
          <table:table-cell office:value-type="float" office:value="0.3627705" calcext:value-type="float">
            <text:p>0,3627705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8.9146" calcext:value-type="float">
            <text:p>138,9146</text:p>
          </table:table-cell>
          <table:table-cell office:value-type="float" office:value="0.4715851" calcext:value-type="float">
            <text:p>0,4715851</text:p>
          </table:table-cell>
          <table:table-cell table:number-columns-repeated="3"/>
          <table:table-cell office:value-type="float" office:value="0.2805572" calcext:value-type="float">
            <text:p>0,2805572</text:p>
          </table:table-cell>
          <table:table-cell office:value-type="float" office:value="0.082311" calcext:value-type="float">
            <text:p>0,082311</text:p>
          </table:table-cell>
          <table:table-cell office:value-type="float" office:value="0.238684" calcext:value-type="float">
            <text:p>0,238684</text:p>
          </table:table-cell>
          <table:table-cell office:value-type="float" office:value="0.3297763" calcext:value-type="float">
            <text:p>0,3297763</text:p>
          </table:table-cell>
          <table:table-cell office:value-type="float" office:value="335.736" calcext:value-type="float">
            <text:p>335,736</text:p>
          </table:table-cell>
          <table:table-cell office:value-type="float" office:value="0.2805572" calcext:value-type="float">
            <text:p>0,2805572</text:p>
          </table:table-cell>
          <table:table-cell office:value-type="float" office:value="0" calcext:value-type="float">
            <text:p>0</text:p>
          </table:table-cell>
          <table:table-cell office:value-type="float" office:value="0.082311" calcext:value-type="float">
            <text:p>0,082311</text:p>
          </table:table-cell>
          <table:table-cell office:value-type="float" office:value="0.238684" calcext:value-type="float">
            <text:p>0,238684</text:p>
          </table:table-cell>
          <table:table-cell office:value-type="float" office:value="0.3297763" calcext:value-type="float">
            <text:p>0,3297763</text:p>
          </table:table-cell>
          <table:table-cell office:value-type="float" office:value="335.736" calcext:value-type="float">
            <text:p>335,736</text:p>
          </table:table-cell>
          <table:table-cell office:value-type="float" office:value="673" calcext:value-type="float">
            <text:p>673</text:p>
          </table:table-cell>
          <table:table-cell office:value-type="float" office:value="0.082311" calcext:value-type="float">
            <text:p>0,082311</text:p>
          </table:table-cell>
          <table:table-cell office:value-type="float" office:value="573" calcext:value-type="float">
            <text:p>573</text:p>
          </table:table-cell>
          <table:table-cell office:value-type="float" office:value="791" calcext:value-type="float">
            <text:p>791</text:p>
          </table:table-cell>
          <table:table-cell office:value-type="float" office:value="335.736" calcext:value-type="float">
            <text:p>335,736</text:p>
          </table:table-cell>
          <table:table-cell office:value-type="float" office:value="0.50809227767659" calcext:value-type="float">
            <text:p>0,50809227767659</text:p>
          </table:table-cell>
          <table:table-cell office:value-type="float" office:value="0.493116600003112" calcext:value-type="float">
            <text:p>0,493116600003112</text:p>
          </table:table-cell>
          <table:table-cell office:value-type="float" office:value="0.485626348809696" calcext:value-type="float">
            <text:p>0,485626348809696</text:p>
          </table:table-cell>
          <table:table-cell office:value-type="float" office:value="0.458496363087187" calcext:value-type="float">
            <text:p>0,458496363087187</text:p>
          </table:table-cell>
          <table:table-cell office:value-type="float" office:value="0.487139970434369" calcext:value-type="float">
            <text:p>0,487139970434369</text:p>
          </table:table-cell>
          <table:table-cell office:value-type="float" office:value="0.547376548370161" calcext:value-type="float">
            <text:p>0,5473765483701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urdMeru-ab-m-10mn-hno-cos-r600-m18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85.995389460555" calcext:value-type="float">
            <text:p>785,99538946055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21-09-03T12:32:04.53" calcext:value-type="date">
            <text:p>2021-09-03 12:32:04</text:p>
          </table:table-cell>
          <table:table-cell office:value-type="float" office:value="3.772912" calcext:value-type="float">
            <text:p>3,772912</text:p>
          </table:table-cell>
          <table:table-cell office:value-type="string" calcext:value-type="string">
            <text:p>tmp\mcds-optanlr\TurdMeru-ab-m-10mn-hno-cos-r600-m18-h50wg4jq</text:p>
          </table:table-cell>
          <table:table-cell office:value-type="float" office:value="394" calcext:value-type="float">
            <text:p>394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73684" calcext:value-type="float">
            <text:p>2,073684</text:p>
          </table:table-cell>
          <table:table-cell office:value-type="float" office:value="0.05542871" calcext:value-type="float">
            <text:p>0,05542871</text:p>
          </table:table-cell>
          <table:table-cell office:value-type="float" office:value="1.85776" calcext:value-type="float">
            <text:p>1,85776</text:p>
          </table:table-cell>
          <table:table-cell office:value-type="float" office:value="2.314705" calcext:value-type="float">
            <text:p>2,31470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98.5" calcext:value-type="float">
            <text:p>98,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671.228" calcext:value-type="float">
            <text:p>4671,228</text:p>
          </table:table-cell>
          <table:table-cell table:number-columns-repeated="2" office:value-type="float" office:value="0.4552478" calcext:value-type="float">
            <text:p>0,4552478</text:p>
          </table:table-cell>
          <table:table-cell table:number-columns-repeated="2"/>
          <table:table-cell office:value-type="float" office:value="0.00007657615" calcext:value-type="float">
            <text:p>7,657615E-05</text:p>
          </table:table-cell>
          <table:table-cell office:value-type="float" office:value="0.04867864" calcext:value-type="float">
            <text:p>0,04867864</text:p>
          </table:table-cell>
          <table:table-cell office:value-type="float" office:value="0.00006959122" calcext:value-type="float">
            <text:p>6,959122E-05</text:p>
          </table:table-cell>
          <table:table-cell office:value-type="float" office:value="0.00008426217" calcext:value-type="float">
            <text:p>8,426217E-05</text:p>
          </table:table-cell>
          <table:table-cell office:value-type="float" office:value="392" calcext:value-type="float">
            <text:p>392</text:p>
          </table:table-cell>
          <table:table-cell office:value-type="float" office:value="0.07254942" calcext:value-type="float">
            <text:p>0,07254942</text:p>
          </table:table-cell>
          <table:table-cell office:value-type="float" office:value="0.04867864" calcext:value-type="float">
            <text:p>0,04867864</text:p>
          </table:table-cell>
          <table:table-cell office:value-type="float" office:value="0.06593179" calcext:value-type="float">
            <text:p>0,06593179</text:p>
          </table:table-cell>
          <table:table-cell office:value-type="float" office:value="0.07983126" calcext:value-type="float">
            <text:p>0,07983126</text:p>
          </table:table-cell>
          <table:table-cell office:value-type="float" office:value="392" calcext:value-type="float">
            <text:p>392</text:p>
          </table:table-cell>
          <table:table-cell office:value-type="float" office:value="161.61" calcext:value-type="float">
            <text:p>161,61</text:p>
          </table:table-cell>
          <table:table-cell office:value-type="float" office:value="0.02433932" calcext:value-type="float">
            <text:p>0,02433932</text:p>
          </table:table-cell>
          <table:table-cell office:value-type="float" office:value="154.0598" calcext:value-type="float">
            <text:p>154,0598</text:p>
          </table:table-cell>
          <table:table-cell office:value-type="float" office:value="169.5302" calcext:value-type="float">
            <text:p>169,5302</text:p>
          </table:table-cell>
          <table:table-cell office:value-type="float" office:value="392" calcext:value-type="float">
            <text:p>392</text:p>
          </table:table-cell>
          <table:table-cell office:value-type="float" office:value="4671.258" calcext:value-type="float">
            <text:p>4671,258</text:p>
          </table:table-cell>
          <table:table-cell office:value-type="float" office:value="4679.181" calcext:value-type="float">
            <text:p>4679,181</text:p>
          </table:table-cell>
          <table:table-cell office:value-type="float" office:value="-2333.614" calcext:value-type="float">
            <text:p>-2333,614</text:p>
          </table:table-cell>
          <table:table-cell office:value-type="float" office:value="0.07291953" calcext:value-type="float">
            <text:p>0,07291953</text:p>
          </table:table-cell>
          <table:table-cell office:value-type="float" office:value="0.15" calcext:value-type="float">
            <text:p>0,15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3.0156" calcext:value-type="float">
            <text:p>153,0156</text:p>
          </table:table-cell>
          <table:table-cell office:value-type="float" office:value="0.5988375" calcext:value-type="float">
            <text:p>0,5988375</text:p>
          </table:table-cell>
          <table:table-cell table:number-columns-repeated="3"/>
          <table:table-cell office:value-type="float" office:value="0.2527297" calcext:value-type="float">
            <text:p>0,2527297</text:p>
          </table:table-cell>
          <table:table-cell office:value-type="float" office:value="0.07376958" calcext:value-type="float">
            <text:p>0,07376958</text:p>
          </table:table-cell>
          <table:table-cell office:value-type="float" office:value="0.2186029" calcext:value-type="float">
            <text:p>0,2186029</text:p>
          </table:table-cell>
          <table:table-cell office:value-type="float" office:value="0.2921841" calcext:value-type="float">
            <text:p>0,2921841</text:p>
          </table:table-cell>
          <table:table-cell office:value-type="float" office:value="260.4991" calcext:value-type="float">
            <text:p>260,4991</text:p>
          </table:table-cell>
          <table:table-cell office:value-type="float" office:value="0.2527297" calcext:value-type="float">
            <text:p>0,2527297</text:p>
          </table:table-cell>
          <table:table-cell office:value-type="float" office:value="0" calcext:value-type="float">
            <text:p>0</text:p>
          </table:table-cell>
          <table:table-cell office:value-type="float" office:value="0.07376958" calcext:value-type="float">
            <text:p>0,07376958</text:p>
          </table:table-cell>
          <table:table-cell office:value-type="float" office:value="0.2186029" calcext:value-type="float">
            <text:p>0,2186029</text:p>
          </table:table-cell>
          <table:table-cell office:value-type="float" office:value="0.2921841" calcext:value-type="float">
            <text:p>0,2921841</text:p>
          </table:table-cell>
          <table:table-cell office:value-type="float" office:value="260.4991" calcext:value-type="float">
            <text:p>260,4991</text:p>
          </table:table-cell>
          <table:table-cell office:value-type="float" office:value="607" calcext:value-type="float">
            <text:p>607</text:p>
          </table:table-cell>
          <table:table-cell office:value-type="float" office:value="0.07376958" calcext:value-type="float">
            <text:p>0,07376958</text:p>
          </table:table-cell>
          <table:table-cell office:value-type="float" office:value="525" calcext:value-type="float">
            <text:p>525</text:p>
          </table:table-cell>
          <table:table-cell office:value-type="float" office:value="701" calcext:value-type="float">
            <text:p>701</text:p>
          </table:table-cell>
          <table:table-cell office:value-type="float" office:value="260.4991" calcext:value-type="float">
            <text:p>260,4991</text:p>
          </table:table-cell>
          <table:table-cell office:value-type="float" office:value="0.333564448001993" calcext:value-type="float">
            <text:p>0,333564448001993</text:p>
          </table:table-cell>
          <table:table-cell office:value-type="float" office:value="0.323979574175097" calcext:value-type="float">
            <text:p>0,323979574175097</text:p>
          </table:table-cell>
          <table:table-cell office:value-type="float" office:value="0.31930160054074" calcext:value-type="float">
            <text:p>0,31930160054074</text:p>
          </table:table-cell>
          <table:table-cell office:value-type="float" office:value="0.34678736740336" calcext:value-type="float">
            <text:p>0,34678736740336</text:p>
          </table:table-cell>
          <table:table-cell office:value-type="float" office:value="0.275827631027088" calcext:value-type="float">
            <text:p>0,275827631027088</text:p>
          </table:table-cell>
          <table:table-cell office:value-type="float" office:value="0.379522189613931" calcext:value-type="float">
            <text:p>0,3795221896139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7.1726519822646" calcext:value-type="float">
            <text:p>17,1726519822646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TurdMeru-ab-m-10mn-hno-cos-la-r20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85.995389460555" calcext:value-type="float">
            <text:p>785,99538946055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7.1726519822646" calcext:value-type="float">
            <text:p>17,1726519822646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1-09-03T12:32:04.97" calcext:value-type="date">
            <text:p>2021-09-03 12:32:04</text:p>
          </table:table-cell>
          <table:table-cell office:value-type="float" office:value="3.065809" calcext:value-type="float">
            <text:p>3,065809</text:p>
          </table:table-cell>
          <table:table-cell office:value-type="string" calcext:value-type="string">
            <text:p>tmp\mcds-optanlr\TurdMeru-ab-m-10mn-hno-cos-la-r200-41724l6a</text:p>
          </table:table-cell>
          <table:table-cell office:value-type="float" office:value="281" calcext:value-type="float">
            <text:p>28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478947" calcext:value-type="float">
            <text:p>1,478947</text:p>
          </table:table-cell>
          <table:table-cell office:value-type="float" office:value="0.06140948" calcext:value-type="float">
            <text:p>0,06140948</text:p>
          </table:table-cell>
          <table:table-cell office:value-type="float" office:value="1.309352" calcext:value-type="float">
            <text:p>1,309352</text:p>
          </table:table-cell>
          <table:table-cell office:value-type="float" office:value="1.67051" calcext:value-type="float">
            <text:p>1,67051</text:p>
          </table:table-cell>
          <table:table-cell office:value-type="float" office:value="95" calcext:value-type="float">
            <text:p>95</text:p>
          </table:table-cell>
          <table:table-cell office:value-type="float" office:value="17.1727" calcext:value-type="float">
            <text:p>17,1727</text:p>
          </table:table-cell>
          <table:table-cell office:value-type="float" office:value="200" calcext:value-type="float">
            <text:p>200</text:p>
          </table:table-cell>
          <table:table-cell office:value-type="float" office:value="70.25" calcext:value-type="float">
            <text:p>70,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26.354" calcext:value-type="float">
            <text:p>2926,354</text:p>
          </table:table-cell>
          <table:table-cell office:value-type="float" office:value="0.8130163" calcext:value-type="float">
            <text:p>0,8130163</text:p>
          </table:table-cell>
          <table:table-cell office:value-type="float" office:value="0.4251525" calcext:value-type="float">
            <text:p>0,4251525</text:p>
          </table:table-cell>
          <table:table-cell office:value-type="float" office:value="0.4721823" calcext:value-type="float">
            <text:p>0,4721823</text:p>
          </table:table-cell>
          <table:table-cell office:value-type="float" office:value="0.8130163" calcext:value-type="float">
            <text:p>0,8130163</text:p>
          </table:table-cell>
          <table:table-cell office:value-type="float" office:value="0.0001640627" calcext:value-type="float">
            <text:p>0,0001640627</text:p>
          </table:table-cell>
          <table:table-cell office:value-type="float" office:value="0.1584604" calcext:value-type="float">
            <text:p>0,1584604</text:p>
          </table:table-cell>
          <table:table-cell office:value-type="float" office:value="0.0001203316" calcext:value-type="float">
            <text:p>0,0001203316</text:p>
          </table:table-cell>
          <table:table-cell office:value-type="float" office:value="0.0002236868" calcext:value-type="float">
            <text:p>0,0002236868</text:p>
          </table:table-cell>
          <table:table-cell office:value-type="float" office:value="279" calcext:value-type="float">
            <text:p>279</text:p>
          </table:table-cell>
          <table:table-cell office:value-type="float" office:value="0.3047615" calcext:value-type="float">
            <text:p>0,3047615</text:p>
          </table:table-cell>
          <table:table-cell office:value-type="float" office:value="0.1584604" calcext:value-type="float">
            <text:p>0,1584604</text:p>
          </table:table-cell>
          <table:table-cell office:value-type="float" office:value="0.2235269" calcext:value-type="float">
            <text:p>0,2235269</text:p>
          </table:table-cell>
          <table:table-cell office:value-type="float" office:value="0.4155186" calcext:value-type="float">
            <text:p>0,4155186</text:p>
          </table:table-cell>
          <table:table-cell office:value-type="float" office:value="279" calcext:value-type="float">
            <text:p>279</text:p>
          </table:table-cell>
          <table:table-cell office:value-type="float" office:value="110.4104" calcext:value-type="float">
            <text:p>110,4104</text:p>
          </table:table-cell>
          <table:table-cell office:value-type="float" office:value="0.0792302" calcext:value-type="float">
            <text:p>0,0792302</text:p>
          </table:table-cell>
          <table:table-cell office:value-type="float" office:value="94.48901" calcext:value-type="float">
            <text:p>94,48901</text:p>
          </table:table-cell>
          <table:table-cell office:value-type="float" office:value="129.0146" calcext:value-type="float">
            <text:p>129,0146</text:p>
          </table:table-cell>
          <table:table-cell office:value-type="float" office:value="279" calcext:value-type="float">
            <text:p>279</text:p>
          </table:table-cell>
          <table:table-cell office:value-type="float" office:value="2926.398" calcext:value-type="float">
            <text:p>2926,398</text:p>
          </table:table-cell>
          <table:table-cell office:value-type="float" office:value="2933.631" calcext:value-type="float">
            <text:p>2933,631</text:p>
          </table:table-cell>
          <table:table-cell office:value-type="float" office:value="-1461.177" calcext:value-type="float">
            <text:p>-1461,177</text:p>
          </table:table-cell>
          <table:table-cell office:value-type="float" office:value="0.8572547" calcext:value-type="float">
            <text:p>0,8572547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.53302" calcext:value-type="float">
            <text:p>94,53302</text:p>
          </table:table-cell>
          <table:table-cell office:value-type="float" office:value="0.2118017" calcext:value-type="float">
            <text:p>0,2118017</text:p>
          </table:table-cell>
          <table:table-cell table:number-columns-repeated="3"/>
          <table:table-cell office:value-type="float" office:value="0.3861738" calcext:value-type="float">
            <text:p>0,3861738</text:p>
          </table:table-cell>
          <table:table-cell office:value-type="float" office:value="0.1699436" calcext:value-type="float">
            <text:p>0,1699436</text:p>
          </table:table-cell>
          <table:table-cell office:value-type="float" office:value="0.2771092" calcext:value-type="float">
            <text:p>0,2771092</text:p>
          </table:table-cell>
          <table:table-cell office:value-type="float" office:value="0.5381639" calcext:value-type="float">
            <text:p>0,5381639</text:p>
          </table:table-cell>
          <table:table-cell office:value-type="float" office:value="346.1658" calcext:value-type="float">
            <text:p>346,1658</text:p>
          </table:table-cell>
          <table:table-cell office:value-type="float" office:value="0.3861738" calcext:value-type="float">
            <text:p>0,3861738</text:p>
          </table:table-cell>
          <table:table-cell office:value-type="float" office:value="0" calcext:value-type="float">
            <text:p>0</text:p>
          </table:table-cell>
          <table:table-cell office:value-type="float" office:value="0.1699436" calcext:value-type="float">
            <text:p>0,1699436</text:p>
          </table:table-cell>
          <table:table-cell office:value-type="float" office:value="0.2771092" calcext:value-type="float">
            <text:p>0,2771092</text:p>
          </table:table-cell>
          <table:table-cell office:value-type="float" office:value="0.5381639" calcext:value-type="float">
            <text:p>0,5381639</text:p>
          </table:table-cell>
          <table:table-cell office:value-type="float" office:value="346.1658" calcext:value-type="float">
            <text:p>346,1658</text:p>
          </table:table-cell>
          <table:table-cell office:value-type="float" office:value="927" calcext:value-type="float">
            <text:p>927</text:p>
          </table:table-cell>
          <table:table-cell office:value-type="float" office:value="0.1699436" calcext:value-type="float">
            <text:p>0,1699436</text:p>
          </table:table-cell>
          <table:table-cell office:value-type="float" office:value="665" calcext:value-type="float">
            <text:p>665</text:p>
          </table:table-cell>
          <table:table-cell office:value-type="float" office:value="1292" calcext:value-type="float">
            <text:p>1292</text:p>
          </table:table-cell>
          <table:table-cell office:value-type="float" office:value="346.1658" calcext:value-type="float">
            <text:p>346,1658</text:p>
          </table:table-cell>
          <table:table-cell office:value-type="float" office:value="0.833908023886591" calcext:value-type="float">
            <text:p>0,833908023886591</text:p>
          </table:table-cell>
          <table:table-cell office:value-type="float" office:value="0.799170125927398" calcext:value-type="float">
            <text:p>0,799170125927398</text:p>
          </table:table-cell>
          <table:table-cell office:value-type="float" office:value="0.777151913651529" calcext:value-type="float">
            <text:p>0,777151913651529</text:p>
          </table:table-cell>
          <table:table-cell office:value-type="float" office:value="0.831267478769387" calcext:value-type="float">
            <text:p>0,831267478769387</text:p>
          </table:table-cell>
          <table:table-cell office:value-type="float" office:value="0.836791226162782" calcext:value-type="float">
            <text:p>0,836791226162782</text:p>
          </table:table-cell>
          <table:table-cell office:value-type="float" office:value="0.816891181428361" calcext:value-type="float">
            <text:p>0,81689118142836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table:number-columns-repeated="3"/>
          <table:table-cell office:value-type="string" calcext:value-type="string">
            <text:p>TurdMeru-ab-m-10mn-haz-cos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85.995389460555" calcext:value-type="float">
            <text:p>785,995389460555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2" office:value-type="date" office:date-value="2021-09-03T12:32:04.97" calcext:value-type="date">
            <text:p>2021-09-03 12:32:04</text:p>
          </table:table-cell>
          <table:table-cell office:value-type="float" office:value="2.870328" calcext:value-type="float">
            <text:p>2,870328</text:p>
          </table:table-cell>
          <table:table-cell office:value-type="string" calcext:value-type="string">
            <text:p>tmp\mcds-optanlr\TurdMeru-ab-m-10mn-haz-cos-tdemgcdb</text:p>
          </table:table-cell>
          <table:table-cell office:value-type="float" office:value="400" calcext:value-type="float">
            <text:p>400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105263" calcext:value-type="float">
            <text:p>2,105263</text:p>
          </table:table-cell>
          <table:table-cell office:value-type="float" office:value="0.0565928" calcext:value-type="float">
            <text:p>0,0565928</text:p>
          </table:table-cell>
          <table:table-cell office:value-type="float" office:value="1.881707" calcext:value-type="float">
            <text:p>1,881707</text:p>
          </table:table-cell>
          <table:table-cell office:value-type="float" office:value="2.355379" calcext:value-type="float">
            <text:p>2,355379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785.9954" calcext:value-type="float">
            <text:p>785,9954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5.77599999999984" calcext:value-type="float">
            <text:p>5,77599999999984</text:p>
          </table:table-cell>
          <table:table-cell office:value-type="float" office:value="4809.67" calcext:value-type="float">
            <text:p>4809,67</text:p>
          </table:table-cell>
          <table:table-cell office:value-type="float" office:value="0.03111786" calcext:value-type="float">
            <text:p>0,03111786</text:p>
          </table:table-cell>
          <table:table-cell office:value-type="float" office:value="0.003696799" calcext:value-type="float">
            <text:p>0,003696799</text:p>
          </table:table-cell>
          <table:table-cell office:value-type="float" office:value="0.1691118" calcext:value-type="float">
            <text:p>0,1691118</text:p>
          </table:table-cell>
          <table:table-cell office:value-type="float" office:value="0.03111786" calcext:value-type="float">
            <text:p>0,03111786</text:p>
          </table:table-cell>
          <table:table-cell office:value-type="float" office:value="0.00007024525" calcext:value-type="float">
            <text:p>7,024525E-05</text:p>
          </table:table-cell>
          <table:table-cell office:value-type="float" office:value="0.07495083" calcext:value-type="float">
            <text:p>0,07495083</text:p>
          </table:table-cell>
          <table:table-cell office:value-type="float" office:value="0.00006063364" calcext:value-type="float">
            <text:p>6,063364E-05</text:p>
          </table:table-cell>
          <table:table-cell office:value-type="float" office:value="0.00008138047" calcext:value-type="float">
            <text:p>8,138047E-05</text:p>
          </table:table-cell>
          <table:table-cell office:value-type="float" office:value="398" calcext:value-type="float">
            <text:p>398</text:p>
          </table:table-cell>
          <table:table-cell office:value-type="float" office:value="0.04608643" calcext:value-type="float">
            <text:p>0,04608643</text:p>
          </table:table-cell>
          <table:table-cell office:value-type="float" office:value="0.07495083" calcext:value-type="float">
            <text:p>0,07495083</text:p>
          </table:table-cell>
          <table:table-cell office:value-type="float" office:value="0.03978046" calcext:value-type="float">
            <text:p>0,03978046</text:p>
          </table:table-cell>
          <table:table-cell office:value-type="float" office:value="0.05339202" calcext:value-type="float">
            <text:p>0,05339202</text:p>
          </table:table-cell>
          <table:table-cell office:value-type="float" office:value="398" calcext:value-type="float">
            <text:p>398</text:p>
          </table:table-cell>
          <table:table-cell office:value-type="float" office:value="168.7355" calcext:value-type="float">
            <text:p>168,7355</text:p>
          </table:table-cell>
          <table:table-cell office:value-type="float" office:value="0.03747541" calcext:value-type="float">
            <text:p>0,03747541</text:p>
          </table:table-cell>
          <table:table-cell office:value-type="float" office:value="156.755" calcext:value-type="float">
            <text:p>156,755</text:p>
          </table:table-cell>
          <table:table-cell office:value-type="float" office:value="181.6317" calcext:value-type="float">
            <text:p>181,6317</text:p>
          </table:table-cell>
          <table:table-cell office:value-type="float" office:value="398" calcext:value-type="float">
            <text:p>398</text:p>
          </table:table-cell>
          <table:table-cell office:value-type="float" office:value="4809.701" calcext:value-type="float">
            <text:p>4809,701</text:p>
          </table:table-cell>
          <table:table-cell office:value-type="float" office:value="4817.653" calcext:value-type="float">
            <text:p>4817,653</text:p>
          </table:table-cell>
          <table:table-cell office:value-type="float" office:value="-2402.835" calcext:value-type="float">
            <text:p>-2402,835</text:p>
          </table:table-cell>
          <table:table-cell office:value-type="float" office:value="0.1618546" calcext:value-type="float">
            <text:p>0,1618546</text:p>
          </table:table-cell>
          <table:table-cell table:number-columns-repeated="2" office:value-type="float" office:value="0.15" calcext:value-type="float">
            <text:p>0,15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.973" calcext:value-type="float">
            <text:p>118,973</text:p>
          </table:table-cell>
          <table:table-cell office:value-type="float" office:value="3.463671" calcext:value-type="float">
            <text:p>3,463671</text:p>
          </table:table-cell>
          <table:table-cell table:number-columns-repeated="3"/>
          <table:table-cell office:value-type="float" office:value="0.2353659" calcext:value-type="float">
            <text:p>0,2353659</text:p>
          </table:table-cell>
          <table:table-cell office:value-type="float" office:value="0.09391684" calcext:value-type="float">
            <text:p>0,09391684</text:p>
          </table:table-cell>
          <table:table-cell office:value-type="float" office:value="0.1957689" calcext:value-type="float">
            <text:p>0,1957689</text:p>
          </table:table-cell>
          <table:table-cell office:value-type="float" office:value="0.2829719" calcext:value-type="float">
            <text:p>0,2829719</text:p>
          </table:table-cell>
          <table:table-cell office:value-type="float" office:value="415.4479" calcext:value-type="float">
            <text:p>415,4479</text:p>
          </table:table-cell>
          <table:table-cell office:value-type="float" office:value="0.2353659" calcext:value-type="float">
            <text:p>0,2353659</text:p>
          </table:table-cell>
          <table:table-cell office:value-type="float" office:value="0.01538082" calcext:value-type="float">
            <text:p>0,01538082</text:p>
          </table:table-cell>
          <table:table-cell office:value-type="float" office:value="0.09391684" calcext:value-type="float">
            <text:p>0,09391684</text:p>
          </table:table-cell>
          <table:table-cell office:value-type="float" office:value="0.1957689" calcext:value-type="float">
            <text:p>0,1957689</text:p>
          </table:table-cell>
          <table:table-cell office:value-type="float" office:value="0.2829719" calcext:value-type="float">
            <text:p>0,2829719</text:p>
          </table:table-cell>
          <table:table-cell office:value-type="float" office:value="415.4479" calcext:value-type="float">
            <text:p>415,4479</text:p>
          </table:table-cell>
          <table:table-cell office:value-type="float" office:value="565" calcext:value-type="float">
            <text:p>565</text:p>
          </table:table-cell>
          <table:table-cell office:value-type="float" office:value="0.09391684" calcext:value-type="float">
            <text:p>0,09391684</text:p>
          </table:table-cell>
          <table:table-cell office:value-type="float" office:value="470" calcext:value-type="float">
            <text:p>470</text:p>
          </table:table-cell>
          <table:table-cell office:value-type="float" office:value="679" calcext:value-type="float">
            <text:p>679</text:p>
          </table:table-cell>
          <table:table-cell office:value-type="float" office:value="415.4479" calcext:value-type="float">
            <text:p>415,4479</text:p>
          </table:table-cell>
          <table:table-cell office:value-type="float" office:value="0.269007402448618" calcext:value-type="float">
            <text:p>0,269007402448618</text:p>
          </table:table-cell>
          <table:table-cell office:value-type="float" office:value="0.260773639103258" calcext:value-type="float">
            <text:p>0,260773639103258</text:p>
          </table:table-cell>
          <table:table-cell office:value-type="float" office:value="0.256512619520803" calcext:value-type="float">
            <text:p>0,256512619520803</text:p>
          </table:table-cell>
          <table:table-cell office:value-type="float" office:value="0.205432862373208" calcext:value-type="float">
            <text:p>0,205432862373208</text:p>
          </table:table-cell>
          <table:table-cell office:value-type="float" office:value="0.252455207158206" calcext:value-type="float">
            <text:p>0,252455207158206</text:p>
          </table:table-cell>
          <table:table-cell office:value-type="float" office:value="0.312822327636716" calcext:value-type="float">
            <text:p>0,3128223276367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TurdMeru-ab-m-10mn-haz-cos-r50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85.995389460555" calcext:value-type="float">
            <text:p>785,995389460555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1-09-03T12:32:05.42" calcext:value-type="date">
            <text:p>2021-09-03 12:32:05</text:p>
          </table:table-cell>
          <table:table-cell office:value-type="float" office:value="2.449449" calcext:value-type="float">
            <text:p>2,449449</text:p>
          </table:table-cell>
          <table:table-cell office:value-type="string" calcext:value-type="string">
            <text:p>tmp\mcds-optanlr\TurdMeru-ab-m-10mn-haz-cos-r500-nieojq8x</text:p>
          </table:table-cell>
          <table:table-cell office:value-type="float" office:value="390" calcext:value-type="float">
            <text:p>390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52632" calcext:value-type="float">
            <text:p>2,052632</text:p>
          </table:table-cell>
          <table:table-cell office:value-type="float" office:value="0.05582266" calcext:value-type="float">
            <text:p>0,05582266</text:p>
          </table:table-cell>
          <table:table-cell office:value-type="float" office:value="1.837465" calcext:value-type="float">
            <text:p>1,837465</text:p>
          </table:table-cell>
          <table:table-cell office:value-type="float" office:value="2.292994" calcext:value-type="float">
            <text:p>2,29299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97.5" calcext:value-type="float">
            <text:p>97,5</text:p>
          </table:table-cell>
          <table:table-cell office:value-type="float" office:value="2" calcext:value-type="float">
            <text:p>2</text:p>
          </table:table-cell>
          <table:table-cell office:value-type="float" office:value="10.4949999999999" calcext:value-type="float">
            <text:p>10,4949999999999</text:p>
          </table:table-cell>
          <table:table-cell office:value-type="float" office:value="4597.523" calcext:value-type="float">
            <text:p>4597,523</text:p>
          </table:table-cell>
          <table:table-cell office:value-type="float" office:value="0.04526669" calcext:value-type="float">
            <text:p>0,04526669</text:p>
          </table:table-cell>
          <table:table-cell office:value-type="float" office:value="0.01990962" calcext:value-type="float">
            <text:p>0,01990962</text:p>
          </table:table-cell>
          <table:table-cell office:value-type="float" office:value="0.02871233" calcext:value-type="float">
            <text:p>0,02871233</text:p>
          </table:table-cell>
          <table:table-cell office:value-type="float" office:value="0.04526669" calcext:value-type="float">
            <text:p>0,04526669</text:p>
          </table:table-cell>
          <table:table-cell office:value-type="float" office:value="0.000076735" calcext:value-type="float">
            <text:p>7,6735E-05</text:p>
          </table:table-cell>
          <table:table-cell office:value-type="float" office:value="0.08310114" calcext:value-type="float">
            <text:p>0,08310114</text:p>
          </table:table-cell>
          <table:table-cell office:value-type="float" office:value="0.00006518661" calcext:value-type="float">
            <text:p>6,518661E-05</text:p>
          </table:table-cell>
          <table:table-cell office:value-type="float" office:value="0.00009032929" calcext:value-type="float">
            <text:p>9,032929E-05</text:p>
          </table:table-cell>
          <table:table-cell office:value-type="float" office:value="388" calcext:value-type="float">
            <text:p>388</text:p>
          </table:table-cell>
          <table:table-cell office:value-type="float" office:value="0.1042549" calcext:value-type="float">
            <text:p>0,1042549</text:p>
          </table:table-cell>
          <table:table-cell office:value-type="float" office:value="0.08310113" calcext:value-type="float">
            <text:p>0,08310113</text:p>
          </table:table-cell>
          <table:table-cell office:value-type="float" office:value="0.08856484" calcext:value-type="float">
            <text:p>0,08856484</text:p>
          </table:table-cell>
          <table:table-cell office:value-type="float" office:value="0.1227246" calcext:value-type="float">
            <text:p>0,1227246</text:p>
          </table:table-cell>
          <table:table-cell office:value-type="float" office:value="388" calcext:value-type="float">
            <text:p>388</text:p>
          </table:table-cell>
          <table:table-cell office:value-type="float" office:value="161.4426" calcext:value-type="float">
            <text:p>161,4426</text:p>
          </table:table-cell>
          <table:table-cell office:value-type="float" office:value="0.04155056" calcext:value-type="float">
            <text:p>0,04155056</text:p>
          </table:table-cell>
          <table:table-cell office:value-type="float" office:value="148.7836" calcext:value-type="float">
            <text:p>148,7836</text:p>
          </table:table-cell>
          <table:table-cell office:value-type="float" office:value="175.1788" calcext:value-type="float">
            <text:p>175,1788</text:p>
          </table:table-cell>
          <table:table-cell office:value-type="float" office:value="388" calcext:value-type="float">
            <text:p>388</text:p>
          </table:table-cell>
          <table:table-cell office:value-type="float" office:value="4597.554" calcext:value-type="float">
            <text:p>4597,554</text:p>
          </table:table-cell>
          <table:table-cell office:value-type="float" office:value="4605.455" calcext:value-type="float">
            <text:p>4605,455</text:p>
          </table:table-cell>
          <table:table-cell office:value-type="float" office:value="-2296.761" calcext:value-type="float">
            <text:p>-2296,761</text:p>
          </table:table-cell>
          <table:table-cell office:value-type="float" office:value="0.2498132" calcext:value-type="float">
            <text:p>0,2498132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.919" calcext:value-type="float">
            <text:p>110,919</text:p>
          </table:table-cell>
          <table:table-cell office:value-type="float" office:value="3.167201" calcext:value-type="float">
            <text:p>3,167201</text:p>
          </table:table-cell>
          <table:table-cell table:number-columns-repeated="3"/>
          <table:table-cell office:value-type="float" office:value="0.2506829" calcext:value-type="float">
            <text:p>0,2506829</text:p>
          </table:table-cell>
          <table:table-cell office:value-type="float" office:value="0.1001098" calcext:value-type="float">
            <text:p>0,1001098</text:p>
          </table:table-cell>
          <table:table-cell office:value-type="float" office:value="0.2060118" calcext:value-type="float">
            <text:p>0,2060118</text:p>
          </table:table-cell>
          <table:table-cell office:value-type="float" office:value="0.3050402" calcext:value-type="float">
            <text:p>0,3050402</text:p>
          </table:table-cell>
          <table:table-cell office:value-type="float" office:value="446.1447" calcext:value-type="float">
            <text:p>446,1447</text:p>
          </table:table-cell>
          <table:table-cell office:value-type="float" office:value="0.2506829" calcext:value-type="float">
            <text:p>0,2506829</text:p>
          </table:table-cell>
          <table:table-cell office:value-type="float" office:value="0.0177988" calcext:value-type="float">
            <text:p>0,0177988</text:p>
          </table:table-cell>
          <table:table-cell office:value-type="float" office:value="0.1001098" calcext:value-type="float">
            <text:p>0,1001098</text:p>
          </table:table-cell>
          <table:table-cell office:value-type="float" office:value="0.2060118" calcext:value-type="float">
            <text:p>0,2060118</text:p>
          </table:table-cell>
          <table:table-cell office:value-type="float" office:value="0.3050402" calcext:value-type="float">
            <text:p>0,3050402</text:p>
          </table:table-cell>
          <table:table-cell office:value-type="float" office:value="446.1447" calcext:value-type="float">
            <text:p>446,1447</text:p>
          </table:table-cell>
          <table:table-cell office:value-type="float" office:value="602" calcext:value-type="float">
            <text:p>602</text:p>
          </table:table-cell>
          <table:table-cell office:value-type="float" office:value="0.1001098" calcext:value-type="float">
            <text:p>0,1001098</text:p>
          </table:table-cell>
          <table:table-cell office:value-type="float" office:value="494" calcext:value-type="float">
            <text:p>494</text:p>
          </table:table-cell>
          <table:table-cell office:value-type="float" office:value="732" calcext:value-type="float">
            <text:p>732</text:p>
          </table:table-cell>
          <table:table-cell office:value-type="float" office:value="446.1447" calcext:value-type="float">
            <text:p>446,1447</text:p>
          </table:table-cell>
          <table:table-cell office:value-type="float" office:value="0.366005273589877" calcext:value-type="float">
            <text:p>0,366005273589877</text:p>
          </table:table-cell>
          <table:table-cell office:value-type="float" office:value="0.354559071066241" calcext:value-type="float">
            <text:p>0,354559071066241</text:p>
          </table:table-cell>
          <table:table-cell office:value-type="float" office:value="0.348526215244149" calcext:value-type="float">
            <text:p>0,348526215244149</text:p>
          </table:table-cell>
          <table:table-cell office:value-type="float" office:value="0.281853717618658" calcext:value-type="float">
            <text:p>0,281853717618658</text:p>
          </table:table-cell>
          <table:table-cell office:value-type="float" office:value="0.348942081932585" calcext:value-type="float">
            <text:p>0,348942081932585</text:p>
          </table:table-cell>
          <table:table-cell office:value-type="float" office:value="0.408811114262356" calcext:value-type="float">
            <text:p>0,408811114262356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urdMeru-ab-m-10mn-haz-cos-r600-m18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85.995389460555" calcext:value-type="float">
            <text:p>785,995389460555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21-09-03T12:32:05.45" calcext:value-type="date">
            <text:p>2021-09-03 12:32:05</text:p>
          </table:table-cell>
          <table:table-cell office:value-type="float" office:value="2.458427" calcext:value-type="float">
            <text:p>2,458427</text:p>
          </table:table-cell>
          <table:table-cell office:value-type="string" calcext:value-type="string">
            <text:p>tmp\mcds-optanlr\TurdMeru-ab-m-10mn-haz-cos-r600-m18-y5tydqwq</text:p>
          </table:table-cell>
          <table:table-cell office:value-type="float" office:value="394" calcext:value-type="float">
            <text:p>394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73684" calcext:value-type="float">
            <text:p>2,073684</text:p>
          </table:table-cell>
          <table:table-cell office:value-type="float" office:value="0.05542871" calcext:value-type="float">
            <text:p>0,05542871</text:p>
          </table:table-cell>
          <table:table-cell office:value-type="float" office:value="1.85776" calcext:value-type="float">
            <text:p>1,85776</text:p>
          </table:table-cell>
          <table:table-cell office:value-type="float" office:value="2.314705" calcext:value-type="float">
            <text:p>2,31470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98.5" calcext:value-type="float">
            <text:p>98,5</text:p>
          </table:table-cell>
          <table:table-cell office:value-type="float" office:value="2" calcext:value-type="float">
            <text:p>2</text:p>
          </table:table-cell>
          <table:table-cell office:value-type="float" office:value="11.3890000000001" calcext:value-type="float">
            <text:p>11,3890000000001</text:p>
          </table:table-cell>
          <table:table-cell office:value-type="float" office:value="4682.617" calcext:value-type="float">
            <text:p>4682,617</text:p>
          </table:table-cell>
          <table:table-cell table:number-columns-repeated="2" office:value-type="float" office:value="0.09187245" calcext:value-type="float">
            <text:p>0,09187245</text:p>
          </table:table-cell>
          <table:table-cell table:number-columns-repeated="2"/>
          <table:table-cell office:value-type="float" office:value="0.00007271031" calcext:value-type="float">
            <text:p>7,271031E-05</text:p>
          </table:table-cell>
          <table:table-cell office:value-type="float" office:value="0.07763218" calcext:value-type="float">
            <text:p>0,07763218</text:p>
          </table:table-cell>
          <table:table-cell office:value-type="float" office:value="0.00006243243" calcext:value-type="float">
            <text:p>6,243243E-05</text:p>
          </table:table-cell>
          <table:table-cell office:value-type="float" office:value="0.00008468018" calcext:value-type="float">
            <text:p>8,468018E-05</text:p>
          </table:table-cell>
          <table:table-cell office:value-type="float" office:value="392" calcext:value-type="float">
            <text:p>392</text:p>
          </table:table-cell>
          <table:table-cell office:value-type="float" office:value="0.0764067" calcext:value-type="float">
            <text:p>0,0764067</text:p>
          </table:table-cell>
          <table:table-cell office:value-type="float" office:value="0.07763219" calcext:value-type="float">
            <text:p>0,07763219</text:p>
          </table:table-cell>
          <table:table-cell office:value-type="float" office:value="0.06560632" calcext:value-type="float">
            <text:p>0,06560632</text:p>
          </table:table-cell>
          <table:table-cell office:value-type="float" office:value="0.08898509" calcext:value-type="float">
            <text:p>0,08898509</text:p>
          </table:table-cell>
          <table:table-cell office:value-type="float" office:value="392" calcext:value-type="float">
            <text:p>392</text:p>
          </table:table-cell>
          <table:table-cell office:value-type="float" office:value="165.8506" calcext:value-type="float">
            <text:p>165,8506</text:p>
          </table:table-cell>
          <table:table-cell office:value-type="float" office:value="0.03881609" calcext:value-type="float">
            <text:p>0,03881609</text:p>
          </table:table-cell>
          <table:table-cell office:value-type="float" office:value="153.6692" calcext:value-type="float">
            <text:p>153,6692</text:p>
          </table:table-cell>
          <table:table-cell office:value-type="float" office:value="178.9976" calcext:value-type="float">
            <text:p>178,9976</text:p>
          </table:table-cell>
          <table:table-cell office:value-type="float" office:value="392" calcext:value-type="float">
            <text:p>392</text:p>
          </table:table-cell>
          <table:table-cell office:value-type="float" office:value="4682.647" calcext:value-type="float">
            <text:p>4682,647</text:p>
          </table:table-cell>
          <table:table-cell office:value-type="float" office:value="4690.569" calcext:value-type="float">
            <text:p>4690,569</text:p>
          </table:table-cell>
          <table:table-cell office:value-type="float" office:value="-2339.308" calcext:value-type="float">
            <text:p>-2339,308</text:p>
          </table:table-cell>
          <table:table-cell office:value-type="float" office:value="0.186309" calcext:value-type="float">
            <text:p>0,186309</text:p>
          </table:table-cell>
          <table:table-cell office:value-type="float" office:value="0.2" calcext:value-type="float">
            <text:p>0,2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.4848" calcext:value-type="float">
            <text:p>116,4848</text:p>
          </table:table-cell>
          <table:table-cell office:value-type="float" office:value="3.37049" calcext:value-type="float">
            <text:p>3,37049</text:p>
          </table:table-cell>
          <table:table-cell table:number-columns-repeated="3"/>
          <table:table-cell office:value-type="float" office:value="0.239971" calcext:value-type="float">
            <text:p>0,239971</text:p>
          </table:table-cell>
          <table:table-cell office:value-type="float" office:value="0.09538919" calcext:value-type="float">
            <text:p>0,09538919</text:p>
          </table:table-cell>
          <table:table-cell office:value-type="float" office:value="0.1990302" calcext:value-type="float">
            <text:p>0,1990302</text:p>
          </table:table-cell>
          <table:table-cell office:value-type="float" office:value="0.2893333" calcext:value-type="float">
            <text:p>0,2893333</text:p>
          </table:table-cell>
          <table:table-cell office:value-type="float" office:value="431.1749" calcext:value-type="float">
            <text:p>431,1749</text:p>
          </table:table-cell>
          <table:table-cell office:value-type="float" office:value="0.239971" calcext:value-type="float">
            <text:p>0,239971</text:p>
          </table:table-cell>
          <table:table-cell office:value-type="float" office:value="0.02161961" calcext:value-type="float">
            <text:p>0,02161961</text:p>
          </table:table-cell>
          <table:table-cell office:value-type="float" office:value="0.09538919" calcext:value-type="float">
            <text:p>0,09538919</text:p>
          </table:table-cell>
          <table:table-cell office:value-type="float" office:value="0.1990302" calcext:value-type="float">
            <text:p>0,1990302</text:p>
          </table:table-cell>
          <table:table-cell office:value-type="float" office:value="0.2893333" calcext:value-type="float">
            <text:p>0,2893333</text:p>
          </table:table-cell>
          <table:table-cell office:value-type="float" office:value="431.1749" calcext:value-type="float">
            <text:p>431,1749</text:p>
          </table:table-cell>
          <table:table-cell office:value-type="float" office:value="576" calcext:value-type="float">
            <text:p>576</text:p>
          </table:table-cell>
          <table:table-cell office:value-type="float" office:value="0.09538919" calcext:value-type="float">
            <text:p>0,09538919</text:p>
          </table:table-cell>
          <table:table-cell office:value-type="float" office:value="478" calcext:value-type="float">
            <text:p>478</text:p>
          </table:table-cell>
          <table:table-cell office:value-type="float" office:value="694" calcext:value-type="float">
            <text:p>694</text:p>
          </table:table-cell>
          <table:table-cell office:value-type="float" office:value="431.1749" calcext:value-type="float">
            <text:p>431,1749</text:p>
          </table:table-cell>
          <table:table-cell office:value-type="float" office:value="0.33293940173868" calcext:value-type="float">
            <text:p>0,33293940173868</text:p>
          </table:table-cell>
          <table:table-cell office:value-type="float" office:value="0.322697410856662" calcext:value-type="float">
            <text:p>0,322697410856662</text:p>
          </table:table-cell>
          <table:table-cell office:value-type="float" office:value="0.317374009402869" calcext:value-type="float">
            <text:p>0,317374009402869</text:p>
          </table:table-cell>
          <table:table-cell office:value-type="float" office:value="0.283444286857195" calcext:value-type="float">
            <text:p>0,283444286857195</text:p>
          </table:table-cell>
          <table:table-cell office:value-type="float" office:value="0.309634093810613" calcext:value-type="float">
            <text:p>0,309634093810613</text:p>
          </table:table-cell>
          <table:table-cell office:value-type="float" office:value="0.376827000720094" calcext:value-type="float">
            <text:p>0,37682700072009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4.36811626320372" calcext:value-type="float">
            <text:p>4,36811626320372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TurdMeru-ab-m-10mn-haz-cos-la-r20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85.995389460555" calcext:value-type="float">
            <text:p>785,995389460555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4.36811626320372" calcext:value-type="float">
            <text:p>4,36811626320372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1-09-03T12:32:06.03" calcext:value-type="date">
            <text:p>2021-09-03 12:32:06</text:p>
          </table:table-cell>
          <table:table-cell office:value-type="float" office:value="1.816143" calcext:value-type="float">
            <text:p>1,816143</text:p>
          </table:table-cell>
          <table:table-cell office:value-type="string" calcext:value-type="string">
            <text:p>tmp\mcds-optanlr\TurdMeru-ab-m-10mn-haz-cos-la-r200-1j39ddaf</text:p>
          </table:table-cell>
          <table:table-cell office:value-type="float" office:value="288" calcext:value-type="float">
            <text:p>288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51579" calcext:value-type="float">
            <text:p>1,51579</text:p>
          </table:table-cell>
          <table:table-cell office:value-type="float" office:value="0.06119039" calcext:value-type="float">
            <text:p>0,06119039</text:p>
          </table:table-cell>
          <table:table-cell office:value-type="float" office:value="1.342551" calcext:value-type="float">
            <text:p>1,342551</text:p>
          </table:table-cell>
          <table:table-cell office:value-type="float" office:value="1.711382" calcext:value-type="float">
            <text:p>1,711382</text:p>
          </table:table-cell>
          <table:table-cell office:value-type="float" office:value="95" calcext:value-type="float">
            <text:p>95</text:p>
          </table:table-cell>
          <table:table-cell office:value-type="float" office:value="4.36812" calcext:value-type="float">
            <text:p>4,36812</text:p>
          </table:table-cell>
          <table:table-cell office:value-type="float" office:value="200" calcext:value-type="float">
            <text:p>200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22.122" calcext:value-type="float">
            <text:p>3022,122</text:p>
          </table:table-cell>
          <table:table-cell office:value-type="float" office:value="0.8775197" calcext:value-type="float">
            <text:p>0,8775197</text:p>
          </table:table-cell>
          <table:table-cell office:value-type="float" office:value="0.2178637" calcext:value-type="float">
            <text:p>0,2178637</text:p>
          </table:table-cell>
          <table:table-cell office:value-type="float" office:value="0.7492931" calcext:value-type="float">
            <text:p>0,7492931</text:p>
          </table:table-cell>
          <table:table-cell office:value-type="float" office:value="0.8775197" calcext:value-type="float">
            <text:p>0,8775197</text:p>
          </table:table-cell>
          <table:table-cell office:value-type="float" office:value="0.0001534687" calcext:value-type="float">
            <text:p>0,0001534687</text:p>
          </table:table-cell>
          <table:table-cell office:value-type="float" office:value="0.1906958" calcext:value-type="float">
            <text:p>0,1906958</text:p>
          </table:table-cell>
          <table:table-cell office:value-type="float" office:value="0.0001057945" calcext:value-type="float">
            <text:p>0,0001057945</text:p>
          </table:table-cell>
          <table:table-cell office:value-type="float" office:value="0.0002226264" calcext:value-type="float">
            <text:p>0,0002226264</text:p>
          </table:table-cell>
          <table:table-cell office:value-type="float" office:value="286" calcext:value-type="float">
            <text:p>286</text:p>
          </table:table-cell>
          <table:table-cell office:value-type="float" office:value="0.3257993" calcext:value-type="float">
            <text:p>0,3257993</text:p>
          </table:table-cell>
          <table:table-cell office:value-type="float" office:value="0.1906958" calcext:value-type="float">
            <text:p>0,1906958</text:p>
          </table:table-cell>
          <table:table-cell office:value-type="float" office:value="0.2245915" calcext:value-type="float">
            <text:p>0,2245915</text:p>
          </table:table-cell>
          <table:table-cell office:value-type="float" office:value="0.4726146" calcext:value-type="float">
            <text:p>0,4726146</text:p>
          </table:table-cell>
          <table:table-cell office:value-type="float" office:value="286" calcext:value-type="float">
            <text:p>286</text:p>
          </table:table-cell>
          <table:table-cell office:value-type="float" office:value="114.1577" calcext:value-type="float">
            <text:p>114,1577</text:p>
          </table:table-cell>
          <table:table-cell office:value-type="float" office:value="0.09534789" calcext:value-type="float">
            <text:p>0,09534789</text:p>
          </table:table-cell>
          <table:table-cell office:value-type="float" office:value="94.66386" calcext:value-type="float">
            <text:p>94,66386</text:p>
          </table:table-cell>
          <table:table-cell office:value-type="float" office:value="137.6658" calcext:value-type="float">
            <text:p>137,6658</text:p>
          </table:table-cell>
          <table:table-cell office:value-type="float" office:value="286" calcext:value-type="float">
            <text:p>286</text:p>
          </table:table-cell>
          <table:table-cell office:value-type="float" office:value="3022.164" calcext:value-type="float">
            <text:p>3022,164</text:p>
          </table:table-cell>
          <table:table-cell office:value-type="float" office:value="3029.448" calcext:value-type="float">
            <text:p>3029,448</text:p>
          </table:table-cell>
          <table:table-cell office:value-type="float" office:value="-1509.061" calcext:value-type="float">
            <text:p>-1509,061</text:p>
          </table:table-cell>
          <table:table-cell office:value-type="float" office:value="0.9573115" calcext:value-type="float">
            <text:p>0,95731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.93188" calcext:value-type="float">
            <text:p>64,93188</text:p>
          </table:table-cell>
          <table:table-cell office:value-type="float" office:value="1.646833" calcext:value-type="float">
            <text:p>1,646833</text:p>
          </table:table-cell>
          <table:table-cell table:number-columns-repeated="3"/>
          <table:table-cell office:value-type="float" office:value="0.3702362" calcext:value-type="float">
            <text:p>0,3702362</text:p>
          </table:table-cell>
          <table:table-cell office:value-type="float" office:value="0.2002727" calcext:value-type="float">
            <text:p>0,2002727</text:p>
          </table:table-cell>
          <table:table-cell office:value-type="float" office:value="0.2506522" calcext:value-type="float">
            <text:p>0,2506522</text:p>
          </table:table-cell>
          <table:table-cell office:value-type="float" office:value="0.5468726" calcext:value-type="float">
            <text:p>0,5468726</text:p>
          </table:table-cell>
          <table:table-cell office:value-type="float" office:value="337.1662" calcext:value-type="float">
            <text:p>337,1662</text:p>
          </table:table-cell>
          <table:table-cell office:value-type="float" office:value="0.3702362" calcext:value-type="float">
            <text:p>0,3702362</text:p>
          </table:table-cell>
          <table:table-cell office:value-type="float" office:value="0" calcext:value-type="float">
            <text:p>0</text:p>
          </table:table-cell>
          <table:table-cell office:value-type="float" office:value="0.2002727" calcext:value-type="float">
            <text:p>0,2002727</text:p>
          </table:table-cell>
          <table:table-cell office:value-type="float" office:value="0.2506522" calcext:value-type="float">
            <text:p>0,2506522</text:p>
          </table:table-cell>
          <table:table-cell office:value-type="float" office:value="0.5468726" calcext:value-type="float">
            <text:p>0,5468726</text:p>
          </table:table-cell>
          <table:table-cell office:value-type="float" office:value="337.1662" calcext:value-type="float">
            <text:p>337,1662</text:p>
          </table:table-cell>
          <table:table-cell office:value-type="float" office:value="889" calcext:value-type="float">
            <text:p>889</text:p>
          </table:table-cell>
          <table:table-cell office:value-type="float" office:value="0.2002727" calcext:value-type="float">
            <text:p>0,2002727</text:p>
          </table:table-cell>
          <table:table-cell office:value-type="float" office:value="602" calcext:value-type="float">
            <text:p>602</text:p>
          </table:table-cell>
          <table:table-cell office:value-type="float" office:value="1312" calcext:value-type="float">
            <text:p>1312</text:p>
          </table:table-cell>
          <table:table-cell office:value-type="float" office:value="337.1662" calcext:value-type="float">
            <text:p>337,1662</text:p>
          </table:table-cell>
          <table:table-cell office:value-type="float" office:value="0.868849655990211" calcext:value-type="float">
            <text:p>0,868849655990211</text:p>
          </table:table-cell>
          <table:table-cell office:value-type="float" office:value="0.827330827898617" calcext:value-type="float">
            <text:p>0,827330827898617</text:p>
          </table:table-cell>
          <table:table-cell office:value-type="float" office:value="0.799391217187596" calcext:value-type="float">
            <text:p>0,799391217187596</text:p>
          </table:table-cell>
          <table:table-cell office:value-type="float" office:value="0.869928709429108" calcext:value-type="float">
            <text:p>0,869928709429108</text:p>
          </table:table-cell>
          <table:table-cell office:value-type="float" office:value="0.879444047663494" calcext:value-type="float">
            <text:p>0,879444047663494</text:p>
          </table:table-cell>
          <table:table-cell office:value-type="float" office:value="0.832621800264784" calcext:value-type="float">
            <text:p>0,83262180026478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3"/>
          <table:table-cell office:value-type="string" calcext:value-type="string">
            <text:p>LuscMega-b-m-5mn-hno-cos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" office:value-type="date" office:date-value="2021-09-03T12:32:06.43" calcext:value-type="date">
            <text:p>2021-09-03 12:32:06</text:p>
          </table:table-cell>
          <table:table-cell office:value-type="float" office:value="1.527913" calcext:value-type="float">
            <text:p>1,527913</text:p>
          </table:table-cell>
          <table:table-cell office:value-type="string" calcext:value-type="string">
            <text:p>tmp\mcds-optanlr\LuscMega-b-m-5mn-hno-cos-opkrv_4j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606383" calcext:value-type="float">
            <text:p>0,606383</text:p>
          </table:table-cell>
          <table:table-cell office:value-type="float" office:value="0.1301341" calcext:value-type="float">
            <text:p>0,1301341</text:p>
          </table:table-cell>
          <table:table-cell office:value-type="float" office:value="0.4687995" calcext:value-type="float">
            <text:p>0,4687995</text:p>
          </table:table-cell>
          <table:table-cell office:value-type="float" office:value="0.7843444" calcext:value-type="float">
            <text:p>0,784344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005.385" calcext:value-type="float">
            <text:p>1005,3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4.4393" calcext:value-type="float">
            <text:p>4,4393</text:p>
          </table:table-cell>
          <table:table-cell office:value-type="float" office:value="724.2105" calcext:value-type="float">
            <text:p>724,2105</text:p>
          </table:table-cell>
          <table:table-cell office:value-type="float" office:value="0.01039892" calcext:value-type="float">
            <text:p>0,01039892</text:p>
          </table:table-cell>
          <table:table-cell office:value-type="float" office:value="0.1866692" calcext:value-type="float">
            <text:p>0,1866692</text:p>
          </table:table-cell>
          <table:table-cell office:value-type="float" office:value="0.1224781" calcext:value-type="float">
            <text:p>0,1224781</text:p>
          </table:table-cell>
          <table:table-cell office:value-type="float" office:value="0.01039892" calcext:value-type="float">
            <text:p>0,01039892</text:p>
          </table:table-cell>
          <table:table-cell office:value-type="float" office:value="0.00003411" calcext:value-type="float">
            <text:p>3,411E-05</text:p>
          </table:table-cell>
          <table:table-cell office:value-type="float" office:value="0.1006726" calcext:value-type="float">
            <text:p>0,1006726</text:p>
          </table:table-cell>
          <table:table-cell office:value-type="float" office:value="0.00002789219" calcext:value-type="float">
            <text:p>2,789219E-05</text:p>
          </table:table-cell>
          <table:table-cell office:value-type="float" office:value="0.00004171391" calcext:value-type="float">
            <text:p>4,171391E-05</text:p>
          </table:table-cell>
          <table:table-cell office:value-type="float" office:value="55" calcext:value-type="float">
            <text:p>55</text:p>
          </table:table-cell>
          <table:table-cell office:value-type="float" office:value="0.05800739" calcext:value-type="float">
            <text:p>0,05800739</text:p>
          </table:table-cell>
          <table:table-cell office:value-type="float" office:value="0.1006726" calcext:value-type="float">
            <text:p>0,1006726</text:p>
          </table:table-cell>
          <table:table-cell office:value-type="float" office:value="0.04743339" calcext:value-type="float">
            <text:p>0,04743339</text:p>
          </table:table-cell>
          <table:table-cell office:value-type="float" office:value="0.07093858" calcext:value-type="float">
            <text:p>0,07093858</text:p>
          </table:table-cell>
          <table:table-cell office:value-type="float" office:value="55" calcext:value-type="float">
            <text:p>55</text:p>
          </table:table-cell>
          <table:table-cell office:value-type="float" office:value="242.1442" calcext:value-type="float">
            <text:p>242,1442</text:p>
          </table:table-cell>
          <table:table-cell office:value-type="float" office:value="0.0503363" calcext:value-type="float">
            <text:p>0,0503363</text:p>
          </table:table-cell>
          <table:table-cell office:value-type="float" office:value="218.9232" calcext:value-type="float">
            <text:p>218,9232</text:p>
          </table:table-cell>
          <table:table-cell office:value-type="float" office:value="267.8282" calcext:value-type="float">
            <text:p>267,8282</text:p>
          </table:table-cell>
          <table:table-cell office:value-type="float" office:value="55" calcext:value-type="float">
            <text:p>55</text:p>
          </table:table-cell>
          <table:table-cell office:value-type="float" office:value="724.4327" calcext:value-type="float">
            <text:p>724,4327</text:p>
          </table:table-cell>
          <table:table-cell office:value-type="float" office:value="728.2966" calcext:value-type="float">
            <text:p>728,2966</text:p>
          </table:table-cell>
          <table:table-cell office:value-type="float" office:value="-360.1053" calcext:value-type="float">
            <text:p>-360,1053</text:p>
          </table:table-cell>
          <table:table-cell office:value-type="float" office:value="0.08538704" calcext:value-type="float">
            <text:p>0,08538704</text:p>
          </table:table-cell>
          <table:table-cell office:value-type="float" office:value="0.15" calcext:value-type="float">
            <text:p>0,15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1.7978" calcext:value-type="float">
            <text:p>241,7978</text:p>
          </table:table-cell>
          <table:table-cell office:value-type="float" office:value="0.7838906" calcext:value-type="float">
            <text:p>0,7838906</text:p>
          </table:table-cell>
          <table:table-cell table:number-columns-repeated="3"/>
          <table:table-cell office:value-type="float" office:value="0.03291917" calcext:value-type="float">
            <text:p>0,03291917</text:p>
          </table:table-cell>
          <table:table-cell office:value-type="float" office:value="0.1645292" calcext:value-type="float">
            <text:p>0,1645292</text:p>
          </table:table-cell>
          <table:table-cell office:value-type="float" office:value="0.02383354" calcext:value-type="float">
            <text:p>0,02383354</text:p>
          </table:table-cell>
          <table:table-cell office:value-type="float" office:value="0.04546835" calcext:value-type="float">
            <text:p>0,04546835</text:p>
          </table:table-cell>
          <table:table-cell office:value-type="float" office:value="147.9951" calcext:value-type="float">
            <text:p>147,9951</text:p>
          </table:table-cell>
          <table:table-cell office:value-type="float" office:value="0.03291917" calcext:value-type="float">
            <text:p>0,03291917</text:p>
          </table:table-cell>
          <table:table-cell office:value-type="float" office:value="0" calcext:value-type="float">
            <text:p>0</text:p>
          </table:table-cell>
          <table:table-cell office:value-type="float" office:value="0.1645292" calcext:value-type="float">
            <text:p>0,1645292</text:p>
          </table:table-cell>
          <table:table-cell office:value-type="float" office:value="0.02383354" calcext:value-type="float">
            <text:p>0,02383354</text:p>
          </table:table-cell>
          <table:table-cell office:value-type="float" office:value="0.04546835" calcext:value-type="float">
            <text:p>0,04546835</text:p>
          </table:table-cell>
          <table:table-cell office:value-type="float" office:value="147.9951" calcext:value-type="float">
            <text:p>147,9951</text:p>
          </table:table-cell>
          <table:table-cell office:value-type="float" office:value="79" calcext:value-type="float">
            <text:p>79</text:p>
          </table:table-cell>
          <table:table-cell office:value-type="float" office:value="0.1645292" calcext:value-type="float">
            <text:p>0,1645292</text:p>
          </table:table-cell>
          <table:table-cell office:value-type="float" office:value="57" calcext:value-type="float">
            <text:p>57</text:p>
          </table:table-cell>
          <table:table-cell office:value-type="float" office:value="109" calcext:value-type="float">
            <text:p>109</text:p>
          </table:table-cell>
          <table:table-cell office:value-type="float" office:value="147.9951" calcext:value-type="float">
            <text:p>147,9951</text:p>
          </table:table-cell>
          <table:table-cell office:value-type="float" office:value="0.192018150575186" calcext:value-type="float">
            <text:p>0,192018150575186</text:p>
          </table:table-cell>
          <table:table-cell office:value-type="float" office:value="0.184209827555438" calcext:value-type="float">
            <text:p>0,184209827555438</text:p>
          </table:table-cell>
          <table:table-cell office:value-type="float" office:value="0.179320070496827" calcext:value-type="float">
            <text:p>0,179320070496827</text:p>
          </table:table-cell>
          <table:table-cell office:value-type="float" office:value="0.133366890884207" calcext:value-type="float">
            <text:p>0,133366890884207</text:p>
          </table:table-cell>
          <table:table-cell office:value-type="float" office:value="0.173519581672575" calcext:value-type="float">
            <text:p>0,173519581672575</text:p>
          </table:table-cell>
          <table:table-cell office:value-type="float" office:value="0.226615735396454" calcext:value-type="float">
            <text:p>0,2266157353964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LuscMega-b-m-5mn-hno-cos-l10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date" office:date-value="2021-09-03T12:32:06.62" calcext:value-type="date">
            <text:p>2021-09-03 12:32:06</text:p>
          </table:table-cell>
          <table:table-cell office:value-type="float" office:value="1.577783" calcext:value-type="float">
            <text:p>1,577783</text:p>
          </table:table-cell>
          <table:table-cell office:value-type="string" calcext:value-type="string">
            <text:p>tmp\mcds-optanlr\LuscMega-b-m-5mn-hno-cos-l10-owx0_me4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606383" calcext:value-type="float">
            <text:p>0,606383</text:p>
          </table:table-cell>
          <table:table-cell office:value-type="float" office:value="0.1301341" calcext:value-type="float">
            <text:p>0,1301341</text:p>
          </table:table-cell>
          <table:table-cell office:value-type="float" office:value="0.4687995" calcext:value-type="float">
            <text:p>0,4687995</text:p>
          </table:table-cell>
          <table:table-cell office:value-type="float" office:value="0.7843444" calcext:value-type="float">
            <text:p>0,7843444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1005.385" calcext:value-type="float">
            <text:p>1005,3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4.55499999999995" calcext:value-type="float">
            <text:p>4,55499999999995</text:p>
          </table:table-cell>
          <table:table-cell office:value-type="float" office:value="724.0156" calcext:value-type="float">
            <text:p>724,0156</text:p>
          </table:table-cell>
          <table:table-cell office:value-type="float" office:value="0.003705919" calcext:value-type="float">
            <text:p>0,003705919</text:p>
          </table:table-cell>
          <table:table-cell office:value-type="float" office:value="0.2140034" calcext:value-type="float">
            <text:p>0,2140034</text:p>
          </table:table-cell>
          <table:table-cell office:value-type="float" office:value="0.08200884" calcext:value-type="float">
            <text:p>0,08200884</text:p>
          </table:table-cell>
          <table:table-cell office:value-type="float" office:value="0.003705919" calcext:value-type="float">
            <text:p>0,003705919</text:p>
          </table:table-cell>
          <table:table-cell office:value-type="float" office:value="0.00003420466" calcext:value-type="float">
            <text:p>3,420466E-05</text:p>
          </table:table-cell>
          <table:table-cell office:value-type="float" office:value="0.1006178" calcext:value-type="float">
            <text:p>0,1006178</text:p>
          </table:table-cell>
          <table:table-cell office:value-type="float" office:value="0.00002797264" calcext:value-type="float">
            <text:p>2,797264E-05</text:p>
          </table:table-cell>
          <table:table-cell office:value-type="float" office:value="0.00004182511" calcext:value-type="float">
            <text:p>4,182511E-05</text:p>
          </table:table-cell>
          <table:table-cell office:value-type="float" office:value="55" calcext:value-type="float">
            <text:p>55</text:p>
          </table:table-cell>
          <table:table-cell office:value-type="float" office:value="0.05784687" calcext:value-type="float">
            <text:p>0,05784687</text:p>
          </table:table-cell>
          <table:table-cell office:value-type="float" office:value="0.1006178" calcext:value-type="float">
            <text:p>0,1006178</text:p>
          </table:table-cell>
          <table:table-cell office:value-type="float" office:value="0.04730728" calcext:value-type="float">
            <text:p>0,04730728</text:p>
          </table:table-cell>
          <table:table-cell office:value-type="float" office:value="0.07073456" calcext:value-type="float">
            <text:p>0,07073456</text:p>
          </table:table-cell>
          <table:table-cell office:value-type="float" office:value="55" calcext:value-type="float">
            <text:p>55</text:p>
          </table:table-cell>
          <table:table-cell office:value-type="float" office:value="241.809" calcext:value-type="float">
            <text:p>241,809</text:p>
          </table:table-cell>
          <table:table-cell office:value-type="float" office:value="0.05030891" calcext:value-type="float">
            <text:p>0,05030891</text:p>
          </table:table-cell>
          <table:table-cell office:value-type="float" office:value="218.6321" calcext:value-type="float">
            <text:p>218,6321</text:p>
          </table:table-cell>
          <table:table-cell office:value-type="float" office:value="267.4428" calcext:value-type="float">
            <text:p>267,4428</text:p>
          </table:table-cell>
          <table:table-cell office:value-type="float" office:value="55" calcext:value-type="float">
            <text:p>55</text:p>
          </table:table-cell>
          <table:table-cell office:value-type="float" office:value="724.2378" calcext:value-type="float">
            <text:p>724,2378</text:p>
          </table:table-cell>
          <table:table-cell office:value-type="float" office:value="728.1017" calcext:value-type="float">
            <text:p>728,1017</text:p>
          </table:table-cell>
          <table:table-cell office:value-type="float" office:value="-360.0078" calcext:value-type="float">
            <text:p>-360,0078</text:p>
          </table:table-cell>
          <table:table-cell office:value-type="float" office:value="0.08168761" calcext:value-type="float">
            <text:p>0,08168761</text:p>
          </table:table-cell>
          <table:table-cell office:value-type="float" office:value="0.15" calcext:value-type="float">
            <text:p>0,15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1.7" calcext:value-type="float">
            <text:p>241,7</text:p>
          </table:table-cell>
          <table:table-cell office:value-type="float" office:value="0.7846602" calcext:value-type="float">
            <text:p>0,7846602</text:p>
          </table:table-cell>
          <table:table-cell table:number-columns-repeated="3"/>
          <table:table-cell office:value-type="float" office:value="0.03301052" calcext:value-type="float">
            <text:p>0,03301052</text:p>
          </table:table-cell>
          <table:table-cell office:value-type="float" office:value="0.1644957" calcext:value-type="float">
            <text:p>0,1644957</text:p>
          </table:table-cell>
          <table:table-cell office:value-type="float" office:value="0.02390123" calcext:value-type="float">
            <text:p>0,02390123</text:p>
          </table:table-cell>
          <table:table-cell office:value-type="float" office:value="0.04559157" calcext:value-type="float">
            <text:p>0,04559157</text:p>
          </table:table-cell>
          <table:table-cell office:value-type="float" office:value="147.996" calcext:value-type="float">
            <text:p>147,996</text:p>
          </table:table-cell>
          <table:table-cell office:value-type="float" office:value="0.03301052" calcext:value-type="float">
            <text:p>0,03301052</text:p>
          </table:table-cell>
          <table:table-cell office:value-type="float" office:value="0" calcext:value-type="float">
            <text:p>0</text:p>
          </table:table-cell>
          <table:table-cell office:value-type="float" office:value="0.1644957" calcext:value-type="float">
            <text:p>0,1644957</text:p>
          </table:table-cell>
          <table:table-cell office:value-type="float" office:value="0.02390123" calcext:value-type="float">
            <text:p>0,02390123</text:p>
          </table:table-cell>
          <table:table-cell office:value-type="float" office:value="0.04559157" calcext:value-type="float">
            <text:p>0,04559157</text:p>
          </table:table-cell>
          <table:table-cell office:value-type="float" office:value="147.996" calcext:value-type="float">
            <text:p>147,996</text:p>
          </table:table-cell>
          <table:table-cell office:value-type="float" office:value="79" calcext:value-type="float">
            <text:p>79</text:p>
          </table:table-cell>
          <table:table-cell office:value-type="float" office:value="0.1644957" calcext:value-type="float">
            <text:p>0,1644957</text:p>
          </table:table-cell>
          <table:table-cell office:value-type="float" office:value="57" calcext:value-type="float">
            <text:p>57</text:p>
          </table:table-cell>
          <table:table-cell office:value-type="float" office:value="109" calcext:value-type="float">
            <text:p>109</text:p>
          </table:table-cell>
          <table:table-cell office:value-type="float" office:value="147.996" calcext:value-type="float">
            <text:p>147,996</text:p>
          </table:table-cell>
          <table:table-cell office:value-type="float" office:value="0.164660463619019" calcext:value-type="float">
            <text:p>0,164660463619019</text:p>
          </table:table-cell>
          <table:table-cell office:value-type="float" office:value="0.157965622333463" calcext:value-type="float">
            <text:p>0,157965622333463</text:p>
          </table:table-cell>
          <table:table-cell office:value-type="float" office:value="0.153773473014946" calcext:value-type="float">
            <text:p>0,153773473014946</text:p>
          </table:table-cell>
          <table:table-cell office:value-type="float" office:value="0.102477296009032" calcext:value-type="float">
            <text:p>0,102477296009032</text:p>
          </table:table-cell>
          <table:table-cell office:value-type="float" office:value="0.150846483642654" calcext:value-type="float">
            <text:p>0,150846483642654</text:p>
          </table:table-cell>
          <table:table-cell office:value-type="float" office:value="0.198101795979948" calcext:value-type="float">
            <text:p>0,1981017959799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LuscMega-b-m-5mn-hno-cos-r280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1-09-03T12:32:06.71" calcext:value-type="date">
            <text:p>2021-09-03 12:32:06</text:p>
          </table:table-cell>
          <table:table-cell office:value-type="float" office:value="1.633631" calcext:value-type="float">
            <text:p>1,633631</text:p>
          </table:table-cell>
          <table:table-cell office:value-type="string" calcext:value-type="string">
            <text:p>tmp\mcds-optanlr\LuscMega-b-m-5mn-hno-cos-r280-di53qjbb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4361702" calcext:value-type="float">
            <text:p>0,4361702</text:p>
          </table:table-cell>
          <table:table-cell office:value-type="float" office:value="0.1610137" calcext:value-type="float">
            <text:p>0,1610137</text:p>
          </table:table-cell>
          <table:table-cell office:value-type="float" office:value="0.3174546" calcext:value-type="float">
            <text:p>0,3174546</text:p>
          </table:table-cell>
          <table:table-cell office:value-type="float" office:value="0.5992808" calcext:value-type="float">
            <text:p>0,5992808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71.9298245614035" calcext:value-type="float">
            <text:p>71,9298245614035</text:p>
          </table:table-cell>
          <table:table-cell office:value-type="float" office:value="2" calcext:value-type="float">
            <text:p>2</text:p>
          </table:table-cell>
          <table:table-cell office:value-type="float" office:value="1.11219999999997" calcext:value-type="float">
            <text:p>1,11219999999997</text:p>
          </table:table-cell>
          <table:table-cell office:value-type="float" office:value="458.9498" calcext:value-type="float">
            <text:p>458,9498</text:p>
          </table:table-cell>
          <table:table-cell office:value-type="float" office:value="0.3913773" calcext:value-type="float">
            <text:p>0,3913773</text:p>
          </table:table-cell>
          <table:table-cell office:value-type="float" office:value="0.3578638" calcext:value-type="float">
            <text:p>0,3578638</text:p>
          </table:table-cell>
          <table:table-cell office:value-type="float" office:value="0.6021177" calcext:value-type="float">
            <text:p>0,6021177</text:p>
          </table:table-cell>
          <table:table-cell office:value-type="float" office:value="0.3913773" calcext:value-type="float">
            <text:p>0,3913773</text:p>
          </table:table-cell>
          <table:table-cell office:value-type="float" office:value="0.0001162747" calcext:value-type="float">
            <text:p>0,0001162747</text:p>
          </table:table-cell>
          <table:table-cell office:value-type="float" office:value="0.3376029" calcext:value-type="float">
            <text:p>0,3376029</text:p>
          </table:table-cell>
          <table:table-cell office:value-type="float" office:value="0.00005982538" calcext:value-type="float">
            <text:p>5,982538E-05</text:p>
          </table:table-cell>
          <table:table-cell office:value-type="float" office:value="0.0002259876" calcext:value-type="float">
            <text:p>0,0002259876</text:p>
          </table:table-cell>
          <table:table-cell office:value-type="float" office:value="39" calcext:value-type="float">
            <text:p>39</text:p>
          </table:table-cell>
          <table:table-cell office:value-type="float" office:value="0.2193961" calcext:value-type="float">
            <text:p>0,2193961</text:p>
          </table:table-cell>
          <table:table-cell office:value-type="float" office:value="0.3376029" calcext:value-type="float">
            <text:p>0,3376029</text:p>
          </table:table-cell>
          <table:table-cell office:value-type="float" office:value="0.1128832" calcext:value-type="float">
            <text:p>0,1128832</text:p>
          </table:table-cell>
          <table:table-cell office:value-type="float" office:value="0.4264111" calcext:value-type="float">
            <text:p>0,4264111</text:p>
          </table:table-cell>
          <table:table-cell office:value-type="float" office:value="39" calcext:value-type="float">
            <text:p>39</text:p>
          </table:table-cell>
          <table:table-cell office:value-type="float" office:value="131.1513" calcext:value-type="float">
            <text:p>131,1513</text:p>
          </table:table-cell>
          <table:table-cell office:value-type="float" office:value="0.1688015" calcext:value-type="float">
            <text:p>0,1688015</text:p>
          </table:table-cell>
          <table:table-cell office:value-type="float" office:value="93.43943" calcext:value-type="float">
            <text:p>93,43943</text:p>
          </table:table-cell>
          <table:table-cell office:value-type="float" office:value="184.0835" calcext:value-type="float">
            <text:p>184,0835</text:p>
          </table:table-cell>
          <table:table-cell office:value-type="float" office:value="39" calcext:value-type="float">
            <text:p>39</text:p>
          </table:table-cell>
          <table:table-cell office:value-type="float" office:value="459.2656" calcext:value-type="float">
            <text:p>459,2656</text:p>
          </table:table-cell>
          <table:table-cell office:value-type="float" office:value="462.377" calcext:value-type="float">
            <text:p>462,377</text:p>
          </table:table-cell>
          <table:table-cell office:value-type="float" office:value="-227.4749" calcext:value-type="float">
            <text:p>-227,4749</text:p>
          </table:table-cell>
          <table:table-cell office:value-type="float" office:value="0.9537698" calcext:value-type="float">
            <text:p>0,9537698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8.4858" calcext:value-type="float">
            <text:p>118,4858</text:p>
          </table:table-cell>
          <table:table-cell office:value-type="float" office:value="0.3732212" calcext:value-type="float">
            <text:p>0,3732212</text:p>
          </table:table-cell>
          <table:table-cell table:number-columns-repeated="3"/>
          <table:table-cell office:value-type="float" office:value="0.0807163" calcext:value-type="float">
            <text:p>0,0807163</text:p>
          </table:table-cell>
          <table:table-cell office:value-type="float" office:value="0.3740336" calcext:value-type="float">
            <text:p>0,3740336</text:p>
          </table:table-cell>
          <table:table-cell office:value-type="float" office:value="0.03911364" calcext:value-type="float">
            <text:p>0,03911364</text:p>
          </table:table-cell>
          <table:table-cell office:value-type="float" office:value="0.166569" calcext:value-type="float">
            <text:p>0,166569</text:p>
          </table:table-cell>
          <table:table-cell office:value-type="float" office:value="57.51221" calcext:value-type="float">
            <text:p>57,51221</text:p>
          </table:table-cell>
          <table:table-cell office:value-type="float" office:value="0.0807163" calcext:value-type="float">
            <text:p>0,0807163</text:p>
          </table:table-cell>
          <table:table-cell office:value-type="float" office:value="0" calcext:value-type="float">
            <text:p>0</text:p>
          </table:table-cell>
          <table:table-cell office:value-type="float" office:value="0.3740336" calcext:value-type="float">
            <text:p>0,3740336</text:p>
          </table:table-cell>
          <table:table-cell office:value-type="float" office:value="0.03911364" calcext:value-type="float">
            <text:p>0,03911364</text:p>
          </table:table-cell>
          <table:table-cell office:value-type="float" office:value="0.166569" calcext:value-type="float">
            <text:p>0,166569</text:p>
          </table:table-cell>
          <table:table-cell office:value-type="float" office:value="57.51221" calcext:value-type="float">
            <text:p>57,51221</text:p>
          </table:table-cell>
          <table:table-cell office:value-type="float" office:value="194" calcext:value-type="float">
            <text:p>194</text:p>
          </table:table-cell>
          <table:table-cell office:value-type="float" office:value="0.3740336" calcext:value-type="float">
            <text:p>0,3740336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57.51221" calcext:value-type="float">
            <text:p>57,51221</text:p>
          </table:table-cell>
          <table:table-cell office:value-type="float" office:value="0.642284317062016" calcext:value-type="float">
            <text:p>0,642284317062016</text:p>
          </table:table-cell>
          <table:table-cell office:value-type="float" office:value="0.577692445205809" calcext:value-type="float">
            <text:p>0,577692445205809</text:p>
          </table:table-cell>
          <table:table-cell office:value-type="float" office:value="0.527244004331643" calcext:value-type="float">
            <text:p>0,527244004331643</text:p>
          </table:table-cell>
          <table:table-cell office:value-type="float" office:value="0.603720408407492" calcext:value-type="float">
            <text:p>0,603720408407492</text:p>
          </table:table-cell>
          <table:table-cell office:value-type="float" office:value="0.674826065246163" calcext:value-type="float">
            <text:p>0,674826065246163</text:p>
          </table:table-cell>
          <table:table-cell office:value-type="float" office:value="0.550330987520488" calcext:value-type="float">
            <text:p>0,55033098752048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uscMega-b-m-5mn-hno-cos-l15-r300-m1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21-09-03T12:32:06.76" calcext:value-type="date">
            <text:p>2021-09-03 12:32:06</text:p>
          </table:table-cell>
          <table:table-cell office:value-type="float" office:value="2.533224" calcext:value-type="float">
            <text:p>2,533224</text:p>
          </table:table-cell>
          <table:table-cell office:value-type="string" calcext:value-type="string">
            <text:p>tmp\mcds-optanlr\LuscMega-b-m-5mn-hno-cos-l15-r300-m14-by5b0sn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4680851" calcext:value-type="float">
            <text:p>0,4680851</text:p>
          </table:table-cell>
          <table:table-cell office:value-type="float" office:value="0.1539636" calcext:value-type="float">
            <text:p>0,1539636</text:p>
          </table:table-cell>
          <table:table-cell office:value-type="float" office:value="0.3453982" calcext:value-type="float">
            <text:p>0,3453982</text:p>
          </table:table-cell>
          <table:table-cell office:value-type="float" office:value="0.634351" calcext:value-type="float">
            <text:p>0,634351</text:p>
          </table:table-cell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77.1929824561403" calcext:value-type="float">
            <text:p>77,1929824561403</text:p>
          </table:table-cell>
          <table:table-cell office:value-type="float" office:value="2" calcext:value-type="float">
            <text:p>2</text:p>
          </table:table-cell>
          <table:table-cell office:value-type="float" office:value="0.26400000000001" calcext:value-type="float">
            <text:p>0,26400000000001</text:p>
          </table:table-cell>
          <table:table-cell office:value-type="float" office:value="497.5367" calcext:value-type="float">
            <text:p>497,5367</text:p>
          </table:table-cell>
          <table:table-cell table:number-columns-repeated="2" office:value-type="float" office:value="0.2962902" calcext:value-type="float">
            <text:p>0,2962902</text:p>
          </table:table-cell>
          <table:table-cell table:number-columns-repeated="2"/>
          <table:table-cell office:value-type="float" office:value="0.0001154161" calcext:value-type="float">
            <text:p>0,0001154161</text:p>
          </table:table-cell>
          <table:table-cell office:value-type="float" office:value="0.2959575" calcext:value-type="float">
            <text:p>0,2959575</text:p>
          </table:table-cell>
          <table:table-cell office:value-type="float" office:value="0.00006431351" calcext:value-type="float">
            <text:p>6,431351E-05</text:p>
          </table:table-cell>
          <table:table-cell office:value-type="float" office:value="0.000207124" calcext:value-type="float">
            <text:p>0,000207124</text:p>
          </table:table-cell>
          <table:table-cell office:value-type="float" office:value="42" calcext:value-type="float">
            <text:p>42</text:p>
          </table:table-cell>
          <table:table-cell office:value-type="float" office:value="0.1925401" calcext:value-type="float">
            <text:p>0,1925401</text:p>
          </table:table-cell>
          <table:table-cell office:value-type="float" office:value="0.2959575" calcext:value-type="float">
            <text:p>0,2959575</text:p>
          </table:table-cell>
          <table:table-cell office:value-type="float" office:value="0.1072895" calcext:value-type="float">
            <text:p>0,1072895</text:p>
          </table:table-cell>
          <table:table-cell office:value-type="float" office:value="0.3455296" calcext:value-type="float">
            <text:p>0,3455296</text:p>
          </table:table-cell>
          <table:table-cell office:value-type="float" office:value="42" calcext:value-type="float">
            <text:p>42</text:p>
          </table:table-cell>
          <table:table-cell office:value-type="float" office:value="131.6382" calcext:value-type="float">
            <text:p>131,6382</text:p>
          </table:table-cell>
          <table:table-cell office:value-type="float" office:value="0.1479788" calcext:value-type="float">
            <text:p>0,1479788</text:p>
          </table:table-cell>
          <table:table-cell office:value-type="float" office:value="97.81125" calcext:value-type="float">
            <text:p>97,81125</text:p>
          </table:table-cell>
          <table:table-cell office:value-type="float" office:value="177.1638" calcext:value-type="float">
            <text:p>177,1638</text:p>
          </table:table-cell>
          <table:table-cell office:value-type="float" office:value="42" calcext:value-type="float">
            <text:p>42</text:p>
          </table:table-cell>
          <table:table-cell office:value-type="float" office:value="497.8294" calcext:value-type="float">
            <text:p>497,8294</text:p>
          </table:table-cell>
          <table:table-cell office:value-type="float" office:value="501.1051" calcext:value-type="float">
            <text:p>501,1051</text:p>
          </table:table-cell>
          <table:table-cell office:value-type="float" office:value="-246.7684" calcext:value-type="float">
            <text:p>-246,7684</text:p>
          </table:table-cell>
          <table:table-cell office:value-type="float" office:value="0.9667979" calcext:value-type="float">
            <text:p>0,96679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5.6736" calcext:value-type="float">
            <text:p>125,6736</text:p>
          </table:table-cell>
          <table:table-cell office:value-type="float" office:value="0.4714057" calcext:value-type="float">
            <text:p>0,4714057</text:p>
          </table:table-cell>
          <table:table-cell table:number-columns-repeated="3"/>
          <table:table-cell office:value-type="float" office:value="0.08598273" calcext:value-type="float">
            <text:p>0,08598273</text:p>
          </table:table-cell>
          <table:table-cell office:value-type="float" office:value="0.3336101" calcext:value-type="float">
            <text:p>0,3336101</text:p>
          </table:table-cell>
          <table:table-cell office:value-type="float" office:value="0.04494765" calcext:value-type="float">
            <text:p>0,04494765</text:p>
          </table:table-cell>
          <table:table-cell office:value-type="float" office:value="0.1644809" calcext:value-type="float">
            <text:p>0,1644809</text:p>
          </table:table-cell>
          <table:table-cell office:value-type="float" office:value="65.63804" calcext:value-type="float">
            <text:p>65,63804</text:p>
          </table:table-cell>
          <table:table-cell office:value-type="float" office:value="0.08598273" calcext:value-type="float">
            <text:p>0,08598273</text:p>
          </table:table-cell>
          <table:table-cell office:value-type="float" office:value="0" calcext:value-type="float">
            <text:p>0</text:p>
          </table:table-cell>
          <table:table-cell office:value-type="float" office:value="0.3336101" calcext:value-type="float">
            <text:p>0,3336101</text:p>
          </table:table-cell>
          <table:table-cell office:value-type="float" office:value="0.04494765" calcext:value-type="float">
            <text:p>0,04494765</text:p>
          </table:table-cell>
          <table:table-cell office:value-type="float" office:value="0.1644809" calcext:value-type="float">
            <text:p>0,1644809</text:p>
          </table:table-cell>
          <table:table-cell office:value-type="float" office:value="65.63804" calcext:value-type="float">
            <text:p>65,63804</text:p>
          </table:table-cell>
          <table:table-cell office:value-type="float" office:value="206" calcext:value-type="float">
            <text:p>206</text:p>
          </table:table-cell>
          <table:table-cell office:value-type="float" office:value="0.3336101" calcext:value-type="float">
            <text:p>0,3336101</text:p>
          </table:table-cell>
          <table:table-cell office:value-type="float" office:value="108" calcext:value-type="float">
            <text:p>108</text:p>
          </table:table-cell>
          <table:table-cell office:value-type="float" office:value="395" calcext:value-type="float">
            <text:p>395</text:p>
          </table:table-cell>
          <table:table-cell office:value-type="float" office:value="65.63804" calcext:value-type="float">
            <text:p>65,63804</text:p>
          </table:table-cell>
          <table:table-cell office:value-type="float" office:value="0.666063514454" calcext:value-type="float">
            <text:p>0,666063514454</text:p>
          </table:table-cell>
          <table:table-cell office:value-type="float" office:value="0.608953283247611" calcext:value-type="float">
            <text:p>0,608953283247611</text:p>
          </table:table-cell>
          <table:table-cell office:value-type="float" office:value="0.564934242526102" calcext:value-type="float">
            <text:p>0,564934242526102</text:p>
          </table:table-cell>
          <table:table-cell office:value-type="float" office:value="0.601922877322443" calcext:value-type="float">
            <text:p>0,601922877322443</text:p>
          </table:table-cell>
          <table:table-cell office:value-type="float" office:value="0.697819580366551" calcext:value-type="float">
            <text:p>0,697819580366551</text:p>
          </table:table-cell>
          <table:table-cell office:value-type="float" office:value="0.593025716923644" calcext:value-type="float">
            <text:p>0,59302571692364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731.123385861589" calcext:value-type="float">
            <text:p>731,12338586158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uscMega-b-m-5mn-hno-cos-ra-ma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731.123385861589" calcext:value-type="float">
            <text:p>731,12338586158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21-09-03T12:32:06.78" calcext:value-type="date">
            <text:p>2021-09-03 12:32:06</text:p>
          </table:table-cell>
          <table:table-cell office:value-type="float" office:value="2.439476" calcext:value-type="float">
            <text:p>2,439476</text:p>
          </table:table-cell>
          <table:table-cell office:value-type="string" calcext:value-type="string">
            <text:p>tmp\mcds-optanlr\LuscMega-b-m-5mn-hno-cos-ra-ma-s3ztsegl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5957447" calcext:value-type="float">
            <text:p>0,5957447</text:p>
          </table:table-cell>
          <table:table-cell office:value-type="float" office:value="0.1302523" calcext:value-type="float">
            <text:p>0,1302523</text:p>
          </table:table-cell>
          <table:table-cell office:value-type="float" office:value="0.4604683" calcext:value-type="float">
            <text:p>0,4604683</text:p>
          </table:table-cell>
          <table:table-cell office:value-type="float" office:value="0.7707625" calcext:value-type="float">
            <text:p>0,7707625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731.123" calcext:value-type="float">
            <text:p>731,123</text:p>
          </table:table-cell>
          <table:table-cell office:value-type="float" office:value="98.2456140350877" calcext:value-type="float">
            <text:p>98,245614035087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91.5599" calcext:value-type="float">
            <text:p>691,5599</text:p>
          </table:table-cell>
          <table:table-cell table:number-columns-repeated="2" office:value-type="float" office:value="0.8470506" calcext:value-type="float">
            <text:p>0,8470506</text:p>
          </table:table-cell>
          <table:table-cell table:number-columns-repeated="2"/>
          <table:table-cell office:value-type="float" office:value="0.00006347365" calcext:value-type="float">
            <text:p>6,347365E-05</text:p>
          </table:table-cell>
          <table:table-cell office:value-type="float" office:value="0.1981788" calcext:value-type="float">
            <text:p>0,1981788</text:p>
          </table:table-cell>
          <table:table-cell office:value-type="float" office:value="0.00004281765" calcext:value-type="float">
            <text:p>4,281765E-05</text:p>
          </table:table-cell>
          <table:table-cell office:value-type="float" office:value="0.00009409447" calcext:value-type="float">
            <text:p>9,409447E-05</text:p>
          </table:table-cell>
          <table:table-cell office:value-type="float" office:value="53" calcext:value-type="float">
            <text:p>53</text:p>
          </table:table-cell>
          <table:table-cell office:value-type="float" office:value="0.05894618" calcext:value-type="float">
            <text:p>0,05894618</text:p>
          </table:table-cell>
          <table:table-cell office:value-type="float" office:value="0.1981788" calcext:value-type="float">
            <text:p>0,1981788</text:p>
          </table:table-cell>
          <table:table-cell office:value-type="float" office:value="0.03976354" calcext:value-type="float">
            <text:p>0,03976354</text:p>
          </table:table-cell>
          <table:table-cell office:value-type="float" office:value="0.08738286" calcext:value-type="float">
            <text:p>0,08738286</text:p>
          </table:table-cell>
          <table:table-cell office:value-type="float" office:value="53" calcext:value-type="float">
            <text:p>53</text:p>
          </table:table-cell>
          <table:table-cell office:value-type="float" office:value="177.5081" calcext:value-type="float">
            <text:p>177,5081</text:p>
          </table:table-cell>
          <table:table-cell office:value-type="float" office:value="0.09908941" calcext:value-type="float">
            <text:p>0,09908941</text:p>
          </table:table-cell>
          <table:table-cell office:value-type="float" office:value="145.584" calcext:value-type="float">
            <text:p>145,584</text:p>
          </table:table-cell>
          <table:table-cell office:value-type="float" office:value="216.4326" calcext:value-type="float">
            <text:p>216,4326</text:p>
          </table:table-cell>
          <table:table-cell office:value-type="float" office:value="53" calcext:value-type="float">
            <text:p>53</text:p>
          </table:table-cell>
          <table:table-cell office:value-type="float" office:value="692.0215" calcext:value-type="float">
            <text:p>692,0215</text:p>
          </table:table-cell>
          <table:table-cell office:value-type="float" office:value="697.636" calcext:value-type="float">
            <text:p>697,636</text:p>
          </table:table-cell>
          <table:table-cell office:value-type="float" office:value="-342.78" calcext:value-type="float">
            <text:p>-342,78</text:p>
          </table:table-cell>
          <table:table-cell office:value-type="float" office:value="0.963024" calcext:value-type="float">
            <text:p>0,9630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0.8952" calcext:value-type="float">
            <text:p>160,8952</text:p>
          </table:table-cell>
          <table:table-cell office:value-type="float" office:value="-0.2344365" calcext:value-type="float">
            <text:p>-0,2344365</text:p>
          </table:table-cell>
          <table:table-cell office:value-type="float" office:value="0.6129391" calcext:value-type="float">
            <text:p>0,6129391</text:p>
          </table:table-cell>
          <table:table-cell table:number-columns-repeated="2"/>
          <table:table-cell office:value-type="float" office:value="0.06018299" calcext:value-type="float">
            <text:p>0,06018299</text:p>
          </table:table-cell>
          <table:table-cell office:value-type="float" office:value="0.2371508" calcext:value-type="float">
            <text:p>0,2371508</text:p>
          </table:table-cell>
          <table:table-cell office:value-type="float" office:value="0.037834" calcext:value-type="float">
            <text:p>0,037834</text:p>
          </table:table-cell>
          <table:table-cell office:value-type="float" office:value="0.0957338" calcext:value-type="float">
            <text:p>0,0957338</text:p>
          </table:table-cell>
          <table:table-cell office:value-type="float" office:value="98.23265" calcext:value-type="float">
            <text:p>98,23265</text:p>
          </table:table-cell>
          <table:table-cell office:value-type="float" office:value="0.06018299" calcext:value-type="float">
            <text:p>0,06018299</text:p>
          </table:table-cell>
          <table:table-cell office:value-type="float" office:value="0" calcext:value-type="float">
            <text:p>0</text:p>
          </table:table-cell>
          <table:table-cell office:value-type="float" office:value="0.2371508" calcext:value-type="float">
            <text:p>0,2371508</text:p>
          </table:table-cell>
          <table:table-cell office:value-type="float" office:value="0.037834" calcext:value-type="float">
            <text:p>0,037834</text:p>
          </table:table-cell>
          <table:table-cell office:value-type="float" office:value="0.0957338" calcext:value-type="float">
            <text:p>0,0957338</text:p>
          </table:table-cell>
          <table:table-cell office:value-type="float" office:value="98.23265" calcext:value-type="float">
            <text:p>98,23265</text:p>
          </table:table-cell>
          <table:table-cell office:value-type="float" office:value="144" calcext:value-type="float">
            <text:p>144</text:p>
          </table:table-cell>
          <table:table-cell office:value-type="float" office:value="0.2371508" calcext:value-type="float">
            <text:p>0,2371508</text:p>
          </table:table-cell>
          <table:table-cell office:value-type="float" office:value="91" calcext:value-type="float">
            <text:p>91</text:p>
          </table:table-cell>
          <table:table-cell office:value-type="float" office:value="230" calcext:value-type="float">
            <text:p>230</text:p>
          </table:table-cell>
          <table:table-cell office:value-type="float" office:value="98.23265" calcext:value-type="float">
            <text:p>98,23265</text:p>
          </table:table-cell>
          <table:table-cell office:value-type="float" office:value="0.857201121618409" calcext:value-type="float">
            <text:p>0,857201121618409</text:p>
          </table:table-cell>
          <table:table-cell office:value-type="float" office:value="0.812010780617574" calcext:value-type="float">
            <text:p>0,812010780617574</text:p>
          </table:table-cell>
          <table:table-cell office:value-type="float" office:value="0.77147191943901" calcext:value-type="float">
            <text:p>0,77147191943901</text:p>
          </table:table-cell>
          <table:table-cell office:value-type="float" office:value="0.855925684071" calcext:value-type="float">
            <text:p>0,855925684071</text:p>
          </table:table-cell>
          <table:table-cell office:value-type="float" office:value="0.86976520182041" calcext:value-type="float">
            <text:p>0,86976520182041</text:p>
          </table:table-cell>
          <table:table-cell office:value-type="float" office:value="0.803174626174039" calcext:value-type="float">
            <text:p>0,8031746261740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table:number-columns-repeated="3"/>
          <table:table-cell office:value-type="string" calcext:value-type="string">
            <text:p>LuscMega-b-m-5mn-haz-cos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2" office:value-type="date" office:date-value="2021-09-03T12:32:06.92" calcext:value-type="date">
            <text:p>2021-09-03 12:32:06</text:p>
          </table:table-cell>
          <table:table-cell office:value-type="float" office:value="2.634953" calcext:value-type="float">
            <text:p>2,634953</text:p>
          </table:table-cell>
          <table:table-cell office:value-type="string" calcext:value-type="string">
            <text:p>tmp\mcds-optanlr\LuscMega-b-m-5mn-haz-cos-lpslq9ox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606383" calcext:value-type="float">
            <text:p>0,606383</text:p>
          </table:table-cell>
          <table:table-cell office:value-type="float" office:value="0.1301341" calcext:value-type="float">
            <text:p>0,1301341</text:p>
          </table:table-cell>
          <table:table-cell office:value-type="float" office:value="0.4687995" calcext:value-type="float">
            <text:p>0,4687995</text:p>
          </table:table-cell>
          <table:table-cell office:value-type="float" office:value="0.7843444" calcext:value-type="float">
            <text:p>0,784344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005.385" calcext:value-type="float">
            <text:p>1005,3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19.7712" calcext:value-type="float">
            <text:p>719,7712</text:p>
          </table:table-cell>
          <table:table-cell office:value-type="float" office:value="0.02986854" calcext:value-type="float">
            <text:p>0,02986854</text:p>
          </table:table-cell>
          <table:table-cell office:value-type="float" office:value="0.009972513" calcext:value-type="float">
            <text:p>0,009972513</text:p>
          </table:table-cell>
          <table:table-cell office:value-type="float" office:value="0.08929592" calcext:value-type="float">
            <text:p>0,08929592</text:p>
          </table:table-cell>
          <table:table-cell office:value-type="float" office:value="0.02986854" calcext:value-type="float">
            <text:p>0,02986854</text:p>
          </table:table-cell>
          <table:table-cell office:value-type="float" office:value="0.00005394509" calcext:value-type="float">
            <text:p>5,394509E-05</text:p>
          </table:table-cell>
          <table:table-cell office:value-type="float" office:value="0.2344458" calcext:value-type="float">
            <text:p>0,2344458</text:p>
          </table:table-cell>
          <table:table-cell office:value-type="float" office:value="0.00003393332" calcext:value-type="float">
            <text:p>3,393332E-05</text:p>
          </table:table-cell>
          <table:table-cell office:value-type="float" office:value="0.00008575855" calcext:value-type="float">
            <text:p>8,575855E-05</text:p>
          </table:table-cell>
          <table:table-cell office:value-type="float" office:value="55" calcext:value-type="float">
            <text:p>55</text:p>
          </table:table-cell>
          <table:table-cell office:value-type="float" office:value="0.03667863" calcext:value-type="float">
            <text:p>0,03667863</text:p>
          </table:table-cell>
          <table:table-cell office:value-type="float" office:value="0.2344458" calcext:value-type="float">
            <text:p>0,2344458</text:p>
          </table:table-cell>
          <table:table-cell office:value-type="float" office:value="0.02307213" calcext:value-type="float">
            <text:p>0,02307213</text:p>
          </table:table-cell>
          <table:table-cell office:value-type="float" office:value="0.05830941" calcext:value-type="float">
            <text:p>0,05830941</text:p>
          </table:table-cell>
          <table:table-cell office:value-type="float" office:value="55" calcext:value-type="float">
            <text:p>55</text:p>
          </table:table-cell>
          <table:table-cell office:value-type="float" office:value="192.548" calcext:value-type="float">
            <text:p>192,548</text:p>
          </table:table-cell>
          <table:table-cell office:value-type="float" office:value="0.1172229" calcext:value-type="float">
            <text:p>0,1172229</text:p>
          </table:table-cell>
          <table:table-cell office:value-type="float" office:value="152.357" calcext:value-type="float">
            <text:p>152,357</text:p>
          </table:table-cell>
          <table:table-cell office:value-type="float" office:value="243.3412" calcext:value-type="float">
            <text:p>243,3412</text:p>
          </table:table-cell>
          <table:table-cell office:value-type="float" office:value="55" calcext:value-type="float">
            <text:p>55</text:p>
          </table:table-cell>
          <table:table-cell office:value-type="float" office:value="719.9934" calcext:value-type="float">
            <text:p>719,9934</text:p>
          </table:table-cell>
          <table:table-cell office:value-type="float" office:value="723.8573" calcext:value-type="float">
            <text:p>723,8573</text:p>
          </table:table-cell>
          <table:table-cell office:value-type="float" office:value="-357.8856" calcext:value-type="float">
            <text:p>-357,8856</text:p>
          </table:table-cell>
          <table:table-cell office:value-type="float" office:value="0.6965854" calcext:value-type="float">
            <text:p>0,6965854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.8623" calcext:value-type="float">
            <text:p>122,8623</text:p>
          </table:table-cell>
          <table:table-cell office:value-type="float" office:value="2.981298" calcext:value-type="float">
            <text:p>2,981298</text:p>
          </table:table-cell>
          <table:table-cell table:number-columns-repeated="3"/>
          <table:table-cell office:value-type="float" office:value="0.05206179" calcext:value-type="float">
            <text:p>0,05206179</text:p>
          </table:table-cell>
          <table:table-cell office:value-type="float" office:value="0.2681413" calcext:value-type="float">
            <text:p>0,2681413</text:p>
          </table:table-cell>
          <table:table-cell office:value-type="float" office:value="0.03084177" calcext:value-type="float">
            <text:p>0,03084177</text:p>
          </table:table-cell>
          <table:table-cell office:value-type="float" office:value="0.08788176" calcext:value-type="float">
            <text:p>0,08788176</text:p>
          </table:table-cell>
          <table:table-cell office:value-type="float" office:value="89.10983" calcext:value-type="float">
            <text:p>89,10983</text:p>
          </table:table-cell>
          <table:table-cell office:value-type="float" office:value="0.05206179" calcext:value-type="float">
            <text:p>0,05206179</text:p>
          </table:table-cell>
          <table:table-cell office:value-type="float" office:value="0.1036121" calcext:value-type="float">
            <text:p>0,1036121</text:p>
          </table:table-cell>
          <table:table-cell office:value-type="float" office:value="0.2681413" calcext:value-type="float">
            <text:p>0,2681413</text:p>
          </table:table-cell>
          <table:table-cell office:value-type="float" office:value="0.03084177" calcext:value-type="float">
            <text:p>0,03084177</text:p>
          </table:table-cell>
          <table:table-cell office:value-type="float" office:value="0.08788176" calcext:value-type="float">
            <text:p>0,08788176</text:p>
          </table:table-cell>
          <table:table-cell office:value-type="float" office:value="89.10983" calcext:value-type="float">
            <text:p>89,10983</text:p>
          </table:table-cell>
          <table:table-cell office:value-type="float" office:value="125" calcext:value-type="float">
            <text:p>125</text:p>
          </table:table-cell>
          <table:table-cell office:value-type="float" office:value="0.2681413" calcext:value-type="float">
            <text:p>0,2681413</text:p>
          </table:table-cell>
          <table:table-cell office:value-type="float" office:value="74" calcext:value-type="float">
            <text:p>74</text:p>
          </table:table-cell>
          <table:table-cell office:value-type="float" office:value="211" calcext:value-type="float">
            <text:p>211</text:p>
          </table:table-cell>
          <table:table-cell office:value-type="float" office:value="89.10983" calcext:value-type="float">
            <text:p>89,10983</text:p>
          </table:table-cell>
          <table:table-cell office:value-type="float" office:value="0.467991903561379" calcext:value-type="float">
            <text:p>0,467991903561379</text:p>
          </table:table-cell>
          <table:table-cell office:value-type="float" office:value="0.437606228229282" calcext:value-type="float">
            <text:p>0,437606228229282</text:p>
          </table:table-cell>
          <table:table-cell office:value-type="float" office:value="0.415216153269458" calcext:value-type="float">
            <text:p>0,415216153269458</text:p>
          </table:table-cell>
          <table:table-cell office:value-type="float" office:value="0.331787711197833" calcext:value-type="float">
            <text:p>0,331787711197833</text:p>
          </table:table-cell>
          <table:table-cell office:value-type="float" office:value="0.491847358335893" calcext:value-type="float">
            <text:p>0,491847358335893</text:p>
          </table:table-cell>
          <table:table-cell office:value-type="float" office:value="0.461976671837669" calcext:value-type="float">
            <text:p>0,4619766718376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LuscMega-b-m-5mn-haz-cos-l10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" office:value-type="date" office:date-value="2021-09-03T12:32:06.93" calcext:value-type="date">
            <text:p>2021-09-03 12:32:06</text:p>
          </table:table-cell>
          <table:table-cell office:value-type="float" office:value="2.279905" calcext:value-type="float">
            <text:p>2,279905</text:p>
          </table:table-cell>
          <table:table-cell office:value-type="string" calcext:value-type="string">
            <text:p>tmp\mcds-optanlr\LuscMega-b-m-5mn-haz-cos-l10-gpn0w0k9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606383" calcext:value-type="float">
            <text:p>0,606383</text:p>
          </table:table-cell>
          <table:table-cell office:value-type="float" office:value="0.1301341" calcext:value-type="float">
            <text:p>0,1301341</text:p>
          </table:table-cell>
          <table:table-cell office:value-type="float" office:value="0.4687995" calcext:value-type="float">
            <text:p>0,4687995</text:p>
          </table:table-cell>
          <table:table-cell office:value-type="float" office:value="0.7843444" calcext:value-type="float">
            <text:p>0,7843444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1005.385" calcext:value-type="float">
            <text:p>1005,3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19.4606" calcext:value-type="float">
            <text:p>719,4606</text:p>
          </table:table-cell>
          <table:table-cell office:value-type="float" office:value="0.04402524" calcext:value-type="float">
            <text:p>0,04402524</text:p>
          </table:table-cell>
          <table:table-cell office:value-type="float" office:value="0.004001677" calcext:value-type="float">
            <text:p>0,004001677</text:p>
          </table:table-cell>
          <table:table-cell office:value-type="float" office:value="0.08015192" calcext:value-type="float">
            <text:p>0,08015192</text:p>
          </table:table-cell>
          <table:table-cell office:value-type="float" office:value="0.04402524" calcext:value-type="float">
            <text:p>0,04402524</text:p>
          </table:table-cell>
          <table:table-cell office:value-type="float" office:value="0.0000548464" calcext:value-type="float">
            <text:p>5,48464E-05</text:p>
          </table:table-cell>
          <table:table-cell office:value-type="float" office:value="0.2368908" calcext:value-type="float">
            <text:p>0,2368908</text:p>
          </table:table-cell>
          <table:table-cell office:value-type="float" office:value="0.00003433832" calcext:value-type="float">
            <text:p>3,433832E-05</text:p>
          </table:table-cell>
          <table:table-cell office:value-type="float" office:value="0.00008760265" calcext:value-type="float">
            <text:p>8,760265E-05</text:p>
          </table:table-cell>
          <table:table-cell office:value-type="float" office:value="55" calcext:value-type="float">
            <text:p>55</text:p>
          </table:table-cell>
          <table:table-cell office:value-type="float" office:value="0.03607588" calcext:value-type="float">
            <text:p>0,03607588</text:p>
          </table:table-cell>
          <table:table-cell office:value-type="float" office:value="0.2368908" calcext:value-type="float">
            <text:p>0,2368908</text:p>
          </table:table-cell>
          <table:table-cell office:value-type="float" office:value="0.02258644" calcext:value-type="float">
            <text:p>0,02258644</text:p>
          </table:table-cell>
          <table:table-cell office:value-type="float" office:value="0.0576217" calcext:value-type="float">
            <text:p>0,0576217</text:p>
          </table:table-cell>
          <table:table-cell office:value-type="float" office:value="55" calcext:value-type="float">
            <text:p>55</text:p>
          </table:table-cell>
          <table:table-cell office:value-type="float" office:value="190.9594" calcext:value-type="float">
            <text:p>190,9594</text:p>
          </table:table-cell>
          <table:table-cell office:value-type="float" office:value="0.1184454" calcext:value-type="float">
            <text:p>0,1184454</text:p>
          </table:table-cell>
          <table:table-cell office:value-type="float" office:value="150.734" calcext:value-type="float">
            <text:p>150,734</text:p>
          </table:table-cell>
          <table:table-cell office:value-type="float" office:value="241.9193" calcext:value-type="float">
            <text:p>241,9193</text:p>
          </table:table-cell>
          <table:table-cell office:value-type="float" office:value="55" calcext:value-type="float">
            <text:p>55</text:p>
          </table:table-cell>
          <table:table-cell office:value-type="float" office:value="719.6829" calcext:value-type="float">
            <text:p>719,6829</text:p>
          </table:table-cell>
          <table:table-cell office:value-type="float" office:value="723.5467" calcext:value-type="float">
            <text:p>723,5467</text:p>
          </table:table-cell>
          <table:table-cell office:value-type="float" office:value="-357.7303" calcext:value-type="float">
            <text:p>-357,7303</text:p>
          </table:table-cell>
          <table:table-cell office:value-type="float" office:value="0.6905212" calcext:value-type="float">
            <text:p>0,6905212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.6853" calcext:value-type="float">
            <text:p>121,6853</text:p>
          </table:table-cell>
          <table:table-cell office:value-type="float" office:value="2.97174" calcext:value-type="float">
            <text:p>2,97174</text:p>
          </table:table-cell>
          <table:table-cell table:number-columns-repeated="3"/>
          <table:table-cell office:value-type="float" office:value="0.05293163" calcext:value-type="float">
            <text:p>0,05293163</text:p>
          </table:table-cell>
          <table:table-cell office:value-type="float" office:value="0.2702816" calcext:value-type="float">
            <text:p>0,2702816</text:p>
          </table:table-cell>
          <table:table-cell office:value-type="float" office:value="0.03122906" calcext:value-type="float">
            <text:p>0,03122906</text:p>
          </table:table-cell>
          <table:table-cell office:value-type="float" office:value="0.08971633" calcext:value-type="float">
            <text:p>0,08971633</text:p>
          </table:table-cell>
          <table:table-cell office:value-type="float" office:value="88.44099" calcext:value-type="float">
            <text:p>88,44099</text:p>
          </table:table-cell>
          <table:table-cell office:value-type="float" office:value="0.05293163" calcext:value-type="float">
            <text:p>0,05293163</text:p>
          </table:table-cell>
          <table:table-cell office:value-type="float" office:value="0.1057859" calcext:value-type="float">
            <text:p>0,1057859</text:p>
          </table:table-cell>
          <table:table-cell office:value-type="float" office:value="0.2702816" calcext:value-type="float">
            <text:p>0,2702816</text:p>
          </table:table-cell>
          <table:table-cell office:value-type="float" office:value="0.03122906" calcext:value-type="float">
            <text:p>0,03122906</text:p>
          </table:table-cell>
          <table:table-cell office:value-type="float" office:value="0.08971633" calcext:value-type="float">
            <text:p>0,08971633</text:p>
          </table:table-cell>
          <table:table-cell office:value-type="float" office:value="88.44099" calcext:value-type="float">
            <text:p>88,44099</text:p>
          </table:table-cell>
          <table:table-cell office:value-type="float" office:value="127" calcext:value-type="float">
            <text:p>127</text:p>
          </table:table-cell>
          <table:table-cell office:value-type="float" office:value="0.2702816" calcext:value-type="float">
            <text:p>0,2702816</text:p>
          </table:table-cell>
          <table:table-cell office:value-type="float" office:value="75" calcext:value-type="float">
            <text:p>75</text:p>
          </table:table-cell>
          <table:table-cell office:value-type="float" office:value="215" calcext:value-type="float">
            <text:p>215</text:p>
          </table:table-cell>
          <table:table-cell office:value-type="float" office:value="88.44099" calcext:value-type="float">
            <text:p>88,44099</text:p>
          </table:table-cell>
          <table:table-cell office:value-type="float" office:value="0.493068865806977" calcext:value-type="float">
            <text:p>0,493068865806977</text:p>
          </table:table-cell>
          <table:table-cell office:value-type="float" office:value="0.460751491175053" calcext:value-type="float">
            <text:p>0,460751491175053</text:p>
          </table:table-cell>
          <table:table-cell office:value-type="float" office:value="0.436889402064262" calcext:value-type="float">
            <text:p>0,436889402064262</text:p>
          </table:table-cell>
          <table:table-cell office:value-type="float" office:value="0.364549787488101" calcext:value-type="float">
            <text:p>0,364549787488101</text:p>
          </table:table-cell>
          <table:table-cell office:value-type="float" office:value="0.514270082314942" calcext:value-type="float">
            <text:p>0,514270082314942</text:p>
          </table:table-cell>
          <table:table-cell office:value-type="float" office:value="0.482730699412566" calcext:value-type="float">
            <text:p>0,48273069941256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LuscMega-b-m-5mn-haz-cos-r280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1-09-03T12:32:06.95" calcext:value-type="date">
            <text:p>2021-09-03 12:32:06</text:p>
          </table:table-cell>
          <table:table-cell office:value-type="float" office:value="2.487348" calcext:value-type="float">
            <text:p>2,487348</text:p>
          </table:table-cell>
          <table:table-cell office:value-type="string" calcext:value-type="string">
            <text:p>tmp\mcds-optanlr\LuscMega-b-m-5mn-haz-cos-r280-ej8du9ev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4361702" calcext:value-type="float">
            <text:p>0,4361702</text:p>
          </table:table-cell>
          <table:table-cell office:value-type="float" office:value="0.1610137" calcext:value-type="float">
            <text:p>0,1610137</text:p>
          </table:table-cell>
          <table:table-cell office:value-type="float" office:value="0.3174546" calcext:value-type="float">
            <text:p>0,3174546</text:p>
          </table:table-cell>
          <table:table-cell office:value-type="float" office:value="0.5992808" calcext:value-type="float">
            <text:p>0,5992808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71.9298245614035" calcext:value-type="float">
            <text:p>71,92982456140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57.8376" calcext:value-type="float">
            <text:p>457,8376</text:p>
          </table:table-cell>
          <table:table-cell office:value-type="float" office:value="0.6772459" calcext:value-type="float">
            <text:p>0,6772459</text:p>
          </table:table-cell>
          <table:table-cell office:value-type="float" office:value="0.4783733" calcext:value-type="float">
            <text:p>0,4783733</text:p>
          </table:table-cell>
          <table:table-cell office:value-type="float" office:value="0.8626642" calcext:value-type="float">
            <text:p>0,8626642</text:p>
          </table:table-cell>
          <table:table-cell office:value-type="float" office:value="0.6772459" calcext:value-type="float">
            <text:p>0,6772459</text:p>
          </table:table-cell>
          <table:table-cell office:value-type="float" office:value="0.00008964748" calcext:value-type="float">
            <text:p>8,964748E-05</text:p>
          </table:table-cell>
          <table:table-cell office:value-type="float" office:value="0.4241663" calcext:value-type="float">
            <text:p>0,4241663</text:p>
          </table:table-cell>
          <table:table-cell office:value-type="float" office:value="0.0000393761" calcext:value-type="float">
            <text:p>3,93761E-05</text:p>
          </table:table-cell>
          <table:table-cell office:value-type="float" office:value="0.0002041002" calcext:value-type="float">
            <text:p>0,0002041002</text:p>
          </table:table-cell>
          <table:table-cell office:value-type="float" office:value="39" calcext:value-type="float">
            <text:p>39</text:p>
          </table:table-cell>
          <table:table-cell office:value-type="float" office:value="0.2845613" calcext:value-type="float">
            <text:p>0,2845613</text:p>
          </table:table-cell>
          <table:table-cell office:value-type="float" office:value="0.4241664" calcext:value-type="float">
            <text:p>0,4241664</text:p>
          </table:table-cell>
          <table:table-cell office:value-type="float" office:value="0.1249886" calcext:value-type="float">
            <text:p>0,1249886</text:p>
          </table:table-cell>
          <table:table-cell office:value-type="float" office:value="0.6478602" calcext:value-type="float">
            <text:p>0,6478602</text:p>
          </table:table-cell>
          <table:table-cell office:value-type="float" office:value="39" calcext:value-type="float">
            <text:p>39</text:p>
          </table:table-cell>
          <table:table-cell office:value-type="float" office:value="149.364" calcext:value-type="float">
            <text:p>149,364</text:p>
          </table:table-cell>
          <table:table-cell office:value-type="float" office:value="0.2120832" calcext:value-type="float">
            <text:p>0,2120832</text:p>
          </table:table-cell>
          <table:table-cell office:value-type="float" office:value="97.72108" calcext:value-type="float">
            <text:p>97,72108</text:p>
          </table:table-cell>
          <table:table-cell office:value-type="float" office:value="228.2988" calcext:value-type="float">
            <text:p>228,2988</text:p>
          </table:table-cell>
          <table:table-cell office:value-type="float" office:value="39" calcext:value-type="float">
            <text:p>39</text:p>
          </table:table-cell>
          <table:table-cell office:value-type="float" office:value="458.1534" calcext:value-type="float">
            <text:p>458,1534</text:p>
          </table:table-cell>
          <table:table-cell office:value-type="float" office:value="461.2647" calcext:value-type="float">
            <text:p>461,2647</text:p>
          </table:table-cell>
          <table:table-cell office:value-type="float" office:value="-226.9188" calcext:value-type="float">
            <text:p>-226,9188</text:p>
          </table:table-cell>
          <table:table-cell office:value-type="float" office:value="0.9891204" calcext:value-type="float">
            <text:p>0,98912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54858" calcext:value-type="float">
            <text:p>92,54858</text:p>
          </table:table-cell>
          <table:table-cell office:value-type="float" office:value="2.098161" calcext:value-type="float">
            <text:p>2,098161</text:p>
          </table:table-cell>
          <table:table-cell table:number-columns-repeated="3"/>
          <table:table-cell office:value-type="float" office:value="0.06223207" calcext:value-type="float">
            <text:p>0,06223207</text:p>
          </table:table-cell>
          <table:table-cell office:value-type="float" office:value="0.4536987" calcext:value-type="float">
            <text:p>0,4536987</text:p>
          </table:table-cell>
          <table:table-cell office:value-type="float" office:value="0.02610544" calcext:value-type="float">
            <text:p>0,02610544</text:p>
          </table:table-cell>
          <table:table-cell office:value-type="float" office:value="0.1483534" calcext:value-type="float">
            <text:p>0,1483534</text:p>
          </table:table-cell>
          <table:table-cell office:value-type="float" office:value="50.60864" calcext:value-type="float">
            <text:p>50,60864</text:p>
          </table:table-cell>
          <table:table-cell office:value-type="float" office:value="0.06223207" calcext:value-type="float">
            <text:p>0,06223207</text:p>
          </table:table-cell>
          <table:table-cell office:value-type="float" office:value="0.0796651" calcext:value-type="float">
            <text:p>0,0796651</text:p>
          </table:table-cell>
          <table:table-cell office:value-type="float" office:value="0.4536987" calcext:value-type="float">
            <text:p>0,4536987</text:p>
          </table:table-cell>
          <table:table-cell office:value-type="float" office:value="0.02610544" calcext:value-type="float">
            <text:p>0,02610544</text:p>
          </table:table-cell>
          <table:table-cell office:value-type="float" office:value="0.1483534" calcext:value-type="float">
            <text:p>0,1483534</text:p>
          </table:table-cell>
          <table:table-cell office:value-type="float" office:value="50.60864" calcext:value-type="float">
            <text:p>50,60864</text:p>
          </table:table-cell>
          <table:table-cell office:value-type="float" office:value="149" calcext:value-type="float">
            <text:p>149</text:p>
          </table:table-cell>
          <table:table-cell office:value-type="float" office:value="0.4536987" calcext:value-type="float">
            <text:p>0,4536987</text:p>
          </table:table-cell>
          <table:table-cell office:value-type="float" office:value="63" calcext:value-type="float">
            <text:p>63</text:p>
          </table:table-cell>
          <table:table-cell office:value-type="float" office:value="356" calcext:value-type="float">
            <text:p>356</text:p>
          </table:table-cell>
          <table:table-cell office:value-type="float" office:value="50.60864" calcext:value-type="float">
            <text:p>50,60864</text:p>
          </table:table-cell>
          <table:table-cell office:value-type="float" office:value="0.633067337110406" calcext:value-type="float">
            <text:p>0,633067337110406</text:p>
          </table:table-cell>
          <table:table-cell office:value-type="float" office:value="0.548346050079338" calcext:value-type="float">
            <text:p>0,548346050079338</text:p>
          </table:table-cell>
          <table:table-cell office:value-type="float" office:value="0.481953483303824" calcext:value-type="float">
            <text:p>0,481953483303824</text:p>
          </table:table-cell>
          <table:table-cell office:value-type="float" office:value="0.638428059698231" calcext:value-type="float">
            <text:p>0,638428059698231</text:p>
          </table:table-cell>
          <table:table-cell office:value-type="float" office:value="0.66938320770263" calcext:value-type="float">
            <text:p>0,66938320770263</text:p>
          </table:table-cell>
          <table:table-cell office:value-type="float" office:value="0.492237015468102" calcext:value-type="float">
            <text:p>0,4922370154681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uscMega-b-m-5mn-haz-cos-l15-r300-m1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21-09-03T12:32:07" calcext:value-type="date">
            <text:p>2021-09-03 12:32:07</text:p>
          </table:table-cell>
          <table:table-cell office:value-type="float" office:value="2.538212" calcext:value-type="float">
            <text:p>2,538212</text:p>
          </table:table-cell>
          <table:table-cell office:value-type="string" calcext:value-type="string">
            <text:p>tmp\mcds-optanlr\LuscMega-b-m-5mn-haz-cos-l15-r300-m14-4m2pgz45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4680851" calcext:value-type="float">
            <text:p>0,4680851</text:p>
          </table:table-cell>
          <table:table-cell office:value-type="float" office:value="0.1539636" calcext:value-type="float">
            <text:p>0,1539636</text:p>
          </table:table-cell>
          <table:table-cell office:value-type="float" office:value="0.3453982" calcext:value-type="float">
            <text:p>0,3453982</text:p>
          </table:table-cell>
          <table:table-cell office:value-type="float" office:value="0.634351" calcext:value-type="float">
            <text:p>0,634351</text:p>
          </table:table-cell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77.1929824561403" calcext:value-type="float">
            <text:p>77,192982456140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97.2727" calcext:value-type="float">
            <text:p>497,2727</text:p>
          </table:table-cell>
          <table:table-cell table:number-columns-repeated="2" office:value-type="float" office:value="0.3401631" calcext:value-type="float">
            <text:p>0,3401631</text:p>
          </table:table-cell>
          <table:table-cell table:number-columns-repeated="2"/>
          <table:table-cell office:value-type="float" office:value="0.00008934733" calcext:value-type="float">
            <text:p>8,934733E-05</text:p>
          </table:table-cell>
          <table:table-cell office:value-type="float" office:value="0.4901133" calcext:value-type="float">
            <text:p>0,4901133</text:p>
          </table:table-cell>
          <table:table-cell office:value-type="float" office:value="0.00003502888" calcext:value-type="float">
            <text:p>3,502888E-05</text:p>
          </table:table-cell>
          <table:table-cell office:value-type="float" office:value="0.0002278961" calcext:value-type="float">
            <text:p>0,0002278961</text:p>
          </table:table-cell>
          <table:table-cell office:value-type="float" office:value="42" calcext:value-type="float">
            <text:p>42</text:p>
          </table:table-cell>
          <table:table-cell office:value-type="float" office:value="0.2487172" calcext:value-type="float">
            <text:p>0,2487172</text:p>
          </table:table-cell>
          <table:table-cell office:value-type="float" office:value="0.4901133" calcext:value-type="float">
            <text:p>0,4901133</text:p>
          </table:table-cell>
          <table:table-cell office:value-type="float" office:value="0.09751031" calcext:value-type="float">
            <text:p>0,09751031</text:p>
          </table:table-cell>
          <table:table-cell office:value-type="float" office:value="0.6343971" calcext:value-type="float">
            <text:p>0,6343971</text:p>
          </table:table-cell>
          <table:table-cell office:value-type="float" office:value="42" calcext:value-type="float">
            <text:p>42</text:p>
          </table:table-cell>
          <table:table-cell office:value-type="float" office:value="149.6147" calcext:value-type="float">
            <text:p>149,6147</text:p>
          </table:table-cell>
          <table:table-cell office:value-type="float" office:value="0.2450567" calcext:value-type="float">
            <text:p>0,2450567</text:p>
          </table:table-cell>
          <table:table-cell office:value-type="float" office:value="91.90093" calcext:value-type="float">
            <text:p>91,90093</text:p>
          </table:table-cell>
          <table:table-cell office:value-type="float" office:value="243.5726" calcext:value-type="float">
            <text:p>243,5726</text:p>
          </table:table-cell>
          <table:table-cell office:value-type="float" office:value="42" calcext:value-type="float">
            <text:p>42</text:p>
          </table:table-cell>
          <table:table-cell office:value-type="float" office:value="497.5654" calcext:value-type="float">
            <text:p>497,5654</text:p>
          </table:table-cell>
          <table:table-cell office:value-type="float" office:value="500.8411" calcext:value-type="float">
            <text:p>500,8411</text:p>
          </table:table-cell>
          <table:table-cell office:value-type="float" office:value="-246.6363" calcext:value-type="float">
            <text:p>-246,6363</text:p>
          </table:table-cell>
          <table:table-cell office:value-type="float" office:value="0.9690178" calcext:value-type="float">
            <text:p>0,96901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.13898" calcext:value-type="float">
            <text:p>86,13898</text:p>
          </table:table-cell>
          <table:table-cell office:value-type="float" office:value="1.928837" calcext:value-type="float">
            <text:p>1,928837</text:p>
          </table:table-cell>
          <table:table-cell table:number-columns-repeated="3"/>
          <table:table-cell office:value-type="float" office:value="0.06656203" calcext:value-type="float">
            <text:p>0,06656203</text:p>
          </table:table-cell>
          <table:table-cell office:value-type="float" office:value="0.5137274" calcext:value-type="float">
            <text:p>0,5137274</text:p>
          </table:table-cell>
          <table:table-cell office:value-type="float" office:value="0.02518641" calcext:value-type="float">
            <text:p>0,02518641</text:p>
          </table:table-cell>
          <table:table-cell office:value-type="float" office:value="0.1759085" calcext:value-type="float">
            <text:p>0,1759085</text:p>
          </table:table-cell>
          <table:table-cell office:value-type="float" office:value="50.47641" calcext:value-type="float">
            <text:p>50,47641</text:p>
          </table:table-cell>
          <table:table-cell office:value-type="float" office:value="0.06656203" calcext:value-type="float">
            <text:p>0,06656203</text:p>
          </table:table-cell>
          <table:table-cell office:value-type="float" office:value="0.1801173" calcext:value-type="float">
            <text:p>0,1801173</text:p>
          </table:table-cell>
          <table:table-cell office:value-type="float" office:value="0.5137274" calcext:value-type="float">
            <text:p>0,5137274</text:p>
          </table:table-cell>
          <table:table-cell office:value-type="float" office:value="0.02518641" calcext:value-type="float">
            <text:p>0,02518641</text:p>
          </table:table-cell>
          <table:table-cell office:value-type="float" office:value="0.1759085" calcext:value-type="float">
            <text:p>0,1759085</text:p>
          </table:table-cell>
          <table:table-cell office:value-type="float" office:value="50.47641" calcext:value-type="float">
            <text:p>50,47641</text:p>
          </table:table-cell>
          <table:table-cell office:value-type="float" office:value="160" calcext:value-type="float">
            <text:p>160</text:p>
          </table:table-cell>
          <table:table-cell office:value-type="float" office:value="0.5137274" calcext:value-type="float">
            <text:p>0,5137274</text:p>
          </table:table-cell>
          <table:table-cell office:value-type="float" office:value="60" calcext:value-type="float">
            <text:p>60</text:p>
          </table:table-cell>
          <table:table-cell office:value-type="float" office:value="422" calcext:value-type="float">
            <text:p>422</text:p>
          </table:table-cell>
          <table:table-cell office:value-type="float" office:value="50.47641" calcext:value-type="float">
            <text:p>50,47641</text:p>
          </table:table-cell>
          <table:table-cell office:value-type="float" office:value="0.52311676187777" calcext:value-type="float">
            <text:p>0,52311676187777</text:p>
          </table:table-cell>
          <table:table-cell office:value-type="float" office:value="0.438320204699416" calcext:value-type="float">
            <text:p>0,438320204699416</text:p>
          </table:table-cell>
          <table:table-cell office:value-type="float" office:value="0.372674721711001" calcext:value-type="float">
            <text:p>0,372674721711001</text:p>
          </table:table-cell>
          <table:table-cell office:value-type="float" office:value="0.495718020309446" calcext:value-type="float">
            <text:p>0,495718020309446</text:p>
          </table:table-cell>
          <table:table-cell office:value-type="float" office:value="0.565021893080485" calcext:value-type="float">
            <text:p>0,565021893080485</text:p>
          </table:table-cell>
          <table:table-cell office:value-type="float" office:value="0.381810630559132" calcext:value-type="float">
            <text:p>0,3818106305591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477.578562449225" calcext:value-type="float">
            <text:p>477,5785624492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scMega-b-m-5mn-haz-cos-ra-ma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477.578562449225" calcext:value-type="float">
            <text:p>477,57856244922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21-09-03T12:32:07.2" calcext:value-type="date">
            <text:p>2021-09-03 12:32:07</text:p>
          </table:table-cell>
          <table:table-cell office:value-type="float" office:value="2.114345" calcext:value-type="float">
            <text:p>2,114345</text:p>
          </table:table-cell>
          <table:table-cell office:value-type="string" calcext:value-type="string">
            <text:p>tmp\mcds-optanlr\LuscMega-b-m-5mn-haz-cos-ra-ma-bl_jx35l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5851064" calcext:value-type="float">
            <text:p>0,5851064</text:p>
          </table:table-cell>
          <table:table-cell office:value-type="float" office:value="0.1328482" calcext:value-type="float">
            <text:p>0,1328482</text:p>
          </table:table-cell>
          <table:table-cell office:value-type="float" office:value="0.44995" calcext:value-type="float">
            <text:p>0,44995</text:p>
          </table:table-cell>
          <table:table-cell office:value-type="float" office:value="0.7608611" calcext:value-type="float">
            <text:p>0,7608611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477.579" calcext:value-type="float">
            <text:p>477,579</text:p>
          </table:table-cell>
          <table:table-cell office:value-type="float" office:value="96.4912280701754" calcext:value-type="float">
            <text:p>96,49122807017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67.6836" calcext:value-type="float">
            <text:p>667,6836</text:p>
          </table:table-cell>
          <table:table-cell table:number-columns-repeated="2" office:value-type="float" office:value="0.9130568" calcext:value-type="float">
            <text:p>0,9130568</text:p>
          </table:table-cell>
          <table:table-cell table:number-columns-repeated="2"/>
          <table:table-cell office:value-type="float" office:value="0.00007310598" calcext:value-type="float">
            <text:p>7,310598E-05</text:p>
          </table:table-cell>
          <table:table-cell office:value-type="float" office:value="0.4616665" calcext:value-type="float">
            <text:p>0,4616665</text:p>
          </table:table-cell>
          <table:table-cell office:value-type="float" office:value="0.00003027355" calcext:value-type="float">
            <text:p>3,027355E-05</text:p>
          </table:table-cell>
          <table:table-cell office:value-type="float" office:value="0.0001765398" calcext:value-type="float">
            <text:p>0,0001765398</text:p>
          </table:table-cell>
          <table:table-cell office:value-type="float" office:value="53" calcext:value-type="float">
            <text:p>53</text:p>
          </table:table-cell>
          <table:table-cell office:value-type="float" office:value="0.1199462" calcext:value-type="float">
            <text:p>0,1199462</text:p>
          </table:table-cell>
          <table:table-cell office:value-type="float" office:value="0.4616665" calcext:value-type="float">
            <text:p>0,4616665</text:p>
          </table:table-cell>
          <table:table-cell office:value-type="float" office:value="0.04967031" calcext:value-type="float">
            <text:p>0,04967031</text:p>
          </table:table-cell>
          <table:table-cell office:value-type="float" office:value="0.2896518" calcext:value-type="float">
            <text:p>0,2896518</text:p>
          </table:table-cell>
          <table:table-cell office:value-type="float" office:value="53" calcext:value-type="float">
            <text:p>53</text:p>
          </table:table-cell>
          <table:table-cell office:value-type="float" office:value="165.4012" calcext:value-type="float">
            <text:p>165,4012</text:p>
          </table:table-cell>
          <table:table-cell office:value-type="float" office:value="0.2308333" calcext:value-type="float">
            <text:p>0,2308333</text:p>
          </table:table-cell>
          <table:table-cell office:value-type="float" office:value="104.729" calcext:value-type="float">
            <text:p>104,729</text:p>
          </table:table-cell>
          <table:table-cell office:value-type="float" office:value="261.2221" calcext:value-type="float">
            <text:p>261,2221</text:p>
          </table:table-cell>
          <table:table-cell office:value-type="float" office:value="53" calcext:value-type="float">
            <text:p>53</text:p>
          </table:table-cell>
          <table:table-cell office:value-type="float" office:value="667.9144" calcext:value-type="float">
            <text:p>667,9144</text:p>
          </table:table-cell>
          <table:table-cell office:value-type="float" office:value="671.6982" calcext:value-type="float">
            <text:p>671,6982</text:p>
          </table:table-cell>
          <table:table-cell office:value-type="float" office:value="-331.8418" calcext:value-type="float">
            <text:p>-331,8418</text:p>
          </table:table-cell>
          <table:table-cell office:value-type="float" office:value="0.9947509" calcext:value-type="float">
            <text:p>0,99475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34756" calcext:value-type="float">
            <text:p>83,34756</text:p>
          </table:table-cell>
          <table:table-cell office:value-type="float" office:value="1.996762" calcext:value-type="float">
            <text:p>1,996762</text:p>
          </table:table-cell>
          <table:table-cell table:number-columns-repeated="3"/>
          <table:table-cell office:value-type="float" office:value="0.06807817" calcext:value-type="float">
            <text:p>0,06807817</text:p>
          </table:table-cell>
          <table:table-cell office:value-type="float" office:value="0.4804004" calcext:value-type="float">
            <text:p>0,4804004</text:p>
          </table:table-cell>
          <table:table-cell office:value-type="float" office:value="0.02737743" calcext:value-type="float">
            <text:p>0,02737743</text:p>
          </table:table-cell>
          <table:table-cell office:value-type="float" office:value="0.1692868" calcext:value-type="float">
            <text:p>0,1692868</text:p>
          </table:table-cell>
          <table:table-cell office:value-type="float" office:value="61.89882" calcext:value-type="float">
            <text:p>61,89882</text:p>
          </table:table-cell>
          <table:table-cell office:value-type="float" office:value="0.06807817" calcext:value-type="float">
            <text:p>0,06807817</text:p>
          </table:table-cell>
          <table:table-cell office:value-type="float" office:value="0" calcext:value-type="float">
            <text:p>0</text:p>
          </table:table-cell>
          <table:table-cell office:value-type="float" office:value="0.4804004" calcext:value-type="float">
            <text:p>0,4804004</text:p>
          </table:table-cell>
          <table:table-cell office:value-type="float" office:value="0.02737743" calcext:value-type="float">
            <text:p>0,02737743</text:p>
          </table:table-cell>
          <table:table-cell office:value-type="float" office:value="0.1692868" calcext:value-type="float">
            <text:p>0,1692868</text:p>
          </table:table-cell>
          <table:table-cell office:value-type="float" office:value="61.89882" calcext:value-type="float">
            <text:p>61,89882</text:p>
          </table:table-cell>
          <table:table-cell office:value-type="float" office:value="163" calcext:value-type="float">
            <text:p>163</text:p>
          </table:table-cell>
          <table:table-cell office:value-type="float" office:value="0.4804004" calcext:value-type="float">
            <text:p>0,4804004</text:p>
          </table:table-cell>
          <table:table-cell office:value-type="float" office:value="66" calcext:value-type="float">
            <text:p>66</text:p>
          </table:table-cell>
          <table:table-cell office:value-type="float" office:value="406" calcext:value-type="float">
            <text:p>406</text:p>
          </table:table-cell>
          <table:table-cell office:value-type="float" office:value="61.89882" calcext:value-type="float">
            <text:p>61,89882</text:p>
          </table:table-cell>
          <table:table-cell office:value-type="float" office:value="0.660684433375802" calcext:value-type="float">
            <text:p>0,660684433375802</text:p>
          </table:table-cell>
          <table:table-cell office:value-type="float" office:value="0.5641688007332" calcext:value-type="float">
            <text:p>0,5641688007332</text:p>
          </table:table-cell>
          <table:table-cell office:value-type="float" office:value="0.488843278287402" calcext:value-type="float">
            <text:p>0,488843278287402</text:p>
          </table:table-cell>
          <table:table-cell office:value-type="float" office:value="0.68795026054606" calcext:value-type="float">
            <text:p>0,68795026054606</text:p>
          </table:table-cell>
          <table:table-cell office:value-type="float" office:value="0.695359044157189" calcext:value-type="float">
            <text:p>0,695359044157189</text:p>
          </table:table-cell>
          <table:table-cell office:value-type="float" office:value="0.492211927944227" calcext:value-type="float">
            <text:p>0,4922119279442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3"/>
          <table:table-cell office:value-type="string" calcext:value-type="string">
            <text:p>LuscMega-b-m-10mn-hno-cos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" office:value-type="date" office:date-value="2021-09-03T12:32:07.69" calcext:value-type="date">
            <text:p>2021-09-03 12:32:07</text:p>
          </table:table-cell>
          <table:table-cell office:value-type="float" office:value="1.424192" calcext:value-type="float">
            <text:p>1,424192</text:p>
          </table:table-cell>
          <table:table-cell office:value-type="string" calcext:value-type="string">
            <text:p>tmp\mcds-optanlr\LuscMega-b-m-10mn-hno-cos-v8suum6k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893617" calcext:value-type="float">
            <text:p>0,893617</text:p>
          </table:table-cell>
          <table:table-cell office:value-type="float" office:value="0.103607" calcext:value-type="float">
            <text:p>0,103607</text:p>
          </table:table-cell>
          <table:table-cell office:value-type="float" office:value="0.7278416" calcext:value-type="float">
            <text:p>0,7278416</text:p>
          </table:table-cell>
          <table:table-cell office:value-type="float" office:value="1.09715" calcext:value-type="float">
            <text:p>1,09715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005.385" calcext:value-type="float">
            <text:p>1005,3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.01999999999998" calcext:value-type="float">
            <text:p>1,01999999999998</text:p>
          </table:table-cell>
          <table:table-cell office:value-type="float" office:value="1058.948" calcext:value-type="float">
            <text:p>1058,948</text:p>
          </table:table-cell>
          <table:table-cell office:value-type="float" office:value="0.3045602" calcext:value-type="float">
            <text:p>0,3045602</text:p>
          </table:table-cell>
          <table:table-cell office:value-type="float" office:value="0.08371365" calcext:value-type="float">
            <text:p>0,08371365</text:p>
          </table:table-cell>
          <table:table-cell office:value-type="float" office:value="0.08485699" calcext:value-type="float">
            <text:p>0,08485699</text:p>
          </table:table-cell>
          <table:table-cell office:value-type="float" office:value="0.3045602" calcext:value-type="float">
            <text:p>0,3045602</text:p>
          </table:table-cell>
          <table:table-cell office:value-type="float" office:value="0.0000334086" calcext:value-type="float">
            <text:p>3,34086E-05</text:p>
          </table:table-cell>
          <table:table-cell office:value-type="float" office:value="0.0852152" calcext:value-type="float">
            <text:p>0,0852152</text:p>
          </table:table-cell>
          <table:table-cell office:value-type="float" office:value="0.00002820783" calcext:value-type="float">
            <text:p>2,820783E-05</text:p>
          </table:table-cell>
          <table:table-cell office:value-type="float" office:value="0.00003956824" calcext:value-type="float">
            <text:p>3,956824E-05</text:p>
          </table:table-cell>
          <table:table-cell office:value-type="float" office:value="82" calcext:value-type="float">
            <text:p>82</text:p>
          </table:table-cell>
          <table:table-cell office:value-type="float" office:value="0.05922524" calcext:value-type="float">
            <text:p>0,05922524</text:p>
          </table:table-cell>
          <table:table-cell office:value-type="float" office:value="0.0852152" calcext:value-type="float">
            <text:p>0,0852152</text:p>
          </table:table-cell>
          <table:table-cell office:value-type="float" office:value="0.05000556" calcext:value-type="float">
            <text:p>0,05000556</text:p>
          </table:table-cell>
          <table:table-cell office:value-type="float" office:value="0.07014479" calcext:value-type="float">
            <text:p>0,07014479</text:p>
          </table:table-cell>
          <table:table-cell office:value-type="float" office:value="82" calcext:value-type="float">
            <text:p>82</text:p>
          </table:table-cell>
          <table:table-cell office:value-type="float" office:value="244.6729" calcext:value-type="float">
            <text:p>244,6729</text:p>
          </table:table-cell>
          <table:table-cell office:value-type="float" office:value="0.0426076" calcext:value-type="float">
            <text:p>0,0426076</text:p>
          </table:table-cell>
          <table:table-cell office:value-type="float" office:value="224.7976" calcext:value-type="float">
            <text:p>224,7976</text:p>
          </table:table-cell>
          <table:table-cell office:value-type="float" office:value="266.3055" calcext:value-type="float">
            <text:p>266,3055</text:p>
          </table:table-cell>
          <table:table-cell office:value-type="float" office:value="82" calcext:value-type="float">
            <text:p>82</text:p>
          </table:table-cell>
          <table:table-cell office:value-type="float" office:value="1059.097" calcext:value-type="float">
            <text:p>1059,097</text:p>
          </table:table-cell>
          <table:table-cell office:value-type="float" office:value="1063.81" calcext:value-type="float">
            <text:p>1063,81</text:p>
          </table:table-cell>
          <table:table-cell office:value-type="float" office:value="-527.4742" calcext:value-type="float">
            <text:p>-527,4742</text:p>
          </table:table-cell>
          <table:table-cell office:value-type="float" office:value="0.4717315" calcext:value-type="float">
            <text:p>0,4717315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7.3438" calcext:value-type="float">
            <text:p>237,3438</text:p>
          </table:table-cell>
          <table:table-cell office:value-type="float" office:value="0.7208087" calcext:value-type="float">
            <text:p>0,7208087</text:p>
          </table:table-cell>
          <table:table-cell table:number-columns-repeated="3"/>
          <table:table-cell office:value-type="float" office:value="0.0475149" calcext:value-type="float">
            <text:p>0,0475149</text:p>
          </table:table-cell>
          <table:table-cell office:value-type="float" office:value="0.1341493" calcext:value-type="float">
            <text:p>0,1341493</text:p>
          </table:table-cell>
          <table:table-cell office:value-type="float" office:value="0.03650441" calcext:value-type="float">
            <text:p>0,03650441</text:p>
          </table:table-cell>
          <table:table-cell office:value-type="float" office:value="0.06184638" calcext:value-type="float">
            <text:p>0,06184638</text:p>
          </table:table-cell>
          <table:table-cell office:value-type="float" office:value="172.0751" calcext:value-type="float">
            <text:p>172,0751</text:p>
          </table:table-cell>
          <table:table-cell office:value-type="float" office:value="0.0475149" calcext:value-type="float">
            <text:p>0,0475149</text:p>
          </table:table-cell>
          <table:table-cell office:value-type="float" office:value="0" calcext:value-type="float">
            <text:p>0</text:p>
          </table:table-cell>
          <table:table-cell office:value-type="float" office:value="0.1341493" calcext:value-type="float">
            <text:p>0,1341493</text:p>
          </table:table-cell>
          <table:table-cell office:value-type="float" office:value="0.03650441" calcext:value-type="float">
            <text:p>0,03650441</text:p>
          </table:table-cell>
          <table:table-cell office:value-type="float" office:value="0.06184638" calcext:value-type="float">
            <text:p>0,06184638</text:p>
          </table:table-cell>
          <table:table-cell office:value-type="float" office:value="172.0751" calcext:value-type="float">
            <text:p>172,0751</text:p>
          </table:table-cell>
          <table:table-cell office:value-type="float" office:value="114" calcext:value-type="float">
            <text:p>114</text:p>
          </table:table-cell>
          <table:table-cell office:value-type="float" office:value="0.1341493" calcext:value-type="float">
            <text:p>0,1341493</text:p>
          </table:table-cell>
          <table:table-cell office:value-type="float" office:value="88" calcext:value-type="float">
            <text:p>88</text:p>
          </table:table-cell>
          <table:table-cell office:value-type="float" office:value="148" calcext:value-type="float">
            <text:p>148</text:p>
          </table:table-cell>
          <table:table-cell office:value-type="float" office:value="172.0751" calcext:value-type="float">
            <text:p>172,0751</text:p>
          </table:table-cell>
          <table:table-cell office:value-type="float" office:value="0.542850613283753" calcext:value-type="float">
            <text:p>0,542850613283753</text:p>
          </table:table-cell>
          <table:table-cell office:value-type="float" office:value="0.523483118986167" calcext:value-type="float">
            <text:p>0,523483118986167</text:p>
          </table:table-cell>
          <table:table-cell office:value-type="float" office:value="0.512236617801089" calcext:value-type="float">
            <text:p>0,512236617801089</text:p>
          </table:table-cell>
          <table:table-cell office:value-type="float" office:value="0.505015182645023" calcext:value-type="float">
            <text:p>0,505015182645023</text:p>
          </table:table-cell>
          <table:table-cell office:value-type="float" office:value="0.533405084178826" calcext:value-type="float">
            <text:p>0,533405084178826</text:p>
          </table:table-cell>
          <table:table-cell office:value-type="float" office:value="0.570324362052062" calcext:value-type="float">
            <text:p>0,570324362052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LuscMega-b-m-10mn-hno-cos-l1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date" office:date-value="2021-09-03T12:32:08.32" calcext:value-type="date">
            <text:p>2021-09-03 12:32:08</text:p>
          </table:table-cell>
          <table:table-cell office:value-type="float" office:value="1.781237" calcext:value-type="float">
            <text:p>1,781237</text:p>
          </table:table-cell>
          <table:table-cell office:value-type="string" calcext:value-type="string">
            <text:p>tmp\mcds-optanlr\LuscMega-b-m-10mn-hno-cos-l10-_n46_jim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893617" calcext:value-type="float">
            <text:p>0,893617</text:p>
          </table:table-cell>
          <table:table-cell office:value-type="float" office:value="0.103607" calcext:value-type="float">
            <text:p>0,103607</text:p>
          </table:table-cell>
          <table:table-cell office:value-type="float" office:value="0.7278416" calcext:value-type="float">
            <text:p>0,7278416</text:p>
          </table:table-cell>
          <table:table-cell office:value-type="float" office:value="1.09715" calcext:value-type="float">
            <text:p>1,09715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1005.385" calcext:value-type="float">
            <text:p>1005,3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.03199999999993" calcext:value-type="float">
            <text:p>1,03199999999993</text:p>
          </table:table-cell>
          <table:table-cell office:value-type="float" office:value="1058.667" calcext:value-type="float">
            <text:p>1058,667</text:p>
          </table:table-cell>
          <table:table-cell office:value-type="float" office:value="0.323416" calcext:value-type="float">
            <text:p>0,323416</text:p>
          </table:table-cell>
          <table:table-cell office:value-type="float" office:value="0.1467018" calcext:value-type="float">
            <text:p>0,1467018</text:p>
          </table:table-cell>
          <table:table-cell office:value-type="float" office:value="0.07330143" calcext:value-type="float">
            <text:p>0,07330143</text:p>
          </table:table-cell>
          <table:table-cell office:value-type="float" office:value="0.323416" calcext:value-type="float">
            <text:p>0,323416</text:p>
          </table:table-cell>
          <table:table-cell office:value-type="float" office:value="0.0000335023" calcext:value-type="float">
            <text:p>3,35023E-05</text:p>
          </table:table-cell>
          <table:table-cell office:value-type="float" office:value="0.08515799" calcext:value-type="float">
            <text:p>0,08515799</text:p>
          </table:table-cell>
          <table:table-cell office:value-type="float" office:value="0.00002829015" calcext:value-type="float">
            <text:p>2,829015E-05</text:p>
          </table:table-cell>
          <table:table-cell office:value-type="float" office:value="0.00003967473" calcext:value-type="float">
            <text:p>3,967473E-05</text:p>
          </table:table-cell>
          <table:table-cell office:value-type="float" office:value="82" calcext:value-type="float">
            <text:p>82</text:p>
          </table:table-cell>
          <table:table-cell office:value-type="float" office:value="0.05905959" calcext:value-type="float">
            <text:p>0,05905959</text:p>
          </table:table-cell>
          <table:table-cell office:value-type="float" office:value="0.08515799" calcext:value-type="float">
            <text:p>0,08515799</text:p>
          </table:table-cell>
          <table:table-cell office:value-type="float" office:value="0.04987134" calcext:value-type="float">
            <text:p>0,04987134</text:p>
          </table:table-cell>
          <table:table-cell office:value-type="float" office:value="0.06994069" calcext:value-type="float">
            <text:p>0,06994069</text:p>
          </table:table-cell>
          <table:table-cell office:value-type="float" office:value="82" calcext:value-type="float">
            <text:p>82</text:p>
          </table:table-cell>
          <table:table-cell office:value-type="float" office:value="244.3305" calcext:value-type="float">
            <text:p>244,3305</text:p>
          </table:table-cell>
          <table:table-cell office:value-type="float" office:value="0.04257899" calcext:value-type="float">
            <text:p>0,04257899</text:p>
          </table:table-cell>
          <table:table-cell office:value-type="float" office:value="224.4958" calcext:value-type="float">
            <text:p>224,4958</text:p>
          </table:table-cell>
          <table:table-cell office:value-type="float" office:value="265.9176" calcext:value-type="float">
            <text:p>265,9176</text:p>
          </table:table-cell>
          <table:table-cell office:value-type="float" office:value="82" calcext:value-type="float">
            <text:p>82</text:p>
          </table:table-cell>
          <table:table-cell office:value-type="float" office:value="1058.815" calcext:value-type="float">
            <text:p>1058,815</text:p>
          </table:table-cell>
          <table:table-cell office:value-type="float" office:value="1063.529" calcext:value-type="float">
            <text:p>1063,529</text:p>
          </table:table-cell>
          <table:table-cell office:value-type="float" office:value="-527.3335" calcext:value-type="float">
            <text:p>-527,3335</text:p>
          </table:table-cell>
          <table:table-cell office:value-type="float" office:value="0.4574933" calcext:value-type="float">
            <text:p>0,4574933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7.2471" calcext:value-type="float">
            <text:p>237,2471</text:p>
          </table:table-cell>
          <table:table-cell office:value-type="float" office:value="0.7216358" calcext:value-type="float">
            <text:p>0,7216358</text:p>
          </table:table-cell>
          <table:table-cell table:number-columns-repeated="3"/>
          <table:table-cell office:value-type="float" office:value="0.04764817" calcext:value-type="float">
            <text:p>0,04764817</text:p>
          </table:table-cell>
          <table:table-cell office:value-type="float" office:value="0.134113" calcext:value-type="float">
            <text:p>0,134113</text:p>
          </table:table-cell>
          <table:table-cell office:value-type="float" office:value="0.03660937" calcext:value-type="float">
            <text:p>0,03660937</text:p>
          </table:table-cell>
          <table:table-cell office:value-type="float" office:value="0.06201548" calcext:value-type="float">
            <text:p>0,06201548</text:p>
          </table:table-cell>
          <table:table-cell office:value-type="float" office:value="172.0465" calcext:value-type="float">
            <text:p>172,0465</text:p>
          </table:table-cell>
          <table:table-cell office:value-type="float" office:value="0.04764817" calcext:value-type="float">
            <text:p>0,04764817</text:p>
          </table:table-cell>
          <table:table-cell office:value-type="float" office:value="0" calcext:value-type="float">
            <text:p>0</text:p>
          </table:table-cell>
          <table:table-cell office:value-type="float" office:value="0.134113" calcext:value-type="float">
            <text:p>0,134113</text:p>
          </table:table-cell>
          <table:table-cell office:value-type="float" office:value="0.03660937" calcext:value-type="float">
            <text:p>0,03660937</text:p>
          </table:table-cell>
          <table:table-cell office:value-type="float" office:value="0.06201548" calcext:value-type="float">
            <text:p>0,06201548</text:p>
          </table:table-cell>
          <table:table-cell office:value-type="float" office:value="172.0465" calcext:value-type="float">
            <text:p>172,0465</text:p>
          </table:table-cell>
          <table:table-cell office:value-type="float" office:value="114" calcext:value-type="float">
            <text:p>114</text:p>
          </table:table-cell>
          <table:table-cell office:value-type="float" office:value="0.134113" calcext:value-type="float">
            <text:p>0,134113</text:p>
          </table:table-cell>
          <table:table-cell office:value-type="float" office:value="88" calcext:value-type="float">
            <text:p>88</text:p>
          </table:table-cell>
          <table:table-cell office:value-type="float" office:value="149" calcext:value-type="float">
            <text:p>149</text:p>
          </table:table-cell>
          <table:table-cell office:value-type="float" office:value="172.0465" calcext:value-type="float">
            <text:p>172,0465</text:p>
          </table:table-cell>
          <table:table-cell office:value-type="float" office:value="0.545146266083392" calcext:value-type="float">
            <text:p>0,545146266083392</text:p>
          </table:table-cell>
          <table:table-cell office:value-type="float" office:value="0.525699794142589" calcext:value-type="float">
            <text:p>0,525699794142589</text:p>
          </table:table-cell>
          <table:table-cell office:value-type="float" office:value="0.514408532383382" calcext:value-type="float">
            <text:p>0,514408532383382</text:p>
          </table:table-cell>
          <table:table-cell office:value-type="float" office:value="0.510703811659562" calcext:value-type="float">
            <text:p>0,510703811659562</text:p>
          </table:table-cell>
          <table:table-cell office:value-type="float" office:value="0.533331216061407" calcext:value-type="float">
            <text:p>0,533331216061407</text:p>
          </table:table-cell>
          <table:table-cell office:value-type="float" office:value="0.572442523303143" calcext:value-type="float">
            <text:p>0,5724425233031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LuscMega-b-m-10mn-hno-cos-r35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50" calcext:value-type="float">
            <text:p>3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1-09-03T12:32:08.37" calcext:value-type="date">
            <text:p>2021-09-03 12:32:08</text:p>
          </table:table-cell>
          <table:table-cell office:value-type="float" office:value="1.550855" calcext:value-type="float">
            <text:p>1,550855</text:p>
          </table:table-cell>
          <table:table-cell office:value-type="string" calcext:value-type="string">
            <text:p>tmp\mcds-optanlr\LuscMega-b-m-10mn-hno-cos-r350-1uzw5hln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7234042" calcext:value-type="float">
            <text:p>0,7234042</text:p>
          </table:table-cell>
          <table:table-cell office:value-type="float" office:value="0.1208452" calcext:value-type="float">
            <text:p>0,1208452</text:p>
          </table:table-cell>
          <table:table-cell office:value-type="float" office:value="0.5695592" calcext:value-type="float">
            <text:p>0,5695592</text:p>
          </table:table-cell>
          <table:table-cell office:value-type="float" office:value="0.9188048" calcext:value-type="float">
            <text:p>0,9188048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80.952380952381" calcext:value-type="float">
            <text:p>80,9523809523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4.4421" calcext:value-type="float">
            <text:p>784,4421</text:p>
          </table:table-cell>
          <table:table-cell office:value-type="float" office:value="0.451609" calcext:value-type="float">
            <text:p>0,451609</text:p>
          </table:table-cell>
          <table:table-cell office:value-type="float" office:value="0.6085085" calcext:value-type="float">
            <text:p>0,6085085</text:p>
          </table:table-cell>
          <table:table-cell office:value-type="float" office:value="0.3857976" calcext:value-type="float">
            <text:p>0,3857976</text:p>
          </table:table-cell>
          <table:table-cell office:value-type="float" office:value="0.451609" calcext:value-type="float">
            <text:p>0,451609</text:p>
          </table:table-cell>
          <table:table-cell office:value-type="float" office:value="0.00005227832" calcext:value-type="float">
            <text:p>5,227832E-05</text:p>
          </table:table-cell>
          <table:table-cell office:value-type="float" office:value="0.138519" calcext:value-type="float">
            <text:p>0,138519</text:p>
          </table:table-cell>
          <table:table-cell office:value-type="float" office:value="0.0000397023" calcext:value-type="float">
            <text:p>3,97023E-05</text:p>
          </table:table-cell>
          <table:table-cell office:value-type="float" office:value="0.00006883789" calcext:value-type="float">
            <text:p>6,883789E-05</text:p>
          </table:table-cell>
          <table:table-cell office:value-type="float" office:value="67" calcext:value-type="float">
            <text:p>67</text:p>
          </table:table-cell>
          <table:table-cell office:value-type="float" office:value="0.3123002" calcext:value-type="float">
            <text:p>0,3123002</text:p>
          </table:table-cell>
          <table:table-cell office:value-type="float" office:value="0.138519" calcext:value-type="float">
            <text:p>0,138519</text:p>
          </table:table-cell>
          <table:table-cell office:value-type="float" office:value="0.2371736" calcext:value-type="float">
            <text:p>0,2371736</text:p>
          </table:table-cell>
          <table:table-cell office:value-type="float" office:value="0.4112238" calcext:value-type="float">
            <text:p>0,4112238</text:p>
          </table:table-cell>
          <table:table-cell office:value-type="float" office:value="67" calcext:value-type="float">
            <text:p>67</text:p>
          </table:table-cell>
          <table:table-cell office:value-type="float" office:value="195.5934" calcext:value-type="float">
            <text:p>195,5934</text:p>
          </table:table-cell>
          <table:table-cell office:value-type="float" office:value="0.06925952" calcext:value-type="float">
            <text:p>0,06925952</text:p>
          </table:table-cell>
          <table:table-cell office:value-type="float" office:value="170.368" calcext:value-type="float">
            <text:p>170,368</text:p>
          </table:table-cell>
          <table:table-cell office:value-type="float" office:value="224.5538" calcext:value-type="float">
            <text:p>224,5538</text:p>
          </table:table-cell>
          <table:table-cell office:value-type="float" office:value="67" calcext:value-type="float">
            <text:p>67</text:p>
          </table:table-cell>
          <table:table-cell office:value-type="float" office:value="784.5027" calcext:value-type="float">
            <text:p>784,5027</text:p>
          </table:table-cell>
          <table:table-cell office:value-type="float" office:value="786.6617" calcext:value-type="float">
            <text:p>786,6617</text:p>
          </table:table-cell>
          <table:table-cell office:value-type="float" office:value="-391.2211" calcext:value-type="float">
            <text:p>-391,2211</text:p>
          </table:table-cell>
          <table:table-cell office:value-type="float" office:value="0.7989637" calcext:value-type="float">
            <text:p>0,7989637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.6971" calcext:value-type="float">
            <text:p>141,6971</text:p>
          </table:table-cell>
          <table:table-cell table:number-columns-repeated="4"/>
          <table:table-cell office:value-type="float" office:value="0.06018978" calcext:value-type="float">
            <text:p>0,06018978</text:p>
          </table:table-cell>
          <table:table-cell office:value-type="float" office:value="0.1838235" calcext:value-type="float">
            <text:p>0,1838235</text:p>
          </table:table-cell>
          <table:table-cell office:value-type="float" office:value="0.04198156" calcext:value-type="float">
            <text:p>0,04198156</text:p>
          </table:table-cell>
          <table:table-cell office:value-type="float" office:value="0.08629528" calcext:value-type="float">
            <text:p>0,08629528</text:p>
          </table:table-cell>
          <table:table-cell office:value-type="float" office:value="146.6131" calcext:value-type="float">
            <text:p>146,6131</text:p>
          </table:table-cell>
          <table:table-cell office:value-type="float" office:value="0.06018978" calcext:value-type="float">
            <text:p>0,06018978</text:p>
          </table:table-cell>
          <table:table-cell office:value-type="float" office:value="0" calcext:value-type="float">
            <text:p>0</text:p>
          </table:table-cell>
          <table:table-cell office:value-type="float" office:value="0.1838235" calcext:value-type="float">
            <text:p>0,1838235</text:p>
          </table:table-cell>
          <table:table-cell office:value-type="float" office:value="0.04198156" calcext:value-type="float">
            <text:p>0,04198156</text:p>
          </table:table-cell>
          <table:table-cell office:value-type="float" office:value="0.08629528" calcext:value-type="float">
            <text:p>0,08629528</text:p>
          </table:table-cell>
          <table:table-cell office:value-type="float" office:value="146.6131" calcext:value-type="float">
            <text:p>146,6131</text:p>
          </table:table-cell>
          <table:table-cell office:value-type="float" office:value="144" calcext:value-type="float">
            <text:p>144</text:p>
          </table:table-cell>
          <table:table-cell office:value-type="float" office:value="0.1838235" calcext:value-type="float">
            <text:p>0,1838235</text:p>
          </table:table-cell>
          <table:table-cell office:value-type="float" office:value="101" calcext:value-type="float">
            <text:p>101</text:p>
          </table:table-cell>
          <table:table-cell office:value-type="float" office:value="207" calcext:value-type="float">
            <text:p>207</text:p>
          </table:table-cell>
          <table:table-cell office:value-type="float" office:value="146.6131" calcext:value-type="float">
            <text:p>146,6131</text:p>
          </table:table-cell>
          <table:table-cell office:value-type="float" office:value="0.755278140787437" calcext:value-type="float">
            <text:p>0,755278140787437</text:p>
          </table:table-cell>
          <table:table-cell office:value-type="float" office:value="0.74083423196027" calcext:value-type="float">
            <text:p>0,74083423196027</text:p>
          </table:table-cell>
          <table:table-cell office:value-type="float" office:value="0.726666547865345" calcext:value-type="float">
            <text:p>0,726666547865345</text:p>
          </table:table-cell>
          <table:table-cell office:value-type="float" office:value="0.708253736926265" calcext:value-type="float">
            <text:p>0,708253736926265</text:p>
          </table:table-cell>
          <table:table-cell office:value-type="float" office:value="0.760605448539384" calcext:value-type="float">
            <text:p>0,760605448539384</text:p>
          </table:table-cell>
          <table:table-cell office:value-type="float" office:value="0.743585020420298" calcext:value-type="float">
            <text:p>0,7435850204202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5" calcext:value-type="float">
            <text:p>1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string" calcext:value-type="string">
            <text:p>LuscMega-b-m-10mn-hno-cos-l15-r37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1-09-03T12:32:08.46" calcext:value-type="date">
            <text:p>2021-09-03 12:32:08</text:p>
          </table:table-cell>
          <table:table-cell office:value-type="float" office:value="1.525915" calcext:value-type="float">
            <text:p>1,525915</text:p>
          </table:table-cell>
          <table:table-cell office:value-type="string" calcext:value-type="string">
            <text:p>tmp\mcds-optanlr\LuscMega-b-m-10mn-hno-cos-l15-r370-q2cvzuyc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7553192" calcext:value-type="float">
            <text:p>0,7553192</text:p>
          </table:table-cell>
          <table:table-cell office:value-type="float" office:value="0.117939" calcext:value-type="float">
            <text:p>0,117939</text:p>
          </table:table-cell>
          <table:table-cell office:value-type="float" office:value="0.5980924" calcext:value-type="float">
            <text:p>0,5980924</text:p>
          </table:table-cell>
          <table:table-cell office:value-type="float" office:value="0.9538777" calcext:value-type="float">
            <text:p>0,9538777</text:p>
          </table:table-cell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office:value-type="float" office:value="370" calcext:value-type="float">
            <text:p>370</text:p>
          </table:table-cell>
          <table:table-cell office:value-type="float" office:value="84.5238095238095" calcext:value-type="float">
            <text:p>84,5238095238095</text:p>
          </table:table-cell>
          <table:table-cell office:value-type="float" office:value="1" calcext:value-type="float">
            <text:p>1</text:p>
          </table:table-cell>
          <table:table-cell office:value-type="float" office:value="0.168299999999931" calcext:value-type="float">
            <text:p>0,168299999999931</text:p>
          </table:table-cell>
          <table:table-cell office:value-type="float" office:value="828.3412" calcext:value-type="float">
            <text:p>828,3412</text:p>
          </table:table-cell>
          <table:table-cell office:value-type="float" office:value="0.4637031" calcext:value-type="float">
            <text:p>0,4637031</text:p>
          </table:table-cell>
          <table:table-cell office:value-type="float" office:value="0.3278859" calcext:value-type="float">
            <text:p>0,3278859</text:p>
          </table:table-cell>
          <table:table-cell office:value-type="float" office:value="0.6107057" calcext:value-type="float">
            <text:p>0,6107057</text:p>
          </table:table-cell>
          <table:table-cell office:value-type="float" office:value="0.4637031" calcext:value-type="float">
            <text:p>0,4637031</text:p>
          </table:table-cell>
          <table:table-cell office:value-type="float" office:value="0.000047428" calcext:value-type="float">
            <text:p>4,7428E-05</text:p>
          </table:table-cell>
          <table:table-cell office:value-type="float" office:value="0.1297809" calcext:value-type="float">
            <text:p>0,1297809</text:p>
          </table:table-cell>
          <table:table-cell office:value-type="float" office:value="0.00003665145" calcext:value-type="float">
            <text:p>3,665145E-05</text:p>
          </table:table-cell>
          <table:table-cell office:value-type="float" office:value="0.00006137317" calcext:value-type="float">
            <text:p>6,137317E-05</text:p>
          </table:table-cell>
          <table:table-cell office:value-type="float" office:value="70" calcext:value-type="float">
            <text:p>70</text:p>
          </table:table-cell>
          <table:table-cell office:value-type="float" office:value="0.3080291" calcext:value-type="float">
            <text:p>0,3080291</text:p>
          </table:table-cell>
          <table:table-cell office:value-type="float" office:value="0.1297809" calcext:value-type="float">
            <text:p>0,1297809</text:p>
          </table:table-cell>
          <table:table-cell office:value-type="float" office:value="0.2380389" calcext:value-type="float">
            <text:p>0,2380389</text:p>
          </table:table-cell>
          <table:table-cell office:value-type="float" office:value="0.3985982" calcext:value-type="float">
            <text:p>0,3985982</text:p>
          </table:table-cell>
          <table:table-cell office:value-type="float" office:value="70" calcext:value-type="float">
            <text:p>70</text:p>
          </table:table-cell>
          <table:table-cell office:value-type="float" office:value="205.3513" calcext:value-type="float">
            <text:p>205,3513</text:p>
          </table:table-cell>
          <table:table-cell office:value-type="float" office:value="0.06489046" calcext:value-type="float">
            <text:p>0,06489046</text:p>
          </table:table-cell>
          <table:table-cell office:value-type="float" office:value="180.4472" calcext:value-type="float">
            <text:p>180,4472</text:p>
          </table:table-cell>
          <table:table-cell office:value-type="float" office:value="233.6926" calcext:value-type="float">
            <text:p>233,6926</text:p>
          </table:table-cell>
          <table:table-cell office:value-type="float" office:value="70" calcext:value-type="float">
            <text:p>70</text:p>
          </table:table-cell>
          <table:table-cell office:value-type="float" office:value="828.3992" calcext:value-type="float">
            <text:p>828,3992</text:p>
          </table:table-cell>
          <table:table-cell office:value-type="float" office:value="830.6039" calcext:value-type="float">
            <text:p>830,6039</text:p>
          </table:table-cell>
          <table:table-cell office:value-type="float" office:value="-413.1706" calcext:value-type="float">
            <text:p>-413,1706</text:p>
          </table:table-cell>
          <table:table-cell office:value-type="float" office:value="0.6537191" calcext:value-type="float">
            <text:p>0,6537191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.0506" calcext:value-type="float">
            <text:p>149,0506</text:p>
          </table:table-cell>
          <table:table-cell table:number-columns-repeated="4"/>
          <table:table-cell office:value-type="float" office:value="0.05701452" calcext:value-type="float">
            <text:p>0,05701452</text:p>
          </table:table-cell>
          <table:table-cell office:value-type="float" office:value="0.1753644" calcext:value-type="float">
            <text:p>0,1753644</text:p>
          </table:table-cell>
          <table:table-cell office:value-type="float" office:value="0.04042704" calcext:value-type="float">
            <text:p>0,04042704</text:p>
          </table:table-cell>
          <table:table-cell office:value-type="float" office:value="0.08040793" calcext:value-type="float">
            <text:p>0,08040793</text:p>
          </table:table-cell>
          <table:table-cell office:value-type="float" office:value="154.2004" calcext:value-type="float">
            <text:p>154,2004</text:p>
          </table:table-cell>
          <table:table-cell office:value-type="float" office:value="0.05701452" calcext:value-type="float">
            <text:p>0,05701452</text:p>
          </table:table-cell>
          <table:table-cell office:value-type="float" office:value="0" calcext:value-type="float">
            <text:p>0</text:p>
          </table:table-cell>
          <table:table-cell office:value-type="float" office:value="0.1753644" calcext:value-type="float">
            <text:p>0,1753644</text:p>
          </table:table-cell>
          <table:table-cell office:value-type="float" office:value="0.04042704" calcext:value-type="float">
            <text:p>0,04042704</text:p>
          </table:table-cell>
          <table:table-cell office:value-type="float" office:value="0.08040793" calcext:value-type="float">
            <text:p>0,08040793</text:p>
          </table:table-cell>
          <table:table-cell office:value-type="float" office:value="154.2004" calcext:value-type="float">
            <text:p>154,2004</text:p>
          </table:table-cell>
          <table:table-cell office:value-type="float" office:value="137" calcext:value-type="float">
            <text:p>137</text:p>
          </table:table-cell>
          <table:table-cell office:value-type="float" office:value="0.1753644" calcext:value-type="float">
            <text:p>0,1753644</text:p>
          </table:table-cell>
          <table:table-cell office:value-type="float" office:value="97" calcext:value-type="float">
            <text:p>97</text:p>
          </table:table-cell>
          <table:table-cell office:value-type="float" office:value="193" calcext:value-type="float">
            <text:p>193</text:p>
          </table:table-cell>
          <table:table-cell office:value-type="float" office:value="154.2004" calcext:value-type="float">
            <text:p>154,2004</text:p>
          </table:table-cell>
          <table:table-cell office:value-type="float" office:value="0.689919952227147" calcext:value-type="float">
            <text:p>0,689919952227147</text:p>
          </table:table-cell>
          <table:table-cell office:value-type="float" office:value="0.677901924751365" calcext:value-type="float">
            <text:p>0,677901924751365</text:p>
          </table:table-cell>
          <table:table-cell office:value-type="float" office:value="0.666093244728055" calcext:value-type="float">
            <text:p>0,666093244728055</text:p>
          </table:table-cell>
          <table:table-cell office:value-type="float" office:value="0.656491135993927" calcext:value-type="float">
            <text:p>0,656491135993927</text:p>
          </table:table-cell>
          <table:table-cell office:value-type="float" office:value="0.685287426310513" calcext:value-type="float">
            <text:p>0,685287426310513</text:p>
          </table:table-cell>
          <table:table-cell office:value-type="float" office:value="0.690105188337664" calcext:value-type="float">
            <text:p>0,69010518833766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table:number-columns-repeated="3"/>
          <table:table-cell office:value-type="string" calcext:value-type="string">
            <text:p>LuscMega-b-m-10mn-haz-cos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2" office:value-type="date" office:date-value="2021-09-03T12:32:08.46" calcext:value-type="date">
            <text:p>2021-09-03 12:32:08</text:p>
          </table:table-cell>
          <table:table-cell office:value-type="float" office:value="1.546832" calcext:value-type="float">
            <text:p>1,546832</text:p>
          </table:table-cell>
          <table:table-cell office:value-type="string" calcext:value-type="string">
            <text:p>tmp\mcds-optanlr\LuscMega-b-m-10mn-haz-cos-xzxb04ey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893617" calcext:value-type="float">
            <text:p>0,893617</text:p>
          </table:table-cell>
          <table:table-cell office:value-type="float" office:value="0.103607" calcext:value-type="float">
            <text:p>0,103607</text:p>
          </table:table-cell>
          <table:table-cell office:value-type="float" office:value="0.7278416" calcext:value-type="float">
            <text:p>0,7278416</text:p>
          </table:table-cell>
          <table:table-cell office:value-type="float" office:value="1.09715" calcext:value-type="float">
            <text:p>1,09715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005.385" calcext:value-type="float">
            <text:p>1005,3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57.928" calcext:value-type="float">
            <text:p>1057,928</text:p>
          </table:table-cell>
          <table:table-cell office:value-type="float" office:value="0.2162604" calcext:value-type="float">
            <text:p>0,2162604</text:p>
          </table:table-cell>
          <table:table-cell office:value-type="float" office:value="0.2870377" calcext:value-type="float">
            <text:p>0,2870377</text:p>
          </table:table-cell>
          <table:table-cell office:value-type="float" office:value="0.03151327" calcext:value-type="float">
            <text:p>0,03151327</text:p>
          </table:table-cell>
          <table:table-cell office:value-type="float" office:value="0.2162604" calcext:value-type="float">
            <text:p>0,2162604</text:p>
          </table:table-cell>
          <table:table-cell office:value-type="float" office:value="0.00003473129" calcext:value-type="float">
            <text:p>3,473129E-05</text:p>
          </table:table-cell>
          <table:table-cell office:value-type="float" office:value="0.1556614" calcext:value-type="float">
            <text:p>0,1556614</text:p>
          </table:table-cell>
          <table:table-cell office:value-type="float" office:value="0.00002552944" calcext:value-type="float">
            <text:p>2,552944E-05</text:p>
          </table:table-cell>
          <table:table-cell office:value-type="float" office:value="0.00004724985" calcext:value-type="float">
            <text:p>4,724985E-05</text:p>
          </table:table-cell>
          <table:table-cell office:value-type="float" office:value="82" calcext:value-type="float">
            <text:p>82</text:p>
          </table:table-cell>
          <table:table-cell office:value-type="float" office:value="0.05696974" calcext:value-type="float">
            <text:p>0,05696974</text:p>
          </table:table-cell>
          <table:table-cell office:value-type="float" office:value="0.1556615" calcext:value-type="float">
            <text:p>0,1556615</text:p>
          </table:table-cell>
          <table:table-cell office:value-type="float" office:value="0.04187594" calcext:value-type="float">
            <text:p>0,04187594</text:p>
          </table:table-cell>
          <table:table-cell office:value-type="float" office:value="0.07750395" calcext:value-type="float">
            <text:p>0,07750395</text:p>
          </table:table-cell>
          <table:table-cell office:value-type="float" office:value="82" calcext:value-type="float">
            <text:p>82</text:p>
          </table:table-cell>
          <table:table-cell office:value-type="float" office:value="239.9687" calcext:value-type="float">
            <text:p>239,9687</text:p>
          </table:table-cell>
          <table:table-cell office:value-type="float" office:value="0.07783073" calcext:value-type="float">
            <text:p>0,07783073</text:p>
          </table:table-cell>
          <table:table-cell office:value-type="float" office:value="205.5958" calcext:value-type="float">
            <text:p>205,5958</text:p>
          </table:table-cell>
          <table:table-cell office:value-type="float" office:value="280.0883" calcext:value-type="float">
            <text:p>280,0883</text:p>
          </table:table-cell>
          <table:table-cell office:value-type="float" office:value="82" calcext:value-type="float">
            <text:p>82</text:p>
          </table:table-cell>
          <table:table-cell office:value-type="float" office:value="1058.077" calcext:value-type="float">
            <text:p>1058,077</text:p>
          </table:table-cell>
          <table:table-cell office:value-type="float" office:value="1062.79" calcext:value-type="float">
            <text:p>1062,79</text:p>
          </table:table-cell>
          <table:table-cell office:value-type="float" office:value="-526.9642" calcext:value-type="float">
            <text:p>-526,9642</text:p>
          </table:table-cell>
          <table:table-cell office:value-type="float" office:value="0.6945009" calcext:value-type="float">
            <text:p>0,6945009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.3856" calcext:value-type="float">
            <text:p>172,3856</text:p>
          </table:table-cell>
          <table:table-cell office:value-type="float" office:value="3.564023" calcext:value-type="float">
            <text:p>3,564023</text:p>
          </table:table-cell>
          <table:table-cell table:number-columns-repeated="3"/>
          <table:table-cell office:value-type="float" office:value="0.04939607" calcext:value-type="float">
            <text:p>0,04939607</text:p>
          </table:table-cell>
          <table:table-cell office:value-type="float" office:value="0.186989" calcext:value-type="float">
            <text:p>0,186989</text:p>
          </table:table-cell>
          <table:table-cell office:value-type="float" office:value="0.03424283" calcext:value-type="float">
            <text:p>0,03424283</text:p>
          </table:table-cell>
          <table:table-cell office:value-type="float" office:value="0.07125497" calcext:value-type="float">
            <text:p>0,07125497</text:p>
          </table:table-cell>
          <table:table-cell office:value-type="float" office:value="145.5589" calcext:value-type="float">
            <text:p>145,5589</text:p>
          </table:table-cell>
          <table:table-cell office:value-type="float" office:value="0.04939607" calcext:value-type="float">
            <text:p>0,04939607</text:p>
          </table:table-cell>
          <table:table-cell office:value-type="float" office:value="0.0528397" calcext:value-type="float">
            <text:p>0,0528397</text:p>
          </table:table-cell>
          <table:table-cell office:value-type="float" office:value="0.186989" calcext:value-type="float">
            <text:p>0,186989</text:p>
          </table:table-cell>
          <table:table-cell office:value-type="float" office:value="0.03424283" calcext:value-type="float">
            <text:p>0,03424283</text:p>
          </table:table-cell>
          <table:table-cell office:value-type="float" office:value="0.07125497" calcext:value-type="float">
            <text:p>0,07125497</text:p>
          </table:table-cell>
          <table:table-cell office:value-type="float" office:value="145.5589" calcext:value-type="float">
            <text:p>145,5589</text:p>
          </table:table-cell>
          <table:table-cell office:value-type="float" office:value="119" calcext:value-type="float">
            <text:p>119</text:p>
          </table:table-cell>
          <table:table-cell office:value-type="float" office:value="0.186989" calcext:value-type="float">
            <text:p>0,186989</text:p>
          </table:table-cell>
          <table:table-cell office:value-type="float" office:value="82" calcext:value-type="float">
            <text:p>82</text:p>
          </table:table-cell>
          <table:table-cell office:value-type="float" office:value="171" calcext:value-type="float">
            <text:p>171</text:p>
          </table:table-cell>
          <table:table-cell office:value-type="float" office:value="145.5589" calcext:value-type="float">
            <text:p>145,5589</text:p>
          </table:table-cell>
          <table:table-cell office:value-type="float" office:value="0.634637146486256" calcext:value-type="float">
            <text:p>0,634637146486256</text:p>
          </table:table-cell>
          <table:table-cell office:value-type="float" office:value="0.606089424946592" calcext:value-type="float">
            <text:p>0,606089424946592</text:p>
          </table:table-cell>
          <table:table-cell office:value-type="float" office:value="0.587345324348472" calcext:value-type="float">
            <text:p>0,587345324348472</text:p>
          </table:table-cell>
          <table:table-cell office:value-type="float" office:value="0.554730350522215" calcext:value-type="float">
            <text:p>0,554730350522215</text:p>
          </table:table-cell>
          <table:table-cell office:value-type="float" office:value="0.641828361581621" calcext:value-type="float">
            <text:p>0,641828361581621</text:p>
          </table:table-cell>
          <table:table-cell office:value-type="float" office:value="0.637429585499975" calcext:value-type="float">
            <text:p>0,63742958549997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LuscMega-b-m-10mn-haz-cos-l1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" office:value-type="date" office:date-value="2021-09-03T12:32:08.48" calcext:value-type="date">
            <text:p>2021-09-03 12:32:08</text:p>
          </table:table-cell>
          <table:table-cell office:value-type="float" office:value="1.545838" calcext:value-type="float">
            <text:p>1,545838</text:p>
          </table:table-cell>
          <table:table-cell office:value-type="string" calcext:value-type="string">
            <text:p>tmp\mcds-optanlr\LuscMega-b-m-10mn-haz-cos-l10-pu7o034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893617" calcext:value-type="float">
            <text:p>0,893617</text:p>
          </table:table-cell>
          <table:table-cell office:value-type="float" office:value="0.103607" calcext:value-type="float">
            <text:p>0,103607</text:p>
          </table:table-cell>
          <table:table-cell office:value-type="float" office:value="0.7278416" calcext:value-type="float">
            <text:p>0,7278416</text:p>
          </table:table-cell>
          <table:table-cell office:value-type="float" office:value="1.09715" calcext:value-type="float">
            <text:p>1,09715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1005.385" calcext:value-type="float">
            <text:p>1005,3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57.635" calcext:value-type="float">
            <text:p>1057,635</text:p>
          </table:table-cell>
          <table:table-cell office:value-type="float" office:value="0.2310907" calcext:value-type="float">
            <text:p>0,2310907</text:p>
          </table:table-cell>
          <table:table-cell office:value-type="float" office:value="0.2032301" calcext:value-type="float">
            <text:p>0,2032301</text:p>
          </table:table-cell>
          <table:table-cell office:value-type="float" office:value="0.06220853" calcext:value-type="float">
            <text:p>0,06220853</text:p>
          </table:table-cell>
          <table:table-cell office:value-type="float" office:value="0.2310907" calcext:value-type="float">
            <text:p>0,2310907</text:p>
          </table:table-cell>
          <table:table-cell office:value-type="float" office:value="0.00003504841" calcext:value-type="float">
            <text:p>3,504841E-05</text:p>
          </table:table-cell>
          <table:table-cell office:value-type="float" office:value="0.1565046" calcext:value-type="float">
            <text:p>0,1565046</text:p>
          </table:table-cell>
          <table:table-cell office:value-type="float" office:value="0.00002572014" calcext:value-type="float">
            <text:p>2,572014E-05</text:p>
          </table:table-cell>
          <table:table-cell office:value-type="float" office:value="0.0000477599" calcext:value-type="float">
            <text:p>4,77599E-05</text:p>
          </table:table-cell>
          <table:table-cell office:value-type="float" office:value="82" calcext:value-type="float">
            <text:p>82</text:p>
          </table:table-cell>
          <table:table-cell office:value-type="float" office:value="0.05645426" calcext:value-type="float">
            <text:p>0,05645426</text:p>
          </table:table-cell>
          <table:table-cell office:value-type="float" office:value="0.1565046" calcext:value-type="float">
            <text:p>0,1565046</text:p>
          </table:table-cell>
          <table:table-cell office:value-type="float" office:value="0.04142874" calcext:value-type="float">
            <text:p>0,04142874</text:p>
          </table:table-cell>
          <table:table-cell office:value-type="float" office:value="0.07692929" calcext:value-type="float">
            <text:p>0,07692929</text:p>
          </table:table-cell>
          <table:table-cell office:value-type="float" office:value="82" calcext:value-type="float">
            <text:p>82</text:p>
          </table:table-cell>
          <table:table-cell office:value-type="float" office:value="238.8806" calcext:value-type="float">
            <text:p>238,8806</text:p>
          </table:table-cell>
          <table:table-cell office:value-type="float" office:value="0.07825229" calcext:value-type="float">
            <text:p>0,07825229</text:p>
          </table:table-cell>
          <table:table-cell office:value-type="float" office:value="204.4927" calcext:value-type="float">
            <text:p>204,4927</text:p>
          </table:table-cell>
          <table:table-cell office:value-type="float" office:value="279.0511" calcext:value-type="float">
            <text:p>279,0511</text:p>
          </table:table-cell>
          <table:table-cell office:value-type="float" office:value="82" calcext:value-type="float">
            <text:p>82</text:p>
          </table:table-cell>
          <table:table-cell office:value-type="float" office:value="1057.783" calcext:value-type="float">
            <text:p>1057,783</text:p>
          </table:table-cell>
          <table:table-cell office:value-type="float" office:value="1062.497" calcext:value-type="float">
            <text:p>1062,497</text:p>
          </table:table-cell>
          <table:table-cell office:value-type="float" office:value="-526.8174" calcext:value-type="float">
            <text:p>-526,8174</text:p>
          </table:table-cell>
          <table:table-cell office:value-type="float" office:value="0.6834104" calcext:value-type="float">
            <text:p>0,6834104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.4803" calcext:value-type="float">
            <text:p>171,4803</text:p>
          </table:table-cell>
          <table:table-cell office:value-type="float" office:value="3.553778" calcext:value-type="float">
            <text:p>3,553778</text:p>
          </table:table-cell>
          <table:table-cell table:number-columns-repeated="3"/>
          <table:table-cell office:value-type="float" office:value="0.0498471" calcext:value-type="float">
            <text:p>0,0498471</text:p>
          </table:table-cell>
          <table:table-cell office:value-type="float" office:value="0.1876915" calcext:value-type="float">
            <text:p>0,1876915</text:p>
          </table:table-cell>
          <table:table-cell office:value-type="float" office:value="0.03450841" calcext:value-type="float">
            <text:p>0,03450841</text:p>
          </table:table-cell>
          <table:table-cell office:value-type="float" office:value="0.0720037" calcext:value-type="float">
            <text:p>0,0720037</text:p>
          </table:table-cell>
          <table:table-cell office:value-type="float" office:value="145.0575" calcext:value-type="float">
            <text:p>145,0575</text:p>
          </table:table-cell>
          <table:table-cell office:value-type="float" office:value="0.0498471" calcext:value-type="float">
            <text:p>0,0498471</text:p>
          </table:table-cell>
          <table:table-cell office:value-type="float" office:value="0.0535785" calcext:value-type="float">
            <text:p>0,0535785</text:p>
          </table:table-cell>
          <table:table-cell office:value-type="float" office:value="0.1876915" calcext:value-type="float">
            <text:p>0,1876915</text:p>
          </table:table-cell>
          <table:table-cell office:value-type="float" office:value="0.03450841" calcext:value-type="float">
            <text:p>0,03450841</text:p>
          </table:table-cell>
          <table:table-cell office:value-type="float" office:value="0.0720037" calcext:value-type="float">
            <text:p>0,0720037</text:p>
          </table:table-cell>
          <table:table-cell office:value-type="float" office:value="145.0575" calcext:value-type="float">
            <text:p>145,0575</text:p>
          </table:table-cell>
          <table:table-cell office:value-type="float" office:value="120" calcext:value-type="float">
            <text:p>120</text:p>
          </table:table-cell>
          <table:table-cell office:value-type="float" office:value="0.1876915" calcext:value-type="float">
            <text:p>0,1876915</text:p>
          </table:table-cell>
          <table:table-cell office:value-type="float" office:value="83" calcext:value-type="float">
            <text:p>83</text:p>
          </table:table-cell>
          <table:table-cell office:value-type="float" office:value="173" calcext:value-type="float">
            <text:p>173</text:p>
          </table:table-cell>
          <table:table-cell office:value-type="float" office:value="145.0575" calcext:value-type="float">
            <text:p>145,0575</text:p>
          </table:table-cell>
          <table:table-cell office:value-type="float" office:value="0.638919061010162" calcext:value-type="float">
            <text:p>0,638919061010162</text:p>
          </table:table-cell>
          <table:table-cell office:value-type="float" office:value="0.610086958667542" calcext:value-type="float">
            <text:p>0,610086958667542</text:p>
          </table:table-cell>
          <table:table-cell office:value-type="float" office:value="0.591130312066445" calcext:value-type="float">
            <text:p>0,591130312066445</text:p>
          </table:table-cell>
          <table:table-cell office:value-type="float" office:value="0.562649481058742" calcext:value-type="float">
            <text:p>0,562649481058742</text:p>
          </table:table-cell>
          <table:table-cell office:value-type="float" office:value="0.644318071041769" calcext:value-type="float">
            <text:p>0,644318071041769</text:p>
          </table:table-cell>
          <table:table-cell office:value-type="float" office:value="0.640938058550408" calcext:value-type="float">
            <text:p>0,6409380585504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LuscMega-b-m-10mn-haz-cos-r35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50" calcext:value-type="float">
            <text:p>35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1-09-03T12:32:08.5" calcext:value-type="date">
            <text:p>2021-09-03 12:32:08</text:p>
          </table:table-cell>
          <table:table-cell office:value-type="float" office:value="1.531904" calcext:value-type="float">
            <text:p>1,531904</text:p>
          </table:table-cell>
          <table:table-cell office:value-type="string" calcext:value-type="string">
            <text:p>tmp\mcds-optanlr\LuscMega-b-m-10mn-haz-cos-r350-uqqrk70f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7234042" calcext:value-type="float">
            <text:p>0,7234042</text:p>
          </table:table-cell>
          <table:table-cell office:value-type="float" office:value="0.1208452" calcext:value-type="float">
            <text:p>0,1208452</text:p>
          </table:table-cell>
          <table:table-cell office:value-type="float" office:value="0.5695592" calcext:value-type="float">
            <text:p>0,5695592</text:p>
          </table:table-cell>
          <table:table-cell office:value-type="float" office:value="0.9188048" calcext:value-type="float">
            <text:p>0,9188048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80.952380952381" calcext:value-type="float">
            <text:p>80,952380952381</text:p>
          </table:table-cell>
          <table:table-cell office:value-type="float" office:value="2" calcext:value-type="float">
            <text:p>2</text:p>
          </table:table-cell>
          <table:table-cell office:value-type="float" office:value="1.65560000000005" calcext:value-type="float">
            <text:p>1,65560000000005</text:p>
          </table:table-cell>
          <table:table-cell office:value-type="float" office:value="786.0977" calcext:value-type="float">
            <text:p>786,0977</text:p>
          </table:table-cell>
          <table:table-cell office:value-type="float" office:value="0.44103" calcext:value-type="float">
            <text:p>0,44103</text:p>
          </table:table-cell>
          <table:table-cell office:value-type="float" office:value="0.5786376" calcext:value-type="float">
            <text:p>0,5786376</text:p>
          </table:table-cell>
          <table:table-cell office:value-type="float" office:value="0.4358371" calcext:value-type="float">
            <text:p>0,4358371</text:p>
          </table:table-cell>
          <table:table-cell office:value-type="float" office:value="0.44103" calcext:value-type="float">
            <text:p>0,44103</text:p>
          </table:table-cell>
          <table:table-cell office:value-type="float" office:value="0.00005908828" calcext:value-type="float">
            <text:p>5,908828E-05</text:p>
          </table:table-cell>
          <table:table-cell office:value-type="float" office:value="0.2771235" calcext:value-type="float">
            <text:p>0,2771235</text:p>
          </table:table-cell>
          <table:table-cell office:value-type="float" office:value="0.00003432728" calcext:value-type="float">
            <text:p>3,432728E-05</text:p>
          </table:table-cell>
          <table:table-cell office:value-type="float" office:value="0.0001017099" calcext:value-type="float">
            <text:p>0,0001017099</text:p>
          </table:table-cell>
          <table:table-cell office:value-type="float" office:value="66" calcext:value-type="float">
            <text:p>66</text:p>
          </table:table-cell>
          <table:table-cell office:value-type="float" office:value="0.2763074" calcext:value-type="float">
            <text:p>0,2763074</text:p>
          </table:table-cell>
          <table:table-cell office:value-type="float" office:value="0.2771235" calcext:value-type="float">
            <text:p>0,2771235</text:p>
          </table:table-cell>
          <table:table-cell office:value-type="float" office:value="0.1605205" calcext:value-type="float">
            <text:p>0,1605205</text:p>
          </table:table-cell>
          <table:table-cell office:value-type="float" office:value="0.475614" calcext:value-type="float">
            <text:p>0,475614</text:p>
          </table:table-cell>
          <table:table-cell office:value-type="float" office:value="66" calcext:value-type="float">
            <text:p>66</text:p>
          </table:table-cell>
          <table:table-cell office:value-type="float" office:value="183.9773" calcext:value-type="float">
            <text:p>183,9773</text:p>
          </table:table-cell>
          <table:table-cell office:value-type="float" office:value="0.1385618" calcext:value-type="float">
            <text:p>0,1385618</text:p>
          </table:table-cell>
          <table:table-cell office:value-type="float" office:value="139.6975" calcext:value-type="float">
            <text:p>139,6975</text:p>
          </table:table-cell>
          <table:table-cell office:value-type="float" office:value="242.2925" calcext:value-type="float">
            <text:p>242,2925</text:p>
          </table:table-cell>
          <table:table-cell office:value-type="float" office:value="66" calcext:value-type="float">
            <text:p>66</text:p>
          </table:table-cell>
          <table:table-cell office:value-type="float" office:value="786.2823" calcext:value-type="float">
            <text:p>786,2823</text:p>
          </table:table-cell>
          <table:table-cell office:value-type="float" office:value="790.5367" calcext:value-type="float">
            <text:p>790,5367</text:p>
          </table:table-cell>
          <table:table-cell office:value-type="float" office:value="-391.0488" calcext:value-type="float">
            <text:p>-391,0488</text:p>
          </table:table-cell>
          <table:table-cell office:value-type="float" office:value="0.9677382" calcext:value-type="float">
            <text:p>0,96773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.7832" calcext:value-type="float">
            <text:p>117,7832</text:p>
          </table:table-cell>
          <table:table-cell office:value-type="float" office:value="2.271137" calcext:value-type="float">
            <text:p>2,271137</text:p>
          </table:table-cell>
          <table:table-cell table:number-columns-repeated="3"/>
          <table:table-cell office:value-type="float" office:value="0.06803033" calcext:value-type="float">
            <text:p>0,06803033</text:p>
          </table:table-cell>
          <table:table-cell office:value-type="float" office:value="0.302326" calcext:value-type="float">
            <text:p>0,302326</text:p>
          </table:table-cell>
          <table:table-cell office:value-type="float" office:value="0.03780778" calcext:value-type="float">
            <text:p>0,03780778</text:p>
          </table:table-cell>
          <table:table-cell office:value-type="float" office:value="0.122412" calcext:value-type="float">
            <text:p>0,122412</text:p>
          </table:table-cell>
          <table:table-cell office:value-type="float" office:value="91.14824" calcext:value-type="float">
            <text:p>91,14824</text:p>
          </table:table-cell>
          <table:table-cell office:value-type="float" office:value="0.06803033" calcext:value-type="float">
            <text:p>0,06803033</text:p>
          </table:table-cell>
          <table:table-cell office:value-type="float" office:value="0.1185025" calcext:value-type="float">
            <text:p>0,1185025</text:p>
          </table:table-cell>
          <table:table-cell office:value-type="float" office:value="0.302326" calcext:value-type="float">
            <text:p>0,302326</text:p>
          </table:table-cell>
          <table:table-cell office:value-type="float" office:value="0.03780778" calcext:value-type="float">
            <text:p>0,03780778</text:p>
          </table:table-cell>
          <table:table-cell office:value-type="float" office:value="0.122412" calcext:value-type="float">
            <text:p>0,122412</text:p>
          </table:table-cell>
          <table:table-cell office:value-type="float" office:value="91.14824" calcext:value-type="float">
            <text:p>91,14824</text:p>
          </table:table-cell>
          <table:table-cell office:value-type="float" office:value="163" calcext:value-type="float">
            <text:p>163</text:p>
          </table:table-cell>
          <table:table-cell office:value-type="float" office:value="0.302326" calcext:value-type="float">
            <text:p>0,302326</text:p>
          </table:table-cell>
          <table:table-cell office:value-type="float" office:value="91" calcext:value-type="float">
            <text:p>91</text:p>
          </table:table-cell>
          <table:table-cell office:value-type="float" office:value="294" calcext:value-type="float">
            <text:p>294</text:p>
          </table:table-cell>
          <table:table-cell office:value-type="float" office:value="91.14824" calcext:value-type="float">
            <text:p>91,14824</text:p>
          </table:table-cell>
          <table:table-cell office:value-type="float" office:value="0.734541941685684" calcext:value-type="float">
            <text:p>0,734541941685684</text:p>
          </table:table-cell>
          <table:table-cell office:value-type="float" office:value="0.679238291614816" calcext:value-type="float">
            <text:p>0,679238291614816</text:p>
          </table:table-cell>
          <table:table-cell office:value-type="float" office:value="0.637343138613564" calcext:value-type="float">
            <text:p>0,637343138613564</text:p>
          </table:table-cell>
          <table:table-cell office:value-type="float" office:value="0.689164725711879" calcext:value-type="float">
            <text:p>0,689164725711879</text:p>
          </table:table-cell>
          <table:table-cell office:value-type="float" office:value="0.760298720102908" calcext:value-type="float">
            <text:p>0,760298720102908</text:p>
          </table:table-cell>
          <table:table-cell office:value-type="float" office:value="0.665613454744225" calcext:value-type="float">
            <text:p>0,665613454744225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5" calcext:value-type="float">
            <text:p>1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string" calcext:value-type="string">
            <text:p>LuscMega-b-m-10mn-haz-cos-l15-r37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1-09-03T12:32:08.53" calcext:value-type="date">
            <text:p>2021-09-03 12:32:08</text:p>
          </table:table-cell>
          <table:table-cell office:value-type="float" office:value="1.422198" calcext:value-type="float">
            <text:p>1,422198</text:p>
          </table:table-cell>
          <table:table-cell office:value-type="string" calcext:value-type="string">
            <text:p>tmp\mcds-optanlr\LuscMega-b-m-10mn-haz-cos-l15-r370-362hrl6o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7553192" calcext:value-type="float">
            <text:p>0,7553192</text:p>
          </table:table-cell>
          <table:table-cell office:value-type="float" office:value="0.117939" calcext:value-type="float">
            <text:p>0,117939</text:p>
          </table:table-cell>
          <table:table-cell office:value-type="float" office:value="0.5980924" calcext:value-type="float">
            <text:p>0,5980924</text:p>
          </table:table-cell>
          <table:table-cell office:value-type="float" office:value="0.9538777" calcext:value-type="float">
            <text:p>0,9538777</text:p>
          </table:table-cell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office:value-type="float" office:value="370" calcext:value-type="float">
            <text:p>370</text:p>
          </table:table-cell>
          <table:table-cell office:value-type="float" office:value="84.5238095238095" calcext:value-type="float">
            <text:p>84,523809523809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28.1729" calcext:value-type="float">
            <text:p>828,1729</text:p>
          </table:table-cell>
          <table:table-cell office:value-type="float" office:value="0.7841159" calcext:value-type="float">
            <text:p>0,7841159</text:p>
          </table:table-cell>
          <table:table-cell office:value-type="float" office:value="0.2852551" calcext:value-type="float">
            <text:p>0,2852551</text:p>
          </table:table-cell>
          <table:table-cell office:value-type="float" office:value="0.8848182" calcext:value-type="float">
            <text:p>0,8848182</text:p>
          </table:table-cell>
          <table:table-cell office:value-type="float" office:value="0.7841159" calcext:value-type="float">
            <text:p>0,7841159</text:p>
          </table:table-cell>
          <table:table-cell office:value-type="float" office:value="0.0000595747" calcext:value-type="float">
            <text:p>5,95747E-05</text:p>
          </table:table-cell>
          <table:table-cell office:value-type="float" office:value="0.3011801" calcext:value-type="float">
            <text:p>0,3011801</text:p>
          </table:table-cell>
          <table:table-cell office:value-type="float" office:value="0.00003309517" calcext:value-type="float">
            <text:p>3,309517E-05</text:p>
          </table:table-cell>
          <table:table-cell office:value-type="float" office:value="0.0001072406" calcext:value-type="float">
            <text:p>0,0001072406</text:p>
          </table:table-cell>
          <table:table-cell office:value-type="float" office:value="69" calcext:value-type="float">
            <text:p>69</text:p>
          </table:table-cell>
          <table:table-cell office:value-type="float" office:value="0.2452249" calcext:value-type="float">
            <text:p>0,2452249</text:p>
          </table:table-cell>
          <table:table-cell office:value-type="float" office:value="0.3011802" calcext:value-type="float">
            <text:p>0,3011802</text:p>
          </table:table-cell>
          <table:table-cell office:value-type="float" office:value="0.1362283" calcext:value-type="float">
            <text:p>0,1362283</text:p>
          </table:table-cell>
          <table:table-cell office:value-type="float" office:value="0.4414301" calcext:value-type="float">
            <text:p>0,4414301</text:p>
          </table:table-cell>
          <table:table-cell office:value-type="float" office:value="69" calcext:value-type="float">
            <text:p>69</text:p>
          </table:table-cell>
          <table:table-cell office:value-type="float" office:value="183.2247" calcext:value-type="float">
            <text:p>183,2247</text:p>
          </table:table-cell>
          <table:table-cell office:value-type="float" office:value="0.1505901" calcext:value-type="float">
            <text:p>0,1505901</text:p>
          </table:table-cell>
          <table:table-cell office:value-type="float" office:value="135.9078" calcext:value-type="float">
            <text:p>135,9078</text:p>
          </table:table-cell>
          <table:table-cell office:value-type="float" office:value="247.0152" calcext:value-type="float">
            <text:p>247,0152</text:p>
          </table:table-cell>
          <table:table-cell office:value-type="float" office:value="69" calcext:value-type="float">
            <text:p>69</text:p>
          </table:table-cell>
          <table:table-cell office:value-type="float" office:value="828.3494" calcext:value-type="float">
            <text:p>828,3494</text:p>
          </table:table-cell>
          <table:table-cell office:value-type="float" office:value="832.6983" calcext:value-type="float">
            <text:p>832,6983</text:p>
          </table:table-cell>
          <table:table-cell office:value-type="float" office:value="-412.0865" calcext:value-type="float">
            <text:p>-412,0865</text:p>
          </table:table-cell>
          <table:table-cell office:value-type="float" office:value="0.9851687" calcext:value-type="float">
            <text:p>0,98516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.0929" calcext:value-type="float">
            <text:p>112,0929</text:p>
          </table:table-cell>
          <table:table-cell office:value-type="float" office:value="2.162544" calcext:value-type="float">
            <text:p>2,162544</text:p>
          </table:table-cell>
          <table:table-cell table:number-columns-repeated="3"/>
          <table:table-cell office:value-type="float" office:value="0.0716164" calcext:value-type="float">
            <text:p>0,0716164</text:p>
          </table:table-cell>
          <table:table-cell office:value-type="float" office:value="0.3234487" calcext:value-type="float">
            <text:p>0,3234487</text:p>
          </table:table-cell>
          <table:table-cell office:value-type="float" office:value="0.03827026" calcext:value-type="float">
            <text:p>0,03827026</text:p>
          </table:table-cell>
          <table:table-cell office:value-type="float" office:value="0.1340181" calcext:value-type="float">
            <text:p>0,1340181</text:p>
          </table:table-cell>
          <table:table-cell office:value-type="float" office:value="90.20992" calcext:value-type="float">
            <text:p>90,20992</text:p>
          </table:table-cell>
          <table:table-cell office:value-type="float" office:value="0.0716164" calcext:value-type="float">
            <text:p>0,0716164</text:p>
          </table:table-cell>
          <table:table-cell office:value-type="float" office:value="0.1480843" calcext:value-type="float">
            <text:p>0,1480843</text:p>
          </table:table-cell>
          <table:table-cell office:value-type="float" office:value="0.3234487" calcext:value-type="float">
            <text:p>0,3234487</text:p>
          </table:table-cell>
          <table:table-cell office:value-type="float" office:value="0.03827026" calcext:value-type="float">
            <text:p>0,03827026</text:p>
          </table:table-cell>
          <table:table-cell office:value-type="float" office:value="0.1340181" calcext:value-type="float">
            <text:p>0,1340181</text:p>
          </table:table-cell>
          <table:table-cell office:value-type="float" office:value="90.20992" calcext:value-type="float">
            <text:p>90,20992</text:p>
          </table:table-cell>
          <table:table-cell office:value-type="float" office:value="172" calcext:value-type="float">
            <text:p>172</text:p>
          </table:table-cell>
          <table:table-cell office:value-type="float" office:value="0.3234487" calcext:value-type="float">
            <text:p>0,3234487</text:p>
          </table:table-cell>
          <table:table-cell office:value-type="float" office:value="92" calcext:value-type="float">
            <text:p>92</text:p>
          </table:table-cell>
          <table:table-cell office:value-type="float" office:value="322" calcext:value-type="float">
            <text:p>322</text:p>
          </table:table-cell>
          <table:table-cell office:value-type="float" office:value="90.20992" calcext:value-type="float">
            <text:p>90,20992</text:p>
          </table:table-cell>
          <table:table-cell office:value-type="float" office:value="0.786436117878079" calcext:value-type="float">
            <text:p>0,786436117878079</text:p>
          </table:table-cell>
          <table:table-cell office:value-type="float" office:value="0.721753189998337" calcext:value-type="float">
            <text:p>0,721753189998337</text:p>
          </table:table-cell>
          <table:table-cell office:value-type="float" office:value="0.672139726295088" calcext:value-type="float">
            <text:p>0,672139726295088</text:p>
          </table:table-cell>
          <table:table-cell office:value-type="float" office:value="0.786145715597845" calcext:value-type="float">
            <text:p>0,786145715597845</text:p>
          </table:table-cell>
          <table:table-cell office:value-type="float" office:value="0.808899086618917" calcext:value-type="float">
            <text:p>0,808899086618917</text:p>
          </table:table-cell>
          <table:table-cell office:value-type="float" office:value="0.692711340605042" calcext:value-type="float">
            <text:p>0,69271134060504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number-rows-repeated="1048517">
          <table:table-cell table:number-columns-repeated="118"/>
        </table:table-row>
        <table:table-row table:style-name="ro1">
          <table:table-cell table:number-columns-repeated="118"/>
        </table:table-row>
      </table:table>
      <table:table table:name="sp-analyses" table:style-name="ta2">
        <table:table-column table:style-name="co1" table:number-columns-repeated="64" table:default-cell-style-name="Default"/>
        <table:table-row table:style-name="ro1">
          <table:table-cell/>
          <table:table-cell table:style-name="ce1" office:value-type="string" calcext:value-type="string">
            <text:p>NumAnlys</text:p>
          </table:table-cell>
          <table:table-cell table:style-name="ce1" office:value-type="string" calcext:value-type="string">
            <text:p>Espèce</text:p>
          </table:table-cell>
          <table:table-cell table:style-name="ce1" office:value-type="string" calcext:value-type="string">
            <text:p>Passage</text:p>
          </table:table-cell>
          <table:table-cell table:style-name="ce1" office:value-type="string" calcext:value-type="string">
            <text:p>Adulte</text:p>
          </table:table-cell>
          <table:table-cell table:style-name="ce1" office:value-type="string" calcext:value-type="string">
            <text:p>Durée</text:p>
          </table:table-cell>
          <table:table-cell table:style-name="ce1" office:value-type="string" calcext:value-type="string">
            <text:p>FonctionClé</text:p>
          </table:table-cell>
          <table:table-cell table:style-name="ce1" office:value-type="string" calcext:value-type="string">
            <text:p>SérieAjust</text:p>
          </table:table-cell>
          <table:table-cell table:style-name="ce1" office:value-type="string" calcext:value-type="string">
            <text:p>TrGche</text:p>
          </table:table-cell>
          <table:table-cell table:style-name="ce1" office:value-type="string" calcext:value-type="string">
            <text:p>TrDrte</text:p>
          </table:table-cell>
          <table:table-cell table:style-name="ce1" office:value-type="string" calcext:value-type="string">
            <text:p>NbTrchMod</text:p>
          </table:table-cell>
          <table:table-cell table:style-name="ce1" office:value-type="string" calcext:value-type="string">
            <text:p>MultiOpt</text:p>
          </table:table-cell>
          <table:table-cell table:style-name="ce1" office:value-type="string" calcext:value-type="string">
            <text:p>AbrevAnlys</text:p>
          </table:table-cell>
          <table:table-cell table:style-name="ce1" office:value-type="string" calcext:value-type="string">
            <text:p>NumEchant</text:p>
          </table:table-cell>
          <table:table-cell table:style-name="ce1" office:value-type="string" calcext:value-type="string">
            <text:p>OptimTrunc</text:p>
          </table:table-cell>
          <table:table-cell table:number-columns-repeated="4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4"/>
          <table:table-cell office:value-type="string" calcext:value-type="string">
            <text:p>SylvAtri-ab-m-5mn-hno-co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ylvAtri-ab-m-5mn-hno-cos-l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2"/>
          <table:table-cell office:value-type="string" calcext:value-type="string">
            <text:p>SylvAtri-ab-m-5mn-hno-cos-r2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SylvAtri-ab-m-5mn-hno-cos-l15-r3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SylvAtri-ab-m-5mn-hno-cos-l20-r300-m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25.2962979826" calcext:value-type="float">
            <text:p>25,2962979826</text:p>
          </table:table-cell>
          <table:table-cell office:value-type="float" office:value="275.167198408645" calcext:value-type="float">
            <text:p>275,167198408645</text:p>
          </table:table-cell>
          <table:table-cell/>
          <table:table-cell office:value-type="string" calcext:value-type="string">
            <text:p>times(4)</text:p>
          </table:table-cell>
          <table:table-cell office:value-type="string" calcext:value-type="string">
            <text:p>SylvAtri-ab-m-5mn-hno-cos-la-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8.0315416708099" calcext:value-type="float">
            <text:p>18,0315416708099</text:p>
          </table:table-cell>
          <table:table-cell office:value-type="float" office:value="225.676973216355" calcext:value-type="float">
            <text:p>225,676973216355</text:p>
          </table:table-cell>
          <table:table-cell/>
          <table:table-cell office:value-type="string" calcext:value-type="string">
            <text:p>times(4)</text:p>
          </table:table-cell>
          <table:table-cell office:value-type="string" calcext:value-type="string">
            <text:p>SylvAtri-ab-m-5mn-hno-cos-la-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26.6153261778844" calcext:value-type="float">
            <text:p>26,6153261778844</text:p>
          </table:table-cell>
          <table:table-cell office:value-type="float" office:value="235.661503842106" calcext:value-type="float">
            <text:p>235,661503842106</text:p>
          </table:table-cell>
          <table:table-cell/>
          <table:table-cell office:value-type="string" calcext:value-type="string">
            <text:p>times(4)</text:p>
          </table:table-cell>
          <table:table-cell office:value-type="string" calcext:value-type="string">
            <text:p>SylvAtri-ab-m-5mn-hno-cos-la-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5.0589115545989" calcext:value-type="float">
            <text:p>15,0589115545989</text:p>
          </table:table-cell>
          <table:table-cell office:value-type="float" office:value="264.842875051108" calcext:value-type="float">
            <text:p>264,842875051108</text:p>
          </table:table-cell>
          <table:table-cell/>
          <table:table-cell office:value-type="string" calcext:value-type="string">
            <text:p>times(4)</text:p>
          </table:table-cell>
          <table:table-cell office:value-type="string" calcext:value-type="string">
            <text:p>SylvAtri-ab-m-5mn-hno-cos-la-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2.8610227451119" calcext:value-type="float">
            <text:p>12,8610227451119</text:p>
          </table:table-cell>
          <table:table-cell office:value-type="float" office:value="367.182113495864" calcext:value-type="float">
            <text:p>367,18211349586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ylvAtri-ab-m-5mn-hno-cos-la-ra-m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table:number-columns-repeated="4"/>
          <table:table-cell office:value-type="string" calcext:value-type="string">
            <text:p>SylvAtri-ab-m-5mn-haz-co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ylvAtri-ab-m-5mn-haz-cos-l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2"/>
          <table:table-cell office:value-type="string" calcext:value-type="string">
            <text:p>SylvAtri-ab-m-5mn-haz-cos-r2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SylvAtri-ab-m-5mn-haz-cos-l15-r3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SylvAtri-ab-m-5mn-haz-cos-l20-r300-m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2.4870108399426" calcext:value-type="float">
            <text:p>22,4870108399426</text:p>
          </table:table-cell>
          <table:table-cell office:value-type="float" office:value="298.372682881361" calcext:value-type="float">
            <text:p>298,372682881361</text:p>
          </table:table-cell>
          <table:table-cell/>
          <table:table-cell office:value-type="string" calcext:value-type="string">
            <text:p>times(4)</text:p>
          </table:table-cell>
          <table:table-cell office:value-type="string" calcext:value-type="string">
            <text:p>SylvAtri-ab-m-5mn-haz-cos-la-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1.4042898415388" calcext:value-type="float">
            <text:p>11,4042898415388</text:p>
          </table:table-cell>
          <table:table-cell office:value-type="float" office:value="306.71746487731" calcext:value-type="float">
            <text:p>306,71746487731</text:p>
          </table:table-cell>
          <table:table-cell/>
          <table:table-cell office:value-type="string" calcext:value-type="string">
            <text:p>times(4)</text:p>
          </table:table-cell>
          <table:table-cell office:value-type="string" calcext:value-type="string">
            <text:p>SylvAtri-ab-m-5mn-haz-cos-la-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7.6882185842372" calcext:value-type="float">
            <text:p>27,6882185842372</text:p>
          </table:table-cell>
          <table:table-cell office:value-type="float" office:value="246.632403034541" calcext:value-type="float">
            <text:p>246,632403034541</text:p>
          </table:table-cell>
          <table:table-cell/>
          <table:table-cell office:value-type="string" calcext:value-type="string">
            <text:p>times(4)</text:p>
          </table:table-cell>
          <table:table-cell office:value-type="string" calcext:value-type="string">
            <text:p>SylvAtri-ab-m-5mn-haz-cos-la-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7.6394036485168" calcext:value-type="float">
            <text:p>17,6394036485168</text:p>
          </table:table-cell>
          <table:table-cell office:value-type="float" office:value="303.646962106613" calcext:value-type="float">
            <text:p>303,646962106613</text:p>
          </table:table-cell>
          <table:table-cell/>
          <table:table-cell office:value-type="string" calcext:value-type="string">
            <text:p>times(4)</text:p>
          </table:table-cell>
          <table:table-cell office:value-type="string" calcext:value-type="string">
            <text:p>SylvAtri-ab-m-5mn-haz-cos-la-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4.0798534389418" calcext:value-type="float">
            <text:p>24,0798534389418</text:p>
          </table:table-cell>
          <table:table-cell office:value-type="float" office:value="229.82377350828" calcext:value-type="float">
            <text:p>229,8237735082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ylvAtri-ab-m-5mn-haz-cos-la-ra-m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4"/>
          <table:table-cell office:value-type="string" calcext:value-type="string">
            <text:p>SylvAtri-ab-m-10mn-hno-co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ylvAtri-ab-m-10mn-hno-cos-l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2"/>
          <table:table-cell office:value-type="string" calcext:value-type="string">
            <text:p>SylvAtri-ab-m-10mn-hno-cos-r2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SylvAtri-ab-m-10mn-hno-cos-l15-r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ylvAtri-ab-m-10mn-hno-cos-l20-r300-m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table:number-columns-repeated="4"/>
          <table:table-cell office:value-type="string" calcext:value-type="string">
            <text:p>SylvAtri-ab-m-10mn-haz-co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ylvAtri-ab-m-10mn-haz-cos-l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2"/>
          <table:table-cell office:value-type="string" calcext:value-type="string">
            <text:p>SylvAtri-ab-m-10mn-haz-cos-r2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SylvAtri-ab-m-10mn-haz-cos-l15-r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ylvAtri-ab-m-10mn-haz-cos-l20-r300-m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4"/>
          <table:table-cell office:value-type="string" calcext:value-type="string">
            <text:p>TurdMeru-ab-m-5mn-hno-co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TurdMeru-ab-m-5mn-hno-cos-r4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TurdMeru-ab-m-5mn-hno-cos-r500-m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table:number-columns-repeated="4"/>
          <table:table-cell office:value-type="string" calcext:value-type="string">
            <text:p>TurdMeru-ab-m-5mn-haz-co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TurdMeru-ab-m-5mn-haz-cos-r4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TurdMeru-ab-m-5mn-haz-cos-r500-m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4"/>
          <table:table-cell office:value-type="string" calcext:value-type="string">
            <text:p>TurdMeru-ab-m-10mn-hno-co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TurdMeru-ab-m-10mn-hno-cos-r5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TurdMeru-ab-m-10mn-hno-cos-r600-m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4.4819134324423" calcext:value-type="float">
            <text:p>14,4819134324423</text:p>
          </table:table-cell>
          <table:table-cell table:number-columns-repeated="2"/>
          <table:table-cell office:value-type="string" calcext:value-type="string">
            <text:p>times(3, b=2)</text:p>
          </table:table-cell>
          <table:table-cell office:value-type="string" calcext:value-type="string">
            <text:p>TurdMeru-ab-m-10mn-hno-cos-l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33.0007929285318" calcext:value-type="float">
            <text:p>33,0007929285318</text:p>
          </table:table-cell>
          <table:table-cell table:number-columns-repeated="2"/>
          <table:table-cell office:value-type="string" calcext:value-type="string">
            <text:p>times(3, b=2)</text:p>
          </table:table-cell>
          <table:table-cell office:value-type="string" calcext:value-type="string">
            <text:p>TurdMeru-ab-m-10mn-hno-cos-l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7.1726519822646" calcext:value-type="float">
            <text:p>17,1726519822646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urdMeru-ab-m-10mn-hno-cos-la-r2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table:number-columns-repeated="4"/>
          <table:table-cell office:value-type="string" calcext:value-type="string">
            <text:p>TurdMeru-ab-m-10mn-haz-co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TurdMeru-ab-m-10mn-haz-cos-r5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TurdMeru-ab-m-10mn-haz-cos-r600-m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33.2986305091347" calcext:value-type="float">
            <text:p>33,2986305091347</text:p>
          </table:table-cell>
          <table:table-cell table:number-columns-repeated="2"/>
          <table:table-cell office:value-type="string" calcext:value-type="string">
            <text:p>times(3, b=2)</text:p>
          </table:table-cell>
          <table:table-cell office:value-type="string" calcext:value-type="string">
            <text:p>TurdMeru-ab-m-10mn-haz-cos-l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33.2953058666459" calcext:value-type="float">
            <text:p>33,2953058666459</text:p>
          </table:table-cell>
          <table:table-cell table:number-columns-repeated="2"/>
          <table:table-cell office:value-type="string" calcext:value-type="string">
            <text:p>times(3, b=2)</text:p>
          </table:table-cell>
          <table:table-cell office:value-type="string" calcext:value-type="string">
            <text:p>TurdMeru-ab-m-10mn-haz-cos-l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4.36811626320372" calcext:value-type="float">
            <text:p>4,36811626320372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urdMeru-ab-m-10mn-haz-cos-la-r2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4"/>
          <table:table-cell office:value-type="string" calcext:value-type="string">
            <text:p>LuscMega-b-m-5mn-hno-co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LuscMega-b-m-5mn-hno-cos-l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2"/>
          <table:table-cell office:value-type="string" calcext:value-type="string">
            <text:p>LuscMega-b-m-5mn-hno-cos-r28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LuscMega-b-m-5mn-hno-cos-l15-r300-m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731.123385861589" calcext:value-type="float">
            <text:p>731,12338586158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LuscMega-b-m-5mn-hno-cos-ra-m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50" calcext:value-type="float">
            <text:p>50</text:p>
          </table:table-cell>
          <table:table-cell office:value-type="float" office:value="1005.35501318859" calcext:value-type="float">
            <text:p>1005,355013188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imes(2)</text:p>
          </table:table-cell>
          <table:table-cell office:value-type="string" calcext:value-type="string">
            <text:p>LuscMega-b-m-5mn-hno-cos-l50-ra-m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50" calcext:value-type="float">
            <text:p>50</text:p>
          </table:table-cell>
          <table:table-cell office:value-type="float" office:value="571.609579061006" calcext:value-type="float">
            <text:p>571,6095790610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mes(2)</text:p>
          </table:table-cell>
          <table:table-cell office:value-type="string" calcext:value-type="string">
            <text:p>LuscMega-b-m-5mn-hno-cos-l50-ra-m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table:number-columns-repeated="4"/>
          <table:table-cell office:value-type="string" calcext:value-type="string">
            <text:p>LuscMega-b-m-5mn-haz-co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LuscMega-b-m-5mn-haz-cos-l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2"/>
          <table:table-cell office:value-type="string" calcext:value-type="string">
            <text:p>LuscMega-b-m-5mn-haz-cos-r28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LuscMega-b-m-5mn-haz-cos-l15-r300-m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477.578562449225" calcext:value-type="float">
            <text:p>477,57856244922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uscMega-b-m-5mn-haz-cos-ra-m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50" calcext:value-type="float">
            <text:p>50</text:p>
          </table:table-cell>
          <table:table-cell office:value-type="float" office:value="460.618837048559" calcext:value-type="float">
            <text:p>460,61883704855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imes(2)</text:p>
          </table:table-cell>
          <table:table-cell office:value-type="string" calcext:value-type="string">
            <text:p>LuscMega-b-m-5mn-haz-cos-l50-ra-m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50" calcext:value-type="float">
            <text:p>50</text:p>
          </table:table-cell>
          <table:table-cell office:value-type="float" office:value="455.128413394514" calcext:value-type="float">
            <text:p>455,1284133945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imes(2)</text:p>
          </table:table-cell>
          <table:table-cell office:value-type="string" calcext:value-type="string">
            <text:p>LuscMega-b-m-5mn-haz-cos-l50-ra-m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4"/>
          <table:table-cell office:value-type="string" calcext:value-type="string">
            <text:p>LuscMega-b-m-10mn-hno-cos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LuscMega-b-m-10mn-hno-cos-l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2"/>
          <table:table-cell office:value-type="string" calcext:value-type="string">
            <text:p>LuscMega-b-m-10mn-hno-cos-r3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5" calcext:value-type="float">
            <text:p>15</text:p>
          </table:table-cell>
          <table:table-cell office:value-type="float" office:value="370" calcext:value-type="float">
            <text:p>370</text:p>
          </table:table-cell>
          <table:table-cell table:number-columns-repeated="2"/>
          <table:table-cell office:value-type="string" calcext:value-type="string">
            <text:p>LuscMega-b-m-10mn-hno-cos-l15-r3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table:number-columns-repeated="4"/>
          <table:table-cell office:value-type="string" calcext:value-type="string">
            <text:p>LuscMega-b-m-10mn-haz-cos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LuscMega-b-m-10mn-haz-cos-l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2"/>
          <table:table-cell office:value-type="string" calcext:value-type="string">
            <text:p>LuscMega-b-m-10mn-haz-cos-r3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5" calcext:value-type="float">
            <text:p>15</text:p>
          </table:table-cell>
          <table:table-cell office:value-type="float" office:value="370" calcext:value-type="float">
            <text:p>370</text:p>
          </table:table-cell>
          <table:table-cell table:number-columns-repeated="2"/>
          <table:table-cell office:value-type="string" calcext:value-type="string">
            <text:p>LuscMega-b-m-10mn-haz-cos-l15-r3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1" table:number-rows-repeated="104850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p-analyser" table:style-name="ta3">
        <table:table-column table:style-name="co1" table:number-columns-repeated="64" table:default-cell-style-name="Default"/>
        <table:table-row table:style-name="ro1">
          <table:table-cell/>
          <table:table-cell table:style-name="ce1" office:value-type="string" calcext:value-type="string">
            <text:p>Value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Zone</text:p>
          </table:table-cell>
          <table:table-cell office:value-type="string" calcext:value-type="string">
            <text:p>ACDC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Surface</text:p>
          </table:table-cell>
          <table:table-cell office:value-type="string" calcext:value-type="string">
            <text:p>240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distanceUnit</text:p>
          </table:table-cell>
          <table:table-cell office:value-type="string" calcext:value-type="string">
            <text:p>Meter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areaUnit</text:p>
          </table:table-cell>
          <table:table-cell office:value-type="string" calcext:value-type="string">
            <text:p>Hectare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runMethod</text:p>
          </table:table-cell>
          <table:table-cell office:value-type="string" calcext:value-type="string">
            <text:p>subprocess.run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runTimeOut</text:p>
          </table:table-cell>
          <table:table-cell office:value-type="float" office:value="120" calcext:value-type="float">
            <text:p>12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surveyType</text:p>
          </table:table-cell>
          <table:table-cell office:value-type="string" calcext:value-type="string">
            <text:p>Point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distanceType</text:p>
          </table:table-cell>
          <table:table-cell office:value-type="string" calcext:value-type="string">
            <text:p>Radial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clustering</text:p>
          </table:table-cell>
          <table:table-cell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defEstimKeyFn</text:p>
          </table:table-cell>
          <table:table-cell office:value-type="string" calcext:value-type="string">
            <text:p>HNORMAL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defEstimAdjustFn</text:p>
          </table:table-cell>
          <table:table-cell office:value-type="string" calcext:value-type="string">
            <text:p>COSINE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defEstimCriterion</text:p>
          </table:table-cell>
          <table:table-cell office:value-type="string" calcext:value-type="string">
            <text:p>AIC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defCVInterval</text:p>
          </table:table-cell>
          <table:table-cell office:value-type="float" office:value="95" calcext:value-type="float">
            <text:p>9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defMinDist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defMaxDist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defFitDistCuts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defDiscrDistCuts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defExpr2Optimise</text:p>
          </table:table-cell>
          <table:table-cell office:value-type="string" calcext:value-type="string">
            <text:p>chi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defMinimiseExpr</text:p>
          </table:table-cell>
          <table:table-cell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dDefOptimCoreParamsCore</text:p>
          </table:table-cell>
          <table:table-cell office:value-type="string" calcext:value-type="string">
            <text:p>zoopt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dDefOptimCoreParamsMaxIters</text:p>
          </table:table-cell>
          <table:table-cell office:value-type="float" office:value="100" calcext:value-type="float">
            <text:p>10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dDefOptimCoreParamsTermExprValue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dDefOptimCoreParamsAlgorithm</text:p>
          </table:table-cell>
          <table:table-cell office:value-type="string" calcext:value-type="string">
            <text:p>racos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dDefOptimCoreParamsMaxRetries</text:p>
          </table:table-cell>
          <table:table-cell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defSubmitTimes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defSubmitOnlyBest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defOutliersMethod</text:p>
          </table:table-cell>
          <table:table-cell office:value-type="string" calcext:value-type="string">
            <text:p>tucquant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defOutliersQuantCutPct</text:p>
          </table:table-cell>
          <table:table-cell office:value-type="float" office:value="7" calcext:value-type="float">
            <text:p>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defFitDistCutsFctr</text:p>
          </table:table-cell>
          <table:table-cell office:value-type="string" calcext:value-type="string">
            <text:p>[0.6, 1.4]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defDiscrDistCutsFctr</text:p>
          </table:table-cell>
          <table:table-cell office:value-type="string" calcext:value-type="string">
            <text:p>[0.5, 1.2]</text:p>
          </table:table-cell>
          <table:table-cell table:number-columns-repeated="62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p-runtime" table:style-name="ta4">
        <table:table-column table:style-name="co1" table:number-columns-repeated="64" table:default-cell-style-name="Default"/>
        <table:table-row table:style-name="ro1">
          <table:table-cell/>
          <table:table-cell table:style-name="ce1" office:value-type="string" calcext:value-type="string">
            <text:p>Version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platform</text:p>
          </table:table-cell>
          <table:table-cell office:value-type="string" calcext:value-type="string">
            <text:p>win3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cpython</text:p>
          </table:table-cell>
          <table:table-cell office:value-type="string" calcext:value-type="string">
            <text:p>3.8.2 | packaged by conda-forge | (default, Apr 24 2020, 07:34:03) [MSC v.1916 64 bit (AMD64)]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numpy</text:p>
          </table:table-cell>
          <table:table-cell office:value-type="string" calcext:value-type="string">
            <text:p>1.19.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pandas</text:p>
          </table:table-cell>
          <table:table-cell office:value-type="string" calcext:value-type="string">
            <text:p>1.2.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pickle</text:p>
          </table:table-cell>
          <table:table-cell office:value-type="string" calcext:value-type="string">
            <text:p>4.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zoopt</text:p>
          </table:table-cell>
          <table:table-cell office:value-type="string" calcext:value-type="string">
            <text:p>0.4.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matplotlib</text:p>
          </table:table-cell>
          <table:table-cell office:value-type="string" calcext:value-type="string">
            <text:p>3.4.2</text:p>
          </table:table-cell>
          <table:table-cell table:number-columns-repeated="62"/>
        </table:table-row>
        <table:table-row table:style-name="ro1" table:number-rows-repeated="104856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mbria" svg:font-family="Cambria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8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  <number:text>:</number:text>
      <number:second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p-analyser" style:display-name="PageStyle_sp-analys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-runtime" style:display-name="PageStyle_sp-runti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-analyses" style:display-name="PageStyle_sp-analy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l-results" style:display-name="PageStyle_all-resul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openpyxl</meta:initial-creator>
    <meta:creation-date>2021-09-19T17:51:28</meta:creation-date>
    <dc:date>2021-09-19T17:51:28</dc:date>
    <meta:generator>LibreOffice/7.1.5.2$Windows_x86 LibreOffice_project/85f04e9f809797b8199d13c421bd8a2b025d52b5</meta:generator>
    <meta:document-statistic meta:table-count="4" meta:cell-count="7208" meta:object-count="0"/>
    <meta:user-defined meta:name="AppVersion">3.0</meta:user-defined>
  </office:meta>
</office:document-meta>
</file>